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/>
    </style:style>
    <style:style style:name="gr2" style:family="graphic" style:parent-style-name="standard">
      <style:graphic-properties draw:stroke="solid" svg:stroke-width="0.003cm" svg:stroke-color="#000000" draw:fill="solid" draw:fill-color="#99ff66" draw:opacity="25%" fo:padding-top="0.001cm" fo:padding-bottom="0.001cm" fo:padding-left="0.001cm" fo:padding-right="0.001cm" draw:shadow-opacity="25%"/>
    </style:style>
    <style:style style:name="gr3" style:family="graphic" style:parent-style-name="standard">
      <style:graphic-properties draw:stroke="solid" svg:stroke-width="0.013cm" svg:stroke-color="#000000" draw:fill="solid" draw:fill-color="#99ff66" draw:opacity="25%" fo:padding-top="0.006cm" fo:padding-bottom="0.006cm" fo:padding-left="0.006cm" fo:padding-right="0.006cm" draw:shadow-opacity="25%"/>
    </style:style>
    <style:style style:name="gr4" style:family="graphic" style:parent-style-name="standard">
      <style:graphic-properties draw:stroke="solid" svg:stroke-width="0.003cm" svg:stroke-color="#000000" draw:fill="solid" draw:fill-color="#99ff66" draw:opacity="25%" fo:padding-top="0.001cm" fo:padding-bottom="0.001cm" fo:padding-left="0.001cm" fo:padding-right="0.001cm" draw:shadow="hidden" draw:shadow-opacity="25%"/>
    </style:style>
    <style:style style:name="gr5" style:family="graphic" style:parent-style-name="standard">
      <style:graphic-properties draw:stroke="solid" svg:stroke-width="0.013cm" svg:stroke-color="#000000" draw:fill="solid" draw:fill-color="#99ff66" draw:opacity="25%" fo:padding-top="0.006cm" fo:padding-bottom="0.006cm" fo:padding-left="0.006cm" fo:padding-right="0.006cm" draw:shadow="hidden" draw:shadow-opacity="25%"/>
    </style:style>
    <style:style style:name="gr6" style:family="graphic" style:parent-style-name="standard">
      <style:graphic-properties draw:stroke="solid" svg:stroke-width="0.003cm" svg:stroke-color="#000000" draw:fill="none" draw:fill-color="#ffffff" fo:padding-top="0.001cm" fo:padding-bottom="0.001cm" fo:padding-left="0.001cm" fo:padding-right="0.001cm"/>
    </style:style>
    <style:style style:name="gr7" style:family="graphic" style:parent-style-name="standard">
      <style:graphic-properties draw:stroke="solid" svg:stroke-width="0.013cm" svg:stroke-color="#000000" draw:fill="none" fo:padding-top="0.006cm" fo:padding-bottom="0.006cm" fo:padding-left="0.006cm" fo:padding-right="0.006cm"/>
    </style:style>
    <style:style style:name="gr8" style:family="graphic" style:parent-style-name="standard">
      <style:graphic-properties draw:stroke="solid" svg:stroke-width="0.013cm" svg:stroke-color="#000000" draw:fill="none" draw:fill-color="#ffffff" fo:padding-top="0.006cm" fo:padding-bottom="0.006cm" fo:padding-left="0.006cm" fo:padding-right="0.006cm"/>
    </style:style>
    <style:style style:name="gr9" style:family="graphic" style:parent-style-name="standard">
      <style:graphic-properties draw:stroke="none" draw:fill="solid" draw:fill-color="#99ff66" draw:opacity="25%" draw:shadow="hidden" draw:shadow-opacity="25%"/>
    </style:style>
    <style:style style:name="gr10" style:family="graphic" style:parent-style-name="standard">
      <style:graphic-properties draw:stroke="none" draw:fill="solid" draw:fill-color="#99ff66" draw:opacity="25%" draw:shadow-opacity="25%"/>
    </style:style>
    <style:style style:name="gr11" style:family="graphic" style:parent-style-name="standard">
      <style:graphic-properties draw:stroke="solid" svg:stroke-width="0.013cm" svg:stroke-color="#000000" draw:fill="none" draw:fill-color="#000000" draw:opacity="25%" fo:padding-top="0.006cm" fo:padding-bottom="0.006cm" fo:padding-left="0.006cm" fo:padding-right="0.006cm" draw:shadow="hidden" draw:shadow-opacity="25%"/>
    </style:style>
    <style:style style:name="gr12" style:family="graphic" style:parent-style-name="standard">
      <style:graphic-properties draw:stroke="solid" svg:stroke-width="0.003cm" svg:stroke-color="#000000" draw:fill="none" fo:padding-top="0.001cm" fo:padding-bottom="0.001cm" fo:padding-left="0.001cm" fo:padding-right="0.001cm"/>
    </style:style>
    <style:style style:name="gr13" style:family="graphic" style:parent-style-name="standard">
      <style:graphic-properties draw:stroke="solid" svg:stroke-width="0.003cm" svg:stroke-color="#000000" draw:fill="none" draw:fill-color="#000000" fo:padding-top="0.001cm" fo:padding-bottom="0.001cm" fo:padding-left="0.001cm" fo:padding-right="0.001cm"/>
    </style:style>
    <style:style style:name="gr14" style:family="graphic" style:parent-style-name="standard">
      <style:graphic-properties svg:stroke-width="0cm" svg:stroke-color="#333333" draw:marker-start-width="0.2cm" draw:marker-end-width="0.2cm" draw:fill="solid" draw:fill-color="#6666ff" draw:textarea-horizontal-align="justify" draw:textarea-vertical-align="middle" draw:auto-grow-height="false" fo:padding-top="0.125cm" fo:padding-bottom="0.125cm" fo:padding-left="0.25cm" fo:padding-right="0.25cm"/>
    </style:style>
    <style:style style:name="gr15" style:family="graphic" style:parent-style-name="standard">
      <style:graphic-properties draw:stroke="solid" svg:stroke-width="0.013cm" svg:stroke-color="#000000" draw:fill="solid" draw:fill-color="#99ff66" draw:opacity="75%" fo:padding-top="0.006cm" fo:padding-bottom="0.006cm" fo:padding-left="0.006cm" fo:padding-right="0.006cm" draw:shadow-opacity="75%"/>
    </style:style>
    <style:style style:name="gr16" style:family="graphic" style:parent-style-name="objectwithoutfill">
      <style:graphic-properties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17" style:family="graphic" style:parent-style-name="objectwithoutfill">
      <style:graphic-properties draw:stroke="solid" svg:stroke-width="0.152cm" svg:stroke-color="#000000" draw:marker-start-width="0.427cm" draw:marker-end-width="0.427cm" draw:fill="none" draw:textarea-vertical-align="middle" fo:padding-top="0.2cm" fo:padding-bottom="0.2cm" fo:padding-left="0.325cm" fo:padding-right="0.325cm"/>
    </style:style>
    <style:style style:name="gr18" style:family="graphic" style:parent-style-name="objectwithoutfill">
      <style:graphic-properties svg:stroke-width="0.152cm" svg:stroke-color="#0000ff" draw:marker-start-width="0.427cm" draw:marker-end-width="0.427cm" draw:fill="none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layer="layout" svg:width="10.156cm" svg:height="10.156cm" svg:x="1.801cm" svg:y="10.401cm" svg:viewBox="0 0 10157 10157" draw:points="0,0 10157,0 10157,10157 0,10157">
          <text:p/>
        </draw:polygon>
        <draw:polygon draw:style-name="gr2" draw:layer="layout" svg:width="0.423cm" svg:height="0.424cm" svg:x="1.801cm" svg:y="20.137cm" svg:viewBox="0 0 424 425" draw:points="0,425 0,0 424,0 424,425">
          <text:p/>
        </draw:polygon>
        <draw:polygon draw:style-name="gr3" draw:layer="layout" svg:width="0.423cm" svg:height="0.424cm" svg:x="1.801cm" svg:y="20.137cm" svg:viewBox="0 0 424 425" draw:points="0,425 0,0 424,0 424,425">
          <text:p/>
        </draw:polygon>
        <draw:polygon draw:style-name="gr2" draw:layer="layout" svg:width="0.423cm" svg:height="0.424cm" svg:x="1.801cm" svg:y="20.137cm" svg:viewBox="0 0 424 425" draw:points="0,425 0,0 424,0 424,425">
          <text:p/>
        </draw:polygon>
        <draw:polygon draw:style-name="gr3" draw:layer="layout" svg:width="0.423cm" svg:height="0.424cm" svg:x="1.801cm" svg:y="20.137cm" svg:viewBox="0 0 424 425" draw:points="0,425 0,0 424,0 424,425">
          <text:p/>
        </draw:polygon>
        <draw:polygon draw:style-name="gr2" draw:layer="layout" svg:width="0.423cm" svg:height="0.423cm" svg:x="1.801cm" svg:y="19.714cm" svg:viewBox="0 0 424 424" draw:points="0,424 0,0 424,0 424,424">
          <text:p/>
        </draw:polygon>
        <draw:polygon draw:style-name="gr3" draw:layer="layout" svg:width="0.423cm" svg:height="0.423cm" svg:x="1.801cm" svg:y="19.714cm" svg:viewBox="0 0 424 424" draw:points="0,424 0,0 424,0 424,424">
          <text:p/>
        </draw:polygon>
        <draw:polygon draw:style-name="gr2" draw:layer="layout" svg:width="0.423cm" svg:height="0.423cm" svg:x="1.801cm" svg:y="19.714cm" svg:viewBox="0 0 424 424" draw:points="0,424 0,0 424,0 424,424">
          <text:p/>
        </draw:polygon>
        <draw:polygon draw:style-name="gr3" draw:layer="layout" svg:width="0.423cm" svg:height="0.423cm" svg:x="1.801cm" svg:y="19.714cm" svg:viewBox="0 0 424 424" draw:points="0,424 0,0 424,0 424,424">
          <text:p/>
        </draw:polygon>
        <draw:polygon draw:style-name="gr2" draw:layer="layout" svg:width="0.423cm" svg:height="0.423cm" svg:x="1.801cm" svg:y="19.291cm" svg:viewBox="0 0 424 424" draw:points="0,424 0,0 424,0 424,424">
          <text:p/>
        </draw:polygon>
        <draw:polygon draw:style-name="gr3" draw:layer="layout" svg:width="0.423cm" svg:height="0.423cm" svg:x="1.801cm" svg:y="19.291cm" svg:viewBox="0 0 424 424" draw:points="0,424 0,0 424,0 424,424">
          <text:p/>
        </draw:polygon>
        <draw:polygon draw:style-name="gr2" draw:layer="layout" svg:width="0.423cm" svg:height="0.423cm" svg:x="1.801cm" svg:y="19.291cm" svg:viewBox="0 0 424 424" draw:points="0,424 0,0 424,0 424,424">
          <text:p/>
        </draw:polygon>
        <draw:polygon draw:style-name="gr3" draw:layer="layout" svg:width="0.423cm" svg:height="0.423cm" svg:x="1.801cm" svg:y="19.291cm" svg:viewBox="0 0 424 424" draw:points="0,424 0,0 424,0 424,424">
          <text:p/>
        </draw:polygon>
        <draw:polygon draw:style-name="gr2" draw:layer="layout" svg:width="0.423cm" svg:height="0.424cm" svg:x="1.801cm" svg:y="18.867cm" svg:viewBox="0 0 424 425" draw:points="0,425 0,0 424,0 424,425">
          <text:p/>
        </draw:polygon>
        <draw:polygon draw:style-name="gr3" draw:layer="layout" svg:width="0.423cm" svg:height="0.424cm" svg:x="1.801cm" svg:y="18.867cm" svg:viewBox="0 0 424 425" draw:points="0,425 0,0 424,0 424,425">
          <text:p/>
        </draw:polygon>
        <draw:polygon draw:style-name="gr2" draw:layer="layout" svg:width="0.423cm" svg:height="0.424cm" svg:x="1.801cm" svg:y="18.867cm" svg:viewBox="0 0 424 425" draw:points="0,425 0,0 424,0 424,425">
          <text:p/>
        </draw:polygon>
        <draw:polygon draw:style-name="gr3" draw:layer="layout" svg:width="0.423cm" svg:height="0.424cm" svg:x="1.801cm" svg:y="18.867cm" svg:viewBox="0 0 424 425" draw:points="0,425 0,0 424,0 424,425">
          <text:p/>
        </draw:polygon>
        <draw:polygon draw:style-name="gr2" draw:layer="layout" svg:width="0.423cm" svg:height="0.423cm" svg:x="1.801cm" svg:y="18.444cm" svg:viewBox="0 0 424 424" draw:points="0,424 0,0 424,0 424,424">
          <text:p/>
        </draw:polygon>
        <draw:polygon draw:style-name="gr3" draw:layer="layout" svg:width="0.423cm" svg:height="0.423cm" svg:x="1.801cm" svg:y="18.444cm" svg:viewBox="0 0 424 424" draw:points="0,424 0,0 424,0 424,424">
          <text:p/>
        </draw:polygon>
        <draw:polygon draw:style-name="gr2" draw:layer="layout" svg:width="0.423cm" svg:height="0.423cm" svg:x="1.801cm" svg:y="18.444cm" svg:viewBox="0 0 424 424" draw:points="0,424 0,0 424,0 424,424">
          <text:p/>
        </draw:polygon>
        <draw:polygon draw:style-name="gr3" draw:layer="layout" svg:width="0.423cm" svg:height="0.423cm" svg:x="1.801cm" svg:y="18.444cm" svg:viewBox="0 0 424 424" draw:points="0,424 0,0 424,0 424,424">
          <text:p/>
        </draw:polygon>
        <draw:polygon draw:style-name="gr2" draw:layer="layout" svg:width="0.423cm" svg:height="0.423cm" svg:x="1.801cm" svg:y="18.021cm" svg:viewBox="0 0 424 424" draw:points="0,424 0,0 424,0 424,424">
          <text:p/>
        </draw:polygon>
        <draw:polygon draw:style-name="gr3" draw:layer="layout" svg:width="0.423cm" svg:height="0.423cm" svg:x="1.801cm" svg:y="18.021cm" svg:viewBox="0 0 424 424" draw:points="0,424 0,0 424,0 424,424">
          <text:p/>
        </draw:polygon>
        <draw:polygon draw:style-name="gr2" draw:layer="layout" svg:width="0.423cm" svg:height="0.423cm" svg:x="1.801cm" svg:y="18.021cm" svg:viewBox="0 0 424 424" draw:points="0,424 0,0 424,0 424,424">
          <text:p/>
        </draw:polygon>
        <draw:polygon draw:style-name="gr3" draw:layer="layout" svg:width="0.423cm" svg:height="0.423cm" svg:x="1.801cm" svg:y="18.021cm" svg:viewBox="0 0 424 424" draw:points="0,424 0,0 424,0 424,424">
          <text:p/>
        </draw:polygon>
        <draw:polygon draw:style-name="gr2" draw:layer="layout" svg:width="0.423cm" svg:height="0.424cm" svg:x="1.801cm" svg:y="17.597cm" svg:viewBox="0 0 424 425" draw:points="0,425 0,0 424,0 424,425">
          <text:p/>
        </draw:polygon>
        <draw:polygon draw:style-name="gr3" draw:layer="layout" svg:width="0.423cm" svg:height="0.424cm" svg:x="1.801cm" svg:y="17.597cm" svg:viewBox="0 0 424 425" draw:points="0,425 0,0 424,0 424,425">
          <text:p/>
        </draw:polygon>
        <draw:polygon draw:style-name="gr2" draw:layer="layout" svg:width="0.423cm" svg:height="0.424cm" svg:x="1.801cm" svg:y="17.597cm" svg:viewBox="0 0 424 425" draw:points="0,425 0,0 424,0 424,425">
          <text:p/>
        </draw:polygon>
        <draw:polygon draw:style-name="gr3" draw:layer="layout" svg:width="0.423cm" svg:height="0.424cm" svg:x="1.801cm" svg:y="17.597cm" svg:viewBox="0 0 424 425" draw:points="0,425 0,0 424,0 424,425">
          <text:p/>
        </draw:polygon>
        <draw:polygon draw:style-name="gr2" draw:layer="layout" svg:width="0.423cm" svg:height="0.423cm" svg:x="1.801cm" svg:y="17.174cm" svg:viewBox="0 0 424 424" draw:points="0,424 0,0 424,0 424,424">
          <text:p/>
        </draw:polygon>
        <draw:polygon draw:style-name="gr3" draw:layer="layout" svg:width="0.423cm" svg:height="0.423cm" svg:x="1.801cm" svg:y="17.174cm" svg:viewBox="0 0 424 424" draw:points="0,424 0,0 424,0 424,424">
          <text:p/>
        </draw:polygon>
        <draw:polygon draw:style-name="gr2" draw:layer="layout" svg:width="0.423cm" svg:height="0.423cm" svg:x="1.801cm" svg:y="17.174cm" svg:viewBox="0 0 424 424" draw:points="0,424 0,0 424,0 424,424">
          <text:p/>
        </draw:polygon>
        <draw:polygon draw:style-name="gr3" draw:layer="layout" svg:width="0.423cm" svg:height="0.423cm" svg:x="1.801cm" svg:y="17.174cm" svg:viewBox="0 0 424 424" draw:points="0,424 0,0 424,0 424,424">
          <text:p/>
        </draw:polygon>
        <draw:polygon draw:style-name="gr2" draw:layer="layout" svg:width="0.423cm" svg:height="0.423cm" svg:x="1.801cm" svg:y="16.751cm" svg:viewBox="0 0 424 424" draw:points="0,424 0,0 424,0 424,424">
          <text:p/>
        </draw:polygon>
        <draw:polygon draw:style-name="gr3" draw:layer="layout" svg:width="0.423cm" svg:height="0.423cm" svg:x="1.801cm" svg:y="16.751cm" svg:viewBox="0 0 424 424" draw:points="0,424 0,0 424,0 424,424">
          <text:p/>
        </draw:polygon>
        <draw:polygon draw:style-name="gr2" draw:layer="layout" svg:width="0.423cm" svg:height="0.423cm" svg:x="1.801cm" svg:y="16.751cm" svg:viewBox="0 0 424 424" draw:points="0,424 0,0 424,0 424,424">
          <text:p/>
        </draw:polygon>
        <draw:polygon draw:style-name="gr3" draw:layer="layout" svg:width="0.423cm" svg:height="0.423cm" svg:x="1.801cm" svg:y="16.751cm" svg:viewBox="0 0 424 424" draw:points="0,424 0,0 424,0 424,424">
          <text:p/>
        </draw:polygon>
        <draw:polygon draw:style-name="gr2" draw:layer="layout" svg:width="0.423cm" svg:height="0.424cm" svg:x="1.801cm" svg:y="16.327cm" svg:viewBox="0 0 424 425" draw:points="0,425 0,0 424,0 424,425">
          <text:p/>
        </draw:polygon>
        <draw:polygon draw:style-name="gr3" draw:layer="layout" svg:width="0.423cm" svg:height="0.424cm" svg:x="1.801cm" svg:y="16.327cm" svg:viewBox="0 0 424 425" draw:points="0,425 0,0 424,0 424,425">
          <text:p/>
        </draw:polygon>
        <draw:polygon draw:style-name="gr2" draw:layer="layout" svg:width="0.423cm" svg:height="0.424cm" svg:x="1.801cm" svg:y="16.327cm" svg:viewBox="0 0 424 425" draw:points="0,425 0,0 424,0 424,425">
          <text:p/>
        </draw:polygon>
        <draw:polygon draw:style-name="gr3" draw:layer="layout" svg:width="0.423cm" svg:height="0.424cm" svg:x="1.801cm" svg:y="16.327cm" svg:viewBox="0 0 424 425" draw:points="0,425 0,0 424,0 424,425">
          <text:p/>
        </draw:polygon>
        <draw:polygon draw:style-name="gr2" draw:layer="layout" svg:width="0.423cm" svg:height="0.423cm" svg:x="1.801cm" svg:y="15.904cm" svg:viewBox="0 0 424 424" draw:points="0,424 0,0 424,0 424,424">
          <text:p/>
        </draw:polygon>
        <draw:polygon draw:style-name="gr3" draw:layer="layout" svg:width="0.423cm" svg:height="0.423cm" svg:x="1.801cm" svg:y="15.904cm" svg:viewBox="0 0 424 424" draw:points="0,424 0,0 424,0 424,424">
          <text:p/>
        </draw:polygon>
        <draw:polygon draw:style-name="gr2" draw:layer="layout" svg:width="0.423cm" svg:height="0.423cm" svg:x="1.801cm" svg:y="15.904cm" svg:viewBox="0 0 424 424" draw:points="0,424 0,0 424,0 424,424">
          <text:p/>
        </draw:polygon>
        <draw:polygon draw:style-name="gr3" draw:layer="layout" svg:width="0.423cm" svg:height="0.423cm" svg:x="1.801cm" svg:y="15.904cm" svg:viewBox="0 0 424 424" draw:points="0,424 0,0 424,0 424,424">
          <text:p/>
        </draw:polygon>
        <draw:polygon draw:style-name="gr2" draw:layer="layout" svg:width="0.423cm" svg:height="0.423cm" svg:x="1.801cm" svg:y="15.481cm" svg:viewBox="0 0 424 424" draw:points="0,424 0,0 424,0 424,424">
          <text:p/>
        </draw:polygon>
        <draw:polygon draw:style-name="gr3" draw:layer="layout" svg:width="0.423cm" svg:height="0.423cm" svg:x="1.801cm" svg:y="15.481cm" svg:viewBox="0 0 424 424" draw:points="0,424 0,0 424,0 424,424">
          <text:p/>
        </draw:polygon>
        <draw:polygon draw:style-name="gr2" draw:layer="layout" svg:width="0.423cm" svg:height="0.423cm" svg:x="1.801cm" svg:y="15.481cm" svg:viewBox="0 0 424 424" draw:points="0,424 0,0 424,0 424,424">
          <text:p/>
        </draw:polygon>
        <draw:polygon draw:style-name="gr3" draw:layer="layout" svg:width="0.423cm" svg:height="0.423cm" svg:x="1.801cm" svg:y="15.481cm" svg:viewBox="0 0 424 424" draw:points="0,424 0,0 424,0 424,424">
          <text:p/>
        </draw:polygon>
        <draw:polygon draw:style-name="gr4" draw:layer="layout" svg:width="0.423cm" svg:height="0.424cm" svg:x="1.801cm" svg:y="15.057cm" svg:viewBox="0 0 424 425" draw:points="0,425 0,0 424,0 424,425">
          <text:p/>
        </draw:polygon>
        <draw:polygon draw:style-name="gr5" draw:layer="layout" svg:width="0.423cm" svg:height="0.424cm" svg:x="1.801cm" svg:y="15.057cm" svg:viewBox="0 0 424 425" draw:points="0,425 0,0 424,0 424,425">
          <text:p/>
        </draw:polygon>
        <draw:polygon draw:style-name="gr4" draw:layer="layout" svg:width="0.423cm" svg:height="0.424cm" svg:x="1.801cm" svg:y="15.057cm" svg:viewBox="0 0 424 425" draw:points="0,425 0,0 424,0 424,425">
          <text:p/>
        </draw:polygon>
        <draw:polygon draw:style-name="gr5" draw:layer="layout" svg:width="0.423cm" svg:height="0.424cm" svg:x="1.801cm" svg:y="15.057cm" svg:viewBox="0 0 424 425" draw:points="0,425 0,0 424,0 424,425">
          <text:p/>
        </draw:polygon>
        <draw:polygon draw:style-name="gr4" draw:layer="layout" svg:width="0.423cm" svg:height="0.423cm" svg:x="1.801cm" svg:y="14.634cm" svg:viewBox="0 0 424 424" draw:points="0,424 0,0 424,0 424,424">
          <text:p/>
        </draw:polygon>
        <draw:polygon draw:style-name="gr5" draw:layer="layout" svg:width="0.423cm" svg:height="0.423cm" svg:x="1.801cm" svg:y="14.634cm" svg:viewBox="0 0 424 424" draw:points="0,424 0,0 424,0 424,424">
          <text:p/>
        </draw:polygon>
        <draw:polygon draw:style-name="gr4" draw:layer="layout" svg:width="0.423cm" svg:height="0.423cm" svg:x="1.801cm" svg:y="14.634cm" svg:viewBox="0 0 424 424" draw:points="0,424 0,0 424,0 424,424">
          <text:p/>
        </draw:polygon>
        <draw:polygon draw:style-name="gr5" draw:layer="layout" svg:width="0.423cm" svg:height="0.423cm" svg:x="1.801cm" svg:y="14.634cm" svg:viewBox="0 0 424 424" draw:points="0,424 0,0 424,0 424,424">
          <text:p/>
        </draw:polygon>
        <draw:polygon draw:style-name="gr4" draw:layer="layout" svg:width="0.423cm" svg:height="0.423cm" svg:x="1.801cm" svg:y="14.211cm" svg:viewBox="0 0 424 424" draw:points="0,424 0,0 424,0 424,424">
          <text:p/>
        </draw:polygon>
        <draw:polygon draw:style-name="gr5" draw:layer="layout" svg:width="0.423cm" svg:height="0.423cm" svg:x="1.801cm" svg:y="14.211cm" svg:viewBox="0 0 424 424" draw:points="0,424 0,0 424,0 424,424">
          <text:p/>
        </draw:polygon>
        <draw:polygon draw:style-name="gr4" draw:layer="layout" svg:width="0.423cm" svg:height="0.423cm" svg:x="1.801cm" svg:y="14.211cm" svg:viewBox="0 0 424 424" draw:points="0,424 0,0 424,0 424,424">
          <text:p/>
        </draw:polygon>
        <draw:polygon draw:style-name="gr5" draw:layer="layout" svg:width="0.423cm" svg:height="0.423cm" svg:x="1.801cm" svg:y="14.211cm" svg:viewBox="0 0 424 424" draw:points="0,424 0,0 424,0 424,424">
          <text:p/>
        </draw:polygon>
        <draw:polygon draw:style-name="gr4" draw:layer="layout" svg:width="0.423cm" svg:height="0.424cm" svg:x="1.801cm" svg:y="13.787cm" svg:viewBox="0 0 424 425" draw:points="0,425 0,0 424,0 424,425">
          <text:p/>
        </draw:polygon>
        <draw:polygon draw:style-name="gr5" draw:layer="layout" svg:width="0.423cm" svg:height="0.424cm" svg:x="1.801cm" svg:y="13.787cm" svg:viewBox="0 0 424 425" draw:points="0,425 0,0 424,0 424,425">
          <text:p/>
        </draw:polygon>
        <draw:polygon draw:style-name="gr4" draw:layer="layout" svg:width="0.423cm" svg:height="0.424cm" svg:x="1.801cm" svg:y="13.787cm" svg:viewBox="0 0 424 425" draw:points="0,425 0,0 424,0 424,425">
          <text:p/>
        </draw:polygon>
        <draw:polygon draw:style-name="gr5" draw:layer="layout" svg:width="0.423cm" svg:height="0.424cm" svg:x="1.801cm" svg:y="13.787cm" svg:viewBox="0 0 424 425" draw:points="0,425 0,0 424,0 424,425">
          <text:p/>
        </draw:polygon>
        <draw:polygon draw:style-name="gr4" draw:layer="layout" svg:width="0.423cm" svg:height="0.423cm" svg:x="1.801cm" svg:y="13.364cm" svg:viewBox="0 0 424 424" draw:points="0,424 0,0 424,0 424,424">
          <text:p/>
        </draw:polygon>
        <draw:polygon draw:style-name="gr5" draw:layer="layout" svg:width="0.423cm" svg:height="0.423cm" svg:x="1.801cm" svg:y="13.364cm" svg:viewBox="0 0 424 424" draw:points="0,424 0,0 424,0 424,424">
          <text:p/>
        </draw:polygon>
        <draw:polygon draw:style-name="gr4" draw:layer="layout" svg:width="0.423cm" svg:height="0.423cm" svg:x="1.801cm" svg:y="13.364cm" svg:viewBox="0 0 424 424" draw:points="0,424 0,0 424,0 424,424">
          <text:p/>
        </draw:polygon>
        <draw:polygon draw:style-name="gr5" draw:layer="layout" svg:width="0.423cm" svg:height="0.423cm" svg:x="1.801cm" svg:y="13.364cm" svg:viewBox="0 0 424 424" draw:points="0,424 0,0 424,0 424,424">
          <text:p/>
        </draw:polygon>
        <draw:polygon draw:style-name="gr4" draw:layer="layout" svg:width="0.423cm" svg:height="0.423cm" svg:x="1.801cm" svg:y="12.941cm" svg:viewBox="0 0 424 424" draw:points="0,424 0,0 424,0 424,424">
          <text:p/>
        </draw:polygon>
        <draw:polygon draw:style-name="gr5" draw:layer="layout" svg:width="0.423cm" svg:height="0.423cm" svg:x="1.801cm" svg:y="12.941cm" svg:viewBox="0 0 424 424" draw:points="0,424 0,0 424,0 424,424">
          <text:p/>
        </draw:polygon>
        <draw:polygon draw:style-name="gr4" draw:layer="layout" svg:width="0.423cm" svg:height="0.423cm" svg:x="1.801cm" svg:y="12.941cm" svg:viewBox="0 0 424 424" draw:points="0,424 0,0 424,0 424,424">
          <text:p/>
        </draw:polygon>
        <draw:polygon draw:style-name="gr5" draw:layer="layout" svg:width="0.423cm" svg:height="0.423cm" svg:x="1.801cm" svg:y="12.941cm" svg:viewBox="0 0 424 424" draw:points="0,424 0,0 424,0 424,424">
          <text:p/>
        </draw:polygon>
        <draw:polygon draw:style-name="gr6" draw:layer="layout" svg:width="0.423cm" svg:height="0.424cm" svg:x="1.801cm" svg:y="12.517cm" svg:viewBox="0 0 424 425" draw:points="0,425 0,0 424,0 424,425">
          <text:p/>
        </draw:polygon>
        <draw:polygon draw:style-name="gr7" draw:layer="layout" svg:width="0.423cm" svg:height="0.424cm" svg:x="1.801cm" svg:y="12.517cm" svg:viewBox="0 0 424 425" draw:points="0,425 0,0 424,0 424,425">
          <text:p/>
        </draw:polygon>
        <draw:polygon draw:style-name="gr6" draw:layer="layout" svg:width="0.423cm" svg:height="0.424cm" svg:x="1.801cm" svg:y="12.517cm" svg:viewBox="0 0 424 425" draw:points="0,425 0,0 424,0 424,425">
          <text:p/>
        </draw:polygon>
        <draw:polygon draw:style-name="gr7" draw:layer="layout" svg:width="0.423cm" svg:height="0.424cm" svg:x="1.801cm" svg:y="12.517cm" svg:viewBox="0 0 424 425" draw:points="0,425 0,0 424,0 424,425">
          <text:p/>
        </draw:polygon>
        <draw:polygon draw:style-name="gr6" draw:layer="layout" svg:width="0.423cm" svg:height="0.423cm" svg:x="1.801cm" svg:y="12.094cm" svg:viewBox="0 0 424 424" draw:points="0,424 0,0 424,0 424,424">
          <text:p/>
        </draw:polygon>
        <draw:polygon draw:style-name="gr7" draw:layer="layout" svg:width="0.423cm" svg:height="0.423cm" svg:x="1.801cm" svg:y="12.094cm" svg:viewBox="0 0 424 424" draw:points="0,424 0,0 424,0 424,424">
          <text:p/>
        </draw:polygon>
        <draw:polygon draw:style-name="gr6" draw:layer="layout" svg:width="0.423cm" svg:height="0.423cm" svg:x="1.801cm" svg:y="12.094cm" svg:viewBox="0 0 424 424" draw:points="0,424 0,0 424,0 424,424">
          <text:p/>
        </draw:polygon>
        <draw:polygon draw:style-name="gr7" draw:layer="layout" svg:width="0.423cm" svg:height="0.423cm" svg:x="1.801cm" svg:y="12.094cm" svg:viewBox="0 0 424 424" draw:points="0,424 0,0 424,0 424,424">
          <text:p/>
        </draw:polygon>
        <draw:polygon draw:style-name="gr6" draw:layer="layout" svg:width="0.423cm" svg:height="0.423cm" svg:x="1.801cm" svg:y="11.671cm" svg:viewBox="0 0 424 424" draw:points="0,424 0,0 424,0 424,424">
          <text:p/>
        </draw:polygon>
        <draw:polygon draw:style-name="gr7" draw:layer="layout" svg:width="0.423cm" svg:height="0.423cm" svg:x="1.801cm" svg:y="11.671cm" svg:viewBox="0 0 424 424" draw:points="0,424 0,0 424,0 424,424">
          <text:p/>
        </draw:polygon>
        <draw:polygon draw:style-name="gr6" draw:layer="layout" svg:width="0.423cm" svg:height="0.423cm" svg:x="1.801cm" svg:y="11.671cm" svg:viewBox="0 0 424 424" draw:points="0,424 0,0 424,0 424,424">
          <text:p/>
        </draw:polygon>
        <draw:polygon draw:style-name="gr7" draw:layer="layout" svg:width="0.423cm" svg:height="0.423cm" svg:x="1.801cm" svg:y="11.671cm" svg:viewBox="0 0 424 424" draw:points="0,424 0,0 424,0 424,424">
          <text:p/>
        </draw:polygon>
        <draw:polygon draw:style-name="gr6" draw:layer="layout" svg:width="0.423cm" svg:height="0.424cm" svg:x="1.801cm" svg:y="11.247cm" svg:viewBox="0 0 424 425" draw:points="0,425 0,0 424,0 424,425">
          <text:p/>
        </draw:polygon>
        <draw:polygon draw:style-name="gr7" draw:layer="layout" svg:width="0.423cm" svg:height="0.424cm" svg:x="1.801cm" svg:y="11.247cm" svg:viewBox="0 0 424 425" draw:points="0,425 0,0 424,0 424,425">
          <text:p/>
        </draw:polygon>
        <draw:polygon draw:style-name="gr6" draw:layer="layout" svg:width="0.423cm" svg:height="0.424cm" svg:x="1.801cm" svg:y="11.247cm" svg:viewBox="0 0 424 425" draw:points="0,425 0,0 424,0 424,425">
          <text:p/>
        </draw:polygon>
        <draw:polygon draw:style-name="gr7" draw:layer="layout" svg:width="0.423cm" svg:height="0.424cm" svg:x="1.801cm" svg:y="11.247cm" svg:viewBox="0 0 424 425" draw:points="0,425 0,0 424,0 424,425">
          <text:p/>
        </draw:polygon>
        <draw:polygon draw:style-name="gr6" draw:layer="layout" svg:width="0.423cm" svg:height="0.423cm" svg:x="1.801cm" svg:y="10.824cm" svg:viewBox="0 0 424 424" draw:points="0,424 0,0 424,0 424,424">
          <text:p/>
        </draw:polygon>
        <draw:polygon draw:style-name="gr7" draw:layer="layout" svg:width="0.423cm" svg:height="0.423cm" svg:x="1.801cm" svg:y="10.824cm" svg:viewBox="0 0 424 424" draw:points="0,424 0,0 424,0 424,424">
          <text:p/>
        </draw:polygon>
        <draw:polygon draw:style-name="gr6" draw:layer="layout" svg:width="0.423cm" svg:height="0.423cm" svg:x="1.801cm" svg:y="10.824cm" svg:viewBox="0 0 424 424" draw:points="0,424 0,0 424,0 424,424">
          <text:p/>
        </draw:polygon>
        <draw:polygon draw:style-name="gr7" draw:layer="layout" svg:width="0.423cm" svg:height="0.423cm" svg:x="1.801cm" svg:y="10.824cm" svg:viewBox="0 0 424 424" draw:points="0,424 0,0 424,0 424,424">
          <text:p/>
        </draw:polygon>
        <draw:polygon draw:style-name="gr6" draw:layer="layout" svg:width="0.423cm" svg:height="0.423cm" svg:x="1.801cm" svg:y="10.401cm" svg:viewBox="0 0 424 424" draw:points="0,424 0,0 424,0 424,424">
          <text:p/>
        </draw:polygon>
        <draw:polygon draw:style-name="gr7" draw:layer="layout" svg:width="0.423cm" svg:height="0.423cm" svg:x="1.801cm" svg:y="10.401cm" svg:viewBox="0 0 424 424" draw:points="0,424 0,0 424,0 424,424">
          <text:p/>
        </draw:polygon>
        <draw:polygon draw:style-name="gr6" draw:layer="layout" svg:width="0.423cm" svg:height="0.423cm" svg:x="1.801cm" svg:y="10.401cm" svg:viewBox="0 0 424 424" draw:points="0,424 0,0 424,0 424,424">
          <text:p/>
        </draw:polygon>
        <draw:polygon draw:style-name="gr7" draw:layer="layout" svg:width="0.423cm" svg:height="0.423cm" svg:x="1.801cm" svg:y="10.401cm" svg:viewBox="0 0 424 424" draw:points="0,424 0,0 424,0 424,424">
          <text:p/>
        </draw:polygon>
        <draw:polygon draw:style-name="gr2" draw:layer="layout" svg:width="0.423cm" svg:height="0.424cm" svg:x="2.224cm" svg:y="20.137cm" svg:viewBox="0 0 424 425" draw:points="0,425 0,0 424,0 424,425">
          <text:p/>
        </draw:polygon>
        <draw:polygon draw:style-name="gr3" draw:layer="layout" svg:width="0.423cm" svg:height="0.424cm" svg:x="2.224cm" svg:y="20.137cm" svg:viewBox="0 0 424 425" draw:points="0,425 0,0 424,0 424,425">
          <text:p/>
        </draw:polygon>
        <draw:polygon draw:style-name="gr2" draw:layer="layout" svg:width="0.423cm" svg:height="0.424cm" svg:x="2.224cm" svg:y="20.137cm" svg:viewBox="0 0 424 425" draw:points="0,425 0,0 424,0 424,425">
          <text:p/>
        </draw:polygon>
        <draw:polygon draw:style-name="gr3" draw:layer="layout" svg:width="0.423cm" svg:height="0.424cm" svg:x="2.224cm" svg:y="20.137cm" svg:viewBox="0 0 424 425" draw:points="0,425 0,0 424,0 424,425">
          <text:p/>
        </draw:polygon>
        <draw:polygon draw:style-name="gr2" draw:layer="layout" svg:width="0.423cm" svg:height="0.423cm" svg:x="2.224cm" svg:y="19.714cm" svg:viewBox="0 0 424 424" draw:points="0,424 0,0 424,0 424,424">
          <text:p/>
        </draw:polygon>
        <draw:polygon draw:style-name="gr3" draw:layer="layout" svg:width="0.423cm" svg:height="0.423cm" svg:x="2.224cm" svg:y="19.714cm" svg:viewBox="0 0 424 424" draw:points="0,424 0,0 424,0 424,424">
          <text:p/>
        </draw:polygon>
        <draw:polygon draw:style-name="gr2" draw:layer="layout" svg:width="0.423cm" svg:height="0.423cm" svg:x="2.224cm" svg:y="19.714cm" svg:viewBox="0 0 424 424" draw:points="0,424 0,0 424,0 424,424">
          <text:p/>
        </draw:polygon>
        <draw:polygon draw:style-name="gr3" draw:layer="layout" svg:width="0.423cm" svg:height="0.423cm" svg:x="2.224cm" svg:y="19.714cm" svg:viewBox="0 0 424 424" draw:points="0,424 0,0 424,0 424,424">
          <text:p/>
        </draw:polygon>
        <draw:polygon draw:style-name="gr2" draw:layer="layout" svg:width="0.423cm" svg:height="0.423cm" svg:x="2.224cm" svg:y="19.291cm" svg:viewBox="0 0 424 424" draw:points="0,424 0,0 424,0 424,424">
          <text:p/>
        </draw:polygon>
        <draw:polygon draw:style-name="gr3" draw:layer="layout" svg:width="0.423cm" svg:height="0.423cm" svg:x="2.224cm" svg:y="19.291cm" svg:viewBox="0 0 424 424" draw:points="0,424 0,0 424,0 424,424">
          <text:p/>
        </draw:polygon>
        <draw:polygon draw:style-name="gr2" draw:layer="layout" svg:width="0.423cm" svg:height="0.423cm" svg:x="2.224cm" svg:y="19.291cm" svg:viewBox="0 0 424 424" draw:points="0,424 0,0 424,0 424,424">
          <text:p/>
        </draw:polygon>
        <draw:polygon draw:style-name="gr3" draw:layer="layout" svg:width="0.423cm" svg:height="0.423cm" svg:x="2.224cm" svg:y="19.291cm" svg:viewBox="0 0 424 424" draw:points="0,424 0,0 424,0 424,424">
          <text:p/>
        </draw:polygon>
        <draw:polygon draw:style-name="gr2" draw:layer="layout" svg:width="0.423cm" svg:height="0.424cm" svg:x="2.224cm" svg:y="18.867cm" svg:viewBox="0 0 424 425" draw:points="0,425 0,0 424,0 424,425">
          <text:p/>
        </draw:polygon>
        <draw:polygon draw:style-name="gr3" draw:layer="layout" svg:width="0.423cm" svg:height="0.424cm" svg:x="2.224cm" svg:y="18.867cm" svg:viewBox="0 0 424 425" draw:points="0,425 0,0 424,0 424,425">
          <text:p/>
        </draw:polygon>
        <draw:polygon draw:style-name="gr2" draw:layer="layout" svg:width="0.423cm" svg:height="0.424cm" svg:x="2.224cm" svg:y="18.867cm" svg:viewBox="0 0 424 425" draw:points="0,425 0,0 424,0 424,425">
          <text:p/>
        </draw:polygon>
        <draw:polygon draw:style-name="gr3" draw:layer="layout" svg:width="0.423cm" svg:height="0.424cm" svg:x="2.224cm" svg:y="18.867cm" svg:viewBox="0 0 424 425" draw:points="0,425 0,0 424,0 424,425">
          <text:p/>
        </draw:polygon>
        <draw:polygon draw:style-name="gr2" draw:layer="layout" svg:width="0.423cm" svg:height="0.423cm" svg:x="2.224cm" svg:y="18.444cm" svg:viewBox="0 0 424 424" draw:points="0,424 0,0 424,0 424,424">
          <text:p/>
        </draw:polygon>
        <draw:polygon draw:style-name="gr3" draw:layer="layout" svg:width="0.423cm" svg:height="0.423cm" svg:x="2.224cm" svg:y="18.444cm" svg:viewBox="0 0 424 424" draw:points="0,424 0,0 424,0 424,424">
          <text:p/>
        </draw:polygon>
        <draw:polygon draw:style-name="gr2" draw:layer="layout" svg:width="0.423cm" svg:height="0.423cm" svg:x="2.224cm" svg:y="18.444cm" svg:viewBox="0 0 424 424" draw:points="0,424 0,0 424,0 424,424">
          <text:p/>
        </draw:polygon>
        <draw:polygon draw:style-name="gr3" draw:layer="layout" svg:width="0.423cm" svg:height="0.423cm" svg:x="2.224cm" svg:y="18.444cm" svg:viewBox="0 0 424 424" draw:points="0,424 0,0 424,0 424,424">
          <text:p/>
        </draw:polygon>
        <draw:polygon draw:style-name="gr2" draw:layer="layout" svg:width="0.423cm" svg:height="0.423cm" svg:x="2.224cm" svg:y="18.021cm" svg:viewBox="0 0 424 424" draw:points="0,424 0,0 424,0 424,424">
          <text:p/>
        </draw:polygon>
        <draw:polygon draw:style-name="gr3" draw:layer="layout" svg:width="0.423cm" svg:height="0.423cm" svg:x="2.224cm" svg:y="18.021cm" svg:viewBox="0 0 424 424" draw:points="0,424 0,0 424,0 424,424">
          <text:p/>
        </draw:polygon>
        <draw:polygon draw:style-name="gr2" draw:layer="layout" svg:width="0.423cm" svg:height="0.423cm" svg:x="2.224cm" svg:y="18.021cm" svg:viewBox="0 0 424 424" draw:points="0,424 0,0 424,0 424,424">
          <text:p/>
        </draw:polygon>
        <draw:polygon draw:style-name="gr3" draw:layer="layout" svg:width="0.423cm" svg:height="0.423cm" svg:x="2.224cm" svg:y="18.021cm" svg:viewBox="0 0 424 424" draw:points="0,424 0,0 424,0 424,424">
          <text:p/>
        </draw:polygon>
        <draw:polygon draw:style-name="gr2" draw:layer="layout" svg:width="0.423cm" svg:height="0.424cm" svg:x="2.224cm" svg:y="17.597cm" svg:viewBox="0 0 424 425" draw:points="0,425 0,0 424,0 424,425">
          <text:p/>
        </draw:polygon>
        <draw:polygon draw:style-name="gr3" draw:layer="layout" svg:width="0.423cm" svg:height="0.424cm" svg:x="2.224cm" svg:y="17.597cm" svg:viewBox="0 0 424 425" draw:points="0,425 0,0 424,0 424,425">
          <text:p/>
        </draw:polygon>
        <draw:polygon draw:style-name="gr2" draw:layer="layout" svg:width="0.423cm" svg:height="0.424cm" svg:x="2.224cm" svg:y="17.597cm" svg:viewBox="0 0 424 425" draw:points="0,425 0,0 424,0 424,425">
          <text:p/>
        </draw:polygon>
        <draw:polygon draw:style-name="gr3" draw:layer="layout" svg:width="0.423cm" svg:height="0.424cm" svg:x="2.224cm" svg:y="17.597cm" svg:viewBox="0 0 424 425" draw:points="0,425 0,0 424,0 424,425">
          <text:p/>
        </draw:polygon>
        <draw:polygon draw:style-name="gr2" draw:layer="layout" svg:width="0.423cm" svg:height="0.423cm" svg:x="2.224cm" svg:y="17.174cm" svg:viewBox="0 0 424 424" draw:points="0,424 0,0 424,0 424,424">
          <text:p/>
        </draw:polygon>
        <draw:polygon draw:style-name="gr3" draw:layer="layout" svg:width="0.423cm" svg:height="0.423cm" svg:x="2.224cm" svg:y="17.174cm" svg:viewBox="0 0 424 424" draw:points="0,424 0,0 424,0 424,424">
          <text:p/>
        </draw:polygon>
        <draw:polygon draw:style-name="gr2" draw:layer="layout" svg:width="0.423cm" svg:height="0.423cm" svg:x="2.224cm" svg:y="17.174cm" svg:viewBox="0 0 424 424" draw:points="0,424 0,0 424,0 424,424">
          <text:p/>
        </draw:polygon>
        <draw:polygon draw:style-name="gr3" draw:layer="layout" svg:width="0.423cm" svg:height="0.423cm" svg:x="2.224cm" svg:y="17.174cm" svg:viewBox="0 0 424 424" draw:points="0,424 0,0 424,0 424,424">
          <text:p/>
        </draw:polygon>
        <draw:polygon draw:style-name="gr2" draw:layer="layout" svg:width="0.423cm" svg:height="0.423cm" svg:x="2.224cm" svg:y="16.751cm" svg:viewBox="0 0 424 424" draw:points="0,424 0,0 424,0 424,424">
          <text:p/>
        </draw:polygon>
        <draw:polygon draw:style-name="gr3" draw:layer="layout" svg:width="0.423cm" svg:height="0.423cm" svg:x="2.224cm" svg:y="16.751cm" svg:viewBox="0 0 424 424" draw:points="0,424 0,0 424,0 424,424">
          <text:p/>
        </draw:polygon>
        <draw:polygon draw:style-name="gr2" draw:layer="layout" svg:width="0.423cm" svg:height="0.423cm" svg:x="2.224cm" svg:y="16.751cm" svg:viewBox="0 0 424 424" draw:points="0,424 0,0 424,0 424,424">
          <text:p/>
        </draw:polygon>
        <draw:polygon draw:style-name="gr3" draw:layer="layout" svg:width="0.423cm" svg:height="0.423cm" svg:x="2.224cm" svg:y="16.751cm" svg:viewBox="0 0 424 424" draw:points="0,424 0,0 424,0 424,424">
          <text:p/>
        </draw:polygon>
        <draw:polygon draw:style-name="gr2" draw:layer="layout" svg:width="0.423cm" svg:height="0.424cm" svg:x="2.224cm" svg:y="16.327cm" svg:viewBox="0 0 424 425" draw:points="0,425 0,0 424,0 424,425">
          <text:p/>
        </draw:polygon>
        <draw:polygon draw:style-name="gr3" draw:layer="layout" svg:width="0.423cm" svg:height="0.424cm" svg:x="2.224cm" svg:y="16.327cm" svg:viewBox="0 0 424 425" draw:points="0,425 0,0 424,0 424,425">
          <text:p/>
        </draw:polygon>
        <draw:polygon draw:style-name="gr2" draw:layer="layout" svg:width="0.423cm" svg:height="0.424cm" svg:x="2.224cm" svg:y="16.327cm" svg:viewBox="0 0 424 425" draw:points="0,425 0,0 424,0 424,425">
          <text:p/>
        </draw:polygon>
        <draw:polygon draw:style-name="gr3" draw:layer="layout" svg:width="0.423cm" svg:height="0.424cm" svg:x="2.224cm" svg:y="16.327cm" svg:viewBox="0 0 424 425" draw:points="0,425 0,0 424,0 424,425">
          <text:p/>
        </draw:polygon>
        <draw:polygon draw:style-name="gr2" draw:layer="layout" svg:width="0.423cm" svg:height="0.423cm" svg:x="2.224cm" svg:y="15.904cm" svg:viewBox="0 0 424 424" draw:points="0,424 0,0 424,0 424,424">
          <text:p/>
        </draw:polygon>
        <draw:polygon draw:style-name="gr3" draw:layer="layout" svg:width="0.423cm" svg:height="0.423cm" svg:x="2.224cm" svg:y="15.904cm" svg:viewBox="0 0 424 424" draw:points="0,424 0,0 424,0 424,424">
          <text:p/>
        </draw:polygon>
        <draw:polygon draw:style-name="gr2" draw:layer="layout" svg:width="0.423cm" svg:height="0.423cm" svg:x="2.224cm" svg:y="15.904cm" svg:viewBox="0 0 424 424" draw:points="0,424 0,0 424,0 424,424">
          <text:p/>
        </draw:polygon>
        <draw:polygon draw:style-name="gr3" draw:layer="layout" svg:width="0.423cm" svg:height="0.423cm" svg:x="2.224cm" svg:y="15.904cm" svg:viewBox="0 0 424 424" draw:points="0,424 0,0 424,0 424,424">
          <text:p/>
        </draw:polygon>
        <draw:polygon draw:style-name="gr2" draw:layer="layout" svg:width="0.423cm" svg:height="0.423cm" svg:x="2.224cm" svg:y="15.481cm" svg:viewBox="0 0 424 424" draw:points="0,424 0,0 424,0 424,424">
          <text:p/>
        </draw:polygon>
        <draw:polygon draw:style-name="gr3" draw:layer="layout" svg:width="0.423cm" svg:height="0.423cm" svg:x="2.224cm" svg:y="15.481cm" svg:viewBox="0 0 424 424" draw:points="0,424 0,0 424,0 424,424">
          <text:p/>
        </draw:polygon>
        <draw:polygon draw:style-name="gr2" draw:layer="layout" svg:width="0.423cm" svg:height="0.423cm" svg:x="2.224cm" svg:y="15.481cm" svg:viewBox="0 0 424 424" draw:points="0,424 0,0 424,0 424,424">
          <text:p/>
        </draw:polygon>
        <draw:polygon draw:style-name="gr3" draw:layer="layout" svg:width="0.423cm" svg:height="0.423cm" svg:x="2.224cm" svg:y="15.481cm" svg:viewBox="0 0 424 424" draw:points="0,424 0,0 424,0 424,424">
          <text:p/>
        </draw:polygon>
        <draw:polygon draw:style-name="gr4" draw:layer="layout" svg:width="0.423cm" svg:height="0.424cm" svg:x="2.224cm" svg:y="15.057cm" svg:viewBox="0 0 424 425" draw:points="0,425 0,0 424,0 424,425">
          <text:p/>
        </draw:polygon>
        <draw:polygon draw:style-name="gr5" draw:layer="layout" svg:width="0.423cm" svg:height="0.424cm" svg:x="2.224cm" svg:y="15.057cm" svg:viewBox="0 0 424 425" draw:points="0,425 0,0 424,0 424,425">
          <text:p/>
        </draw:polygon>
        <draw:polygon draw:style-name="gr4" draw:layer="layout" svg:width="0.423cm" svg:height="0.424cm" svg:x="2.224cm" svg:y="15.057cm" svg:viewBox="0 0 424 425" draw:points="0,425 0,0 424,0 424,425">
          <text:p/>
        </draw:polygon>
        <draw:polygon draw:style-name="gr5" draw:layer="layout" svg:width="0.423cm" svg:height="0.424cm" svg:x="2.224cm" svg:y="15.057cm" svg:viewBox="0 0 424 425" draw:points="0,425 0,0 424,0 424,425">
          <text:p/>
        </draw:polygon>
        <draw:polygon draw:style-name="gr4" draw:layer="layout" svg:width="0.423cm" svg:height="0.423cm" svg:x="2.224cm" svg:y="14.634cm" svg:viewBox="0 0 424 424" draw:points="0,424 0,0 424,0 424,424">
          <text:p/>
        </draw:polygon>
        <draw:polygon draw:style-name="gr5" draw:layer="layout" svg:width="0.423cm" svg:height="0.423cm" svg:x="2.224cm" svg:y="14.634cm" svg:viewBox="0 0 424 424" draw:points="0,424 0,0 424,0 424,424">
          <text:p/>
        </draw:polygon>
        <draw:polygon draw:style-name="gr4" draw:layer="layout" svg:width="0.423cm" svg:height="0.423cm" svg:x="2.224cm" svg:y="14.634cm" svg:viewBox="0 0 424 424" draw:points="0,424 0,0 424,0 424,424">
          <text:p/>
        </draw:polygon>
        <draw:polygon draw:style-name="gr5" draw:layer="layout" svg:width="0.423cm" svg:height="0.423cm" svg:x="2.224cm" svg:y="14.634cm" svg:viewBox="0 0 424 424" draw:points="0,424 0,0 424,0 424,424">
          <text:p/>
        </draw:polygon>
        <draw:polygon draw:style-name="gr4" draw:layer="layout" svg:width="0.423cm" svg:height="0.423cm" svg:x="2.224cm" svg:y="14.211cm" svg:viewBox="0 0 424 424" draw:points="0,424 0,0 424,0 424,424">
          <text:p/>
        </draw:polygon>
        <draw:polygon draw:style-name="gr5" draw:layer="layout" svg:width="0.423cm" svg:height="0.423cm" svg:x="2.224cm" svg:y="14.211cm" svg:viewBox="0 0 424 424" draw:points="0,424 0,0 424,0 424,424">
          <text:p/>
        </draw:polygon>
        <draw:polygon draw:style-name="gr4" draw:layer="layout" svg:width="0.423cm" svg:height="0.423cm" svg:x="2.224cm" svg:y="14.211cm" svg:viewBox="0 0 424 424" draw:points="0,424 0,0 424,0 424,424">
          <text:p/>
        </draw:polygon>
        <draw:polygon draw:style-name="gr5" draw:layer="layout" svg:width="0.423cm" svg:height="0.423cm" svg:x="2.224cm" svg:y="14.211cm" svg:viewBox="0 0 424 424" draw:points="0,424 0,0 424,0 424,424">
          <text:p/>
        </draw:polygon>
        <draw:polygon draw:style-name="gr4" draw:layer="layout" svg:width="0.423cm" svg:height="0.424cm" svg:x="2.224cm" svg:y="13.787cm" svg:viewBox="0 0 424 425" draw:points="0,425 0,0 424,0 424,425">
          <text:p/>
        </draw:polygon>
        <draw:polygon draw:style-name="gr5" draw:layer="layout" svg:width="0.423cm" svg:height="0.424cm" svg:x="2.224cm" svg:y="13.787cm" svg:viewBox="0 0 424 425" draw:points="0,425 0,0 424,0 424,425">
          <text:p/>
        </draw:polygon>
        <draw:polygon draw:style-name="gr4" draw:layer="layout" svg:width="0.423cm" svg:height="0.424cm" svg:x="2.224cm" svg:y="13.787cm" svg:viewBox="0 0 424 425" draw:points="0,425 0,0 424,0 424,425">
          <text:p/>
        </draw:polygon>
        <draw:polygon draw:style-name="gr5" draw:layer="layout" svg:width="0.423cm" svg:height="0.424cm" svg:x="2.224cm" svg:y="13.787cm" svg:viewBox="0 0 424 425" draw:points="0,425 0,0 424,0 424,425">
          <text:p/>
        </draw:polygon>
        <draw:polygon draw:style-name="gr4" draw:layer="layout" svg:width="0.423cm" svg:height="0.423cm" svg:x="2.224cm" svg:y="13.364cm" svg:viewBox="0 0 424 424" draw:points="0,424 0,0 424,0 424,424">
          <text:p/>
        </draw:polygon>
        <draw:polygon draw:style-name="gr5" draw:layer="layout" svg:width="0.423cm" svg:height="0.423cm" svg:x="2.224cm" svg:y="13.364cm" svg:viewBox="0 0 424 424" draw:points="0,424 0,0 424,0 424,424">
          <text:p/>
        </draw:polygon>
        <draw:polygon draw:style-name="gr4" draw:layer="layout" svg:width="0.423cm" svg:height="0.423cm" svg:x="2.224cm" svg:y="13.364cm" svg:viewBox="0 0 424 424" draw:points="0,424 0,0 424,0 424,424">
          <text:p/>
        </draw:polygon>
        <draw:polygon draw:style-name="gr5" draw:layer="layout" svg:width="0.423cm" svg:height="0.423cm" svg:x="2.224cm" svg:y="13.364cm" svg:viewBox="0 0 424 424" draw:points="0,424 0,0 424,0 424,424">
          <text:p/>
        </draw:polygon>
        <draw:polygon draw:style-name="gr4" draw:layer="layout" svg:width="0.423cm" svg:height="0.423cm" svg:x="2.224cm" svg:y="12.941cm" svg:viewBox="0 0 424 424" draw:points="0,424 0,0 424,0 424,424">
          <text:p/>
        </draw:polygon>
        <draw:polygon draw:style-name="gr5" draw:layer="layout" svg:width="0.423cm" svg:height="0.423cm" svg:x="2.224cm" svg:y="12.941cm" svg:viewBox="0 0 424 424" draw:points="0,424 0,0 424,0 424,424">
          <text:p/>
        </draw:polygon>
        <draw:polygon draw:style-name="gr4" draw:layer="layout" svg:width="0.423cm" svg:height="0.423cm" svg:x="2.224cm" svg:y="12.941cm" svg:viewBox="0 0 424 424" draw:points="0,424 0,0 424,0 424,424">
          <text:p/>
        </draw:polygon>
        <draw:polygon draw:style-name="gr5" draw:layer="layout" svg:width="0.423cm" svg:height="0.423cm" svg:x="2.224cm" svg:y="12.941cm" svg:viewBox="0 0 424 424" draw:points="0,424 0,0 424,0 424,424">
          <text:p/>
        </draw:polygon>
        <draw:polygon draw:style-name="gr6" draw:layer="layout" svg:width="0.423cm" svg:height="0.424cm" svg:x="2.224cm" svg:y="12.517cm" svg:viewBox="0 0 424 425" draw:points="0,425 0,0 424,0 424,425">
          <text:p/>
        </draw:polygon>
        <draw:polygon draw:style-name="gr7" draw:layer="layout" svg:width="0.423cm" svg:height="0.424cm" svg:x="2.224cm" svg:y="12.517cm" svg:viewBox="0 0 424 425" draw:points="0,425 0,0 424,0 424,425">
          <text:p/>
        </draw:polygon>
        <draw:polygon draw:style-name="gr6" draw:layer="layout" svg:width="0.423cm" svg:height="0.424cm" svg:x="2.224cm" svg:y="12.517cm" svg:viewBox="0 0 424 425" draw:points="0,425 0,0 424,0 424,425">
          <text:p/>
        </draw:polygon>
        <draw:polygon draw:style-name="gr7" draw:layer="layout" svg:width="0.423cm" svg:height="0.424cm" svg:x="2.224cm" svg:y="12.517cm" svg:viewBox="0 0 424 425" draw:points="0,425 0,0 424,0 424,425">
          <text:p/>
        </draw:polygon>
        <draw:polygon draw:style-name="gr6" draw:layer="layout" svg:width="0.423cm" svg:height="0.423cm" svg:x="2.224cm" svg:y="12.094cm" svg:viewBox="0 0 424 424" draw:points="0,424 0,0 424,0 424,424">
          <text:p/>
        </draw:polygon>
        <draw:polygon draw:style-name="gr7" draw:layer="layout" svg:width="0.423cm" svg:height="0.423cm" svg:x="2.224cm" svg:y="12.094cm" svg:viewBox="0 0 424 424" draw:points="0,424 0,0 424,0 424,424">
          <text:p/>
        </draw:polygon>
        <draw:polygon draw:style-name="gr6" draw:layer="layout" svg:width="0.423cm" svg:height="0.423cm" svg:x="2.224cm" svg:y="12.094cm" svg:viewBox="0 0 424 424" draw:points="0,424 0,0 424,0 424,424">
          <text:p/>
        </draw:polygon>
        <draw:polygon draw:style-name="gr7" draw:layer="layout" svg:width="0.423cm" svg:height="0.423cm" svg:x="2.224cm" svg:y="12.094cm" svg:viewBox="0 0 424 424" draw:points="0,424 0,0 424,0 424,424">
          <text:p/>
        </draw:polygon>
        <draw:polygon draw:style-name="gr6" draw:layer="layout" svg:width="0.423cm" svg:height="0.423cm" svg:x="2.224cm" svg:y="11.671cm" svg:viewBox="0 0 424 424" draw:points="0,424 0,0 424,0 424,424">
          <text:p/>
        </draw:polygon>
        <draw:polygon draw:style-name="gr7" draw:layer="layout" svg:width="0.423cm" svg:height="0.423cm" svg:x="2.224cm" svg:y="11.671cm" svg:viewBox="0 0 424 424" draw:points="0,424 0,0 424,0 424,424">
          <text:p/>
        </draw:polygon>
        <draw:polygon draw:style-name="gr6" draw:layer="layout" svg:width="0.423cm" svg:height="0.423cm" svg:x="2.224cm" svg:y="11.671cm" svg:viewBox="0 0 424 424" draw:points="0,424 0,0 424,0 424,424">
          <text:p/>
        </draw:polygon>
        <draw:polygon draw:style-name="gr7" draw:layer="layout" svg:width="0.423cm" svg:height="0.423cm" svg:x="2.224cm" svg:y="11.671cm" svg:viewBox="0 0 424 424" draw:points="0,424 0,0 424,0 424,424">
          <text:p/>
        </draw:polygon>
        <draw:polygon draw:style-name="gr6" draw:layer="layout" svg:width="0.423cm" svg:height="0.424cm" svg:x="2.224cm" svg:y="11.247cm" svg:viewBox="0 0 424 425" draw:points="0,425 0,0 424,0 424,425">
          <text:p/>
        </draw:polygon>
        <draw:polygon draw:style-name="gr7" draw:layer="layout" svg:width="0.423cm" svg:height="0.424cm" svg:x="2.224cm" svg:y="11.247cm" svg:viewBox="0 0 424 425" draw:points="0,425 0,0 424,0 424,425">
          <text:p/>
        </draw:polygon>
        <draw:polygon draw:style-name="gr6" draw:layer="layout" svg:width="0.423cm" svg:height="0.424cm" svg:x="2.224cm" svg:y="11.247cm" svg:viewBox="0 0 424 425" draw:points="0,425 0,0 424,0 424,425">
          <text:p/>
        </draw:polygon>
        <draw:polygon draw:style-name="gr7" draw:layer="layout" svg:width="0.423cm" svg:height="0.424cm" svg:x="2.224cm" svg:y="11.247cm" svg:viewBox="0 0 424 425" draw:points="0,425 0,0 424,0 424,425">
          <text:p/>
        </draw:polygon>
        <draw:polygon draw:style-name="gr6" draw:layer="layout" svg:width="0.423cm" svg:height="0.423cm" svg:x="2.224cm" svg:y="10.824cm" svg:viewBox="0 0 424 424" draw:points="0,424 0,0 424,0 424,424">
          <text:p/>
        </draw:polygon>
        <draw:polygon draw:style-name="gr7" draw:layer="layout" svg:width="0.423cm" svg:height="0.423cm" svg:x="2.224cm" svg:y="10.824cm" svg:viewBox="0 0 424 424" draw:points="0,424 0,0 424,0 424,424">
          <text:p/>
        </draw:polygon>
        <draw:polygon draw:style-name="gr6" draw:layer="layout" svg:width="0.423cm" svg:height="0.423cm" svg:x="2.224cm" svg:y="10.824cm" svg:viewBox="0 0 424 424" draw:points="0,424 0,0 424,0 424,424">
          <text:p/>
        </draw:polygon>
        <draw:polygon draw:style-name="gr7" draw:layer="layout" svg:width="0.423cm" svg:height="0.423cm" svg:x="2.224cm" svg:y="10.824cm" svg:viewBox="0 0 424 424" draw:points="0,424 0,0 424,0 424,424">
          <text:p/>
        </draw:polygon>
        <draw:polygon draw:style-name="gr6" draw:layer="layout" svg:width="0.423cm" svg:height="0.423cm" svg:x="2.224cm" svg:y="10.401cm" svg:viewBox="0 0 424 424" draw:points="0,424 0,0 424,0 424,424">
          <text:p/>
        </draw:polygon>
        <draw:polygon draw:style-name="gr7" draw:layer="layout" svg:width="0.423cm" svg:height="0.423cm" svg:x="2.224cm" svg:y="10.401cm" svg:viewBox="0 0 424 424" draw:points="0,424 0,0 424,0 424,424">
          <text:p/>
        </draw:polygon>
        <draw:polygon draw:style-name="gr6" draw:layer="layout" svg:width="0.423cm" svg:height="0.423cm" svg:x="2.224cm" svg:y="10.401cm" svg:viewBox="0 0 424 424" draw:points="0,424 0,0 424,0 424,424">
          <text:p/>
        </draw:polygon>
        <draw:polygon draw:style-name="gr7" draw:layer="layout" svg:width="0.423cm" svg:height="0.423cm" svg:x="2.224cm" svg:y="10.401cm" svg:viewBox="0 0 424 424" draw:points="0,424 0,0 424,0 424,424">
          <text:p/>
        </draw:polygon>
        <draw:polygon draw:style-name="gr2" draw:layer="layout" svg:width="0.424cm" svg:height="0.424cm" svg:x="2.647cm" svg:y="20.137cm" svg:viewBox="0 0 425 425" draw:points="0,425 0,0 425,0 425,425">
          <text:p/>
        </draw:polygon>
        <draw:polygon draw:style-name="gr3" draw:layer="layout" svg:width="0.424cm" svg:height="0.424cm" svg:x="2.647cm" svg:y="20.137cm" svg:viewBox="0 0 425 425" draw:points="0,425 0,0 425,0 425,425">
          <text:p/>
        </draw:polygon>
        <draw:polygon draw:style-name="gr2" draw:layer="layout" svg:width="0.424cm" svg:height="0.424cm" svg:x="2.647cm" svg:y="20.137cm" svg:viewBox="0 0 425 425" draw:points="0,425 0,0 425,0 425,425">
          <text:p/>
        </draw:polygon>
        <draw:polygon draw:style-name="gr3" draw:layer="layout" svg:width="0.424cm" svg:height="0.424cm" svg:x="2.647cm" svg:y="20.137cm" svg:viewBox="0 0 425 425" draw:points="0,425 0,0 425,0 425,425">
          <text:p/>
        </draw:polygon>
        <draw:polygon draw:style-name="gr2" draw:layer="layout" svg:width="0.424cm" svg:height="0.423cm" svg:x="2.647cm" svg:y="19.714cm" svg:viewBox="0 0 425 424" draw:points="0,424 0,0 425,0 425,424">
          <text:p/>
        </draw:polygon>
        <draw:polygon draw:style-name="gr3" draw:layer="layout" svg:width="0.424cm" svg:height="0.423cm" svg:x="2.647cm" svg:y="19.714cm" svg:viewBox="0 0 425 424" draw:points="0,424 0,0 425,0 425,424">
          <text:p/>
        </draw:polygon>
        <draw:polygon draw:style-name="gr2" draw:layer="layout" svg:width="0.424cm" svg:height="0.423cm" svg:x="2.647cm" svg:y="19.714cm" svg:viewBox="0 0 425 424" draw:points="0,424 0,0 425,0 425,424">
          <text:p/>
        </draw:polygon>
        <draw:polygon draw:style-name="gr3" draw:layer="layout" svg:width="0.424cm" svg:height="0.423cm" svg:x="2.647cm" svg:y="19.714cm" svg:viewBox="0 0 425 424" draw:points="0,424 0,0 425,0 425,424">
          <text:p/>
        </draw:polygon>
        <draw:polygon draw:style-name="gr2" draw:layer="layout" svg:width="0.424cm" svg:height="0.423cm" svg:x="2.647cm" svg:y="19.291cm" svg:viewBox="0 0 425 424" draw:points="0,424 0,0 425,0 425,424">
          <text:p/>
        </draw:polygon>
        <draw:polygon draw:style-name="gr3" draw:layer="layout" svg:width="0.424cm" svg:height="0.423cm" svg:x="2.647cm" svg:y="19.291cm" svg:viewBox="0 0 425 424" draw:points="0,424 0,0 425,0 425,424">
          <text:p/>
        </draw:polygon>
        <draw:polygon draw:style-name="gr2" draw:layer="layout" svg:width="0.424cm" svg:height="0.423cm" svg:x="2.647cm" svg:y="19.291cm" svg:viewBox="0 0 425 424" draw:points="0,424 0,0 425,0 425,424">
          <text:p/>
        </draw:polygon>
        <draw:polygon draw:style-name="gr3" draw:layer="layout" svg:width="0.424cm" svg:height="0.423cm" svg:x="2.647cm" svg:y="19.291cm" svg:viewBox="0 0 425 424" draw:points="0,424 0,0 425,0 425,424">
          <text:p/>
        </draw:polygon>
        <draw:polygon draw:style-name="gr2" draw:layer="layout" svg:width="0.424cm" svg:height="0.424cm" svg:x="2.647cm" svg:y="18.867cm" svg:viewBox="0 0 425 425" draw:points="0,425 0,0 425,0 425,425">
          <text:p/>
        </draw:polygon>
        <draw:polygon draw:style-name="gr3" draw:layer="layout" svg:width="0.424cm" svg:height="0.424cm" svg:x="2.647cm" svg:y="18.867cm" svg:viewBox="0 0 425 425" draw:points="0,425 0,0 425,0 425,425">
          <text:p/>
        </draw:polygon>
        <draw:polygon draw:style-name="gr2" draw:layer="layout" svg:width="0.424cm" svg:height="0.424cm" svg:x="2.647cm" svg:y="18.867cm" svg:viewBox="0 0 425 425" draw:points="0,425 0,0 425,0 425,425">
          <text:p/>
        </draw:polygon>
        <draw:polygon draw:style-name="gr3" draw:layer="layout" svg:width="0.424cm" svg:height="0.424cm" svg:x="2.647cm" svg:y="18.867cm" svg:viewBox="0 0 425 425" draw:points="0,425 0,0 425,0 425,425">
          <text:p/>
        </draw:polygon>
        <draw:polygon draw:style-name="gr2" draw:layer="layout" svg:width="0.424cm" svg:height="0.423cm" svg:x="2.647cm" svg:y="18.444cm" svg:viewBox="0 0 425 424" draw:points="0,424 0,0 425,0 425,424">
          <text:p/>
        </draw:polygon>
        <draw:polygon draw:style-name="gr3" draw:layer="layout" svg:width="0.424cm" svg:height="0.423cm" svg:x="2.647cm" svg:y="18.444cm" svg:viewBox="0 0 425 424" draw:points="0,424 0,0 425,0 425,424">
          <text:p/>
        </draw:polygon>
        <draw:polygon draw:style-name="gr2" draw:layer="layout" svg:width="0.424cm" svg:height="0.423cm" svg:x="2.647cm" svg:y="18.444cm" svg:viewBox="0 0 425 424" draw:points="0,424 0,0 425,0 425,424">
          <text:p/>
        </draw:polygon>
        <draw:polygon draw:style-name="gr3" draw:layer="layout" svg:width="0.424cm" svg:height="0.423cm" svg:x="2.647cm" svg:y="18.444cm" svg:viewBox="0 0 425 424" draw:points="0,424 0,0 425,0 425,424">
          <text:p/>
        </draw:polygon>
        <draw:polygon draw:style-name="gr2" draw:layer="layout" svg:width="0.424cm" svg:height="0.423cm" svg:x="2.647cm" svg:y="18.021cm" svg:viewBox="0 0 425 424" draw:points="0,424 0,0 425,0 425,424">
          <text:p/>
        </draw:polygon>
        <draw:polygon draw:style-name="gr3" draw:layer="layout" svg:width="0.424cm" svg:height="0.423cm" svg:x="2.647cm" svg:y="18.021cm" svg:viewBox="0 0 425 424" draw:points="0,424 0,0 425,0 425,424">
          <text:p/>
        </draw:polygon>
        <draw:polygon draw:style-name="gr2" draw:layer="layout" svg:width="0.424cm" svg:height="0.423cm" svg:x="2.647cm" svg:y="18.021cm" svg:viewBox="0 0 425 424" draw:points="0,424 0,0 425,0 425,424">
          <text:p/>
        </draw:polygon>
        <draw:polygon draw:style-name="gr3" draw:layer="layout" svg:width="0.424cm" svg:height="0.423cm" svg:x="2.647cm" svg:y="18.021cm" svg:viewBox="0 0 425 424" draw:points="0,424 0,0 425,0 425,424">
          <text:p/>
        </draw:polygon>
        <draw:polygon draw:style-name="gr2" draw:layer="layout" svg:width="0.424cm" svg:height="0.424cm" svg:x="2.647cm" svg:y="17.597cm" svg:viewBox="0 0 425 425" draw:points="0,425 0,0 425,0 425,425">
          <text:p/>
        </draw:polygon>
        <draw:polygon draw:style-name="gr3" draw:layer="layout" svg:width="0.424cm" svg:height="0.424cm" svg:x="2.647cm" svg:y="17.597cm" svg:viewBox="0 0 425 425" draw:points="0,425 0,0 425,0 425,425">
          <text:p/>
        </draw:polygon>
        <draw:polygon draw:style-name="gr2" draw:layer="layout" svg:width="0.424cm" svg:height="0.424cm" svg:x="2.647cm" svg:y="17.597cm" svg:viewBox="0 0 425 425" draw:points="0,425 0,0 425,0 425,425">
          <text:p/>
        </draw:polygon>
        <draw:polygon draw:style-name="gr3" draw:layer="layout" svg:width="0.424cm" svg:height="0.424cm" svg:x="2.647cm" svg:y="17.597cm" svg:viewBox="0 0 425 425" draw:points="0,425 0,0 425,0 425,425">
          <text:p/>
        </draw:polygon>
        <draw:polygon draw:style-name="gr2" draw:layer="layout" svg:width="0.424cm" svg:height="0.423cm" svg:x="2.647cm" svg:y="17.174cm" svg:viewBox="0 0 425 424" draw:points="0,424 0,0 425,0 425,424">
          <text:p/>
        </draw:polygon>
        <draw:polygon draw:style-name="gr3" draw:layer="layout" svg:width="0.424cm" svg:height="0.423cm" svg:x="2.647cm" svg:y="17.174cm" svg:viewBox="0 0 425 424" draw:points="0,424 0,0 425,0 425,424">
          <text:p/>
        </draw:polygon>
        <draw:polygon draw:style-name="gr2" draw:layer="layout" svg:width="0.424cm" svg:height="0.423cm" svg:x="2.647cm" svg:y="17.174cm" svg:viewBox="0 0 425 424" draw:points="0,424 0,0 425,0 425,424">
          <text:p/>
        </draw:polygon>
        <draw:polygon draw:style-name="gr3" draw:layer="layout" svg:width="0.424cm" svg:height="0.423cm" svg:x="2.647cm" svg:y="17.174cm" svg:viewBox="0 0 425 424" draw:points="0,424 0,0 425,0 425,424">
          <text:p/>
        </draw:polygon>
        <draw:polygon draw:style-name="gr2" draw:layer="layout" svg:width="0.424cm" svg:height="0.423cm" svg:x="2.647cm" svg:y="16.751cm" svg:viewBox="0 0 425 424" draw:points="0,424 0,0 425,0 425,424">
          <text:p/>
        </draw:polygon>
        <draw:polygon draw:style-name="gr3" draw:layer="layout" svg:width="0.424cm" svg:height="0.423cm" svg:x="2.647cm" svg:y="16.751cm" svg:viewBox="0 0 425 424" draw:points="0,424 0,0 425,0 425,424">
          <text:p/>
        </draw:polygon>
        <draw:polygon draw:style-name="gr2" draw:layer="layout" svg:width="0.424cm" svg:height="0.423cm" svg:x="2.647cm" svg:y="16.751cm" svg:viewBox="0 0 425 424" draw:points="0,424 0,0 425,0 425,424">
          <text:p/>
        </draw:polygon>
        <draw:polygon draw:style-name="gr3" draw:layer="layout" svg:width="0.424cm" svg:height="0.423cm" svg:x="2.647cm" svg:y="16.751cm" svg:viewBox="0 0 425 424" draw:points="0,424 0,0 425,0 425,424">
          <text:p/>
        </draw:polygon>
        <draw:polygon draw:style-name="gr2" draw:layer="layout" svg:width="0.424cm" svg:height="0.424cm" svg:x="2.647cm" svg:y="16.327cm" svg:viewBox="0 0 425 425" draw:points="0,425 0,0 425,0 425,425">
          <text:p/>
        </draw:polygon>
        <draw:polygon draw:style-name="gr3" draw:layer="layout" svg:width="0.424cm" svg:height="0.424cm" svg:x="2.647cm" svg:y="16.327cm" svg:viewBox="0 0 425 425" draw:points="0,425 0,0 425,0 425,425">
          <text:p/>
        </draw:polygon>
        <draw:polygon draw:style-name="gr2" draw:layer="layout" svg:width="0.424cm" svg:height="0.424cm" svg:x="2.647cm" svg:y="16.327cm" svg:viewBox="0 0 425 425" draw:points="0,425 0,0 425,0 425,425">
          <text:p/>
        </draw:polygon>
        <draw:polygon draw:style-name="gr3" draw:layer="layout" svg:width="0.424cm" svg:height="0.424cm" svg:x="2.647cm" svg:y="16.327cm" svg:viewBox="0 0 425 425" draw:points="0,425 0,0 425,0 425,425">
          <text:p/>
        </draw:polygon>
        <draw:polygon draw:style-name="gr2" draw:layer="layout" svg:width="0.424cm" svg:height="0.423cm" svg:x="2.647cm" svg:y="15.904cm" svg:viewBox="0 0 425 424" draw:points="0,424 0,0 425,0 425,424">
          <text:p/>
        </draw:polygon>
        <draw:polygon draw:style-name="gr3" draw:layer="layout" svg:width="0.424cm" svg:height="0.423cm" svg:x="2.647cm" svg:y="15.904cm" svg:viewBox="0 0 425 424" draw:points="0,424 0,0 425,0 425,424">
          <text:p/>
        </draw:polygon>
        <draw:polygon draw:style-name="gr2" draw:layer="layout" svg:width="0.424cm" svg:height="0.423cm" svg:x="2.647cm" svg:y="15.904cm" svg:viewBox="0 0 425 424" draw:points="0,424 0,0 425,0 425,424">
          <text:p/>
        </draw:polygon>
        <draw:polygon draw:style-name="gr3" draw:layer="layout" svg:width="0.424cm" svg:height="0.423cm" svg:x="2.647cm" svg:y="15.904cm" svg:viewBox="0 0 425 424" draw:points="0,424 0,0 425,0 425,424">
          <text:p/>
        </draw:polygon>
        <draw:polygon draw:style-name="gr2" draw:layer="layout" svg:width="0.424cm" svg:height="0.423cm" svg:x="2.647cm" svg:y="15.481cm" svg:viewBox="0 0 425 424" draw:points="0,424 0,0 425,0 425,424">
          <text:p/>
        </draw:polygon>
        <draw:polygon draw:style-name="gr3" draw:layer="layout" svg:width="0.424cm" svg:height="0.423cm" svg:x="2.647cm" svg:y="15.481cm" svg:viewBox="0 0 425 424" draw:points="0,424 0,0 425,0 425,424">
          <text:p/>
        </draw:polygon>
        <draw:polygon draw:style-name="gr2" draw:layer="layout" svg:width="0.424cm" svg:height="0.423cm" svg:x="2.647cm" svg:y="15.481cm" svg:viewBox="0 0 425 424" draw:points="0,424 0,0 425,0 425,424">
          <text:p/>
        </draw:polygon>
        <draw:polygon draw:style-name="gr3" draw:layer="layout" svg:width="0.424cm" svg:height="0.423cm" svg:x="2.647cm" svg:y="15.481cm" svg:viewBox="0 0 425 424" draw:points="0,424 0,0 425,0 425,424">
          <text:p/>
        </draw:polygon>
        <draw:polygon draw:style-name="gr4" draw:layer="layout" svg:width="0.424cm" svg:height="0.424cm" svg:x="2.647cm" svg:y="15.057cm" svg:viewBox="0 0 425 425" draw:points="0,425 0,0 425,0 425,425">
          <text:p/>
        </draw:polygon>
        <draw:polygon draw:style-name="gr5" draw:layer="layout" svg:width="0.424cm" svg:height="0.424cm" svg:x="2.647cm" svg:y="15.057cm" svg:viewBox="0 0 425 425" draw:points="0,425 0,0 425,0 425,425">
          <text:p/>
        </draw:polygon>
        <draw:polygon draw:style-name="gr4" draw:layer="layout" svg:width="0.424cm" svg:height="0.424cm" svg:x="2.647cm" svg:y="15.057cm" svg:viewBox="0 0 425 425" draw:points="0,425 0,0 425,0 425,425">
          <text:p/>
        </draw:polygon>
        <draw:polygon draw:style-name="gr5" draw:layer="layout" svg:width="0.424cm" svg:height="0.424cm" svg:x="2.647cm" svg:y="15.057cm" svg:viewBox="0 0 425 425" draw:points="0,425 0,0 425,0 425,425">
          <text:p/>
        </draw:polygon>
        <draw:polygon draw:style-name="gr4" draw:layer="layout" svg:width="0.424cm" svg:height="0.423cm" svg:x="2.647cm" svg:y="14.634cm" svg:viewBox="0 0 425 424" draw:points="0,424 0,0 425,0 425,424">
          <text:p/>
        </draw:polygon>
        <draw:polygon draw:style-name="gr5" draw:layer="layout" svg:width="0.424cm" svg:height="0.423cm" svg:x="2.647cm" svg:y="14.634cm" svg:viewBox="0 0 425 424" draw:points="0,424 0,0 425,0 425,424">
          <text:p/>
        </draw:polygon>
        <draw:polygon draw:style-name="gr4" draw:layer="layout" svg:width="0.424cm" svg:height="0.423cm" svg:x="2.647cm" svg:y="14.634cm" svg:viewBox="0 0 425 424" draw:points="0,424 0,0 425,0 425,424">
          <text:p/>
        </draw:polygon>
        <draw:polygon draw:style-name="gr5" draw:layer="layout" svg:width="0.424cm" svg:height="0.423cm" svg:x="2.647cm" svg:y="14.634cm" svg:viewBox="0 0 425 424" draw:points="0,424 0,0 425,0 425,424">
          <text:p/>
        </draw:polygon>
        <draw:polygon draw:style-name="gr4" draw:layer="layout" svg:width="0.424cm" svg:height="0.423cm" svg:x="2.647cm" svg:y="14.211cm" svg:viewBox="0 0 425 424" draw:points="0,424 0,0 425,0 425,424">
          <text:p/>
        </draw:polygon>
        <draw:polygon draw:style-name="gr5" draw:layer="layout" svg:width="0.424cm" svg:height="0.423cm" svg:x="2.647cm" svg:y="14.211cm" svg:viewBox="0 0 425 424" draw:points="0,424 0,0 425,0 425,424">
          <text:p/>
        </draw:polygon>
        <draw:polygon draw:style-name="gr4" draw:layer="layout" svg:width="0.424cm" svg:height="0.423cm" svg:x="2.647cm" svg:y="14.211cm" svg:viewBox="0 0 425 424" draw:points="0,424 0,0 425,0 425,424">
          <text:p/>
        </draw:polygon>
        <draw:polygon draw:style-name="gr5" draw:layer="layout" svg:width="0.424cm" svg:height="0.423cm" svg:x="2.647cm" svg:y="14.211cm" svg:viewBox="0 0 425 424" draw:points="0,424 0,0 425,0 425,424">
          <text:p/>
        </draw:polygon>
        <draw:polygon draw:style-name="gr4" draw:layer="layout" svg:width="0.424cm" svg:height="0.424cm" svg:x="2.647cm" svg:y="13.787cm" svg:viewBox="0 0 425 425" draw:points="0,425 0,0 425,0 425,425">
          <text:p/>
        </draw:polygon>
        <draw:polygon draw:style-name="gr5" draw:layer="layout" svg:width="0.424cm" svg:height="0.424cm" svg:x="2.647cm" svg:y="13.787cm" svg:viewBox="0 0 425 425" draw:points="0,425 0,0 425,0 425,425">
          <text:p/>
        </draw:polygon>
        <draw:polygon draw:style-name="gr4" draw:layer="layout" svg:width="0.424cm" svg:height="0.424cm" svg:x="2.647cm" svg:y="13.787cm" svg:viewBox="0 0 425 425" draw:points="0,425 0,0 425,0 425,425">
          <text:p/>
        </draw:polygon>
        <draw:polygon draw:style-name="gr5" draw:layer="layout" svg:width="0.424cm" svg:height="0.424cm" svg:x="2.647cm" svg:y="13.787cm" svg:viewBox="0 0 425 425" draw:points="0,425 0,0 425,0 425,425">
          <text:p/>
        </draw:polygon>
        <draw:polygon draw:style-name="gr4" draw:layer="layout" svg:width="0.424cm" svg:height="0.423cm" svg:x="2.647cm" svg:y="13.364cm" svg:viewBox="0 0 425 424" draw:points="0,424 0,0 425,0 425,424">
          <text:p/>
        </draw:polygon>
        <draw:polygon draw:style-name="gr5" draw:layer="layout" svg:width="0.424cm" svg:height="0.423cm" svg:x="2.647cm" svg:y="13.364cm" svg:viewBox="0 0 425 424" draw:points="0,424 0,0 425,0 425,424">
          <text:p/>
        </draw:polygon>
        <draw:polygon draw:style-name="gr4" draw:layer="layout" svg:width="0.424cm" svg:height="0.423cm" svg:x="2.647cm" svg:y="13.364cm" svg:viewBox="0 0 425 424" draw:points="0,424 0,0 425,0 425,424">
          <text:p/>
        </draw:polygon>
        <draw:polygon draw:style-name="gr5" draw:layer="layout" svg:width="0.424cm" svg:height="0.423cm" svg:x="2.647cm" svg:y="13.364cm" svg:viewBox="0 0 425 424" draw:points="0,424 0,0 425,0 425,424">
          <text:p/>
        </draw:polygon>
        <draw:polygon draw:style-name="gr4" draw:layer="layout" svg:width="0.424cm" svg:height="0.423cm" svg:x="2.647cm" svg:y="12.941cm" svg:viewBox="0 0 425 424" draw:points="0,424 0,0 425,0 425,424">
          <text:p/>
        </draw:polygon>
        <draw:polygon draw:style-name="gr5" draw:layer="layout" svg:width="0.424cm" svg:height="0.423cm" svg:x="2.647cm" svg:y="12.941cm" svg:viewBox="0 0 425 424" draw:points="0,424 0,0 425,0 425,424">
          <text:p/>
        </draw:polygon>
        <draw:polygon draw:style-name="gr4" draw:layer="layout" svg:width="0.424cm" svg:height="0.423cm" svg:x="2.647cm" svg:y="12.941cm" svg:viewBox="0 0 425 424" draw:points="0,424 0,0 425,0 425,424">
          <text:p/>
        </draw:polygon>
        <draw:polygon draw:style-name="gr5" draw:layer="layout" svg:width="0.424cm" svg:height="0.423cm" svg:x="2.647cm" svg:y="12.941cm" svg:viewBox="0 0 425 424" draw:points="0,424 0,0 425,0 425,424">
          <text:p/>
        </draw:polygon>
        <draw:polygon draw:style-name="gr6" draw:layer="layout" svg:width="0.424cm" svg:height="0.424cm" svg:x="2.647cm" svg:y="12.517cm" svg:viewBox="0 0 425 425" draw:points="0,425 0,0 425,0 425,425">
          <text:p/>
        </draw:polygon>
        <draw:polygon draw:style-name="gr7" draw:layer="layout" svg:width="0.424cm" svg:height="0.424cm" svg:x="2.647cm" svg:y="12.517cm" svg:viewBox="0 0 425 425" draw:points="0,425 0,0 425,0 425,425">
          <text:p/>
        </draw:polygon>
        <draw:polygon draw:style-name="gr6" draw:layer="layout" svg:width="0.424cm" svg:height="0.424cm" svg:x="2.647cm" svg:y="12.517cm" svg:viewBox="0 0 425 425" draw:points="0,425 0,0 425,0 425,425">
          <text:p/>
        </draw:polygon>
        <draw:polygon draw:style-name="gr7" draw:layer="layout" svg:width="0.424cm" svg:height="0.424cm" svg:x="2.647cm" svg:y="12.517cm" svg:viewBox="0 0 425 425" draw:points="0,425 0,0 425,0 425,425">
          <text:p/>
        </draw:polygon>
        <draw:polygon draw:style-name="gr6" draw:layer="layout" svg:width="0.424cm" svg:height="0.423cm" svg:x="2.647cm" svg:y="12.094cm" svg:viewBox="0 0 425 424" draw:points="0,424 0,0 425,0 425,424">
          <text:p/>
        </draw:polygon>
        <draw:polygon draw:style-name="gr7" draw:layer="layout" svg:width="0.424cm" svg:height="0.423cm" svg:x="2.647cm" svg:y="12.094cm" svg:viewBox="0 0 425 424" draw:points="0,424 0,0 425,0 425,424">
          <text:p/>
        </draw:polygon>
        <draw:polygon draw:style-name="gr6" draw:layer="layout" svg:width="0.424cm" svg:height="0.423cm" svg:x="2.647cm" svg:y="12.094cm" svg:viewBox="0 0 425 424" draw:points="0,424 0,0 425,0 425,424">
          <text:p/>
        </draw:polygon>
        <draw:polygon draw:style-name="gr7" draw:layer="layout" svg:width="0.424cm" svg:height="0.423cm" svg:x="2.647cm" svg:y="12.094cm" svg:viewBox="0 0 425 424" draw:points="0,424 0,0 425,0 425,424">
          <text:p/>
        </draw:polygon>
        <draw:polygon draw:style-name="gr6" draw:layer="layout" svg:width="0.424cm" svg:height="0.423cm" svg:x="2.647cm" svg:y="11.671cm" svg:viewBox="0 0 425 424" draw:points="0,424 0,0 425,0 425,424">
          <text:p/>
        </draw:polygon>
        <draw:polygon draw:style-name="gr7" draw:layer="layout" svg:width="0.424cm" svg:height="0.423cm" svg:x="2.647cm" svg:y="11.671cm" svg:viewBox="0 0 425 424" draw:points="0,424 0,0 425,0 425,424">
          <text:p/>
        </draw:polygon>
        <draw:polygon draw:style-name="gr6" draw:layer="layout" svg:width="0.424cm" svg:height="0.423cm" svg:x="2.647cm" svg:y="11.671cm" svg:viewBox="0 0 425 424" draw:points="0,424 0,0 425,0 425,424">
          <text:p/>
        </draw:polygon>
        <draw:polygon draw:style-name="gr7" draw:layer="layout" svg:width="0.424cm" svg:height="0.423cm" svg:x="2.647cm" svg:y="11.671cm" svg:viewBox="0 0 425 424" draw:points="0,424 0,0 425,0 425,424">
          <text:p/>
        </draw:polygon>
        <draw:polygon draw:style-name="gr6" draw:layer="layout" svg:width="0.424cm" svg:height="0.424cm" svg:x="2.647cm" svg:y="11.247cm" svg:viewBox="0 0 425 425" draw:points="0,425 0,0 425,0 425,425">
          <text:p/>
        </draw:polygon>
        <draw:polygon draw:style-name="gr7" draw:layer="layout" svg:width="0.424cm" svg:height="0.424cm" svg:x="2.647cm" svg:y="11.247cm" svg:viewBox="0 0 425 425" draw:points="0,425 0,0 425,0 425,425">
          <text:p/>
        </draw:polygon>
        <draw:polygon draw:style-name="gr6" draw:layer="layout" svg:width="0.424cm" svg:height="0.424cm" svg:x="2.647cm" svg:y="11.247cm" svg:viewBox="0 0 425 425" draw:points="0,425 0,0 425,0 425,425">
          <text:p/>
        </draw:polygon>
        <draw:polygon draw:style-name="gr7" draw:layer="layout" svg:width="0.424cm" svg:height="0.424cm" svg:x="2.647cm" svg:y="11.247cm" svg:viewBox="0 0 425 425" draw:points="0,425 0,0 425,0 425,425">
          <text:p/>
        </draw:polygon>
        <draw:polygon draw:style-name="gr6" draw:layer="layout" svg:width="0.424cm" svg:height="0.423cm" svg:x="2.647cm" svg:y="10.824cm" svg:viewBox="0 0 425 424" draw:points="0,424 0,0 425,0 425,424">
          <text:p/>
        </draw:polygon>
        <draw:polygon draw:style-name="gr7" draw:layer="layout" svg:width="0.424cm" svg:height="0.423cm" svg:x="2.647cm" svg:y="10.824cm" svg:viewBox="0 0 425 424" draw:points="0,424 0,0 425,0 425,424">
          <text:p/>
        </draw:polygon>
        <draw:polygon draw:style-name="gr6" draw:layer="layout" svg:width="0.424cm" svg:height="0.423cm" svg:x="2.647cm" svg:y="10.824cm" svg:viewBox="0 0 425 424" draw:points="0,424 0,0 425,0 425,424">
          <text:p/>
        </draw:polygon>
        <draw:polygon draw:style-name="gr7" draw:layer="layout" svg:width="0.424cm" svg:height="0.423cm" svg:x="2.647cm" svg:y="10.824cm" svg:viewBox="0 0 425 424" draw:points="0,424 0,0 425,0 425,424">
          <text:p/>
        </draw:polygon>
        <draw:polygon draw:style-name="gr6" draw:layer="layout" svg:width="0.424cm" svg:height="0.423cm" svg:x="2.647cm" svg:y="10.401cm" svg:viewBox="0 0 425 424" draw:points="0,424 0,0 425,0 425,424">
          <text:p/>
        </draw:polygon>
        <draw:polygon draw:style-name="gr7" draw:layer="layout" svg:width="0.424cm" svg:height="0.423cm" svg:x="2.647cm" svg:y="10.401cm" svg:viewBox="0 0 425 424" draw:points="0,424 0,0 425,0 425,424">
          <text:p/>
        </draw:polygon>
        <draw:polygon draw:style-name="gr6" draw:layer="layout" svg:width="0.424cm" svg:height="0.423cm" svg:x="2.647cm" svg:y="10.401cm" svg:viewBox="0 0 425 424" draw:points="0,424 0,0 425,0 425,424">
          <text:p/>
        </draw:polygon>
        <draw:polygon draw:style-name="gr7" draw:layer="layout" svg:width="0.424cm" svg:height="0.423cm" svg:x="2.647cm" svg:y="10.401cm" svg:viewBox="0 0 425 424" draw:points="0,424 0,0 425,0 425,424">
          <text:p/>
        </draw:polygon>
        <draw:polygon draw:style-name="gr2" draw:layer="layout" svg:width="0.423cm" svg:height="0.424cm" svg:x="3.071cm" svg:y="20.137cm" svg:viewBox="0 0 424 425" draw:points="0,425 0,0 424,0 424,425">
          <text:p/>
        </draw:polygon>
        <draw:polygon draw:style-name="gr3" draw:layer="layout" svg:width="0.423cm" svg:height="0.424cm" svg:x="3.071cm" svg:y="20.137cm" svg:viewBox="0 0 424 425" draw:points="0,425 0,0 424,0 424,425">
          <text:p/>
        </draw:polygon>
        <draw:polygon draw:style-name="gr2" draw:layer="layout" svg:width="0.423cm" svg:height="0.424cm" svg:x="3.071cm" svg:y="20.137cm" svg:viewBox="0 0 424 425" draw:points="0,425 0,0 424,0 424,425">
          <text:p/>
        </draw:polygon>
        <draw:polygon draw:style-name="gr3" draw:layer="layout" svg:width="0.423cm" svg:height="0.424cm" svg:x="3.071cm" svg:y="20.137cm" svg:viewBox="0 0 424 425" draw:points="0,425 0,0 424,0 424,425">
          <text:p/>
        </draw:polygon>
        <draw:polygon draw:style-name="gr2" draw:layer="layout" svg:width="0.423cm" svg:height="0.423cm" svg:x="3.071cm" svg:y="19.714cm" svg:viewBox="0 0 424 424" draw:points="0,424 0,0 424,0 424,424">
          <text:p/>
        </draw:polygon>
        <draw:polygon draw:style-name="gr3" draw:layer="layout" svg:width="0.423cm" svg:height="0.423cm" svg:x="3.071cm" svg:y="19.714cm" svg:viewBox="0 0 424 424" draw:points="0,424 0,0 424,0 424,424">
          <text:p/>
        </draw:polygon>
        <draw:polygon draw:style-name="gr2" draw:layer="layout" svg:width="0.423cm" svg:height="0.423cm" svg:x="3.071cm" svg:y="19.714cm" svg:viewBox="0 0 424 424" draw:points="0,424 0,0 424,0 424,424">
          <text:p/>
        </draw:polygon>
        <draw:polygon draw:style-name="gr3" draw:layer="layout" svg:width="0.423cm" svg:height="0.423cm" svg:x="3.071cm" svg:y="19.714cm" svg:viewBox="0 0 424 424" draw:points="0,424 0,0 424,0 424,424">
          <text:p/>
        </draw:polygon>
        <draw:polygon draw:style-name="gr2" draw:layer="layout" svg:width="0.423cm" svg:height="0.423cm" svg:x="3.071cm" svg:y="19.291cm" svg:viewBox="0 0 424 424" draw:points="0,424 0,0 424,0 424,424">
          <text:p/>
        </draw:polygon>
        <draw:polygon draw:style-name="gr3" draw:layer="layout" svg:width="0.423cm" svg:height="0.423cm" svg:x="3.071cm" svg:y="19.291cm" svg:viewBox="0 0 424 424" draw:points="0,424 0,0 424,0 424,424">
          <text:p/>
        </draw:polygon>
        <draw:polygon draw:style-name="gr2" draw:layer="layout" svg:width="0.423cm" svg:height="0.423cm" svg:x="3.071cm" svg:y="19.291cm" svg:viewBox="0 0 424 424" draw:points="0,424 0,0 424,0 424,424">
          <text:p/>
        </draw:polygon>
        <draw:polygon draw:style-name="gr3" draw:layer="layout" svg:width="0.423cm" svg:height="0.423cm" svg:x="3.071cm" svg:y="19.291cm" svg:viewBox="0 0 424 424" draw:points="0,424 0,0 424,0 424,424">
          <text:p/>
        </draw:polygon>
        <draw:polygon draw:style-name="gr2" draw:layer="layout" svg:width="0.423cm" svg:height="0.424cm" svg:x="3.071cm" svg:y="18.867cm" svg:viewBox="0 0 424 425" draw:points="0,425 0,0 424,0 424,425">
          <text:p/>
        </draw:polygon>
        <draw:polygon draw:style-name="gr3" draw:layer="layout" svg:width="0.423cm" svg:height="0.424cm" svg:x="3.071cm" svg:y="18.867cm" svg:viewBox="0 0 424 425" draw:points="0,425 0,0 424,0 424,425">
          <text:p/>
        </draw:polygon>
        <draw:polygon draw:style-name="gr2" draw:layer="layout" svg:width="0.423cm" svg:height="0.424cm" svg:x="3.071cm" svg:y="18.867cm" svg:viewBox="0 0 424 425" draw:points="0,425 0,0 424,0 424,425">
          <text:p/>
        </draw:polygon>
        <draw:polygon draw:style-name="gr3" draw:layer="layout" svg:width="0.423cm" svg:height="0.424cm" svg:x="3.071cm" svg:y="18.867cm" svg:viewBox="0 0 424 425" draw:points="0,425 0,0 424,0 424,425">
          <text:p/>
        </draw:polygon>
        <draw:polygon draw:style-name="gr2" draw:layer="layout" svg:width="0.423cm" svg:height="0.423cm" svg:x="3.071cm" svg:y="18.444cm" svg:viewBox="0 0 424 424" draw:points="0,424 0,0 424,0 424,424">
          <text:p/>
        </draw:polygon>
        <draw:polygon draw:style-name="gr3" draw:layer="layout" svg:width="0.423cm" svg:height="0.423cm" svg:x="3.071cm" svg:y="18.444cm" svg:viewBox="0 0 424 424" draw:points="0,424 0,0 424,0 424,424">
          <text:p/>
        </draw:polygon>
        <draw:polygon draw:style-name="gr2" draw:layer="layout" svg:width="0.423cm" svg:height="0.423cm" svg:x="3.071cm" svg:y="18.444cm" svg:viewBox="0 0 424 424" draw:points="0,424 0,0 424,0 424,424">
          <text:p/>
        </draw:polygon>
        <draw:polygon draw:style-name="gr3" draw:layer="layout" svg:width="0.423cm" svg:height="0.423cm" svg:x="3.071cm" svg:y="18.444cm" svg:viewBox="0 0 424 424" draw:points="0,424 0,0 424,0 424,424">
          <text:p/>
        </draw:polygon>
        <draw:polygon draw:style-name="gr2" draw:layer="layout" svg:width="0.423cm" svg:height="0.423cm" svg:x="3.071cm" svg:y="18.021cm" svg:viewBox="0 0 424 424" draw:points="0,424 0,0 424,0 424,424">
          <text:p/>
        </draw:polygon>
        <draw:polygon draw:style-name="gr3" draw:layer="layout" svg:width="0.423cm" svg:height="0.423cm" svg:x="3.071cm" svg:y="18.021cm" svg:viewBox="0 0 424 424" draw:points="0,424 0,0 424,0 424,424">
          <text:p/>
        </draw:polygon>
        <draw:polygon draw:style-name="gr2" draw:layer="layout" svg:width="0.423cm" svg:height="0.423cm" svg:x="3.071cm" svg:y="18.021cm" svg:viewBox="0 0 424 424" draw:points="0,424 0,0 424,0 424,424">
          <text:p/>
        </draw:polygon>
        <draw:polygon draw:style-name="gr3" draw:layer="layout" svg:width="0.423cm" svg:height="0.423cm" svg:x="3.071cm" svg:y="18.021cm" svg:viewBox="0 0 424 424" draw:points="0,424 0,0 424,0 424,424">
          <text:p/>
        </draw:polygon>
        <draw:polygon draw:style-name="gr2" draw:layer="layout" svg:width="0.423cm" svg:height="0.424cm" svg:x="3.071cm" svg:y="17.597cm" svg:viewBox="0 0 424 425" draw:points="0,425 0,0 424,0 424,425">
          <text:p/>
        </draw:polygon>
        <draw:polygon draw:style-name="gr3" draw:layer="layout" svg:width="0.423cm" svg:height="0.424cm" svg:x="3.071cm" svg:y="17.597cm" svg:viewBox="0 0 424 425" draw:points="0,425 0,0 424,0 424,425">
          <text:p/>
        </draw:polygon>
        <draw:polygon draw:style-name="gr2" draw:layer="layout" svg:width="0.423cm" svg:height="0.424cm" svg:x="3.071cm" svg:y="17.597cm" svg:viewBox="0 0 424 425" draw:points="0,425 0,0 424,0 424,425">
          <text:p/>
        </draw:polygon>
        <draw:polygon draw:style-name="gr3" draw:layer="layout" svg:width="0.423cm" svg:height="0.424cm" svg:x="3.071cm" svg:y="17.597cm" svg:viewBox="0 0 424 425" draw:points="0,425 0,0 424,0 424,425">
          <text:p/>
        </draw:polygon>
        <draw:polygon draw:style-name="gr2" draw:layer="layout" svg:width="0.423cm" svg:height="0.423cm" svg:x="3.071cm" svg:y="17.174cm" svg:viewBox="0 0 424 424" draw:points="0,424 0,0 424,0 424,424">
          <text:p/>
        </draw:polygon>
        <draw:polygon draw:style-name="gr3" draw:layer="layout" svg:width="0.423cm" svg:height="0.423cm" svg:x="3.071cm" svg:y="17.174cm" svg:viewBox="0 0 424 424" draw:points="0,424 0,0 424,0 424,424">
          <text:p/>
        </draw:polygon>
        <draw:polygon draw:style-name="gr2" draw:layer="layout" svg:width="0.423cm" svg:height="0.423cm" svg:x="3.071cm" svg:y="17.174cm" svg:viewBox="0 0 424 424" draw:points="0,424 0,0 424,0 424,424">
          <text:p/>
        </draw:polygon>
        <draw:polygon draw:style-name="gr3" draw:layer="layout" svg:width="0.423cm" svg:height="0.423cm" svg:x="3.071cm" svg:y="17.174cm" svg:viewBox="0 0 424 424" draw:points="0,424 0,0 424,0 424,424">
          <text:p/>
        </draw:polygon>
        <draw:polygon draw:style-name="gr2" draw:layer="layout" svg:width="0.423cm" svg:height="0.423cm" svg:x="3.071cm" svg:y="16.751cm" svg:viewBox="0 0 424 424" draw:points="0,424 0,0 424,0 424,424">
          <text:p/>
        </draw:polygon>
        <draw:polygon draw:style-name="gr3" draw:layer="layout" svg:width="0.423cm" svg:height="0.423cm" svg:x="3.071cm" svg:y="16.751cm" svg:viewBox="0 0 424 424" draw:points="0,424 0,0 424,0 424,424">
          <text:p/>
        </draw:polygon>
        <draw:polygon draw:style-name="gr2" draw:layer="layout" svg:width="0.423cm" svg:height="0.424cm" svg:x="3.071cm" svg:y="16.327cm" svg:viewBox="0 0 424 425" draw:points="0,425 0,0 424,0 424,425">
          <text:p/>
        </draw:polygon>
        <draw:polygon draw:style-name="gr3" draw:layer="layout" svg:width="0.423cm" svg:height="0.424cm" svg:x="3.071cm" svg:y="16.327cm" svg:viewBox="0 0 424 425" draw:points="0,425 0,0 424,0 424,425">
          <text:p/>
        </draw:polygon>
        <draw:polygon draw:style-name="gr2" draw:layer="layout" svg:width="0.423cm" svg:height="0.423cm" svg:x="3.071cm" svg:y="15.904cm" svg:viewBox="0 0 424 424" draw:points="0,424 0,0 424,0 424,424">
          <text:p/>
        </draw:polygon>
        <draw:polygon draw:style-name="gr3" draw:layer="layout" svg:width="0.423cm" svg:height="0.423cm" svg:x="3.071cm" svg:y="15.904cm" svg:viewBox="0 0 424 424" draw:points="0,424 0,0 424,0 424,424">
          <text:p/>
        </draw:polygon>
        <draw:polygon draw:style-name="gr2" draw:layer="layout" svg:width="0.423cm" svg:height="0.423cm" svg:x="3.071cm" svg:y="15.481cm" svg:viewBox="0 0 424 424" draw:points="0,424 0,0 424,0 424,424">
          <text:p/>
        </draw:polygon>
        <draw:polygon draw:style-name="gr3" draw:layer="layout" svg:width="0.423cm" svg:height="0.423cm" svg:x="3.071cm" svg:y="15.481cm" svg:viewBox="0 0 424 424" draw:points="0,424 0,0 424,0 424,424">
          <text:p/>
        </draw:polygon>
        <draw:polygon draw:style-name="gr4" draw:layer="layout" svg:width="0.423cm" svg:height="0.424cm" svg:x="3.071cm" svg:y="15.057cm" svg:viewBox="0 0 424 425" draw:points="0,425 0,0 424,0 424,425">
          <text:p/>
        </draw:polygon>
        <draw:polygon draw:style-name="gr5" draw:layer="layout" svg:width="0.423cm" svg:height="0.424cm" svg:x="3.071cm" svg:y="15.057cm" svg:viewBox="0 0 424 425" draw:points="0,425 0,0 424,0 424,425">
          <text:p/>
        </draw:polygon>
        <draw:polygon draw:style-name="gr4" draw:layer="layout" svg:width="0.423cm" svg:height="0.423cm" svg:x="3.071cm" svg:y="14.634cm" svg:viewBox="0 0 424 424" draw:points="0,424 0,0 424,0 424,424">
          <text:p/>
        </draw:polygon>
        <draw:polygon draw:style-name="gr5" draw:layer="layout" svg:width="0.423cm" svg:height="0.423cm" svg:x="3.071cm" svg:y="14.634cm" svg:viewBox="0 0 424 424" draw:points="0,424 0,0 424,0 424,424">
          <text:p/>
        </draw:polygon>
        <draw:polygon draw:style-name="gr4" draw:layer="layout" svg:width="0.423cm" svg:height="0.423cm" svg:x="3.071cm" svg:y="14.211cm" svg:viewBox="0 0 424 424" draw:points="0,424 0,0 424,0 424,424">
          <text:p/>
        </draw:polygon>
        <draw:polygon draw:style-name="gr5" draw:layer="layout" svg:width="0.423cm" svg:height="0.423cm" svg:x="3.071cm" svg:y="14.211cm" svg:viewBox="0 0 424 424" draw:points="0,424 0,0 424,0 424,424">
          <text:p/>
        </draw:polygon>
        <draw:polygon draw:style-name="gr4" draw:layer="layout" svg:width="0.423cm" svg:height="0.424cm" svg:x="3.071cm" svg:y="13.787cm" svg:viewBox="0 0 424 425" draw:points="0,425 0,0 424,0 424,425">
          <text:p/>
        </draw:polygon>
        <draw:polygon draw:style-name="gr5" draw:layer="layout" svg:width="0.423cm" svg:height="0.424cm" svg:x="3.071cm" svg:y="13.787cm" svg:viewBox="0 0 424 425" draw:points="0,425 0,0 424,0 424,425">
          <text:p/>
        </draw:polygon>
        <draw:polygon draw:style-name="gr4" draw:layer="layout" svg:width="0.423cm" svg:height="0.423cm" svg:x="3.071cm" svg:y="13.364cm" svg:viewBox="0 0 424 424" draw:points="0,424 0,0 424,0 424,424">
          <text:p/>
        </draw:polygon>
        <draw:polygon draw:style-name="gr5" draw:layer="layout" svg:width="0.423cm" svg:height="0.423cm" svg:x="3.071cm" svg:y="13.364cm" svg:viewBox="0 0 424 424" draw:points="0,424 0,0 424,0 424,424">
          <text:p/>
        </draw:polygon>
        <draw:polygon draw:style-name="gr4" draw:layer="layout" svg:width="0.423cm" svg:height="0.423cm" svg:x="3.071cm" svg:y="12.941cm" svg:viewBox="0 0 424 424" draw:points="0,424 0,0 424,0 424,424">
          <text:p/>
        </draw:polygon>
        <draw:polygon draw:style-name="gr5" draw:layer="layout" svg:width="0.423cm" svg:height="0.423cm" svg:x="3.071cm" svg:y="12.941cm" svg:viewBox="0 0 424 424" draw:points="0,424 0,0 424,0 424,424">
          <text:p/>
        </draw:polygon>
        <draw:polygon draw:style-name="gr4" draw:layer="layout" svg:width="0.423cm" svg:height="0.423cm" svg:x="3.071cm" svg:y="12.941cm" svg:viewBox="0 0 424 424" draw:points="0,424 0,0 424,0 424,424">
          <text:p/>
        </draw:polygon>
        <draw:polygon draw:style-name="gr5" draw:layer="layout" svg:width="0.423cm" svg:height="0.423cm" svg:x="3.071cm" svg:y="12.941cm" svg:viewBox="0 0 424 424" draw:points="0,424 0,0 424,0 424,424">
          <text:p/>
        </draw:polygon>
        <draw:polygon draw:style-name="gr6" draw:layer="layout" svg:width="0.423cm" svg:height="0.424cm" svg:x="3.071cm" svg:y="12.517cm" svg:viewBox="0 0 424 425" draw:points="0,425 0,0 424,0 424,425">
          <text:p/>
        </draw:polygon>
        <draw:polygon draw:style-name="gr7" draw:layer="layout" svg:width="0.423cm" svg:height="0.424cm" svg:x="3.071cm" svg:y="12.517cm" svg:viewBox="0 0 424 425" draw:points="0,425 0,0 424,0 424,425">
          <text:p/>
        </draw:polygon>
        <draw:polygon draw:style-name="gr6" draw:layer="layout" svg:width="0.423cm" svg:height="0.424cm" svg:x="3.071cm" svg:y="12.517cm" svg:viewBox="0 0 424 425" draw:points="0,425 0,0 424,0 424,425">
          <text:p/>
        </draw:polygon>
        <draw:polygon draw:style-name="gr7" draw:layer="layout" svg:width="0.423cm" svg:height="0.424cm" svg:x="3.071cm" svg:y="12.517cm" svg:viewBox="0 0 424 425" draw:points="0,425 0,0 424,0 424,425">
          <text:p/>
        </draw:polygon>
        <draw:polygon draw:style-name="gr6" draw:layer="layout" svg:width="0.423cm" svg:height="0.423cm" svg:x="3.071cm" svg:y="12.094cm" svg:viewBox="0 0 424 424" draw:points="0,424 0,0 424,0 424,424">
          <text:p/>
        </draw:polygon>
        <draw:polygon draw:style-name="gr7" draw:layer="layout" svg:width="0.423cm" svg:height="0.423cm" svg:x="3.071cm" svg:y="12.094cm" svg:viewBox="0 0 424 424" draw:points="0,424 0,0 424,0 424,424">
          <text:p/>
        </draw:polygon>
        <draw:polygon draw:style-name="gr6" draw:layer="layout" svg:width="0.423cm" svg:height="0.423cm" svg:x="3.071cm" svg:y="12.094cm" svg:viewBox="0 0 424 424" draw:points="0,424 0,0 424,0 424,424">
          <text:p/>
        </draw:polygon>
        <draw:polygon draw:style-name="gr7" draw:layer="layout" svg:width="0.423cm" svg:height="0.423cm" svg:x="3.071cm" svg:y="12.094cm" svg:viewBox="0 0 424 424" draw:points="0,424 0,0 424,0 424,424">
          <text:p/>
        </draw:polygon>
        <draw:polygon draw:style-name="gr6" draw:layer="layout" svg:width="0.423cm" svg:height="0.423cm" svg:x="3.071cm" svg:y="11.671cm" svg:viewBox="0 0 424 424" draw:points="0,424 0,0 424,0 424,424">
          <text:p/>
        </draw:polygon>
        <draw:polygon draw:style-name="gr7" draw:layer="layout" svg:width="0.423cm" svg:height="0.423cm" svg:x="3.071cm" svg:y="11.671cm" svg:viewBox="0 0 424 424" draw:points="0,424 0,0 424,0 424,424">
          <text:p/>
        </draw:polygon>
        <draw:polygon draw:style-name="gr6" draw:layer="layout" svg:width="0.423cm" svg:height="0.423cm" svg:x="3.071cm" svg:y="11.671cm" svg:viewBox="0 0 424 424" draw:points="0,424 0,0 424,0 424,424">
          <text:p/>
        </draw:polygon>
        <draw:polygon draw:style-name="gr7" draw:layer="layout" svg:width="0.423cm" svg:height="0.423cm" svg:x="3.071cm" svg:y="11.671cm" svg:viewBox="0 0 424 424" draw:points="0,424 0,0 424,0 424,424">
          <text:p/>
        </draw:polygon>
        <draw:polygon draw:style-name="gr6" draw:layer="layout" svg:width="0.423cm" svg:height="0.424cm" svg:x="3.071cm" svg:y="11.247cm" svg:viewBox="0 0 424 425" draw:points="0,425 0,0 424,0 424,425">
          <text:p/>
        </draw:polygon>
        <draw:polygon draw:style-name="gr7" draw:layer="layout" svg:width="0.423cm" svg:height="0.424cm" svg:x="3.071cm" svg:y="11.247cm" svg:viewBox="0 0 424 425" draw:points="0,425 0,0 424,0 424,425">
          <text:p/>
        </draw:polygon>
        <draw:polygon draw:style-name="gr6" draw:layer="layout" svg:width="0.423cm" svg:height="0.424cm" svg:x="3.071cm" svg:y="11.247cm" svg:viewBox="0 0 424 425" draw:points="0,425 0,0 424,0 424,425">
          <text:p/>
        </draw:polygon>
        <draw:polygon draw:style-name="gr7" draw:layer="layout" svg:width="0.423cm" svg:height="0.424cm" svg:x="3.071cm" svg:y="11.247cm" svg:viewBox="0 0 424 425" draw:points="0,425 0,0 424,0 424,425">
          <text:p/>
        </draw:polygon>
        <draw:polygon draw:style-name="gr6" draw:layer="layout" svg:width="0.423cm" svg:height="0.423cm" svg:x="3.071cm" svg:y="10.824cm" svg:viewBox="0 0 424 424" draw:points="0,424 0,0 424,0 424,424">
          <text:p/>
        </draw:polygon>
        <draw:polygon draw:style-name="gr7" draw:layer="layout" svg:width="0.423cm" svg:height="0.423cm" svg:x="3.071cm" svg:y="10.824cm" svg:viewBox="0 0 424 424" draw:points="0,424 0,0 424,0 424,424">
          <text:p/>
        </draw:polygon>
        <draw:polygon draw:style-name="gr8" draw:layer="layout" svg:width="1.355cm" svg:height="1.609cm" svg:x="3.494cm" svg:y="10.824cm" svg:viewBox="0 0 1356 1610" draw:points="1356,1610 1356,0 0,0 0,1610">
          <text:p/>
        </draw:polygon>
        <draw:polygon draw:style-name="gr6" draw:layer="layout" svg:width="0.423cm" svg:height="0.423cm" svg:x="3.071cm" svg:y="10.401cm" svg:viewBox="0 0 424 424" draw:points="0,424 0,0 424,0 424,424">
          <text:p/>
        </draw:polygon>
        <draw:polygon draw:style-name="gr7" draw:layer="layout" svg:width="0.423cm" svg:height="0.423cm" svg:x="3.071cm" svg:y="10.401cm" svg:viewBox="0 0 424 424" draw:points="0,424 0,0 424,0 424,424">
          <text:p/>
        </draw:polygon>
        <draw:polygon draw:style-name="gr6" draw:layer="layout" svg:width="0.423cm" svg:height="0.423cm" svg:x="3.071cm" svg:y="10.401cm" svg:viewBox="0 0 424 424" draw:points="0,424 0,0 424,0 424,424">
          <text:p/>
        </draw:polygon>
        <draw:polygon draw:style-name="gr7" draw:layer="layout" svg:width="0.423cm" svg:height="0.423cm" svg:x="3.071cm" svg:y="10.401cm" svg:viewBox="0 0 424 424" draw:points="0,424 0,0 424,0 424,424">
          <text:p/>
        </draw:polygon>
        <draw:polygon draw:style-name="gr2" draw:layer="layout" svg:width="0.423cm" svg:height="0.424cm" svg:x="3.494cm" svg:y="20.137cm" svg:viewBox="0 0 424 425" draw:points="0,425 0,0 424,0 424,425">
          <text:p/>
        </draw:polygon>
        <draw:polygon draw:style-name="gr3" draw:layer="layout" svg:width="0.423cm" svg:height="0.424cm" svg:x="3.494cm" svg:y="20.137cm" svg:viewBox="0 0 424 425" draw:points="0,425 0,0 424,0 424,425">
          <text:p/>
        </draw:polygon>
        <draw:polygon draw:style-name="gr2" draw:layer="layout" svg:width="0.423cm" svg:height="0.424cm" svg:x="3.494cm" svg:y="20.137cm" svg:viewBox="0 0 424 425" draw:points="0,425 0,0 424,0 424,425">
          <text:p/>
        </draw:polygon>
        <draw:polygon draw:style-name="gr3" draw:layer="layout" svg:width="0.423cm" svg:height="0.424cm" svg:x="3.494cm" svg:y="20.137cm" svg:viewBox="0 0 424 425" draw:points="0,425 0,0 424,0 424,425">
          <text:p/>
        </draw:polygon>
        <draw:polygon draw:style-name="gr2" draw:layer="layout" svg:width="0.423cm" svg:height="0.423cm" svg:x="3.494cm" svg:y="19.714cm" svg:viewBox="0 0 424 424" draw:points="0,424 0,0 424,0 424,424">
          <text:p/>
        </draw:polygon>
        <draw:polygon draw:style-name="gr3" draw:layer="layout" svg:width="0.423cm" svg:height="0.423cm" svg:x="3.494cm" svg:y="19.714cm" svg:viewBox="0 0 424 424" draw:points="0,424 0,0 424,0 424,424">
          <text:p/>
        </draw:polygon>
        <draw:polygon draw:style-name="gr2" draw:layer="layout" svg:width="0.423cm" svg:height="0.423cm" svg:x="3.494cm" svg:y="19.714cm" svg:viewBox="0 0 424 424" draw:points="0,424 0,0 424,0 424,424">
          <text:p/>
        </draw:polygon>
        <draw:polygon draw:style-name="gr3" draw:layer="layout" svg:width="0.423cm" svg:height="0.423cm" svg:x="3.494cm" svg:y="19.714cm" svg:viewBox="0 0 424 424" draw:points="0,424 0,0 424,0 424,424">
          <text:p/>
        </draw:polygon>
        <draw:polygon draw:style-name="gr2" draw:layer="layout" svg:width="0.423cm" svg:height="0.423cm" svg:x="3.494cm" svg:y="19.291cm" svg:viewBox="0 0 424 424" draw:points="0,424 0,0 424,0 424,424">
          <text:p/>
        </draw:polygon>
        <draw:polygon draw:style-name="gr3" draw:layer="layout" svg:width="0.423cm" svg:height="0.423cm" svg:x="3.494cm" svg:y="19.291cm" svg:viewBox="0 0 424 424" draw:points="0,424 0,0 424,0 424,424">
          <text:p/>
        </draw:polygon>
        <draw:polygon draw:style-name="gr2" draw:layer="layout" svg:width="0.423cm" svg:height="0.423cm" svg:x="3.494cm" svg:y="19.291cm" svg:viewBox="0 0 424 424" draw:points="0,424 0,0 424,0 424,424">
          <text:p/>
        </draw:polygon>
        <draw:polygon draw:style-name="gr3" draw:layer="layout" svg:width="0.423cm" svg:height="0.423cm" svg:x="3.494cm" svg:y="19.291cm" svg:viewBox="0 0 424 424" draw:points="0,424 0,0 424,0 424,424">
          <text:p/>
        </draw:polygon>
        <draw:polygon draw:style-name="gr2" draw:layer="layout" svg:width="0.423cm" svg:height="0.424cm" svg:x="3.494cm" svg:y="18.867cm" svg:viewBox="0 0 424 425" draw:points="0,425 0,0 424,0 424,425">
          <text:p/>
        </draw:polygon>
        <draw:polygon draw:style-name="gr3" draw:layer="layout" svg:width="0.423cm" svg:height="0.424cm" svg:x="3.494cm" svg:y="18.867cm" svg:viewBox="0 0 424 425" draw:points="0,425 0,0 424,0 424,425">
          <text:p/>
        </draw:polygon>
        <draw:polygon draw:style-name="gr2" draw:layer="layout" svg:width="0.423cm" svg:height="0.424cm" svg:x="3.494cm" svg:y="18.867cm" svg:viewBox="0 0 424 425" draw:points="0,425 0,0 424,0 424,425">
          <text:p/>
        </draw:polygon>
        <draw:polygon draw:style-name="gr3" draw:layer="layout" svg:width="0.423cm" svg:height="0.424cm" svg:x="3.494cm" svg:y="18.867cm" svg:viewBox="0 0 424 425" draw:points="0,425 0,0 424,0 424,425">
          <text:p/>
        </draw:polygon>
        <draw:polygon draw:style-name="gr2" draw:layer="layout" svg:width="0.423cm" svg:height="0.423cm" svg:x="3.494cm" svg:y="18.444cm" svg:viewBox="0 0 424 424" draw:points="0,424 0,0 424,0 424,424">
          <text:p/>
        </draw:polygon>
        <draw:polygon draw:style-name="gr3" draw:layer="layout" svg:width="0.423cm" svg:height="0.423cm" svg:x="3.494cm" svg:y="18.444cm" svg:viewBox="0 0 424 424" draw:points="0,424 0,0 424,0 424,424">
          <text:p/>
        </draw:polygon>
        <draw:polygon draw:style-name="gr2" draw:layer="layout" svg:width="0.423cm" svg:height="0.423cm" svg:x="3.494cm" svg:y="18.444cm" svg:viewBox="0 0 424 424" draw:points="0,424 0,0 424,0 424,424">
          <text:p/>
        </draw:polygon>
        <draw:polygon draw:style-name="gr3" draw:layer="layout" svg:width="0.423cm" svg:height="0.423cm" svg:x="3.494cm" svg:y="18.444cm" svg:viewBox="0 0 424 424" draw:points="0,424 0,0 424,0 424,424">
          <text:p/>
        </draw:polygon>
        <draw:polygon draw:style-name="gr2" draw:layer="layout" svg:width="0.423cm" svg:height="0.423cm" svg:x="3.494cm" svg:y="18.021cm" svg:viewBox="0 0 424 424" draw:points="0,424 0,0 424,0 424,424">
          <text:p/>
        </draw:polygon>
        <draw:polygon draw:style-name="gr3" draw:layer="layout" svg:width="0.423cm" svg:height="0.423cm" svg:x="3.494cm" svg:y="18.021cm" svg:viewBox="0 0 424 424" draw:points="0,424 0,0 424,0 424,424">
          <text:p/>
        </draw:polygon>
        <draw:polygon draw:style-name="gr2" draw:layer="layout" svg:width="0.423cm" svg:height="0.423cm" svg:x="3.494cm" svg:y="18.021cm" svg:viewBox="0 0 424 424" draw:points="0,424 0,0 424,0 424,424">
          <text:p/>
        </draw:polygon>
        <draw:polygon draw:style-name="gr3" draw:layer="layout" svg:width="0.423cm" svg:height="0.423cm" svg:x="3.494cm" svg:y="18.021cm" svg:viewBox="0 0 424 424" draw:points="0,424 0,0 424,0 424,424">
          <text:p/>
        </draw:polygon>
        <draw:polygon draw:style-name="gr2" draw:layer="layout" svg:width="0.423cm" svg:height="0.424cm" svg:x="3.494cm" svg:y="17.597cm" svg:viewBox="0 0 424 425" draw:points="0,425 0,0 424,0 424,425">
          <text:p/>
        </draw:polygon>
        <draw:polygon draw:style-name="gr3" draw:layer="layout" svg:width="0.423cm" svg:height="0.424cm" svg:x="3.494cm" svg:y="17.597cm" svg:viewBox="0 0 424 425" draw:points="0,425 0,0 424,0 424,425">
          <text:p/>
        </draw:polygon>
        <draw:polygon draw:style-name="gr2" draw:layer="layout" svg:width="0.423cm" svg:height="0.423cm" svg:x="3.494cm" svg:y="17.174cm" svg:viewBox="0 0 424 424" draw:points="0,424 0,0 424,0 424,424">
          <text:p/>
        </draw:polygon>
        <draw:polygon draw:style-name="gr3" draw:layer="layout" svg:width="0.423cm" svg:height="0.423cm" svg:x="3.494cm" svg:y="17.174cm" svg:viewBox="0 0 424 424" draw:points="0,424 0,0 424,0 424,424">
          <text:p/>
        </draw:polygon>
        <draw:polygon draw:style-name="gr2" draw:layer="layout" svg:width="0.423cm" svg:height="0.423cm" svg:x="3.494cm" svg:y="16.751cm" svg:viewBox="0 0 424 424" draw:points="0,424 0,0 424,0 424,424">
          <text:p/>
        </draw:polygon>
        <draw:polygon draw:style-name="gr3" draw:layer="layout" svg:width="0.423cm" svg:height="0.423cm" svg:x="3.494cm" svg:y="16.751cm" svg:viewBox="0 0 424 424" draw:points="0,424 0,0 424,0 424,424">
          <text:p/>
        </draw:polygon>
        <draw:polygon draw:style-name="gr2" draw:layer="layout" svg:width="0.423cm" svg:height="0.424cm" svg:x="3.494cm" svg:y="16.327cm" svg:viewBox="0 0 424 425" draw:points="0,425 0,0 424,0 424,425">
          <text:p/>
        </draw:polygon>
        <draw:polygon draw:style-name="gr3" draw:layer="layout" svg:width="0.423cm" svg:height="0.424cm" svg:x="3.494cm" svg:y="16.327cm" svg:viewBox="0 0 424 425" draw:points="0,425 0,0 424,0 424,425">
          <text:p/>
        </draw:polygon>
        <draw:polygon draw:style-name="gr2" draw:layer="layout" svg:width="0.423cm" svg:height="0.423cm" svg:x="3.494cm" svg:y="15.904cm" svg:viewBox="0 0 424 424" draw:points="0,424 0,0 424,0 424,424">
          <text:p/>
        </draw:polygon>
        <draw:polygon draw:style-name="gr3" draw:layer="layout" svg:width="0.423cm" svg:height="0.423cm" svg:x="3.494cm" svg:y="15.904cm" svg:viewBox="0 0 424 424" draw:points="0,424 0,0 424,0 424,424">
          <text:p/>
        </draw:polygon>
        <draw:polygon draw:style-name="gr2" draw:layer="layout" svg:width="0.423cm" svg:height="0.423cm" svg:x="3.494cm" svg:y="15.481cm" svg:viewBox="0 0 424 424" draw:points="0,424 0,0 424,0 424,424">
          <text:p/>
        </draw:polygon>
        <draw:polygon draw:style-name="gr3" draw:layer="layout" svg:width="0.423cm" svg:height="0.423cm" svg:x="3.494cm" svg:y="15.481cm" svg:viewBox="0 0 424 424" draw:points="0,424 0,0 424,0 424,424">
          <text:p/>
        </draw:polygon>
        <draw:polygon draw:style-name="gr4" draw:layer="layout" svg:width="0.423cm" svg:height="0.424cm" svg:x="3.494cm" svg:y="15.057cm" svg:viewBox="0 0 424 425" draw:points="0,425 0,0 424,0 424,425">
          <text:p/>
        </draw:polygon>
        <draw:polygon draw:style-name="gr5" draw:layer="layout" svg:width="0.423cm" svg:height="0.424cm" svg:x="3.494cm" svg:y="15.057cm" svg:viewBox="0 0 424 425" draw:points="0,425 0,0 424,0 424,425">
          <text:p/>
        </draw:polygon>
        <draw:polygon draw:style-name="gr4" draw:layer="layout" svg:width="0.423cm" svg:height="0.423cm" svg:x="3.494cm" svg:y="14.634cm" svg:viewBox="0 0 424 424" draw:points="0,424 0,0 424,0 424,424">
          <text:p/>
        </draw:polygon>
        <draw:polygon draw:style-name="gr5" draw:layer="layout" svg:width="0.423cm" svg:height="0.423cm" svg:x="3.494cm" svg:y="14.634cm" svg:viewBox="0 0 424 424" draw:points="0,424 0,0 424,0 424,424">
          <text:p/>
        </draw:polygon>
        <draw:polygon draw:style-name="gr4" draw:layer="layout" svg:width="0.423cm" svg:height="0.423cm" svg:x="3.494cm" svg:y="14.211cm" svg:viewBox="0 0 424 424" draw:points="0,424 0,0 424,0 424,424">
          <text:p/>
        </draw:polygon>
        <draw:polygon draw:style-name="gr5" draw:layer="layout" svg:width="0.423cm" svg:height="0.423cm" svg:x="3.494cm" svg:y="14.211cm" svg:viewBox="0 0 424 424" draw:points="0,424 0,0 424,0 424,424">
          <text:p/>
        </draw:polygon>
        <draw:polygon draw:style-name="gr4" draw:layer="layout" svg:width="0.423cm" svg:height="0.424cm" svg:x="3.494cm" svg:y="13.787cm" svg:viewBox="0 0 424 425" draw:points="0,425 0,0 424,0 424,425">
          <text:p/>
        </draw:polygon>
        <draw:polygon draw:style-name="gr5" draw:layer="layout" svg:width="0.423cm" svg:height="0.424cm" svg:x="3.494cm" svg:y="13.787cm" svg:viewBox="0 0 424 425" draw:points="0,425 0,0 424,0 424,425">
          <text:p/>
        </draw:polygon>
        <draw:polygon draw:style-name="gr4" draw:layer="layout" svg:width="0.423cm" svg:height="0.423cm" svg:x="3.494cm" svg:y="13.364cm" svg:viewBox="0 0 424 424" draw:points="0,424 0,0 424,0 424,424">
          <text:p/>
        </draw:polygon>
        <draw:polygon draw:style-name="gr5" draw:layer="layout" svg:width="0.423cm" svg:height="0.423cm" svg:x="3.494cm" svg:y="13.364cm" svg:viewBox="0 0 424 424" draw:points="0,424 0,0 424,0 424,424">
          <text:p/>
        </draw:polygon>
        <draw:polygon draw:style-name="gr4" draw:layer="layout" svg:width="0.423cm" svg:height="0.423cm" svg:x="3.494cm" svg:y="12.941cm" svg:viewBox="0 0 424 424" draw:points="0,424 0,0 424,0 424,424">
          <text:p/>
        </draw:polygon>
        <draw:polygon draw:style-name="gr5" draw:layer="layout" svg:width="0.423cm" svg:height="0.423cm" svg:x="3.494cm" svg:y="12.941cm" svg:viewBox="0 0 424 424" draw:points="0,424 0,0 424,0 424,424">
          <text:p/>
        </draw:polygon>
        <draw:polygon draw:style-name="gr6" draw:layer="layout" svg:width="0.423cm" svg:height="0.424cm" svg:x="3.494cm" svg:y="12.517cm" svg:viewBox="0 0 424 425" draw:points="0,425 0,0 424,0 424,425">
          <text:p/>
        </draw:polygon>
        <draw:polygon draw:style-name="gr7" draw:layer="layout" svg:width="0.423cm" svg:height="0.424cm" svg:x="3.494cm" svg:y="12.517cm" svg:viewBox="0 0 424 425" draw:points="0,425 0,0 424,0 424,425">
          <text:p/>
        </draw:polygon>
        <draw:polygon draw:style-name="gr6" draw:layer="layout" svg:width="0.423cm" svg:height="0.423cm" svg:x="3.494cm" svg:y="12.094cm" svg:viewBox="0 0 424 424" draw:points="0,424 0,0 424,0 424,424">
          <text:p/>
        </draw:polygon>
        <draw:polygon draw:style-name="gr7" draw:layer="layout" svg:width="0.423cm" svg:height="0.423cm" svg:x="3.494cm" svg:y="12.094cm" svg:viewBox="0 0 424 424" draw:points="0,424 0,0 424,0 424,424">
          <text:p/>
        </draw:polygon>
        <draw:polygon draw:style-name="gr6" draw:layer="layout" svg:width="0.423cm" svg:height="0.423cm" svg:x="3.494cm" svg:y="12.094cm" svg:viewBox="0 0 424 424" draw:points="0,424 0,0 424,0 424,424">
          <text:p/>
        </draw:polygon>
        <draw:polygon draw:style-name="gr7" draw:layer="layout" svg:width="0.423cm" svg:height="0.423cm" svg:x="3.494cm" svg:y="12.094cm" svg:viewBox="0 0 424 424" draw:points="0,424 0,0 424,0 424,424">
          <text:p/>
        </draw:polygon>
        <draw:polygon draw:style-name="gr6" draw:layer="layout" svg:width="0.423cm" svg:height="0.423cm" svg:x="3.494cm" svg:y="11.671cm" svg:viewBox="0 0 424 424" draw:points="0,424 0,0 424,0 424,424">
          <text:p/>
        </draw:polygon>
        <draw:polygon draw:style-name="gr7" draw:layer="layout" svg:width="0.423cm" svg:height="0.423cm" svg:x="3.494cm" svg:y="11.671cm" svg:viewBox="0 0 424 424" draw:points="0,424 0,0 424,0 424,424">
          <text:p/>
        </draw:polygon>
        <draw:polygon draw:style-name="gr6" draw:layer="layout" svg:width="0.423cm" svg:height="0.423cm" svg:x="3.494cm" svg:y="11.671cm" svg:viewBox="0 0 424 424" draw:points="0,424 0,0 424,0 424,424">
          <text:p/>
        </draw:polygon>
        <draw:polygon draw:style-name="gr7" draw:layer="layout" svg:width="0.423cm" svg:height="0.423cm" svg:x="3.494cm" svg:y="11.671cm" svg:viewBox="0 0 424 424" draw:points="0,424 0,0 424,0 424,424">
          <text:p/>
        </draw:polygon>
        <draw:polygon draw:style-name="gr6" draw:layer="layout" svg:width="0.423cm" svg:height="0.424cm" svg:x="3.494cm" svg:y="11.247cm" svg:viewBox="0 0 424 425" draw:points="0,425 0,0 424,0 424,425">
          <text:p/>
        </draw:polygon>
        <draw:polygon draw:style-name="gr7" draw:layer="layout" svg:width="0.423cm" svg:height="0.424cm" svg:x="3.494cm" svg:y="11.247cm" svg:viewBox="0 0 424 425" draw:points="0,425 0,0 424,0 424,425">
          <text:p/>
        </draw:polygon>
        <draw:polygon draw:style-name="gr6" draw:layer="layout" svg:width="0.423cm" svg:height="0.424cm" svg:x="3.494cm" svg:y="11.247cm" svg:viewBox="0 0 424 425" draw:points="0,425 0,0 424,0 424,425">
          <text:p/>
        </draw:polygon>
        <draw:polygon draw:style-name="gr7" draw:layer="layout" svg:width="0.423cm" svg:height="0.424cm" svg:x="3.494cm" svg:y="11.247cm" svg:viewBox="0 0 424 425" draw:points="0,425 0,0 424,0 424,425">
          <text:p/>
        </draw:polygon>
        <draw:polygon draw:style-name="gr6" draw:layer="layout" svg:width="0.423cm" svg:height="0.423cm" svg:x="3.494cm" svg:y="10.824cm" svg:viewBox="0 0 424 424" draw:points="0,424 0,0 424,0 424,424">
          <text:p/>
        </draw:polygon>
        <draw:polygon draw:style-name="gr7" draw:layer="layout" svg:width="0.423cm" svg:height="0.423cm" svg:x="3.494cm" svg:y="10.824cm" svg:viewBox="0 0 424 424" draw:points="0,424 0,0 424,0 424,424">
          <text:p/>
        </draw:polygon>
        <draw:polygon draw:style-name="gr6" draw:layer="layout" svg:width="0.423cm" svg:height="0.423cm" svg:x="3.494cm" svg:y="10.824cm" svg:viewBox="0 0 424 424" draw:points="0,424 0,0 424,0 424,424">
          <text:p/>
        </draw:polygon>
        <draw:polygon draw:style-name="gr7" draw:layer="layout" svg:width="0.423cm" svg:height="0.423cm" svg:x="3.494cm" svg:y="10.824cm" svg:viewBox="0 0 424 424" draw:points="0,424 0,0 424,0 424,424">
          <text:p/>
        </draw:polygon>
        <draw:polygon draw:style-name="gr6" draw:layer="layout" svg:width="0.423cm" svg:height="0.423cm" svg:x="3.494cm" svg:y="10.401cm" svg:viewBox="0 0 424 424" draw:points="0,424 0,0 424,0 424,424">
          <text:p/>
        </draw:polygon>
        <draw:polygon draw:style-name="gr7" draw:layer="layout" svg:width="0.423cm" svg:height="0.423cm" svg:x="3.494cm" svg:y="10.401cm" svg:viewBox="0 0 424 424" draw:points="0,424 0,0 424,0 424,424">
          <text:p/>
        </draw:polygon>
        <draw:polygon draw:style-name="gr6" draw:layer="layout" svg:width="0.423cm" svg:height="0.423cm" svg:x="3.494cm" svg:y="10.401cm" svg:viewBox="0 0 424 424" draw:points="0,424 0,0 424,0 424,424">
          <text:p/>
        </draw:polygon>
        <draw:polygon draw:style-name="gr7" draw:layer="layout" svg:width="0.423cm" svg:height="0.423cm" svg:x="3.494cm" svg:y="10.401cm" svg:viewBox="0 0 424 424" draw:points="0,424 0,0 424,0 424,424">
          <text:p/>
        </draw:polygon>
        <draw:polygon draw:style-name="gr6" draw:layer="layout" svg:width="0.424cm" svg:height="0.424cm" svg:x="3.917cm" svg:y="20.137cm" svg:viewBox="0 0 425 425" draw:points="0,425 0,0 425,0 425,425">
          <text:p/>
        </draw:polygon>
        <draw:polygon draw:style-name="gr7" draw:layer="layout" svg:width="0.424cm" svg:height="0.424cm" svg:x="3.917cm" svg:y="20.137cm" svg:viewBox="0 0 425 425" draw:points="0,425 0,0 425,0 425,425">
          <text:p/>
        </draw:polygon>
        <draw:polygon draw:style-name="gr6" draw:layer="layout" svg:width="0.424cm" svg:height="0.424cm" svg:x="3.917cm" svg:y="20.137cm" svg:viewBox="0 0 425 425" draw:points="0,425 0,0 425,0 425,425">
          <text:p/>
        </draw:polygon>
        <draw:polygon draw:style-name="gr7" draw:layer="layout" svg:width="0.424cm" svg:height="0.424cm" svg:x="3.917cm" svg:y="20.137cm" svg:viewBox="0 0 425 425" draw:points="0,425 0,0 425,0 425,425">
          <text:p/>
        </draw:polygon>
        <draw:polygon draw:style-name="gr6" draw:layer="layout" svg:width="0.424cm" svg:height="0.423cm" svg:x="3.917cm" svg:y="19.714cm" svg:viewBox="0 0 425 424" draw:points="0,424 0,0 425,0 425,424">
          <text:p/>
        </draw:polygon>
        <draw:polygon draw:style-name="gr7" draw:layer="layout" svg:width="0.424cm" svg:height="0.423cm" svg:x="3.917cm" svg:y="19.714cm" svg:viewBox="0 0 425 424" draw:points="0,424 0,0 425,0 425,424">
          <text:p/>
        </draw:polygon>
        <draw:polygon draw:style-name="gr6" draw:layer="layout" svg:width="0.424cm" svg:height="0.423cm" svg:x="3.917cm" svg:y="19.714cm" svg:viewBox="0 0 425 424" draw:points="0,424 0,0 425,0 425,424">
          <text:p/>
        </draw:polygon>
        <draw:polygon draw:style-name="gr7" draw:layer="layout" svg:width="0.424cm" svg:height="0.423cm" svg:x="3.917cm" svg:y="19.714cm" svg:viewBox="0 0 425 424" draw:points="0,424 0,0 425,0 425,424">
          <text:p/>
        </draw:polygon>
        <draw:polygon draw:style-name="gr6" draw:layer="layout" svg:width="0.424cm" svg:height="0.423cm" svg:x="3.917cm" svg:y="19.291cm" svg:viewBox="0 0 425 424" draw:points="0,424 0,0 425,0 425,424">
          <text:p/>
        </draw:polygon>
        <draw:polygon draw:style-name="gr7" draw:layer="layout" svg:width="0.424cm" svg:height="0.423cm" svg:x="3.917cm" svg:y="19.291cm" svg:viewBox="0 0 425 424" draw:points="0,424 0,0 425,0 425,424">
          <text:p/>
        </draw:polygon>
        <draw:polygon draw:style-name="gr6" draw:layer="layout" svg:width="0.424cm" svg:height="0.423cm" svg:x="3.917cm" svg:y="19.291cm" svg:viewBox="0 0 425 424" draw:points="0,424 0,0 425,0 425,424">
          <text:p/>
        </draw:polygon>
        <draw:polygon draw:style-name="gr7" draw:layer="layout" svg:width="0.424cm" svg:height="0.423cm" svg:x="3.917cm" svg:y="19.291cm" svg:viewBox="0 0 425 424" draw:points="0,424 0,0 425,0 425,424">
          <text:p/>
        </draw:polygon>
        <draw:polygon draw:style-name="gr2" draw:layer="layout" svg:width="0.424cm" svg:height="0.424cm" svg:x="3.917cm" svg:y="18.867cm" svg:viewBox="0 0 425 425" draw:points="0,425 0,0 425,0 425,425">
          <text:p/>
        </draw:polygon>
        <draw:polygon draw:style-name="gr3" draw:layer="layout" svg:width="0.424cm" svg:height="0.424cm" svg:x="3.917cm" svg:y="18.867cm" svg:viewBox="0 0 425 425" draw:points="0,425 0,0 425,0 425,425">
          <text:p/>
        </draw:polygon>
        <draw:polygon draw:style-name="gr2" draw:layer="layout" svg:width="0.424cm" svg:height="0.424cm" svg:x="3.917cm" svg:y="18.867cm" svg:viewBox="0 0 425 425" draw:points="0,425 0,0 425,0 425,425">
          <text:p/>
        </draw:polygon>
        <draw:polygon draw:style-name="gr3" draw:layer="layout" svg:width="0.424cm" svg:height="0.424cm" svg:x="3.917cm" svg:y="18.867cm" svg:viewBox="0 0 425 425" draw:points="0,425 0,0 425,0 425,425">
          <text:p/>
        </draw:polygon>
        <draw:polygon draw:style-name="gr2" draw:layer="layout" svg:width="0.424cm" svg:height="0.423cm" svg:x="3.917cm" svg:y="18.444cm" svg:viewBox="0 0 425 424" draw:points="0,424 0,0 425,0 425,424">
          <text:p/>
        </draw:polygon>
        <draw:polygon draw:style-name="gr3" draw:layer="layout" svg:width="0.424cm" svg:height="0.423cm" svg:x="3.917cm" svg:y="18.444cm" svg:viewBox="0 0 425 424" draw:points="0,424 0,0 425,0 425,424">
          <text:p/>
        </draw:polygon>
        <draw:polygon draw:style-name="gr2" draw:layer="layout" svg:width="0.424cm" svg:height="0.423cm" svg:x="3.917cm" svg:y="18.444cm" svg:viewBox="0 0 425 424" draw:points="0,424 0,0 425,0 425,424">
          <text:p/>
        </draw:polygon>
        <draw:polygon draw:style-name="gr3" draw:layer="layout" svg:width="0.424cm" svg:height="0.423cm" svg:x="3.917cm" svg:y="18.444cm" svg:viewBox="0 0 425 424" draw:points="0,424 0,0 425,0 425,424">
          <text:p/>
        </draw:polygon>
        <draw:polygon draw:style-name="gr2" draw:layer="layout" svg:width="0.424cm" svg:height="0.423cm" svg:x="3.917cm" svg:y="18.021cm" svg:viewBox="0 0 425 424" draw:points="0,424 0,0 425,0 425,424">
          <text:p/>
        </draw:polygon>
        <draw:polygon draw:style-name="gr3" draw:layer="layout" svg:width="0.424cm" svg:height="0.423cm" svg:x="3.917cm" svg:y="18.021cm" svg:viewBox="0 0 425 424" draw:points="0,424 0,0 425,0 425,424">
          <text:p/>
        </draw:polygon>
        <draw:polygon draw:style-name="gr2" draw:layer="layout" svg:width="0.424cm" svg:height="0.424cm" svg:x="3.917cm" svg:y="17.597cm" svg:viewBox="0 0 425 425" draw:points="0,425 0,0 425,0 425,425">
          <text:p/>
        </draw:polygon>
        <draw:polygon draw:style-name="gr3" draw:layer="layout" svg:width="0.424cm" svg:height="0.424cm" svg:x="3.917cm" svg:y="17.597cm" svg:viewBox="0 0 425 425" draw:points="0,425 0,0 425,0 425,425">
          <text:p/>
        </draw:polygon>
        <draw:polygon draw:style-name="gr2" draw:layer="layout" svg:width="0.424cm" svg:height="0.423cm" svg:x="3.917cm" svg:y="17.174cm" svg:viewBox="0 0 425 424" draw:points="0,424 0,0 425,0 425,424">
          <text:p/>
        </draw:polygon>
        <draw:polygon draw:style-name="gr3" draw:layer="layout" svg:width="0.424cm" svg:height="0.423cm" svg:x="3.917cm" svg:y="17.174cm" svg:viewBox="0 0 425 424" draw:points="0,424 0,0 425,0 425,424">
          <text:p/>
        </draw:polygon>
        <draw:polygon draw:style-name="gr2" draw:layer="layout" svg:width="0.424cm" svg:height="0.423cm" svg:x="3.917cm" svg:y="16.751cm" svg:viewBox="0 0 425 424" draw:points="0,424 0,0 425,0 425,424">
          <text:p/>
        </draw:polygon>
        <draw:polygon draw:style-name="gr3" draw:layer="layout" svg:width="0.424cm" svg:height="0.423cm" svg:x="3.917cm" svg:y="16.751cm" svg:viewBox="0 0 425 424" draw:points="0,424 0,0 425,0 425,424">
          <text:p/>
        </draw:polygon>
        <draw:polygon draw:style-name="gr2" draw:layer="layout" svg:width="0.424cm" svg:height="0.424cm" svg:x="3.917cm" svg:y="16.327cm" svg:viewBox="0 0 425 425" draw:points="0,425 0,0 425,0 425,425">
          <text:p/>
        </draw:polygon>
        <draw:polygon draw:style-name="gr3" draw:layer="layout" svg:width="0.424cm" svg:height="0.424cm" svg:x="3.917cm" svg:y="16.327cm" svg:viewBox="0 0 425 425" draw:points="0,425 0,0 425,0 425,425">
          <text:p/>
        </draw:polygon>
        <draw:polygon draw:style-name="gr2" draw:layer="layout" svg:width="0.424cm" svg:height="0.423cm" svg:x="3.917cm" svg:y="15.904cm" svg:viewBox="0 0 425 424" draw:points="0,424 0,0 425,0 425,424">
          <text:p/>
        </draw:polygon>
        <draw:polygon draw:style-name="gr3" draw:layer="layout" svg:width="0.424cm" svg:height="0.423cm" svg:x="3.917cm" svg:y="15.904cm" svg:viewBox="0 0 425 424" draw:points="0,424 0,0 425,0 425,424">
          <text:p/>
        </draw:polygon>
        <draw:polygon draw:style-name="gr2" draw:layer="layout" svg:width="0.424cm" svg:height="0.423cm" svg:x="3.917cm" svg:y="15.481cm" svg:viewBox="0 0 425 424" draw:points="0,424 0,0 425,0 425,424">
          <text:p/>
        </draw:polygon>
        <draw:polygon draw:style-name="gr3" draw:layer="layout" svg:width="0.424cm" svg:height="0.423cm" svg:x="3.917cm" svg:y="15.481cm" svg:viewBox="0 0 425 424" draw:points="0,424 0,0 425,0 425,424">
          <text:p/>
        </draw:polygon>
        <draw:polygon draw:style-name="gr4" draw:layer="layout" svg:width="0.424cm" svg:height="0.424cm" svg:x="3.917cm" svg:y="15.057cm" svg:viewBox="0 0 425 425" draw:points="0,425 0,0 425,0 425,425">
          <text:p/>
        </draw:polygon>
        <draw:polygon draw:style-name="gr5" draw:layer="layout" svg:width="0.424cm" svg:height="0.424cm" svg:x="3.917cm" svg:y="15.057cm" svg:viewBox="0 0 425 425" draw:points="0,425 0,0 425,0 425,425">
          <text:p/>
        </draw:polygon>
        <draw:polygon draw:style-name="gr4" draw:layer="layout" svg:width="0.424cm" svg:height="0.423cm" svg:x="3.917cm" svg:y="14.634cm" svg:viewBox="0 0 425 424" draw:points="0,424 0,0 425,0 425,424">
          <text:p/>
        </draw:polygon>
        <draw:polygon draw:style-name="gr5" draw:layer="layout" svg:width="0.424cm" svg:height="0.423cm" svg:x="3.917cm" svg:y="14.634cm" svg:viewBox="0 0 425 424" draw:points="0,424 0,0 425,0 425,424">
          <text:p/>
        </draw:polygon>
        <draw:polygon draw:style-name="gr4" draw:layer="layout" svg:width="0.424cm" svg:height="0.423cm" svg:x="3.917cm" svg:y="14.211cm" svg:viewBox="0 0 425 424" draw:points="0,424 0,0 425,0 425,424">
          <text:p/>
        </draw:polygon>
        <draw:polygon draw:style-name="gr5" draw:layer="layout" svg:width="0.424cm" svg:height="0.423cm" svg:x="3.917cm" svg:y="14.211cm" svg:viewBox="0 0 425 424" draw:points="0,424 0,0 425,0 425,424">
          <text:p/>
        </draw:polygon>
        <draw:polygon draw:style-name="gr4" draw:layer="layout" svg:width="0.424cm" svg:height="0.424cm" svg:x="3.917cm" svg:y="13.787cm" svg:viewBox="0 0 425 425" draw:points="0,425 0,0 425,0 425,425">
          <text:p/>
        </draw:polygon>
        <draw:polygon draw:style-name="gr5" draw:layer="layout" svg:width="0.424cm" svg:height="0.424cm" svg:x="3.917cm" svg:y="13.787cm" svg:viewBox="0 0 425 425" draw:points="0,425 0,0 425,0 425,425">
          <text:p/>
        </draw:polygon>
        <draw:polygon draw:style-name="gr4" draw:layer="layout" svg:width="0.424cm" svg:height="0.423cm" svg:x="3.917cm" svg:y="13.364cm" svg:viewBox="0 0 425 424" draw:points="0,424 0,0 425,0 425,424">
          <text:p/>
        </draw:polygon>
        <draw:polygon draw:style-name="gr5" draw:layer="layout" svg:width="0.424cm" svg:height="0.423cm" svg:x="3.917cm" svg:y="13.364cm" svg:viewBox="0 0 425 424" draw:points="0,424 0,0 425,0 425,424">
          <text:p/>
        </draw:polygon>
        <draw:polygon draw:style-name="gr4" draw:layer="layout" svg:width="0.424cm" svg:height="0.423cm" svg:x="3.917cm" svg:y="12.941cm" svg:viewBox="0 0 425 424" draw:points="0,424 0,0 425,0 425,424">
          <text:p/>
        </draw:polygon>
        <draw:polygon draw:style-name="gr5" draw:layer="layout" svg:width="0.424cm" svg:height="0.423cm" svg:x="3.917cm" svg:y="12.941cm" svg:viewBox="0 0 425 424" draw:points="0,424 0,0 425,0 425,424">
          <text:p/>
        </draw:polygon>
        <draw:polygon draw:style-name="gr6" draw:layer="layout" svg:width="0.424cm" svg:height="0.424cm" svg:x="3.917cm" svg:y="12.517cm" svg:viewBox="0 0 425 425" draw:points="0,425 0,0 425,0 425,425">
          <text:p/>
        </draw:polygon>
        <draw:polygon draw:style-name="gr7" draw:layer="layout" svg:width="0.424cm" svg:height="0.424cm" svg:x="3.917cm" svg:y="12.517cm" svg:viewBox="0 0 425 425" draw:points="0,425 0,0 425,0 425,425">
          <text:p/>
        </draw:polygon>
        <draw:polygon draw:style-name="gr6" draw:layer="layout" svg:width="0.424cm" svg:height="0.423cm" svg:x="3.917cm" svg:y="12.094cm" svg:viewBox="0 0 425 424" draw:points="0,424 0,0 425,0 425,424">
          <text:p/>
        </draw:polygon>
        <draw:polygon draw:style-name="gr7" draw:layer="layout" svg:width="0.424cm" svg:height="0.423cm" svg:x="3.917cm" svg:y="12.094cm" svg:viewBox="0 0 425 424" draw:points="0,424 0,0 425,0 425,424">
          <text:p/>
        </draw:polygon>
        <draw:polygon draw:style-name="gr6" draw:layer="layout" svg:width="0.424cm" svg:height="0.423cm" svg:x="3.917cm" svg:y="11.671cm" svg:viewBox="0 0 425 424" draw:points="0,424 0,0 425,0 425,424">
          <text:p/>
        </draw:polygon>
        <draw:polygon draw:style-name="gr7" draw:layer="layout" svg:width="0.424cm" svg:height="0.423cm" svg:x="3.917cm" svg:y="11.671cm" svg:viewBox="0 0 425 424" draw:points="0,424 0,0 425,0 425,424">
          <text:p/>
        </draw:polygon>
        <draw:polygon draw:style-name="gr6" draw:layer="layout" svg:width="0.424cm" svg:height="0.423cm" svg:x="3.917cm" svg:y="11.671cm" svg:viewBox="0 0 425 424" draw:points="0,424 0,0 425,0 425,424">
          <text:p/>
        </draw:polygon>
        <draw:polygon draw:style-name="gr7" draw:layer="layout" svg:width="0.424cm" svg:height="0.423cm" svg:x="3.917cm" svg:y="11.671cm" svg:viewBox="0 0 425 424" draw:points="0,424 0,0 425,0 425,424">
          <text:p/>
        </draw:polygon>
        <draw:polygon draw:style-name="gr6" draw:layer="layout" svg:width="0.424cm" svg:height="0.424cm" svg:x="3.917cm" svg:y="11.247cm" svg:viewBox="0 0 425 425" draw:points="0,425 0,0 425,0 425,425">
          <text:p/>
        </draw:polygon>
        <draw:polygon draw:style-name="gr7" draw:layer="layout" svg:width="0.424cm" svg:height="0.424cm" svg:x="3.917cm" svg:y="11.247cm" svg:viewBox="0 0 425 425" draw:points="0,425 0,0 425,0 425,425">
          <text:p/>
        </draw:polygon>
        <draw:polygon draw:style-name="gr6" draw:layer="layout" svg:width="0.424cm" svg:height="0.424cm" svg:x="3.917cm" svg:y="11.247cm" svg:viewBox="0 0 425 425" draw:points="0,425 0,0 425,0 425,425">
          <text:p/>
        </draw:polygon>
        <draw:polygon draw:style-name="gr7" draw:layer="layout" svg:width="0.424cm" svg:height="0.424cm" svg:x="3.917cm" svg:y="11.247cm" svg:viewBox="0 0 425 425" draw:points="0,425 0,0 425,0 425,425">
          <text:p/>
        </draw:polygon>
        <draw:polygon draw:style-name="gr6" draw:layer="layout" svg:width="0.424cm" svg:height="0.423cm" svg:x="3.917cm" svg:y="10.824cm" svg:viewBox="0 0 425 424" draw:points="0,424 0,0 425,0 425,424">
          <text:p/>
        </draw:polygon>
        <draw:polygon draw:style-name="gr7" draw:layer="layout" svg:width="0.424cm" svg:height="0.423cm" svg:x="3.917cm" svg:y="10.824cm" svg:viewBox="0 0 425 424" draw:points="0,424 0,0 425,0 425,424">
          <text:p/>
        </draw:polygon>
        <draw:polygon draw:style-name="gr6" draw:layer="layout" svg:width="0.424cm" svg:height="0.423cm" svg:x="3.917cm" svg:y="10.824cm" svg:viewBox="0 0 425 424" draw:points="0,424 0,0 425,0 425,424">
          <text:p/>
        </draw:polygon>
        <draw:polygon draw:style-name="gr7" draw:layer="layout" svg:width="0.424cm" svg:height="0.423cm" svg:x="3.917cm" svg:y="10.824cm" svg:viewBox="0 0 425 424" draw:points="0,424 0,0 425,0 425,424">
          <text:p/>
        </draw:polygon>
        <draw:polygon draw:style-name="gr6" draw:layer="layout" svg:width="0.424cm" svg:height="0.423cm" svg:x="3.917cm" svg:y="10.401cm" svg:viewBox="0 0 425 424" draw:points="0,424 0,0 425,0 425,424">
          <text:p/>
        </draw:polygon>
        <draw:polygon draw:style-name="gr7" draw:layer="layout" svg:width="0.424cm" svg:height="0.423cm" svg:x="3.917cm" svg:y="10.401cm" svg:viewBox="0 0 425 424" draw:points="0,424 0,0 425,0 425,424">
          <text:p/>
        </draw:polygon>
        <draw:polygon draw:style-name="gr6" draw:layer="layout" svg:width="0.424cm" svg:height="0.423cm" svg:x="3.917cm" svg:y="10.401cm" svg:viewBox="0 0 425 424" draw:points="0,424 0,0 425,0 425,424">
          <text:p/>
        </draw:polygon>
        <draw:polygon draw:style-name="gr7" draw:layer="layout" svg:width="0.424cm" svg:height="0.423cm" svg:x="3.917cm" svg:y="10.401cm" svg:viewBox="0 0 425 424" draw:points="0,424 0,0 425,0 425,424">
          <text:p/>
        </draw:polygon>
        <draw:polygon draw:style-name="gr6" draw:layer="layout" svg:width="0.423cm" svg:height="0.424cm" svg:x="4.341cm" svg:y="20.137cm" svg:viewBox="0 0 424 425" draw:points="0,425 0,0 424,0 424,425">
          <text:p/>
        </draw:polygon>
        <draw:polygon draw:style-name="gr7" draw:layer="layout" svg:width="0.423cm" svg:height="0.424cm" svg:x="4.341cm" svg:y="20.137cm" svg:viewBox="0 0 424 425" draw:points="0,425 0,0 424,0 424,425">
          <text:p/>
        </draw:polygon>
        <draw:polygon draw:style-name="gr6" draw:layer="layout" svg:width="0.423cm" svg:height="0.424cm" svg:x="4.341cm" svg:y="20.137cm" svg:viewBox="0 0 424 425" draw:points="0,425 0,0 424,0 424,425">
          <text:p/>
        </draw:polygon>
        <draw:polygon draw:style-name="gr7" draw:layer="layout" svg:width="0.423cm" svg:height="0.424cm" svg:x="4.341cm" svg:y="20.137cm" svg:viewBox="0 0 424 425" draw:points="0,425 0,0 424,0 424,425">
          <text:p/>
        </draw:polygon>
        <draw:polygon draw:style-name="gr6" draw:layer="layout" svg:width="0.423cm" svg:height="0.423cm" svg:x="4.341cm" svg:y="19.714cm" svg:viewBox="0 0 424 424" draw:points="0,424 0,0 424,0 424,424">
          <text:p/>
        </draw:polygon>
        <draw:polygon draw:style-name="gr7" draw:layer="layout" svg:width="0.423cm" svg:height="0.423cm" svg:x="4.341cm" svg:y="19.714cm" svg:viewBox="0 0 424 424" draw:points="0,424 0,0 424,0 424,424">
          <text:p/>
        </draw:polygon>
        <draw:polygon draw:style-name="gr6" draw:layer="layout" svg:width="0.423cm" svg:height="0.423cm" svg:x="4.341cm" svg:y="19.714cm" svg:viewBox="0 0 424 424" draw:points="0,424 0,0 424,0 424,424">
          <text:p/>
        </draw:polygon>
        <draw:polygon draw:style-name="gr7" draw:layer="layout" svg:width="0.423cm" svg:height="0.423cm" svg:x="4.341cm" svg:y="19.714cm" svg:viewBox="0 0 424 424" draw:points="0,424 0,0 424,0 424,424">
          <text:p/>
        </draw:polygon>
        <draw:polygon draw:style-name="gr6" draw:layer="layout" svg:width="0.423cm" svg:height="0.423cm" svg:x="4.341cm" svg:y="19.291cm" svg:viewBox="0 0 424 424" draw:points="0,424 0,0 424,0 424,424">
          <text:p/>
        </draw:polygon>
        <draw:polygon draw:style-name="gr7" draw:layer="layout" svg:width="0.423cm" svg:height="0.423cm" svg:x="4.341cm" svg:y="19.291cm" svg:viewBox="0 0 424 424" draw:points="0,424 0,0 424,0 424,424">
          <text:p/>
        </draw:polygon>
        <draw:polygon draw:style-name="gr6" draw:layer="layout" svg:width="0.423cm" svg:height="0.423cm" svg:x="4.341cm" svg:y="19.291cm" svg:viewBox="0 0 424 424" draw:points="0,424 0,0 424,0 424,424">
          <text:p/>
        </draw:polygon>
        <draw:polygon draw:style-name="gr7" draw:layer="layout" svg:width="0.423cm" svg:height="0.423cm" svg:x="4.341cm" svg:y="19.291cm" svg:viewBox="0 0 424 424" draw:points="0,424 0,0 424,0 424,424">
          <text:p/>
        </draw:polygon>
        <draw:polygon draw:style-name="gr2" draw:layer="layout" svg:width="0.423cm" svg:height="0.424cm" svg:x="4.341cm" svg:y="18.867cm" svg:viewBox="0 0 424 425" draw:points="0,425 0,0 424,0 424,425">
          <text:p/>
        </draw:polygon>
        <draw:polygon draw:style-name="gr3" draw:layer="layout" svg:width="0.423cm" svg:height="0.424cm" svg:x="4.341cm" svg:y="18.867cm" svg:viewBox="0 0 424 425" draw:points="0,425 0,0 424,0 424,425">
          <text:p/>
        </draw:polygon>
        <draw:polygon draw:style-name="gr2" draw:layer="layout" svg:width="0.423cm" svg:height="0.424cm" svg:x="4.341cm" svg:y="18.867cm" svg:viewBox="0 0 424 425" draw:points="0,425 0,0 424,0 424,425">
          <text:p/>
        </draw:polygon>
        <draw:polygon draw:style-name="gr3" draw:layer="layout" svg:width="0.423cm" svg:height="0.424cm" svg:x="4.341cm" svg:y="18.867cm" svg:viewBox="0 0 424 425" draw:points="0,425 0,0 424,0 424,425">
          <text:p/>
        </draw:polygon>
        <draw:polygon draw:style-name="gr2" draw:layer="layout" svg:width="0.423cm" svg:height="0.423cm" svg:x="4.341cm" svg:y="18.444cm" svg:viewBox="0 0 424 424" draw:points="0,424 0,0 424,0 424,424">
          <text:p/>
        </draw:polygon>
        <draw:polygon draw:style-name="gr3" draw:layer="layout" svg:width="0.423cm" svg:height="0.423cm" svg:x="4.341cm" svg:y="18.444cm" svg:viewBox="0 0 424 424" draw:points="0,424 0,0 424,0 424,424">
          <text:p/>
        </draw:polygon>
        <draw:polygon draw:style-name="gr2" draw:layer="layout" svg:width="0.423cm" svg:height="0.423cm" svg:x="4.341cm" svg:y="18.444cm" svg:viewBox="0 0 424 424" draw:points="0,424 0,0 424,0 424,424">
          <text:p/>
        </draw:polygon>
        <draw:polygon draw:style-name="gr3" draw:layer="layout" svg:width="0.423cm" svg:height="0.423cm" svg:x="4.341cm" svg:y="18.444cm" svg:viewBox="0 0 424 424" draw:points="0,424 0,0 424,0 424,424">
          <text:p/>
        </draw:polygon>
        <draw:polygon draw:style-name="gr2" draw:layer="layout" svg:width="0.423cm" svg:height="0.423cm" svg:x="4.341cm" svg:y="18.021cm" svg:viewBox="0 0 424 424" draw:points="0,424 0,0 424,0 424,424">
          <text:p/>
        </draw:polygon>
        <draw:polygon draw:style-name="gr3" draw:layer="layout" svg:width="0.423cm" svg:height="0.423cm" svg:x="4.341cm" svg:y="18.021cm" svg:viewBox="0 0 424 424" draw:points="0,424 0,0 424,0 424,424">
          <text:p/>
        </draw:polygon>
        <draw:polygon draw:style-name="gr2" draw:layer="layout" svg:width="0.423cm" svg:height="0.423cm" svg:x="4.341cm" svg:y="18.021cm" svg:viewBox="0 0 424 424" draw:points="0,424 0,0 424,0 424,424">
          <text:p/>
        </draw:polygon>
        <draw:polygon draw:style-name="gr3" draw:layer="layout" svg:width="0.423cm" svg:height="0.423cm" svg:x="4.341cm" svg:y="18.021cm" svg:viewBox="0 0 424 424" draw:points="0,424 0,0 424,0 424,424">
          <text:p/>
        </draw:polygon>
        <draw:polygon draw:style-name="gr2" draw:layer="layout" svg:width="0.423cm" svg:height="0.424cm" svg:x="4.341cm" svg:y="17.597cm" svg:viewBox="0 0 424 425" draw:points="0,425 0,0 424,0 424,425">
          <text:p/>
        </draw:polygon>
        <draw:polygon draw:style-name="gr3" draw:layer="layout" svg:width="0.423cm" svg:height="0.424cm" svg:x="4.341cm" svg:y="17.597cm" svg:viewBox="0 0 424 425" draw:points="0,425 0,0 424,0 424,425">
          <text:p/>
        </draw:polygon>
        <draw:polygon draw:style-name="gr2" draw:layer="layout" svg:width="0.423cm" svg:height="0.423cm" svg:x="4.341cm" svg:y="17.174cm" svg:viewBox="0 0 424 424" draw:points="0,424 0,0 424,0 424,424">
          <text:p/>
        </draw:polygon>
        <draw:polygon draw:style-name="gr3" draw:layer="layout" svg:width="0.423cm" svg:height="0.423cm" svg:x="4.341cm" svg:y="17.174cm" svg:viewBox="0 0 424 424" draw:points="0,424 0,0 424,0 424,424">
          <text:p/>
        </draw:polygon>
        <draw:polygon draw:style-name="gr2" draw:layer="layout" svg:width="0.423cm" svg:height="0.423cm" svg:x="4.341cm" svg:y="16.751cm" svg:viewBox="0 0 424 424" draw:points="0,424 0,0 424,0 424,424">
          <text:p/>
        </draw:polygon>
        <draw:polygon draw:style-name="gr3" draw:layer="layout" svg:width="0.423cm" svg:height="0.423cm" svg:x="4.341cm" svg:y="16.751cm" svg:viewBox="0 0 424 424" draw:points="0,424 0,0 424,0 424,424">
          <text:p/>
        </draw:polygon>
        <draw:polygon draw:style-name="gr2" draw:layer="layout" svg:width="0.423cm" svg:height="0.424cm" svg:x="4.341cm" svg:y="16.327cm" svg:viewBox="0 0 424 425" draw:points="0,425 0,0 424,0 424,425">
          <text:p/>
        </draw:polygon>
        <draw:polygon draw:style-name="gr3" draw:layer="layout" svg:width="0.423cm" svg:height="0.424cm" svg:x="4.341cm" svg:y="16.327cm" svg:viewBox="0 0 424 425" draw:points="0,425 0,0 424,0 424,425">
          <text:p/>
        </draw:polygon>
        <draw:polygon draw:style-name="gr2" draw:layer="layout" svg:width="0.423cm" svg:height="0.423cm" svg:x="4.341cm" svg:y="15.904cm" svg:viewBox="0 0 424 424" draw:points="0,424 0,0 424,0 424,424">
          <text:p/>
        </draw:polygon>
        <draw:polygon draw:style-name="gr3" draw:layer="layout" svg:width="0.423cm" svg:height="0.423cm" svg:x="4.341cm" svg:y="15.904cm" svg:viewBox="0 0 424 424" draw:points="0,424 0,0 424,0 424,424">
          <text:p/>
        </draw:polygon>
        <draw:polygon draw:style-name="gr2" draw:layer="layout" svg:width="0.423cm" svg:height="0.423cm" svg:x="4.341cm" svg:y="15.481cm" svg:viewBox="0 0 424 424" draw:points="0,424 0,0 424,0 424,424">
          <text:p/>
        </draw:polygon>
        <draw:polygon draw:style-name="gr3" draw:layer="layout" svg:width="0.423cm" svg:height="0.423cm" svg:x="4.341cm" svg:y="15.481cm" svg:viewBox="0 0 424 424" draw:points="0,424 0,0 424,0 424,424">
          <text:p/>
        </draw:polygon>
        <draw:polygon draw:style-name="gr4" draw:layer="layout" svg:width="0.423cm" svg:height="0.424cm" svg:x="4.341cm" svg:y="15.057cm" svg:viewBox="0 0 424 425" draw:points="0,425 0,0 424,0 424,425">
          <text:p/>
        </draw:polygon>
        <draw:polygon draw:style-name="gr5" draw:layer="layout" svg:width="0.423cm" svg:height="0.424cm" svg:x="4.341cm" svg:y="15.057cm" svg:viewBox="0 0 424 425" draw:points="0,425 0,0 424,0 424,425">
          <text:p/>
        </draw:polygon>
        <draw:polygon draw:style-name="gr4" draw:layer="layout" svg:width="0.423cm" svg:height="0.423cm" svg:x="4.341cm" svg:y="14.634cm" svg:viewBox="0 0 424 424" draw:points="0,424 0,0 424,0 424,424">
          <text:p/>
        </draw:polygon>
        <draw:polygon draw:style-name="gr5" draw:layer="layout" svg:width="0.423cm" svg:height="0.423cm" svg:x="4.341cm" svg:y="14.634cm" svg:viewBox="0 0 424 424" draw:points="0,424 0,0 424,0 424,424">
          <text:p/>
        </draw:polygon>
        <draw:polygon draw:style-name="gr4" draw:layer="layout" svg:width="0.423cm" svg:height="0.423cm" svg:x="4.341cm" svg:y="14.211cm" svg:viewBox="0 0 424 424" draw:points="0,424 0,0 424,0 424,424">
          <text:p/>
        </draw:polygon>
        <draw:polygon draw:style-name="gr5" draw:layer="layout" svg:width="0.423cm" svg:height="0.423cm" svg:x="4.341cm" svg:y="14.211cm" svg:viewBox="0 0 424 424" draw:points="0,424 0,0 424,0 424,424">
          <text:p/>
        </draw:polygon>
        <draw:polygon draw:style-name="gr4" draw:layer="layout" svg:width="0.423cm" svg:height="0.424cm" svg:x="4.341cm" svg:y="13.787cm" svg:viewBox="0 0 424 425" draw:points="0,425 0,0 424,0 424,425">
          <text:p/>
        </draw:polygon>
        <draw:polygon draw:style-name="gr5" draw:layer="layout" svg:width="0.423cm" svg:height="0.424cm" svg:x="4.341cm" svg:y="13.787cm" svg:viewBox="0 0 424 425" draw:points="0,425 0,0 424,0 424,425">
          <text:p/>
        </draw:polygon>
        <draw:polygon draw:style-name="gr4" draw:layer="layout" svg:width="0.423cm" svg:height="0.423cm" svg:x="4.341cm" svg:y="13.364cm" svg:viewBox="0 0 424 424" draw:points="0,424 0,0 424,0 424,424">
          <text:p/>
        </draw:polygon>
        <draw:polygon draw:style-name="gr5" draw:layer="layout" svg:width="0.423cm" svg:height="0.423cm" svg:x="4.341cm" svg:y="13.364cm" svg:viewBox="0 0 424 424" draw:points="0,424 0,0 424,0 424,424">
          <text:p/>
        </draw:polygon>
        <draw:polygon draw:style-name="gr4" draw:layer="layout" svg:width="0.423cm" svg:height="0.423cm" svg:x="4.341cm" svg:y="12.941cm" svg:viewBox="0 0 424 424" draw:points="0,424 0,0 424,0 424,424">
          <text:p/>
        </draw:polygon>
        <draw:polygon draw:style-name="gr5" draw:layer="layout" svg:width="0.423cm" svg:height="0.423cm" svg:x="4.341cm" svg:y="12.941cm" svg:viewBox="0 0 424 424" draw:points="0,424 0,0 424,0 424,424">
          <text:p/>
        </draw:polygon>
        <draw:polygon draw:style-name="gr6" draw:layer="layout" svg:width="0.423cm" svg:height="0.424cm" svg:x="4.341cm" svg:y="12.517cm" svg:viewBox="0 0 424 425" draw:points="0,425 0,0 424,0 424,425">
          <text:p/>
        </draw:polygon>
        <draw:polygon draw:style-name="gr7" draw:layer="layout" svg:width="0.423cm" svg:height="0.424cm" svg:x="4.341cm" svg:y="12.517cm" svg:viewBox="0 0 424 425" draw:points="0,425 0,0 424,0 424,425">
          <text:p/>
        </draw:polygon>
        <draw:polygon draw:style-name="gr6" draw:layer="layout" svg:width="0.423cm" svg:height="0.423cm" svg:x="4.341cm" svg:y="12.094cm" svg:viewBox="0 0 424 424" draw:points="0,424 0,0 424,0 424,424">
          <text:p/>
        </draw:polygon>
        <draw:polygon draw:style-name="gr7" draw:layer="layout" svg:width="0.423cm" svg:height="0.423cm" svg:x="4.341cm" svg:y="12.094cm" svg:viewBox="0 0 424 424" draw:points="0,424 0,0 424,0 424,424">
          <text:p/>
        </draw:polygon>
        <draw:polygon draw:style-name="gr6" draw:layer="layout" svg:width="0.423cm" svg:height="0.423cm" svg:x="4.341cm" svg:y="11.671cm" svg:viewBox="0 0 424 424" draw:points="0,424 0,0 424,0 424,424">
          <text:p/>
        </draw:polygon>
        <draw:polygon draw:style-name="gr7" draw:layer="layout" svg:width="0.423cm" svg:height="0.423cm" svg:x="4.341cm" svg:y="11.671cm" svg:viewBox="0 0 424 424" draw:points="0,424 0,0 424,0 424,424">
          <text:p/>
        </draw:polygon>
        <draw:polygon draw:style-name="gr6" draw:layer="layout" svg:width="0.423cm" svg:height="0.424cm" svg:x="4.341cm" svg:y="11.247cm" svg:viewBox="0 0 424 425" draw:points="0,425 0,0 424,0 424,425">
          <text:p/>
        </draw:polygon>
        <draw:polygon draw:style-name="gr7" draw:layer="layout" svg:width="0.423cm" svg:height="0.424cm" svg:x="4.341cm" svg:y="11.247cm" svg:viewBox="0 0 424 425" draw:points="0,425 0,0 424,0 424,425">
          <text:p/>
        </draw:polygon>
        <draw:polygon draw:style-name="gr6" draw:layer="layout" svg:width="0.423cm" svg:height="0.424cm" svg:x="4.341cm" svg:y="11.247cm" svg:viewBox="0 0 424 425" draw:points="0,425 0,0 424,0 424,425">
          <text:p/>
        </draw:polygon>
        <draw:polygon draw:style-name="gr7" draw:layer="layout" svg:width="0.423cm" svg:height="0.424cm" svg:x="4.341cm" svg:y="11.247cm" svg:viewBox="0 0 424 425" draw:points="0,425 0,0 424,0 424,425">
          <text:p/>
        </draw:polygon>
        <draw:polygon draw:style-name="gr6" draw:layer="layout" svg:width="0.423cm" svg:height="0.423cm" svg:x="4.341cm" svg:y="10.824cm" svg:viewBox="0 0 424 424" draw:points="0,424 0,0 424,0 424,424">
          <text:p/>
        </draw:polygon>
        <draw:polygon draw:style-name="gr7" draw:layer="layout" svg:width="0.423cm" svg:height="0.423cm" svg:x="4.341cm" svg:y="10.824cm" svg:viewBox="0 0 424 424" draw:points="0,424 0,0 424,0 424,424">
          <text:p/>
        </draw:polygon>
        <draw:polygon draw:style-name="gr6" draw:layer="layout" svg:width="0.423cm" svg:height="0.423cm" svg:x="4.341cm" svg:y="10.824cm" svg:viewBox="0 0 424 424" draw:points="0,424 0,0 424,0 424,424">
          <text:p/>
        </draw:polygon>
        <draw:polygon draw:style-name="gr7" draw:layer="layout" svg:width="0.423cm" svg:height="0.423cm" svg:x="4.341cm" svg:y="10.824cm" svg:viewBox="0 0 424 424" draw:points="0,424 0,0 424,0 424,424">
          <text:p/>
        </draw:polygon>
        <draw:polygon draw:style-name="gr6" draw:layer="layout" svg:width="0.423cm" svg:height="0.423cm" svg:x="4.341cm" svg:y="10.401cm" svg:viewBox="0 0 424 424" draw:points="0,424 0,0 424,0 424,424">
          <text:p/>
        </draw:polygon>
        <draw:polygon draw:style-name="gr7" draw:layer="layout" svg:width="0.423cm" svg:height="0.423cm" svg:x="4.341cm" svg:y="10.401cm" svg:viewBox="0 0 424 424" draw:points="0,424 0,0 424,0 424,424">
          <text:p/>
        </draw:polygon>
        <draw:polygon draw:style-name="gr6" draw:layer="layout" svg:width="0.423cm" svg:height="0.423cm" svg:x="4.341cm" svg:y="10.401cm" svg:viewBox="0 0 424 424" draw:points="0,424 0,0 424,0 424,424">
          <text:p/>
        </draw:polygon>
        <draw:polygon draw:style-name="gr7" draw:layer="layout" svg:width="0.423cm" svg:height="0.423cm" svg:x="4.341cm" svg:y="10.401cm" svg:viewBox="0 0 424 424" draw:points="0,424 0,0 424,0 424,424">
          <text:p/>
        </draw:polygon>
        <draw:polygon draw:style-name="gr6" draw:layer="layout" svg:width="0.423cm" svg:height="0.424cm" svg:x="4.764cm" svg:y="20.137cm" svg:viewBox="0 0 424 425" draw:points="0,425 0,0 424,0 424,425">
          <text:p/>
        </draw:polygon>
        <draw:polygon draw:style-name="gr7" draw:layer="layout" svg:width="0.423cm" svg:height="0.424cm" svg:x="4.764cm" svg:y="20.137cm" svg:viewBox="0 0 424 425" draw:points="0,425 0,0 424,0 424,425">
          <text:p/>
        </draw:polygon>
        <draw:polygon draw:style-name="gr6" draw:layer="layout" svg:width="0.423cm" svg:height="0.424cm" svg:x="4.764cm" svg:y="20.137cm" svg:viewBox="0 0 424 425" draw:points="0,425 0,0 424,0 424,425">
          <text:p/>
        </draw:polygon>
        <draw:polygon draw:style-name="gr7" draw:layer="layout" svg:width="0.423cm" svg:height="0.424cm" svg:x="4.764cm" svg:y="20.137cm" svg:viewBox="0 0 424 425" draw:points="0,425 0,0 424,0 424,425">
          <text:p/>
        </draw:polygon>
        <draw:polygon draw:style-name="gr6" draw:layer="layout" svg:width="0.423cm" svg:height="0.423cm" svg:x="4.764cm" svg:y="19.714cm" svg:viewBox="0 0 424 424" draw:points="0,424 0,0 424,0 424,424">
          <text:p/>
        </draw:polygon>
        <draw:polygon draw:style-name="gr7" draw:layer="layout" svg:width="0.423cm" svg:height="0.423cm" svg:x="4.764cm" svg:y="19.714cm" svg:viewBox="0 0 424 424" draw:points="0,424 0,0 424,0 424,424">
          <text:p/>
        </draw:polygon>
        <draw:polygon draw:style-name="gr6" draw:layer="layout" svg:width="0.423cm" svg:height="0.423cm" svg:x="4.764cm" svg:y="19.714cm" svg:viewBox="0 0 424 424" draw:points="0,424 0,0 424,0 424,424">
          <text:p/>
        </draw:polygon>
        <draw:polygon draw:style-name="gr7" draw:layer="layout" svg:width="0.423cm" svg:height="0.423cm" svg:x="4.764cm" svg:y="19.714cm" svg:viewBox="0 0 424 424" draw:points="0,424 0,0 424,0 424,424">
          <text:p/>
        </draw:polygon>
        <draw:polygon draw:style-name="gr6" draw:layer="layout" svg:width="0.423cm" svg:height="0.423cm" svg:x="4.764cm" svg:y="19.291cm" svg:viewBox="0 0 424 424" draw:points="0,424 0,0 424,0 424,424">
          <text:p/>
        </draw:polygon>
        <draw:polygon draw:style-name="gr7" draw:layer="layout" svg:width="0.423cm" svg:height="0.423cm" svg:x="4.764cm" svg:y="19.291cm" svg:viewBox="0 0 424 424" draw:points="0,424 0,0 424,0 424,424">
          <text:p/>
        </draw:polygon>
        <draw:polygon draw:style-name="gr6" draw:layer="layout" svg:width="0.423cm" svg:height="0.423cm" svg:x="4.764cm" svg:y="19.291cm" svg:viewBox="0 0 424 424" draw:points="0,424 0,0 424,0 424,424">
          <text:p/>
        </draw:polygon>
        <draw:polygon draw:style-name="gr7" draw:layer="layout" svg:width="0.423cm" svg:height="0.423cm" svg:x="4.764cm" svg:y="19.291cm" svg:viewBox="0 0 424 424" draw:points="0,424 0,0 424,0 424,424">
          <text:p/>
        </draw:polygon>
        <draw:polygon draw:style-name="gr2" draw:layer="layout" svg:width="0.423cm" svg:height="0.424cm" svg:x="4.764cm" svg:y="18.867cm" svg:viewBox="0 0 424 425" draw:points="0,425 0,0 424,0 424,425">
          <text:p/>
        </draw:polygon>
        <draw:polygon draw:style-name="gr3" draw:layer="layout" svg:width="0.423cm" svg:height="0.424cm" svg:x="4.764cm" svg:y="18.867cm" svg:viewBox="0 0 424 425" draw:points="0,425 0,0 424,0 424,425">
          <text:p/>
        </draw:polygon>
        <draw:polygon draw:style-name="gr2" draw:layer="layout" svg:width="0.423cm" svg:height="0.424cm" svg:x="4.764cm" svg:y="18.867cm" svg:viewBox="0 0 424 425" draw:points="0,425 0,0 424,0 424,425">
          <text:p/>
        </draw:polygon>
        <draw:polygon draw:style-name="gr3" draw:layer="layout" svg:width="0.423cm" svg:height="0.424cm" svg:x="4.764cm" svg:y="18.867cm" svg:viewBox="0 0 424 425" draw:points="0,425 0,0 424,0 424,425">
          <text:p/>
        </draw:polygon>
        <draw:polygon draw:style-name="gr2" draw:layer="layout" svg:width="0.423cm" svg:height="0.423cm" svg:x="4.764cm" svg:y="18.444cm" svg:viewBox="0 0 424 424" draw:points="0,424 0,0 424,0 424,424">
          <text:p/>
        </draw:polygon>
        <draw:polygon draw:style-name="gr3" draw:layer="layout" svg:width="0.423cm" svg:height="0.423cm" svg:x="4.764cm" svg:y="18.444cm" svg:viewBox="0 0 424 424" draw:points="0,424 0,0 424,0 424,424">
          <text:p/>
        </draw:polygon>
        <draw:polygon draw:style-name="gr2" draw:layer="layout" svg:width="0.423cm" svg:height="0.423cm" svg:x="4.764cm" svg:y="18.021cm" svg:viewBox="0 0 424 424" draw:points="0,424 0,0 424,0 424,424">
          <text:p/>
        </draw:polygon>
        <draw:polygon draw:style-name="gr3" draw:layer="layout" svg:width="0.423cm" svg:height="0.423cm" svg:x="4.764cm" svg:y="18.021cm" svg:viewBox="0 0 424 424" draw:points="0,424 0,0 424,0 424,424">
          <text:p/>
        </draw:polygon>
        <draw:polygon draw:style-name="gr2" draw:layer="layout" svg:width="0.423cm" svg:height="0.424cm" svg:x="4.764cm" svg:y="17.597cm" svg:viewBox="0 0 424 425" draw:points="0,425 0,0 424,0 424,425">
          <text:p/>
        </draw:polygon>
        <draw:polygon draw:style-name="gr3" draw:layer="layout" svg:width="0.423cm" svg:height="0.424cm" svg:x="4.764cm" svg:y="17.597cm" svg:viewBox="0 0 424 425" draw:points="0,425 0,0 424,0 424,425">
          <text:p/>
        </draw:polygon>
        <draw:polygon draw:style-name="gr2" draw:layer="layout" svg:width="0.423cm" svg:height="0.423cm" svg:x="4.764cm" svg:y="17.174cm" svg:viewBox="0 0 424 424" draw:points="0,424 0,0 424,0 424,424">
          <text:p/>
        </draw:polygon>
        <draw:polygon draw:style-name="gr3" draw:layer="layout" svg:width="0.423cm" svg:height="0.423cm" svg:x="4.764cm" svg:y="17.174cm" svg:viewBox="0 0 424 424" draw:points="0,424 0,0 424,0 424,424">
          <text:p/>
        </draw:polygon>
        <draw:polygon draw:style-name="gr2" draw:layer="layout" svg:width="0.423cm" svg:height="0.423cm" svg:x="4.764cm" svg:y="16.751cm" svg:viewBox="0 0 424 424" draw:points="0,424 0,0 424,0 424,424">
          <text:p/>
        </draw:polygon>
        <draw:polygon draw:style-name="gr3" draw:layer="layout" svg:width="0.423cm" svg:height="0.423cm" svg:x="4.764cm" svg:y="16.751cm" svg:viewBox="0 0 424 424" draw:points="0,424 0,0 424,0 424,424">
          <text:p/>
        </draw:polygon>
        <draw:polygon draw:style-name="gr2" draw:layer="layout" svg:width="0.423cm" svg:height="0.424cm" svg:x="4.764cm" svg:y="16.327cm" svg:viewBox="0 0 424 425" draw:points="0,425 0,0 424,0 424,425">
          <text:p/>
        </draw:polygon>
        <draw:polygon draw:style-name="gr3" draw:layer="layout" svg:width="0.423cm" svg:height="0.424cm" svg:x="4.764cm" svg:y="16.327cm" svg:viewBox="0 0 424 425" draw:points="0,425 0,0 424,0 424,425">
          <text:p/>
        </draw:polygon>
        <draw:polygon draw:style-name="gr2" draw:layer="layout" svg:width="0.423cm" svg:height="0.423cm" svg:x="4.764cm" svg:y="15.904cm" svg:viewBox="0 0 424 424" draw:points="0,424 0,0 424,0 424,424">
          <text:p/>
        </draw:polygon>
        <draw:polygon draw:style-name="gr3" draw:layer="layout" svg:width="0.423cm" svg:height="0.423cm" svg:x="4.764cm" svg:y="15.904cm" svg:viewBox="0 0 424 424" draw:points="0,424 0,0 424,0 424,424">
          <text:p/>
        </draw:polygon>
        <draw:polygon draw:style-name="gr2" draw:layer="layout" svg:width="0.423cm" svg:height="0.423cm" svg:x="4.764cm" svg:y="15.481cm" svg:viewBox="0 0 424 424" draw:points="0,424 0,0 424,0 424,424">
          <text:p/>
        </draw:polygon>
        <draw:polygon draw:style-name="gr3" draw:layer="layout" svg:width="0.423cm" svg:height="0.423cm" svg:x="4.764cm" svg:y="15.481cm" svg:viewBox="0 0 424 424" draw:points="0,424 0,0 424,0 424,424">
          <text:p/>
        </draw:polygon>
        <draw:polygon draw:style-name="gr4" draw:layer="layout" svg:width="0.423cm" svg:height="0.424cm" svg:x="4.764cm" svg:y="15.057cm" svg:viewBox="0 0 424 425" draw:points="0,425 0,0 424,0 424,425">
          <text:p/>
        </draw:polygon>
        <draw:polygon draw:style-name="gr5" draw:layer="layout" svg:width="0.423cm" svg:height="0.424cm" svg:x="4.764cm" svg:y="15.057cm" svg:viewBox="0 0 424 425" draw:points="0,425 0,0 424,0 424,425">
          <text:p/>
        </draw:polygon>
        <draw:polygon draw:style-name="gr4" draw:layer="layout" svg:width="0.423cm" svg:height="0.423cm" svg:x="4.764cm" svg:y="14.634cm" svg:viewBox="0 0 424 424" draw:points="0,424 0,0 424,0 424,424">
          <text:p/>
        </draw:polygon>
        <draw:polygon draw:style-name="gr5" draw:layer="layout" svg:width="0.423cm" svg:height="0.423cm" svg:x="4.764cm" svg:y="14.634cm" svg:viewBox="0 0 424 424" draw:points="0,424 0,0 424,0 424,424">
          <text:p/>
        </draw:polygon>
        <draw:polygon draw:style-name="gr4" draw:layer="layout" svg:width="0.423cm" svg:height="0.423cm" svg:x="4.764cm" svg:y="14.211cm" svg:viewBox="0 0 424 424" draw:points="0,424 0,0 424,0 424,424">
          <text:p/>
        </draw:polygon>
        <draw:polygon draw:style-name="gr5" draw:layer="layout" svg:width="0.423cm" svg:height="0.423cm" svg:x="4.764cm" svg:y="14.211cm" svg:viewBox="0 0 424 424" draw:points="0,424 0,0 424,0 424,424">
          <text:p/>
        </draw:polygon>
        <draw:polygon draw:style-name="gr4" draw:layer="layout" svg:width="0.423cm" svg:height="0.424cm" svg:x="4.764cm" svg:y="13.787cm" svg:viewBox="0 0 424 425" draw:points="0,425 0,0 424,0 424,425">
          <text:p/>
        </draw:polygon>
        <draw:polygon draw:style-name="gr5" draw:layer="layout" svg:width="0.423cm" svg:height="0.424cm" svg:x="4.764cm" svg:y="13.787cm" svg:viewBox="0 0 424 425" draw:points="0,425 0,0 424,0 424,425">
          <text:p/>
        </draw:polygon>
        <draw:polygon draw:style-name="gr4" draw:layer="layout" svg:width="0.423cm" svg:height="0.423cm" svg:x="4.764cm" svg:y="13.364cm" svg:viewBox="0 0 424 424" draw:points="0,424 0,0 424,0 424,424">
          <text:p/>
        </draw:polygon>
        <draw:polygon draw:style-name="gr5" draw:layer="layout" svg:width="0.423cm" svg:height="0.423cm" svg:x="4.764cm" svg:y="13.364cm" svg:viewBox="0 0 424 424" draw:points="0,424 0,0 424,0 424,424">
          <text:p/>
        </draw:polygon>
        <draw:polygon draw:style-name="gr4" draw:layer="layout" svg:width="0.423cm" svg:height="0.423cm" svg:x="4.764cm" svg:y="12.941cm" svg:viewBox="0 0 424 424" draw:points="0,424 0,0 424,0 424,424">
          <text:p/>
        </draw:polygon>
        <draw:polygon draw:style-name="gr5" draw:layer="layout" svg:width="0.423cm" svg:height="0.423cm" svg:x="4.764cm" svg:y="12.941cm" svg:viewBox="0 0 424 424" draw:points="0,424 0,0 424,0 424,424">
          <text:p/>
        </draw:polygon>
        <draw:polygon draw:style-name="gr6" draw:layer="layout" svg:width="0.423cm" svg:height="0.424cm" svg:x="4.764cm" svg:y="12.517cm" svg:viewBox="0 0 424 425" draw:points="0,425 0,0 424,0 424,425">
          <text:p/>
        </draw:polygon>
        <draw:polygon draw:style-name="gr7" draw:layer="layout" svg:width="0.423cm" svg:height="0.424cm" svg:x="4.764cm" svg:y="12.517cm" svg:viewBox="0 0 424 425" draw:points="0,425 0,0 424,0 424,425">
          <text:p/>
        </draw:polygon>
        <draw:polygon draw:style-name="gr6" draw:layer="layout" svg:width="0.423cm" svg:height="0.423cm" svg:x="4.764cm" svg:y="12.094cm" svg:viewBox="0 0 424 424" draw:points="0,424 0,0 424,0 424,424">
          <text:p/>
        </draw:polygon>
        <draw:polygon draw:style-name="gr7" draw:layer="layout" svg:width="0.423cm" svg:height="0.423cm" svg:x="4.764cm" svg:y="12.094cm" svg:viewBox="0 0 424 424" draw:points="0,424 0,0 424,0 424,424">
          <text:p/>
        </draw:polygon>
        <draw:polygon draw:style-name="gr6" draw:layer="layout" svg:width="0.423cm" svg:height="0.423cm" svg:x="4.764cm" svg:y="11.671cm" svg:viewBox="0 0 424 424" draw:points="0,424 0,0 424,0 424,424">
          <text:p/>
        </draw:polygon>
        <draw:polygon draw:style-name="gr7" draw:layer="layout" svg:width="0.423cm" svg:height="0.423cm" svg:x="4.764cm" svg:y="11.671cm" svg:viewBox="0 0 424 424" draw:points="0,424 0,0 424,0 424,424">
          <text:p/>
        </draw:polygon>
        <draw:polygon draw:style-name="gr6" draw:layer="layout" svg:width="0.423cm" svg:height="0.424cm" svg:x="4.764cm" svg:y="11.247cm" svg:viewBox="0 0 424 425" draw:points="0,425 0,0 424,0 424,425">
          <text:p/>
        </draw:polygon>
        <draw:polygon draw:style-name="gr7" draw:layer="layout" svg:width="0.423cm" svg:height="0.424cm" svg:x="4.764cm" svg:y="11.247cm" svg:viewBox="0 0 424 425" draw:points="0,425 0,0 424,0 424,425">
          <text:p/>
        </draw:polygon>
        <draw:polygon draw:style-name="gr6" draw:layer="layout" svg:width="0.423cm" svg:height="0.424cm" svg:x="4.764cm" svg:y="11.247cm" svg:viewBox="0 0 424 425" draw:points="0,425 0,0 424,0 424,425">
          <text:p/>
        </draw:polygon>
        <draw:polygon draw:style-name="gr7" draw:layer="layout" svg:width="0.423cm" svg:height="0.424cm" svg:x="4.764cm" svg:y="11.247cm" svg:viewBox="0 0 424 425" draw:points="0,425 0,0 424,0 424,425">
          <text:p/>
        </draw:polygon>
        <draw:polygon draw:style-name="gr6" draw:layer="layout" svg:width="0.423cm" svg:height="0.423cm" svg:x="4.764cm" svg:y="10.824cm" svg:viewBox="0 0 424 424" draw:points="0,424 0,0 424,0 424,424">
          <text:p/>
        </draw:polygon>
        <draw:polygon draw:style-name="gr7" draw:layer="layout" svg:width="0.423cm" svg:height="0.423cm" svg:x="4.764cm" svg:y="10.824cm" svg:viewBox="0 0 424 424" draw:points="0,424 0,0 424,0 424,424">
          <text:p/>
        </draw:polygon>
        <draw:polygon draw:style-name="gr6" draw:layer="layout" svg:width="0.423cm" svg:height="0.423cm" svg:x="4.764cm" svg:y="10.824cm" svg:viewBox="0 0 424 424" draw:points="0,424 0,0 424,0 424,424">
          <text:p/>
        </draw:polygon>
        <draw:polygon draw:style-name="gr7" draw:layer="layout" svg:width="0.423cm" svg:height="0.423cm" svg:x="4.764cm" svg:y="10.824cm" svg:viewBox="0 0 424 424" draw:points="0,424 0,0 424,0 424,424">
          <text:p/>
        </draw:polygon>
        <draw:polygon draw:style-name="gr6" draw:layer="layout" svg:width="0.423cm" svg:height="0.423cm" svg:x="4.764cm" svg:y="10.401cm" svg:viewBox="0 0 424 424" draw:points="0,424 0,0 424,0 424,424">
          <text:p/>
        </draw:polygon>
        <draw:polygon draw:style-name="gr7" draw:layer="layout" svg:width="0.423cm" svg:height="0.423cm" svg:x="4.764cm" svg:y="10.401cm" svg:viewBox="0 0 424 424" draw:points="0,424 0,0 424,0 424,424">
          <text:p/>
        </draw:polygon>
        <draw:polygon draw:style-name="gr6" draw:layer="layout" svg:width="0.423cm" svg:height="0.423cm" svg:x="4.764cm" svg:y="10.401cm" svg:viewBox="0 0 424 424" draw:points="0,424 0,0 424,0 424,424">
          <text:p/>
        </draw:polygon>
        <draw:polygon draw:style-name="gr7" draw:layer="layout" svg:width="0.423cm" svg:height="0.423cm" svg:x="4.764cm" svg:y="10.401cm" svg:viewBox="0 0 424 424" draw:points="0,424 0,0 424,0 424,424">
          <text:p/>
        </draw:polygon>
        <draw:polygon draw:style-name="gr6" draw:layer="layout" svg:width="0.424cm" svg:height="0.424cm" svg:x="5.187cm" svg:y="20.137cm" svg:viewBox="0 0 425 425" draw:points="0,425 0,0 425,0 425,425">
          <text:p/>
        </draw:polygon>
        <draw:polygon draw:style-name="gr7" draw:layer="layout" svg:width="0.424cm" svg:height="0.424cm" svg:x="5.187cm" svg:y="20.137cm" svg:viewBox="0 0 425 425" draw:points="0,425 0,0 425,0 425,425">
          <text:p/>
        </draw:polygon>
        <draw:polygon draw:style-name="gr6" draw:layer="layout" svg:width="0.424cm" svg:height="0.424cm" svg:x="5.187cm" svg:y="20.137cm" svg:viewBox="0 0 425 425" draw:points="0,425 0,0 425,0 425,425">
          <text:p/>
        </draw:polygon>
        <draw:polygon draw:style-name="gr7" draw:layer="layout" svg:width="0.424cm" svg:height="0.424cm" svg:x="5.187cm" svg:y="20.137cm" svg:viewBox="0 0 425 425" draw:points="0,425 0,0 425,0 425,425">
          <text:p/>
        </draw:polygon>
        <draw:polygon draw:style-name="gr6" draw:layer="layout" svg:width="0.424cm" svg:height="0.423cm" svg:x="5.187cm" svg:y="19.714cm" svg:viewBox="0 0 425 424" draw:points="0,424 0,0 425,0 425,424">
          <text:p/>
        </draw:polygon>
        <draw:polygon draw:style-name="gr7" draw:layer="layout" svg:width="0.424cm" svg:height="0.423cm" svg:x="5.187cm" svg:y="19.714cm" svg:viewBox="0 0 425 424" draw:points="0,424 0,0 425,0 425,424">
          <text:p/>
        </draw:polygon>
        <draw:polygon draw:style-name="gr6" draw:layer="layout" svg:width="0.424cm" svg:height="0.423cm" svg:x="5.187cm" svg:y="19.714cm" svg:viewBox="0 0 425 424" draw:points="0,424 0,0 425,0 425,424">
          <text:p/>
        </draw:polygon>
        <draw:polygon draw:style-name="gr7" draw:layer="layout" svg:width="0.424cm" svg:height="0.423cm" svg:x="5.187cm" svg:y="19.714cm" svg:viewBox="0 0 425 424" draw:points="0,424 0,0 425,0 425,424">
          <text:p/>
        </draw:polygon>
        <draw:polygon draw:style-name="gr6" draw:layer="layout" svg:width="0.424cm" svg:height="0.423cm" svg:x="5.187cm" svg:y="19.291cm" svg:viewBox="0 0 425 424" draw:points="0,424 0,0 425,0 425,424">
          <text:p/>
        </draw:polygon>
        <draw:polygon draw:style-name="gr7" draw:layer="layout" svg:width="0.424cm" svg:height="0.423cm" svg:x="5.187cm" svg:y="19.291cm" svg:viewBox="0 0 425 424" draw:points="0,424 0,0 425,0 425,424">
          <text:p/>
        </draw:polygon>
        <draw:polygon draw:style-name="gr6" draw:layer="layout" svg:width="0.424cm" svg:height="0.423cm" svg:x="5.187cm" svg:y="19.291cm" svg:viewBox="0 0 425 424" draw:points="0,424 0,0 425,0 425,424">
          <text:p/>
        </draw:polygon>
        <draw:polygon draw:style-name="gr7" draw:layer="layout" svg:width="0.424cm" svg:height="0.423cm" svg:x="5.187cm" svg:y="19.291cm" svg:viewBox="0 0 425 424" draw:points="0,424 0,0 425,0 425,424">
          <text:p/>
        </draw:polygon>
        <draw:polygon draw:style-name="gr2" draw:layer="layout" svg:width="0.424cm" svg:height="0.424cm" svg:x="5.187cm" svg:y="18.867cm" svg:viewBox="0 0 425 425" draw:points="0,425 0,0 425,0 425,425">
          <text:p/>
        </draw:polygon>
        <draw:polygon draw:style-name="gr3" draw:layer="layout" svg:width="0.424cm" svg:height="0.424cm" svg:x="5.187cm" svg:y="18.867cm" svg:viewBox="0 0 425 425" draw:points="0,425 0,0 425,0 425,425">
          <text:p/>
        </draw:polygon>
        <draw:polygon draw:style-name="gr2" draw:layer="layout" svg:width="0.424cm" svg:height="0.423cm" svg:x="5.187cm" svg:y="18.444cm" svg:viewBox="0 0 425 424" draw:points="0,424 0,0 425,0 425,424">
          <text:p/>
        </draw:polygon>
        <draw:polygon draw:style-name="gr3" draw:layer="layout" svg:width="0.424cm" svg:height="0.423cm" svg:x="5.187cm" svg:y="18.444cm" svg:viewBox="0 0 425 424" draw:points="0,424 0,0 425,0 425,424">
          <text:p/>
        </draw:polygon>
        <draw:polygon draw:style-name="gr2" draw:layer="layout" svg:width="0.424cm" svg:height="0.423cm" svg:x="5.187cm" svg:y="18.021cm" svg:viewBox="0 0 425 424" draw:points="0,424 0,0 425,0 425,424">
          <text:p/>
        </draw:polygon>
        <draw:polygon draw:style-name="gr3" draw:layer="layout" svg:width="0.424cm" svg:height="0.423cm" svg:x="5.187cm" svg:y="18.021cm" svg:viewBox="0 0 425 424" draw:points="0,424 0,0 425,0 425,424">
          <text:p/>
        </draw:polygon>
        <draw:polygon draw:style-name="gr2" draw:layer="layout" svg:width="0.424cm" svg:height="0.424cm" svg:x="5.187cm" svg:y="17.597cm" svg:viewBox="0 0 425 425" draw:points="0,425 0,0 425,0 425,425">
          <text:p/>
        </draw:polygon>
        <draw:polygon draw:style-name="gr3" draw:layer="layout" svg:width="0.424cm" svg:height="0.424cm" svg:x="5.187cm" svg:y="17.597cm" svg:viewBox="0 0 425 425" draw:points="0,425 0,0 425,0 425,425">
          <text:p/>
        </draw:polygon>
        <draw:polygon draw:style-name="gr2" draw:layer="layout" svg:width="0.424cm" svg:height="0.423cm" svg:x="5.187cm" svg:y="17.174cm" svg:viewBox="0 0 425 424" draw:points="0,424 0,0 425,0 425,424">
          <text:p/>
        </draw:polygon>
        <draw:polygon draw:style-name="gr3" draw:layer="layout" svg:width="0.424cm" svg:height="0.423cm" svg:x="5.187cm" svg:y="17.174cm" svg:viewBox="0 0 425 424" draw:points="0,424 0,0 425,0 425,424">
          <text:p/>
        </draw:polygon>
        <draw:polygon draw:style-name="gr2" draw:layer="layout" svg:width="0.424cm" svg:height="0.423cm" svg:x="5.187cm" svg:y="16.751cm" svg:viewBox="0 0 425 424" draw:points="0,424 0,0 425,0 425,424">
          <text:p/>
        </draw:polygon>
        <draw:polygon draw:style-name="gr3" draw:layer="layout" svg:width="0.424cm" svg:height="0.423cm" svg:x="5.187cm" svg:y="16.751cm" svg:viewBox="0 0 425 424" draw:points="0,424 0,0 425,0 425,424">
          <text:p/>
        </draw:polygon>
        <draw:polygon draw:style-name="gr2" draw:layer="layout" svg:width="0.424cm" svg:height="0.424cm" svg:x="5.187cm" svg:y="16.327cm" svg:viewBox="0 0 425 425" draw:points="0,425 0,0 425,0 425,425">
          <text:p/>
        </draw:polygon>
        <draw:polygon draw:style-name="gr3" draw:layer="layout" svg:width="0.424cm" svg:height="0.424cm" svg:x="5.187cm" svg:y="16.327cm" svg:viewBox="0 0 425 425" draw:points="0,425 0,0 425,0 425,425">
          <text:p/>
        </draw:polygon>
        <draw:polygon draw:style-name="gr2" draw:layer="layout" svg:width="0.424cm" svg:height="0.423cm" svg:x="5.187cm" svg:y="15.904cm" svg:viewBox="0 0 425 424" draw:points="0,424 0,0 425,0 425,424">
          <text:p/>
        </draw:polygon>
        <draw:polygon draw:style-name="gr3" draw:layer="layout" svg:width="0.424cm" svg:height="0.423cm" svg:x="5.187cm" svg:y="15.904cm" svg:viewBox="0 0 425 424" draw:points="0,424 0,0 425,0 425,424">
          <text:p/>
        </draw:polygon>
        <draw:polygon draw:style-name="gr2" draw:layer="layout" svg:width="0.424cm" svg:height="0.423cm" svg:x="5.187cm" svg:y="15.481cm" svg:viewBox="0 0 425 424" draw:points="0,424 0,0 425,0 425,424">
          <text:p/>
        </draw:polygon>
        <draw:polygon draw:style-name="gr3" draw:layer="layout" svg:width="0.424cm" svg:height="0.423cm" svg:x="5.187cm" svg:y="15.481cm" svg:viewBox="0 0 425 424" draw:points="0,424 0,0 425,0 425,424">
          <text:p/>
        </draw:polygon>
        <draw:polygon draw:style-name="gr4" draw:layer="layout" svg:width="0.424cm" svg:height="0.424cm" svg:x="5.187cm" svg:y="15.057cm" svg:viewBox="0 0 425 425" draw:points="0,425 0,0 425,0 425,425">
          <text:p/>
        </draw:polygon>
        <draw:polygon draw:style-name="gr5" draw:layer="layout" svg:width="0.424cm" svg:height="0.424cm" svg:x="5.187cm" svg:y="15.057cm" svg:viewBox="0 0 425 425" draw:points="0,425 0,0 425,0 425,425">
          <text:p/>
        </draw:polygon>
        <draw:polygon draw:style-name="gr4" draw:layer="layout" svg:width="0.424cm" svg:height="0.423cm" svg:x="5.187cm" svg:y="14.634cm" svg:viewBox="0 0 425 424" draw:points="0,424 0,0 425,0 425,424">
          <text:p/>
        </draw:polygon>
        <draw:polygon draw:style-name="gr5" draw:layer="layout" svg:width="0.424cm" svg:height="0.423cm" svg:x="5.187cm" svg:y="14.634cm" svg:viewBox="0 0 425 424" draw:points="0,424 0,0 425,0 425,424">
          <text:p/>
        </draw:polygon>
        <draw:polygon draw:style-name="gr4" draw:layer="layout" svg:width="0.424cm" svg:height="0.423cm" svg:x="5.187cm" svg:y="14.211cm" svg:viewBox="0 0 425 424" draw:points="0,424 0,0 425,0 425,424">
          <text:p/>
        </draw:polygon>
        <draw:polygon draw:style-name="gr5" draw:layer="layout" svg:width="0.424cm" svg:height="0.423cm" svg:x="5.187cm" svg:y="14.211cm" svg:viewBox="0 0 425 424" draw:points="0,424 0,0 425,0 425,424">
          <text:p/>
        </draw:polygon>
        <draw:polygon draw:style-name="gr4" draw:layer="layout" svg:width="0.424cm" svg:height="0.424cm" svg:x="5.187cm" svg:y="13.787cm" svg:viewBox="0 0 425 425" draw:points="0,425 0,0 425,0 425,425">
          <text:p/>
        </draw:polygon>
        <draw:polygon draw:style-name="gr5" draw:layer="layout" svg:width="0.424cm" svg:height="0.424cm" svg:x="5.187cm" svg:y="13.787cm" svg:viewBox="0 0 425 425" draw:points="0,425 0,0 425,0 425,425">
          <text:p/>
        </draw:polygon>
        <draw:polygon draw:style-name="gr4" draw:layer="layout" svg:width="0.424cm" svg:height="0.423cm" svg:x="5.187cm" svg:y="13.364cm" svg:viewBox="0 0 425 424" draw:points="0,424 0,0 425,0 425,424">
          <text:p/>
        </draw:polygon>
        <draw:polygon draw:style-name="gr5" draw:layer="layout" svg:width="0.424cm" svg:height="0.423cm" svg:x="5.187cm" svg:y="13.364cm" svg:viewBox="0 0 425 424" draw:points="0,424 0,0 425,0 425,424">
          <text:p/>
        </draw:polygon>
        <draw:polygon draw:style-name="gr4" draw:layer="layout" svg:width="0.424cm" svg:height="0.423cm" svg:x="5.187cm" svg:y="12.941cm" svg:viewBox="0 0 425 424" draw:points="0,424 0,0 425,0 425,424">
          <text:p/>
        </draw:polygon>
        <draw:polygon draw:style-name="gr5" draw:layer="layout" svg:width="0.424cm" svg:height="0.423cm" svg:x="5.187cm" svg:y="12.941cm" svg:viewBox="0 0 425 424" draw:points="0,424 0,0 425,0 425,424">
          <text:p/>
        </draw:polygon>
        <draw:polygon draw:style-name="gr6" draw:layer="layout" svg:width="0.424cm" svg:height="0.424cm" svg:x="5.187cm" svg:y="12.517cm" svg:viewBox="0 0 425 425" draw:points="0,425 0,0 425,0 425,425">
          <text:p/>
        </draw:polygon>
        <draw:polygon draw:style-name="gr7" draw:layer="layout" svg:width="0.424cm" svg:height="0.424cm" svg:x="5.187cm" svg:y="12.517cm" svg:viewBox="0 0 425 425" draw:points="0,425 0,0 425,0 425,425">
          <text:p/>
        </draw:polygon>
        <draw:polygon draw:style-name="gr6" draw:layer="layout" svg:width="0.424cm" svg:height="0.423cm" svg:x="5.187cm" svg:y="12.094cm" svg:viewBox="0 0 425 424" draw:points="0,424 0,0 425,0 425,424">
          <text:p/>
        </draw:polygon>
        <draw:polygon draw:style-name="gr7" draw:layer="layout" svg:width="0.424cm" svg:height="0.423cm" svg:x="5.187cm" svg:y="12.094cm" svg:viewBox="0 0 425 424" draw:points="0,424 0,0 425,0 425,424">
          <text:p/>
        </draw:polygon>
        <draw:polygon draw:style-name="gr6" draw:layer="layout" svg:width="0.424cm" svg:height="0.423cm" svg:x="5.187cm" svg:y="11.671cm" svg:viewBox="0 0 425 424" draw:points="0,424 0,0 425,0 425,424">
          <text:p/>
        </draw:polygon>
        <draw:polygon draw:style-name="gr7" draw:layer="layout" svg:width="0.424cm" svg:height="0.423cm" svg:x="5.187cm" svg:y="11.671cm" svg:viewBox="0 0 425 424" draw:points="0,424 0,0 425,0 425,424">
          <text:p/>
        </draw:polygon>
        <draw:polygon draw:style-name="gr2" draw:layer="layout" svg:width="0.423cm" svg:height="0.423cm" svg:x="3.071cm" svg:y="16.751cm" svg:viewBox="0 0 424 424" draw:points="0,424 0,0 424,0 424,424">
          <text:p/>
        </draw:polygon>
        <draw:polygon draw:style-name="gr3" draw:layer="layout" svg:width="0.423cm" svg:height="0.423cm" svg:x="3.071cm" svg:y="16.751cm" svg:viewBox="0 0 424 424" draw:points="0,424 0,0 424,0 424,424">
          <text:p/>
        </draw:polygon>
        <draw:polygon draw:style-name="gr2" draw:layer="layout" svg:width="0.423cm" svg:height="0.424cm" svg:x="3.071cm" svg:y="16.327cm" svg:viewBox="0 0 424 425" draw:points="0,425 0,0 424,0 424,425">
          <text:p/>
        </draw:polygon>
        <draw:polygon draw:style-name="gr3" draw:layer="layout" svg:width="0.423cm" svg:height="0.424cm" svg:x="3.071cm" svg:y="16.327cm" svg:viewBox="0 0 424 425" draw:points="0,425 0,0 424,0 424,425">
          <text:p/>
        </draw:polygon>
        <draw:polygon draw:style-name="gr2" draw:layer="layout" svg:width="0.423cm" svg:height="0.423cm" svg:x="3.071cm" svg:y="15.904cm" svg:viewBox="0 0 424 424" draw:points="0,424 0,0 424,0 424,424">
          <text:p/>
        </draw:polygon>
        <draw:polygon draw:style-name="gr3" draw:layer="layout" svg:width="0.423cm" svg:height="0.423cm" svg:x="3.071cm" svg:y="15.904cm" svg:viewBox="0 0 424 424" draw:points="0,424 0,0 424,0 424,424">
          <text:p/>
        </draw:polygon>
        <draw:polygon draw:style-name="gr2" draw:layer="layout" svg:width="0.423cm" svg:height="0.423cm" svg:x="3.071cm" svg:y="15.481cm" svg:viewBox="0 0 424 424" draw:points="0,424 0,0 424,0 424,424">
          <text:p/>
        </draw:polygon>
        <draw:polygon draw:style-name="gr3" draw:layer="layout" svg:width="0.423cm" svg:height="0.423cm" svg:x="3.071cm" svg:y="15.481cm" svg:viewBox="0 0 424 424" draw:points="0,424 0,0 424,0 424,424">
          <text:p/>
        </draw:polygon>
        <draw:polygon draw:style-name="gr4" draw:layer="layout" svg:width="0.423cm" svg:height="0.424cm" svg:x="3.071cm" svg:y="15.057cm" svg:viewBox="0 0 424 425" draw:points="0,425 0,0 424,0 424,425">
          <text:p/>
        </draw:polygon>
        <draw:polygon draw:style-name="gr5" draw:layer="layout" svg:width="0.423cm" svg:height="0.424cm" svg:x="3.071cm" svg:y="15.057cm" svg:viewBox="0 0 424 425" draw:points="0,425 0,0 424,0 424,425">
          <text:p/>
        </draw:polygon>
        <draw:polygon draw:style-name="gr4" draw:layer="layout" svg:width="0.423cm" svg:height="0.423cm" svg:x="3.071cm" svg:y="14.634cm" svg:viewBox="0 0 424 424" draw:points="0,424 0,0 424,0 424,424">
          <text:p/>
        </draw:polygon>
        <draw:polygon draw:style-name="gr5" draw:layer="layout" svg:width="0.423cm" svg:height="0.423cm" svg:x="3.071cm" svg:y="14.634cm" svg:viewBox="0 0 424 424" draw:points="0,424 0,0 424,0 424,424">
          <text:p/>
        </draw:polygon>
        <draw:polygon draw:style-name="gr4" draw:layer="layout" svg:width="0.423cm" svg:height="0.423cm" svg:x="3.071cm" svg:y="14.211cm" svg:viewBox="0 0 424 424" draw:points="0,424 0,0 424,0 424,424">
          <text:p/>
        </draw:polygon>
        <draw:polygon draw:style-name="gr5" draw:layer="layout" svg:width="0.423cm" svg:height="0.423cm" svg:x="3.071cm" svg:y="14.211cm" svg:viewBox="0 0 424 424" draw:points="0,424 0,0 424,0 424,424">
          <text:p/>
        </draw:polygon>
        <draw:polygon draw:style-name="gr4" draw:layer="layout" svg:width="0.423cm" svg:height="0.424cm" svg:x="3.071cm" svg:y="13.787cm" svg:viewBox="0 0 424 425" draw:points="0,425 0,0 424,0 424,425">
          <text:p/>
        </draw:polygon>
        <draw:polygon draw:style-name="gr5" draw:layer="layout" svg:width="0.423cm" svg:height="0.424cm" svg:x="3.071cm" svg:y="13.787cm" svg:viewBox="0 0 424 425" draw:points="0,425 0,0 424,0 424,425">
          <text:p/>
        </draw:polygon>
        <draw:polygon draw:style-name="gr4" draw:layer="layout" svg:width="0.423cm" svg:height="0.423cm" svg:x="3.071cm" svg:y="13.364cm" svg:viewBox="0 0 424 424" draw:points="0,424 0,0 424,0 424,424">
          <text:p/>
        </draw:polygon>
        <draw:polygon draw:style-name="gr5" draw:layer="layout" svg:width="0.423cm" svg:height="0.423cm" svg:x="3.071cm" svg:y="13.364cm" svg:viewBox="0 0 424 424" draw:points="0,424 0,0 424,0 424,424">
          <text:p/>
        </draw:polygon>
        <draw:polygon draw:style-name="gr2" draw:layer="layout" svg:width="0.423cm" svg:height="0.424cm" svg:x="3.494cm" svg:y="17.597cm" svg:viewBox="0 0 424 425" draw:points="0,425 0,0 424,0 424,425">
          <text:p/>
        </draw:polygon>
        <draw:polygon draw:style-name="gr3" draw:layer="layout" svg:width="0.423cm" svg:height="0.424cm" svg:x="3.494cm" svg:y="17.597cm" svg:viewBox="0 0 424 425" draw:points="0,425 0,0 424,0 424,425">
          <text:p/>
        </draw:polygon>
        <draw:polygon draw:style-name="gr2" draw:layer="layout" svg:width="0.423cm" svg:height="0.423cm" svg:x="3.494cm" svg:y="17.174cm" svg:viewBox="0 0 424 424" draw:points="0,424 0,0 424,0 424,424">
          <text:p/>
        </draw:polygon>
        <draw:polygon draw:style-name="gr3" draw:layer="layout" svg:width="0.423cm" svg:height="0.423cm" svg:x="3.494cm" svg:y="17.174cm" svg:viewBox="0 0 424 424" draw:points="0,424 0,0 424,0 424,424">
          <text:p/>
        </draw:polygon>
        <draw:polygon draw:style-name="gr2" draw:layer="layout" svg:width="0.423cm" svg:height="0.423cm" svg:x="3.494cm" svg:y="16.751cm" svg:viewBox="0 0 424 424" draw:points="0,424 0,0 424,0 424,424">
          <text:p/>
        </draw:polygon>
        <draw:polygon draw:style-name="gr3" draw:layer="layout" svg:width="0.423cm" svg:height="0.423cm" svg:x="3.494cm" svg:y="16.751cm" svg:viewBox="0 0 424 424" draw:points="0,424 0,0 424,0 424,424">
          <text:p/>
        </draw:polygon>
        <draw:polygon draw:style-name="gr2" draw:layer="layout" svg:width="0.423cm" svg:height="0.424cm" svg:x="3.494cm" svg:y="16.327cm" svg:viewBox="0 0 424 425" draw:points="0,425 0,0 424,0 424,425">
          <text:p/>
        </draw:polygon>
        <draw:polygon draw:style-name="gr3" draw:layer="layout" svg:width="0.423cm" svg:height="0.424cm" svg:x="3.494cm" svg:y="16.327cm" svg:viewBox="0 0 424 425" draw:points="0,425 0,0 424,0 424,425">
          <text:p/>
        </draw:polygon>
        <draw:polygon draw:style-name="gr2" draw:layer="layout" svg:width="0.423cm" svg:height="0.423cm" svg:x="3.494cm" svg:y="15.904cm" svg:viewBox="0 0 424 424" draw:points="0,424 0,0 424,0 424,424">
          <text:p/>
        </draw:polygon>
        <draw:polygon draw:style-name="gr3" draw:layer="layout" svg:width="0.423cm" svg:height="0.423cm" svg:x="3.494cm" svg:y="15.904cm" svg:viewBox="0 0 424 424" draw:points="0,424 0,0 424,0 424,424">
          <text:p/>
        </draw:polygon>
        <draw:polygon draw:style-name="gr2" draw:layer="layout" svg:width="0.423cm" svg:height="0.423cm" svg:x="3.494cm" svg:y="15.481cm" svg:viewBox="0 0 424 424" draw:points="0,424 0,0 424,0 424,424">
          <text:p/>
        </draw:polygon>
        <draw:polygon draw:style-name="gr3" draw:layer="layout" svg:width="0.423cm" svg:height="0.423cm" svg:x="3.494cm" svg:y="15.481cm" svg:viewBox="0 0 424 424" draw:points="0,424 0,0 424,0 424,424">
          <text:p/>
        </draw:polygon>
        <draw:polygon draw:style-name="gr4" draw:layer="layout" svg:width="0.423cm" svg:height="0.424cm" svg:x="3.494cm" svg:y="15.057cm" svg:viewBox="0 0 424 425" draw:points="0,425 0,0 424,0 424,425">
          <text:p/>
        </draw:polygon>
        <draw:polygon draw:style-name="gr5" draw:layer="layout" svg:width="0.423cm" svg:height="0.424cm" svg:x="3.494cm" svg:y="15.057cm" svg:viewBox="0 0 424 425" draw:points="0,425 0,0 424,0 424,425">
          <text:p/>
        </draw:polygon>
        <draw:polygon draw:style-name="gr4" draw:layer="layout" svg:width="0.423cm" svg:height="0.423cm" svg:x="3.494cm" svg:y="14.634cm" svg:viewBox="0 0 424 424" draw:points="0,424 0,0 424,0 424,424">
          <text:p/>
        </draw:polygon>
        <draw:polygon draw:style-name="gr5" draw:layer="layout" svg:width="0.423cm" svg:height="0.423cm" svg:x="3.494cm" svg:y="14.634cm" svg:viewBox="0 0 424 424" draw:points="0,424 0,0 424,0 424,424">
          <text:p/>
        </draw:polygon>
        <draw:polygon draw:style-name="gr4" draw:layer="layout" svg:width="0.423cm" svg:height="0.423cm" svg:x="3.494cm" svg:y="14.211cm" svg:viewBox="0 0 424 424" draw:points="0,424 0,0 424,0 424,424">
          <text:p/>
        </draw:polygon>
        <draw:polygon draw:style-name="gr5" draw:layer="layout" svg:width="0.423cm" svg:height="0.423cm" svg:x="3.494cm" svg:y="14.211cm" svg:viewBox="0 0 424 424" draw:points="0,424 0,0 424,0 424,424">
          <text:p/>
        </draw:polygon>
        <draw:polygon draw:style-name="gr4" draw:layer="layout" svg:width="0.423cm" svg:height="0.424cm" svg:x="3.494cm" svg:y="13.787cm" svg:viewBox="0 0 424 425" draw:points="0,425 0,0 424,0 424,425">
          <text:p/>
        </draw:polygon>
        <draw:polygon draw:style-name="gr5" draw:layer="layout" svg:width="0.423cm" svg:height="0.424cm" svg:x="3.494cm" svg:y="13.787cm" svg:viewBox="0 0 424 425" draw:points="0,425 0,0 424,0 424,425">
          <text:p/>
        </draw:polygon>
        <draw:polygon draw:style-name="gr4" draw:layer="layout" svg:width="0.423cm" svg:height="0.423cm" svg:x="3.494cm" svg:y="13.364cm" svg:viewBox="0 0 424 424" draw:points="0,424 0,0 424,0 424,424">
          <text:p/>
        </draw:polygon>
        <draw:polygon draw:style-name="gr5" draw:layer="layout" svg:width="0.423cm" svg:height="0.423cm" svg:x="3.494cm" svg:y="13.364cm" svg:viewBox="0 0 424 424" draw:points="0,424 0,0 424,0 424,424">
          <text:p/>
        </draw:polygon>
        <draw:polygon draw:style-name="gr4" draw:layer="layout" svg:width="0.423cm" svg:height="0.423cm" svg:x="3.494cm" svg:y="12.941cm" svg:viewBox="0 0 424 424" draw:points="0,424 0,0 424,0 424,424">
          <text:p/>
        </draw:polygon>
        <draw:polygon draw:style-name="gr5" draw:layer="layout" svg:width="0.423cm" svg:height="0.423cm" svg:x="3.494cm" svg:y="12.941cm" svg:viewBox="0 0 424 424" draw:points="0,424 0,0 424,0 424,424">
          <text:p/>
        </draw:polygon>
        <draw:polygon draw:style-name="gr6" draw:layer="layout" svg:width="0.423cm" svg:height="0.424cm" svg:x="3.494cm" svg:y="12.517cm" svg:viewBox="0 0 424 425" draw:points="0,425 0,0 424,0 424,425">
          <text:p/>
        </draw:polygon>
        <draw:polygon draw:style-name="gr7" draw:layer="layout" svg:width="0.423cm" svg:height="0.424cm" svg:x="3.494cm" svg:y="12.517cm" svg:viewBox="0 0 424 425" draw:points="0,425 0,0 424,0 424,425">
          <text:p/>
        </draw:polygon>
        <draw:polygon draw:style-name="gr2" draw:layer="layout" svg:width="0.424cm" svg:height="0.423cm" svg:x="3.917cm" svg:y="18.021cm" svg:viewBox="0 0 425 424" draw:points="0,424 0,0 425,0 425,424">
          <text:p/>
        </draw:polygon>
        <draw:polygon draw:style-name="gr3" draw:layer="layout" svg:width="0.424cm" svg:height="0.423cm" svg:x="3.917cm" svg:y="18.021cm" svg:viewBox="0 0 425 424" draw:points="0,424 0,0 425,0 425,424">
          <text:p/>
        </draw:polygon>
        <draw:polygon draw:style-name="gr2" draw:layer="layout" svg:width="0.424cm" svg:height="0.424cm" svg:x="3.917cm" svg:y="17.597cm" svg:viewBox="0 0 425 425" draw:points="0,425 0,0 425,0 425,425">
          <text:p/>
        </draw:polygon>
        <draw:polygon draw:style-name="gr3" draw:layer="layout" svg:width="0.424cm" svg:height="0.424cm" svg:x="3.917cm" svg:y="17.597cm" svg:viewBox="0 0 425 425" draw:points="0,425 0,0 425,0 425,425">
          <text:p/>
        </draw:polygon>
        <draw:polygon draw:style-name="gr2" draw:layer="layout" svg:width="0.424cm" svg:height="0.423cm" svg:x="3.917cm" svg:y="17.174cm" svg:viewBox="0 0 425 424" draw:points="0,424 0,0 425,0 425,424">
          <text:p/>
        </draw:polygon>
        <draw:polygon draw:style-name="gr3" draw:layer="layout" svg:width="0.424cm" svg:height="0.423cm" svg:x="3.917cm" svg:y="17.174cm" svg:viewBox="0 0 425 424" draw:points="0,424 0,0 425,0 425,424">
          <text:p/>
        </draw:polygon>
        <draw:polygon draw:style-name="gr2" draw:layer="layout" svg:width="0.424cm" svg:height="0.423cm" svg:x="3.917cm" svg:y="16.751cm" svg:viewBox="0 0 425 424" draw:points="0,424 0,0 425,0 425,424">
          <text:p/>
        </draw:polygon>
        <draw:polygon draw:style-name="gr3" draw:layer="layout" svg:width="0.424cm" svg:height="0.423cm" svg:x="3.917cm" svg:y="16.751cm" svg:viewBox="0 0 425 424" draw:points="0,424 0,0 425,0 425,424">
          <text:p/>
        </draw:polygon>
        <draw:polygon draw:style-name="gr2" draw:layer="layout" svg:width="0.424cm" svg:height="0.424cm" svg:x="3.917cm" svg:y="16.327cm" svg:viewBox="0 0 425 425" draw:points="0,425 0,0 425,0 425,425">
          <text:p/>
        </draw:polygon>
        <draw:polygon draw:style-name="gr3" draw:layer="layout" svg:width="0.424cm" svg:height="0.424cm" svg:x="3.917cm" svg:y="16.327cm" svg:viewBox="0 0 425 425" draw:points="0,425 0,0 425,0 425,425">
          <text:p/>
        </draw:polygon>
        <draw:polygon draw:style-name="gr2" draw:layer="layout" svg:width="0.424cm" svg:height="0.423cm" svg:x="3.917cm" svg:y="15.904cm" svg:viewBox="0 0 425 424" draw:points="0,424 0,0 425,0 425,424">
          <text:p/>
        </draw:polygon>
        <draw:polygon draw:style-name="gr3" draw:layer="layout" svg:width="0.424cm" svg:height="0.423cm" svg:x="3.917cm" svg:y="15.904cm" svg:viewBox="0 0 425 424" draw:points="0,424 0,0 425,0 425,424">
          <text:p/>
        </draw:polygon>
        <draw:polygon draw:style-name="gr2" draw:layer="layout" svg:width="0.424cm" svg:height="0.423cm" svg:x="3.917cm" svg:y="15.481cm" svg:viewBox="0 0 425 424" draw:points="0,424 0,0 425,0 425,424">
          <text:p/>
        </draw:polygon>
        <draw:polygon draw:style-name="gr3" draw:layer="layout" svg:width="0.424cm" svg:height="0.423cm" svg:x="3.917cm" svg:y="15.481cm" svg:viewBox="0 0 425 424" draw:points="0,424 0,0 425,0 425,424">
          <text:p/>
        </draw:polygon>
        <draw:polygon draw:style-name="gr4" draw:layer="layout" svg:width="0.424cm" svg:height="0.424cm" svg:x="3.917cm" svg:y="15.057cm" svg:viewBox="0 0 425 425" draw:points="0,425 0,0 425,0 425,425">
          <text:p/>
        </draw:polygon>
        <draw:polygon draw:style-name="gr5" draw:layer="layout" svg:width="0.424cm" svg:height="0.424cm" svg:x="3.917cm" svg:y="15.057cm" svg:viewBox="0 0 425 425" draw:points="0,425 0,0 425,0 425,425">
          <text:p/>
        </draw:polygon>
        <draw:polygon draw:style-name="gr4" draw:layer="layout" svg:width="0.424cm" svg:height="0.423cm" svg:x="3.917cm" svg:y="14.634cm" svg:viewBox="0 0 425 424" draw:points="0,424 0,0 425,0 425,424">
          <text:p/>
        </draw:polygon>
        <draw:polygon draw:style-name="gr5" draw:layer="layout" svg:width="0.424cm" svg:height="0.423cm" svg:x="3.917cm" svg:y="14.634cm" svg:viewBox="0 0 425 424" draw:points="0,424 0,0 425,0 425,424">
          <text:p/>
        </draw:polygon>
        <draw:polygon draw:style-name="gr4" draw:layer="layout" svg:width="0.424cm" svg:height="0.423cm" svg:x="3.917cm" svg:y="14.211cm" svg:viewBox="0 0 425 424" draw:points="0,424 0,0 425,0 425,424">
          <text:p/>
        </draw:polygon>
        <draw:polygon draw:style-name="gr5" draw:layer="layout" svg:width="0.424cm" svg:height="0.423cm" svg:x="3.917cm" svg:y="14.211cm" svg:viewBox="0 0 425 424" draw:points="0,424 0,0 425,0 425,424">
          <text:p/>
        </draw:polygon>
        <draw:polygon draw:style-name="gr4" draw:layer="layout" svg:width="0.424cm" svg:height="0.424cm" svg:x="3.917cm" svg:y="13.787cm" svg:viewBox="0 0 425 425" draw:points="0,425 0,0 425,0 425,425">
          <text:p/>
        </draw:polygon>
        <draw:polygon draw:style-name="gr5" draw:layer="layout" svg:width="0.424cm" svg:height="0.424cm" svg:x="3.917cm" svg:y="13.787cm" svg:viewBox="0 0 425 425" draw:points="0,425 0,0 425,0 425,425">
          <text:p/>
        </draw:polygon>
        <draw:polygon draw:style-name="gr4" draw:layer="layout" svg:width="0.424cm" svg:height="0.423cm" svg:x="3.917cm" svg:y="13.364cm" svg:viewBox="0 0 425 424" draw:points="0,424 0,0 425,0 425,424">
          <text:p/>
        </draw:polygon>
        <draw:polygon draw:style-name="gr5" draw:layer="layout" svg:width="0.424cm" svg:height="0.423cm" svg:x="3.917cm" svg:y="13.364cm" svg:viewBox="0 0 425 424" draw:points="0,424 0,0 425,0 425,424">
          <text:p/>
        </draw:polygon>
        <draw:polygon draw:style-name="gr9" draw:layer="layout" svg:width="0.424cm" svg:height="0.423cm" svg:x="3.917cm" svg:y="12.941cm" svg:viewBox="0 0 425 424" draw:points="0,424 0,0 425,0 425,424">
          <text:p/>
        </draw:polygon>
        <draw:polygon draw:style-name="gr4" draw:layer="layout" svg:width="0.424cm" svg:height="0.423cm" svg:x="3.917cm" svg:y="12.941cm" svg:viewBox="0 0 425 424" draw:points="0,424 0,0 425,0 425,424">
          <text:p/>
        </draw:polygon>
        <draw:polygon draw:style-name="gr5" draw:layer="layout" svg:width="0.424cm" svg:height="0.423cm" svg:x="3.917cm" svg:y="12.941cm" svg:viewBox="0 0 425 424" draw:points="0,424 0,0 425,0 425,424">
          <text:p/>
        </draw:polygon>
        <draw:polygon draw:style-name="gr6" draw:layer="layout" svg:width="0.424cm" svg:height="0.424cm" svg:x="3.917cm" svg:y="12.517cm" svg:viewBox="0 0 425 425" draw:points="0,425 0,0 425,0 425,425">
          <text:p/>
        </draw:polygon>
        <draw:polygon draw:style-name="gr7" draw:layer="layout" svg:width="0.424cm" svg:height="0.424cm" svg:x="3.917cm" svg:y="12.517cm" svg:viewBox="0 0 425 425" draw:points="0,425 0,0 425,0 425,425">
          <text:p/>
        </draw:polygon>
        <draw:polygon draw:style-name="gr6" draw:layer="layout" svg:width="0.424cm" svg:height="0.423cm" svg:x="3.917cm" svg:y="12.094cm" svg:viewBox="0 0 425 424" draw:points="0,424 0,0 425,0 425,424">
          <text:p/>
        </draw:polygon>
        <draw:polygon draw:style-name="gr7" draw:layer="layout" svg:width="0.424cm" svg:height="0.423cm" svg:x="3.917cm" svg:y="12.094cm" svg:viewBox="0 0 425 424" draw:points="0,424 0,0 425,0 425,424">
          <text:p/>
        </draw:polygon>
        <draw:polygon draw:style-name="gr2" draw:layer="layout" svg:width="0.423cm" svg:height="0.423cm" svg:x="4.341cm" svg:y="18.021cm" svg:viewBox="0 0 424 424" draw:points="0,424 0,0 424,0 424,424">
          <text:p/>
        </draw:polygon>
        <draw:polygon draw:style-name="gr2" draw:layer="layout" svg:width="0.423cm" svg:height="0.424cm" svg:x="4.341cm" svg:y="17.597cm" svg:viewBox="0 0 424 425" draw:points="0,425 0,0 424,0 424,425">
          <text:p/>
        </draw:polygon>
        <draw:polygon draw:style-name="gr3" draw:layer="layout" svg:width="0.423cm" svg:height="0.424cm" svg:x="4.341cm" svg:y="17.597cm" svg:viewBox="0 0 424 425" draw:points="0,425 0,0 424,0 424,425">
          <text:p/>
        </draw:polygon>
        <draw:polygon draw:style-name="gr2" draw:layer="layout" svg:width="0.423cm" svg:height="0.423cm" svg:x="4.341cm" svg:y="17.174cm" svg:viewBox="0 0 424 424" draw:points="0,424 0,0 424,0 424,424">
          <text:p/>
        </draw:polygon>
        <draw:polygon draw:style-name="gr3" draw:layer="layout" svg:width="0.423cm" svg:height="0.423cm" svg:x="4.341cm" svg:y="17.174cm" svg:viewBox="0 0 424 424" draw:points="0,424 0,0 424,0 424,424">
          <text:p/>
        </draw:polygon>
        <draw:polygon draw:style-name="gr2" draw:layer="layout" svg:width="0.423cm" svg:height="0.423cm" svg:x="4.341cm" svg:y="16.751cm" svg:viewBox="0 0 424 424" draw:points="0,424 0,0 424,0 424,424">
          <text:p/>
        </draw:polygon>
        <draw:polygon draw:style-name="gr3" draw:layer="layout" svg:width="0.423cm" svg:height="0.423cm" svg:x="4.341cm" svg:y="16.751cm" svg:viewBox="0 0 424 424" draw:points="0,424 0,0 424,0 424,424">
          <text:p/>
        </draw:polygon>
        <draw:polygon draw:style-name="gr2" draw:layer="layout" svg:width="0.423cm" svg:height="0.424cm" svg:x="4.341cm" svg:y="16.327cm" svg:viewBox="0 0 424 425" draw:points="0,425 0,0 424,0 424,425">
          <text:p/>
        </draw:polygon>
        <draw:polygon draw:style-name="gr3" draw:layer="layout" svg:width="0.423cm" svg:height="0.424cm" svg:x="4.341cm" svg:y="16.327cm" svg:viewBox="0 0 424 425" draw:points="0,425 0,0 424,0 424,425">
          <text:p/>
        </draw:polygon>
        <draw:polygon draw:style-name="gr2" draw:layer="layout" svg:width="0.423cm" svg:height="0.423cm" svg:x="4.341cm" svg:y="15.904cm" svg:viewBox="0 0 424 424" draw:points="0,424 0,0 424,0 424,424">
          <text:p/>
        </draw:polygon>
        <draw:polygon draw:style-name="gr3" draw:layer="layout" svg:width="0.423cm" svg:height="0.423cm" svg:x="4.341cm" svg:y="15.904cm" svg:viewBox="0 0 424 424" draw:points="0,424 0,0 424,0 424,424">
          <text:p/>
        </draw:polygon>
        <draw:polygon draw:style-name="gr2" draw:layer="layout" svg:width="0.423cm" svg:height="0.423cm" svg:x="4.341cm" svg:y="15.481cm" svg:viewBox="0 0 424 424" draw:points="0,424 0,0 424,0 424,424">
          <text:p/>
        </draw:polygon>
        <draw:polygon draw:style-name="gr3" draw:layer="layout" svg:width="0.423cm" svg:height="0.423cm" svg:x="4.341cm" svg:y="15.481cm" svg:viewBox="0 0 424 424" draw:points="0,424 0,0 424,0 424,424">
          <text:p/>
        </draw:polygon>
        <draw:polygon draw:style-name="gr4" draw:layer="layout" svg:width="0.423cm" svg:height="0.424cm" svg:x="4.341cm" svg:y="15.057cm" svg:viewBox="0 0 424 425" draw:points="0,425 0,0 424,0 424,425">
          <text:p/>
        </draw:polygon>
        <draw:polygon draw:style-name="gr5" draw:layer="layout" svg:width="0.423cm" svg:height="0.424cm" svg:x="4.341cm" svg:y="15.057cm" svg:viewBox="0 0 424 425" draw:points="0,425 0,0 424,0 424,425">
          <text:p/>
        </draw:polygon>
        <draw:polygon draw:style-name="gr4" draw:layer="layout" svg:width="0.423cm" svg:height="0.423cm" svg:x="4.341cm" svg:y="14.634cm" svg:viewBox="0 0 424 424" draw:points="0,424 0,0 424,0 424,424">
          <text:p/>
        </draw:polygon>
        <draw:polygon draw:style-name="gr5" draw:layer="layout" svg:width="0.423cm" svg:height="0.423cm" svg:x="4.341cm" svg:y="14.634cm" svg:viewBox="0 0 424 424" draw:points="0,424 0,0 424,0 424,424">
          <text:p/>
        </draw:polygon>
        <draw:polygon draw:style-name="gr4" draw:layer="layout" svg:width="0.423cm" svg:height="0.423cm" svg:x="4.341cm" svg:y="14.211cm" svg:viewBox="0 0 424 424" draw:points="0,424 0,0 424,0 424,424">
          <text:p/>
        </draw:polygon>
        <draw:polygon draw:style-name="gr5" draw:layer="layout" svg:width="0.423cm" svg:height="0.423cm" svg:x="4.341cm" svg:y="14.211cm" svg:viewBox="0 0 424 424" draw:points="0,424 0,0 424,0 424,424">
          <text:p/>
        </draw:polygon>
        <draw:polygon draw:style-name="gr4" draw:layer="layout" svg:width="0.423cm" svg:height="0.424cm" svg:x="4.341cm" svg:y="13.787cm" svg:viewBox="0 0 424 425" draw:points="0,425 0,0 424,0 424,425">
          <text:p/>
        </draw:polygon>
        <draw:polygon draw:style-name="gr5" draw:layer="layout" svg:width="0.423cm" svg:height="0.424cm" svg:x="4.341cm" svg:y="13.787cm" svg:viewBox="0 0 424 425" draw:points="0,425 0,0 424,0 424,425">
          <text:p/>
        </draw:polygon>
        <draw:polygon draw:style-name="gr4" draw:layer="layout" svg:width="0.423cm" svg:height="0.423cm" svg:x="4.341cm" svg:y="13.364cm" svg:viewBox="0 0 424 424" draw:points="0,424 0,0 424,0 424,424">
          <text:p/>
        </draw:polygon>
        <draw:polygon draw:style-name="gr5" draw:layer="layout" svg:width="0.423cm" svg:height="0.423cm" svg:x="4.341cm" svg:y="13.364cm" svg:viewBox="0 0 424 424" draw:points="0,424 0,0 424,0 424,424">
          <text:p/>
        </draw:polygon>
        <draw:polygon draw:style-name="gr4" draw:layer="layout" svg:width="0.423cm" svg:height="0.423cm" svg:x="4.341cm" svg:y="12.941cm" svg:viewBox="0 0 424 424" draw:points="0,424 0,0 424,0 424,424">
          <text:p/>
        </draw:polygon>
        <draw:polygon draw:style-name="gr5" draw:layer="layout" svg:width="0.423cm" svg:height="0.423cm" svg:x="4.341cm" svg:y="12.941cm" svg:viewBox="0 0 424 424" draw:points="0,424 0,0 424,0 424,424">
          <text:p/>
        </draw:polygon>
        <draw:polygon draw:style-name="gr6" draw:layer="layout" svg:width="0.423cm" svg:height="0.424cm" svg:x="4.341cm" svg:y="12.517cm" svg:viewBox="0 0 424 425" draw:points="0,425 0,0 424,0 424,425">
          <text:p/>
        </draw:polygon>
        <draw:polygon draw:style-name="gr7" draw:layer="layout" svg:width="0.423cm" svg:height="0.424cm" svg:x="4.341cm" svg:y="12.517cm" svg:viewBox="0 0 424 425" draw:points="0,425 0,0 424,0 424,425">
          <text:p/>
        </draw:polygon>
        <draw:polygon draw:style-name="gr6" draw:layer="layout" svg:width="0.423cm" svg:height="0.423cm" svg:x="4.341cm" svg:y="12.094cm" svg:viewBox="0 0 424 424" draw:points="0,424 0,0 424,0 424,424">
          <text:p/>
        </draw:polygon>
        <draw:polygon draw:style-name="gr7" draw:layer="layout" svg:width="0.423cm" svg:height="0.423cm" svg:x="4.341cm" svg:y="12.094cm" svg:viewBox="0 0 424 424" draw:points="0,424 0,0 424,0 424,424">
          <text:p/>
        </draw:polygon>
        <draw:polygon draw:style-name="gr6" draw:layer="layout" svg:width="0.423cm" svg:height="0.423cm" svg:x="4.341cm" svg:y="11.671cm" svg:viewBox="0 0 424 424" draw:points="0,424 0,0 424,0 424,424">
          <text:p/>
        </draw:polygon>
        <draw:polygon draw:style-name="gr7" draw:layer="layout" svg:width="0.423cm" svg:height="0.423cm" svg:x="4.341cm" svg:y="11.671cm" svg:viewBox="0 0 424 424" draw:points="0,424 0,0 424,0 424,424">
          <text:p/>
        </draw:polygon>
        <draw:polygon draw:style-name="gr2" draw:layer="layout" svg:width="0.423cm" svg:height="0.423cm" svg:x="4.764cm" svg:y="18.444cm" svg:viewBox="0 0 424 424" draw:points="0,424 0,0 424,0 424,424">
          <text:p/>
        </draw:polygon>
        <draw:polygon draw:style-name="gr3" draw:layer="layout" svg:width="0.423cm" svg:height="0.423cm" svg:x="4.764cm" svg:y="18.444cm" svg:viewBox="0 0 424 424" draw:points="0,424 0,0 424,0 424,424">
          <text:p/>
        </draw:polygon>
        <draw:polygon draw:style-name="gr2" draw:layer="layout" svg:width="0.423cm" svg:height="0.423cm" svg:x="4.764cm" svg:y="18.021cm" svg:viewBox="0 0 424 424" draw:points="0,424 0,0 424,0 424,424">
          <text:p/>
        </draw:polygon>
        <draw:polygon draw:style-name="gr3" draw:layer="layout" svg:width="0.423cm" svg:height="0.423cm" svg:x="4.764cm" svg:y="18.021cm" svg:viewBox="0 0 424 424" draw:points="0,424 0,0 424,0 424,424">
          <text:p/>
        </draw:polygon>
        <draw:polygon draw:style-name="gr2" draw:layer="layout" svg:width="0.423cm" svg:height="0.424cm" svg:x="4.764cm" svg:y="17.597cm" svg:viewBox="0 0 424 425" draw:points="0,425 0,0 424,0 424,425">
          <text:p/>
        </draw:polygon>
        <draw:polygon draw:style-name="gr3" draw:layer="layout" svg:width="0.423cm" svg:height="0.424cm" svg:x="4.764cm" svg:y="17.597cm" svg:viewBox="0 0 424 425" draw:points="0,425 0,0 424,0 424,425">
          <text:p/>
        </draw:polygon>
        <draw:polygon draw:style-name="gr2" draw:layer="layout" svg:width="0.423cm" svg:height="0.423cm" svg:x="4.764cm" svg:y="17.174cm" svg:viewBox="0 0 424 424" draw:points="0,424 0,0 424,0 424,424">
          <text:p/>
        </draw:polygon>
        <draw:polygon draw:style-name="gr3" draw:layer="layout" svg:width="0.423cm" svg:height="0.423cm" svg:x="4.764cm" svg:y="17.174cm" svg:viewBox="0 0 424 424" draw:points="0,424 0,0 424,0 424,424">
          <text:p/>
        </draw:polygon>
        <draw:polygon draw:style-name="gr2" draw:layer="layout" svg:width="0.423cm" svg:height="0.423cm" svg:x="4.764cm" svg:y="16.751cm" svg:viewBox="0 0 424 424" draw:points="0,424 0,0 424,0 424,424">
          <text:p/>
        </draw:polygon>
        <draw:polygon draw:style-name="gr3" draw:layer="layout" svg:width="0.423cm" svg:height="0.423cm" svg:x="4.764cm" svg:y="16.751cm" svg:viewBox="0 0 424 424" draw:points="0,424 0,0 424,0 424,424">
          <text:p/>
        </draw:polygon>
        <draw:polygon draw:style-name="gr2" draw:layer="layout" svg:width="0.423cm" svg:height="0.424cm" svg:x="4.764cm" svg:y="16.327cm" svg:viewBox="0 0 424 425" draw:points="0,425 0,0 424,0 424,425">
          <text:p/>
        </draw:polygon>
        <draw:polygon draw:style-name="gr3" draw:layer="layout" svg:width="0.423cm" svg:height="0.424cm" svg:x="4.764cm" svg:y="16.327cm" svg:viewBox="0 0 424 425" draw:points="0,425 0,0 424,0 424,425">
          <text:p/>
        </draw:polygon>
        <draw:polygon draw:style-name="gr2" draw:layer="layout" svg:width="0.423cm" svg:height="0.423cm" svg:x="4.764cm" svg:y="15.904cm" svg:viewBox="0 0 424 424" draw:points="0,424 0,0 424,0 424,424">
          <text:p/>
        </draw:polygon>
        <draw:polygon draw:style-name="gr3" draw:layer="layout" svg:width="0.423cm" svg:height="0.423cm" svg:x="4.764cm" svg:y="15.904cm" svg:viewBox="0 0 424 424" draw:points="0,424 0,0 424,0 424,424">
          <text:p/>
        </draw:polygon>
        <draw:polygon draw:style-name="gr2" draw:layer="layout" svg:width="0.423cm" svg:height="0.423cm" svg:x="4.764cm" svg:y="15.481cm" svg:viewBox="0 0 424 424" draw:points="0,424 0,0 424,0 424,424">
          <text:p/>
        </draw:polygon>
        <draw:polygon draw:style-name="gr3" draw:layer="layout" svg:width="0.423cm" svg:height="0.423cm" svg:x="4.764cm" svg:y="15.481cm" svg:viewBox="0 0 424 424" draw:points="0,424 0,0 424,0 424,424">
          <text:p/>
        </draw:polygon>
        <draw:polygon draw:style-name="gr4" draw:layer="layout" svg:width="0.423cm" svg:height="0.424cm" svg:x="4.764cm" svg:y="15.057cm" svg:viewBox="0 0 424 425" draw:points="0,425 0,0 424,0 424,425">
          <text:p/>
        </draw:polygon>
        <draw:polygon draw:style-name="gr5" draw:layer="layout" svg:width="0.423cm" svg:height="0.424cm" svg:x="4.764cm" svg:y="15.057cm" svg:viewBox="0 0 424 425" draw:points="0,425 0,0 424,0 424,425">
          <text:p/>
        </draw:polygon>
        <draw:polygon draw:style-name="gr4" draw:layer="layout" svg:width="0.423cm" svg:height="0.423cm" svg:x="4.764cm" svg:y="14.634cm" svg:viewBox="0 0 424 424" draw:points="0,424 0,0 424,0 424,424">
          <text:p/>
        </draw:polygon>
        <draw:polygon draw:style-name="gr5" draw:layer="layout" svg:width="0.423cm" svg:height="0.423cm" svg:x="4.764cm" svg:y="14.634cm" svg:viewBox="0 0 424 424" draw:points="0,424 0,0 424,0 424,424">
          <text:p/>
        </draw:polygon>
        <draw:polygon draw:style-name="gr4" draw:layer="layout" svg:width="0.423cm" svg:height="0.423cm" svg:x="4.764cm" svg:y="14.211cm" svg:viewBox="0 0 424 424" draw:points="0,424 0,0 424,0 424,424">
          <text:p/>
        </draw:polygon>
        <draw:polygon draw:style-name="gr5" draw:layer="layout" svg:width="0.423cm" svg:height="0.423cm" svg:x="4.764cm" svg:y="14.211cm" svg:viewBox="0 0 424 424" draw:points="0,424 0,0 424,0 424,424">
          <text:p/>
        </draw:polygon>
        <draw:polygon draw:style-name="gr4" draw:layer="layout" svg:width="0.423cm" svg:height="0.424cm" svg:x="4.764cm" svg:y="13.787cm" svg:viewBox="0 0 424 425" draw:points="0,425 0,0 424,0 424,425">
          <text:p/>
        </draw:polygon>
        <draw:polygon draw:style-name="gr5" draw:layer="layout" svg:width="0.423cm" svg:height="0.424cm" svg:x="4.764cm" svg:y="13.787cm" svg:viewBox="0 0 424 425" draw:points="0,425 0,0 424,0 424,425">
          <text:p/>
        </draw:polygon>
        <draw:polygon draw:style-name="gr4" draw:layer="layout" svg:width="0.423cm" svg:height="0.423cm" svg:x="4.764cm" svg:y="13.364cm" svg:viewBox="0 0 424 424" draw:points="0,424 0,0 424,0 424,424">
          <text:p/>
        </draw:polygon>
        <draw:polygon draw:style-name="gr5" draw:layer="layout" svg:width="0.423cm" svg:height="0.423cm" svg:x="4.764cm" svg:y="13.364cm" svg:viewBox="0 0 424 424" draw:points="0,424 0,0 424,0 424,424">
          <text:p/>
        </draw:polygon>
        <draw:polygon draw:style-name="gr4" draw:layer="layout" svg:width="0.423cm" svg:height="0.423cm" svg:x="4.764cm" svg:y="12.941cm" svg:viewBox="0 0 424 424" draw:points="0,424 0,0 424,0 424,424">
          <text:p/>
        </draw:polygon>
        <draw:polygon draw:style-name="gr5" draw:layer="layout" svg:width="0.423cm" svg:height="0.423cm" svg:x="4.764cm" svg:y="12.941cm" svg:viewBox="0 0 424 424" draw:points="0,424 0,0 424,0 424,424">
          <text:p/>
        </draw:polygon>
        <draw:polygon draw:style-name="gr6" draw:layer="layout" svg:width="0.423cm" svg:height="0.424cm" svg:x="4.764cm" svg:y="12.517cm" svg:viewBox="0 0 424 425" draw:points="0,425 0,0 424,0 424,425">
          <text:p/>
        </draw:polygon>
        <draw:polygon draw:style-name="gr7" draw:layer="layout" svg:width="0.423cm" svg:height="0.424cm" svg:x="4.764cm" svg:y="12.517cm" svg:viewBox="0 0 424 425" draw:points="0,425 0,0 424,0 424,425">
          <text:p/>
        </draw:polygon>
        <draw:polygon draw:style-name="gr6" draw:layer="layout" svg:width="0.423cm" svg:height="0.423cm" svg:x="4.764cm" svg:y="12.094cm" svg:viewBox="0 0 424 424" draw:points="0,424 0,0 424,0 424,424">
          <text:p/>
        </draw:polygon>
        <draw:polygon draw:style-name="gr7" draw:layer="layout" svg:width="0.423cm" svg:height="0.423cm" svg:x="4.764cm" svg:y="12.094cm" svg:viewBox="0 0 424 424" draw:points="0,424 0,0 424,0 424,424">
          <text:p/>
        </draw:polygon>
        <draw:polygon draw:style-name="gr6" draw:layer="layout" svg:width="0.423cm" svg:height="0.423cm" svg:x="4.764cm" svg:y="11.671cm" svg:viewBox="0 0 424 424" draw:points="0,424 0,0 424,0 424,424">
          <text:p/>
        </draw:polygon>
        <draw:polygon draw:style-name="gr7" draw:layer="layout" svg:width="0.423cm" svg:height="0.423cm" svg:x="4.764cm" svg:y="11.671cm" svg:viewBox="0 0 424 424" draw:points="0,424 0,0 424,0 424,424">
          <text:p/>
        </draw:polygon>
        <draw:polygon draw:style-name="gr2" draw:layer="layout" svg:width="0.424cm" svg:height="0.424cm" svg:x="5.187cm" svg:y="18.867cm" svg:viewBox="0 0 425 425" draw:points="0,425 0,0 425,0 425,425">
          <text:p/>
        </draw:polygon>
        <draw:polygon draw:style-name="gr3" draw:layer="layout" svg:width="0.424cm" svg:height="0.424cm" svg:x="5.187cm" svg:y="18.867cm" svg:viewBox="0 0 425 425" draw:points="0,425 0,0 425,0 425,425">
          <text:p/>
        </draw:polygon>
        <draw:polygon draw:style-name="gr2" draw:layer="layout" svg:width="0.424cm" svg:height="0.423cm" svg:x="5.187cm" svg:y="18.444cm" svg:viewBox="0 0 425 424" draw:points="0,424 0,0 425,0 425,424">
          <text:p/>
        </draw:polygon>
        <draw:polygon draw:style-name="gr3" draw:layer="layout" svg:width="0.424cm" svg:height="0.423cm" svg:x="5.187cm" svg:y="18.444cm" svg:viewBox="0 0 425 424" draw:points="0,424 0,0 425,0 425,424">
          <text:p/>
        </draw:polygon>
        <draw:polygon draw:style-name="gr2" draw:layer="layout" svg:width="0.424cm" svg:height="0.423cm" svg:x="5.187cm" svg:y="18.021cm" svg:viewBox="0 0 425 424" draw:points="0,424 0,0 425,0 425,424">
          <text:p/>
        </draw:polygon>
        <draw:polygon draw:style-name="gr3" draw:layer="layout" svg:width="0.424cm" svg:height="0.423cm" svg:x="5.187cm" svg:y="18.021cm" svg:viewBox="0 0 425 424" draw:points="0,424 0,0 425,0 425,424">
          <text:p/>
        </draw:polygon>
        <draw:polygon draw:style-name="gr2" draw:layer="layout" svg:width="0.424cm" svg:height="0.424cm" svg:x="5.187cm" svg:y="17.597cm" svg:viewBox="0 0 425 425" draw:points="0,425 0,0 425,0 425,425">
          <text:p/>
        </draw:polygon>
        <draw:polygon draw:style-name="gr3" draw:layer="layout" svg:width="0.424cm" svg:height="0.424cm" svg:x="5.187cm" svg:y="17.597cm" svg:viewBox="0 0 425 425" draw:points="0,425 0,0 425,0 425,425">
          <text:p/>
        </draw:polygon>
        <draw:polygon draw:style-name="gr2" draw:layer="layout" svg:width="0.424cm" svg:height="0.423cm" svg:x="5.187cm" svg:y="17.174cm" svg:viewBox="0 0 425 424" draw:points="0,424 0,0 425,0 425,424">
          <text:p/>
        </draw:polygon>
        <draw:polygon draw:style-name="gr3" draw:layer="layout" svg:width="0.424cm" svg:height="0.423cm" svg:x="5.187cm" svg:y="17.174cm" svg:viewBox="0 0 425 424" draw:points="0,424 0,0 425,0 425,424">
          <text:p/>
        </draw:polygon>
        <draw:polygon draw:style-name="gr2" draw:layer="layout" svg:width="0.424cm" svg:height="0.423cm" svg:x="5.187cm" svg:y="16.751cm" svg:viewBox="0 0 425 424" draw:points="0,424 0,0 425,0 425,424">
          <text:p/>
        </draw:polygon>
        <draw:polygon draw:style-name="gr3" draw:layer="layout" svg:width="0.424cm" svg:height="0.423cm" svg:x="5.187cm" svg:y="16.751cm" svg:viewBox="0 0 425 424" draw:points="0,424 0,0 425,0 425,424">
          <text:p/>
        </draw:polygon>
        <draw:polygon draw:style-name="gr2" draw:layer="layout" svg:width="0.424cm" svg:height="0.424cm" svg:x="5.187cm" svg:y="16.327cm" svg:viewBox="0 0 425 425" draw:points="0,425 0,0 425,0 425,425">
          <text:p/>
        </draw:polygon>
        <draw:polygon draw:style-name="gr3" draw:layer="layout" svg:width="0.424cm" svg:height="0.424cm" svg:x="5.187cm" svg:y="16.327cm" svg:viewBox="0 0 425 425" draw:points="0,425 0,0 425,0 425,425">
          <text:p/>
        </draw:polygon>
        <draw:polygon draw:style-name="gr2" draw:layer="layout" svg:width="0.424cm" svg:height="0.423cm" svg:x="5.187cm" svg:y="15.904cm" svg:viewBox="0 0 425 424" draw:points="0,424 0,0 425,0 425,424">
          <text:p/>
        </draw:polygon>
        <draw:polygon draw:style-name="gr3" draw:layer="layout" svg:width="0.424cm" svg:height="0.423cm" svg:x="5.187cm" svg:y="15.904cm" svg:viewBox="0 0 425 424" draw:points="0,424 0,0 425,0 425,424">
          <text:p/>
        </draw:polygon>
        <draw:polygon draw:style-name="gr2" draw:layer="layout" svg:width="0.424cm" svg:height="0.423cm" svg:x="5.187cm" svg:y="15.481cm" svg:viewBox="0 0 425 424" draw:points="0,424 0,0 425,0 425,424">
          <text:p/>
        </draw:polygon>
        <draw:polygon draw:style-name="gr3" draw:layer="layout" svg:width="0.424cm" svg:height="0.423cm" svg:x="5.187cm" svg:y="15.481cm" svg:viewBox="0 0 425 424" draw:points="0,424 0,0 425,0 425,424">
          <text:p/>
        </draw:polygon>
        <draw:polygon draw:style-name="gr4" draw:layer="layout" svg:width="0.424cm" svg:height="0.424cm" svg:x="5.187cm" svg:y="15.057cm" svg:viewBox="0 0 425 425" draw:points="0,425 0,0 425,0 425,425">
          <text:p/>
        </draw:polygon>
        <draw:polygon draw:style-name="gr5" draw:layer="layout" svg:width="0.424cm" svg:height="0.424cm" svg:x="5.187cm" svg:y="15.057cm" svg:viewBox="0 0 425 425" draw:points="0,425 0,0 425,0 425,425">
          <text:p/>
        </draw:polygon>
        <draw:polygon draw:style-name="gr4" draw:layer="layout" svg:width="0.424cm" svg:height="0.423cm" svg:x="5.187cm" svg:y="14.634cm" svg:viewBox="0 0 425 424" draw:points="0,424 0,0 425,0 425,424">
          <text:p/>
        </draw:polygon>
        <draw:polygon draw:style-name="gr5" draw:layer="layout" svg:width="0.424cm" svg:height="0.423cm" svg:x="5.187cm" svg:y="14.634cm" svg:viewBox="0 0 425 424" draw:points="0,424 0,0 425,0 425,424">
          <text:p/>
        </draw:polygon>
        <draw:polygon draw:style-name="gr4" draw:layer="layout" svg:width="0.424cm" svg:height="0.423cm" svg:x="5.187cm" svg:y="14.211cm" svg:viewBox="0 0 425 424" draw:points="0,424 0,0 425,0 425,424">
          <text:p/>
        </draw:polygon>
        <draw:polygon draw:style-name="gr5" draw:layer="layout" svg:width="0.424cm" svg:height="0.423cm" svg:x="5.187cm" svg:y="14.211cm" svg:viewBox="0 0 425 424" draw:points="0,424 0,0 425,0 425,424">
          <text:p/>
        </draw:polygon>
        <draw:polygon draw:style-name="gr4" draw:layer="layout" svg:width="0.424cm" svg:height="0.424cm" svg:x="5.187cm" svg:y="13.787cm" svg:viewBox="0 0 425 425" draw:points="0,425 0,0 425,0 425,425">
          <text:p/>
        </draw:polygon>
        <draw:polygon draw:style-name="gr5" draw:layer="layout" svg:width="0.424cm" svg:height="0.424cm" svg:x="5.187cm" svg:y="13.787cm" svg:viewBox="0 0 425 425" draw:points="0,425 0,0 425,0 425,425">
          <text:p/>
        </draw:polygon>
        <draw:polygon draw:style-name="gr4" draw:layer="layout" svg:width="0.424cm" svg:height="0.423cm" svg:x="5.187cm" svg:y="13.364cm" svg:viewBox="0 0 425 424" draw:points="0,424 0,0 425,0 425,424">
          <text:p/>
        </draw:polygon>
        <draw:polygon draw:style-name="gr5" draw:layer="layout" svg:width="0.424cm" svg:height="0.423cm" svg:x="5.187cm" svg:y="13.364cm" svg:viewBox="0 0 425 424" draw:points="0,424 0,0 425,0 425,424">
          <text:p/>
        </draw:polygon>
        <draw:polygon draw:style-name="gr4" draw:layer="layout" svg:width="0.424cm" svg:height="0.423cm" svg:x="5.187cm" svg:y="12.941cm" svg:viewBox="0 0 425 424" draw:points="0,424 0,0 425,0 425,424">
          <text:p/>
        </draw:polygon>
        <draw:polygon draw:style-name="gr5" draw:layer="layout" svg:width="0.424cm" svg:height="0.423cm" svg:x="5.187cm" svg:y="12.941cm" svg:viewBox="0 0 425 424" draw:points="0,424 0,0 425,0 425,424">
          <text:p/>
        </draw:polygon>
        <draw:polygon draw:style-name="gr6" draw:layer="layout" svg:width="0.424cm" svg:height="0.424cm" svg:x="5.187cm" svg:y="12.517cm" svg:viewBox="0 0 425 425" draw:points="0,425 0,0 425,0 425,425">
          <text:p/>
        </draw:polygon>
        <draw:polygon draw:style-name="gr7" draw:layer="layout" svg:width="0.424cm" svg:height="0.424cm" svg:x="5.187cm" svg:y="12.517cm" svg:viewBox="0 0 425 425" draw:points="0,425 0,0 425,0 425,425">
          <text:p/>
        </draw:polygon>
        <draw:polygon draw:style-name="gr6" draw:layer="layout" svg:width="0.424cm" svg:height="0.423cm" svg:x="5.187cm" svg:y="12.094cm" svg:viewBox="0 0 425 424" draw:points="0,424 0,0 425,0 425,424">
          <text:p/>
        </draw:polygon>
        <draw:polygon draw:style-name="gr7" draw:layer="layout" svg:width="0.424cm" svg:height="0.423cm" svg:x="5.187cm" svg:y="12.094cm" svg:viewBox="0 0 425 424" draw:points="0,424 0,0 425,0 425,424">
          <text:p/>
        </draw:polygon>
        <draw:polygon draw:style-name="gr6" draw:layer="layout" svg:width="0.424cm" svg:height="0.423cm" svg:x="5.187cm" svg:y="11.671cm" svg:viewBox="0 0 425 424" draw:points="0,424 0,0 425,0 425,424">
          <text:p/>
        </draw:polygon>
        <draw:polygon draw:style-name="gr7" draw:layer="layout" svg:width="0.424cm" svg:height="0.423cm" svg:x="5.187cm" svg:y="11.671cm" svg:viewBox="0 0 425 424" draw:points="0,424 0,0 425,0 425,424">
          <text:p/>
        </draw:polygon>
        <draw:polygon draw:style-name="gr6" draw:layer="layout" svg:width="0.424cm" svg:height="0.424cm" svg:x="5.187cm" svg:y="11.247cm" svg:viewBox="0 0 425 425" draw:points="0,425 0,0 425,0 425,425">
          <text:p/>
        </draw:polygon>
        <draw:polygon draw:style-name="gr7" draw:layer="layout" svg:width="0.424cm" svg:height="0.424cm" svg:x="5.187cm" svg:y="11.247cm" svg:viewBox="0 0 425 425" draw:points="0,425 0,0 425,0 425,425">
          <text:p/>
        </draw:polygon>
        <draw:polygon draw:style-name="gr6" draw:layer="layout" svg:width="0.424cm" svg:height="0.424cm" svg:x="5.187cm" svg:y="11.247cm" svg:viewBox="0 0 425 425" draw:points="0,425 0,0 425,0 425,425">
          <text:p/>
        </draw:polygon>
        <draw:polygon draw:style-name="gr7" draw:layer="layout" svg:width="0.424cm" svg:height="0.424cm" svg:x="5.187cm" svg:y="11.247cm" svg:viewBox="0 0 425 425" draw:points="0,425 0,0 425,0 425,425">
          <text:p/>
        </draw:polygon>
        <draw:polygon draw:style-name="gr6" draw:layer="layout" svg:width="0.424cm" svg:height="0.423cm" svg:x="5.187cm" svg:y="10.824cm" svg:viewBox="0 0 425 424" draw:points="0,424 0,0 425,0 425,424">
          <text:p/>
        </draw:polygon>
        <draw:polygon draw:style-name="gr7" draw:layer="layout" svg:width="0.424cm" svg:height="0.423cm" svg:x="5.187cm" svg:y="10.824cm" svg:viewBox="0 0 425 424" draw:points="0,424 0,0 425,0 425,424">
          <text:p/>
        </draw:polygon>
        <draw:polygon draw:style-name="gr6" draw:layer="layout" svg:width="0.424cm" svg:height="0.423cm" svg:x="5.187cm" svg:y="10.824cm" svg:viewBox="0 0 425 424" draw:points="0,424 0,0 425,0 425,424">
          <text:p/>
        </draw:polygon>
        <draw:polygon draw:style-name="gr7" draw:layer="layout" svg:width="0.424cm" svg:height="0.423cm" svg:x="5.187cm" svg:y="10.824cm" svg:viewBox="0 0 425 424" draw:points="0,424 0,0 425,0 425,424">
          <text:p/>
        </draw:polygon>
        <draw:polygon draw:style-name="gr6" draw:layer="layout" svg:width="0.424cm" svg:height="0.423cm" svg:x="5.187cm" svg:y="10.401cm" svg:viewBox="0 0 425 424" draw:points="0,424 0,0 425,0 425,424">
          <text:p/>
        </draw:polygon>
        <draw:polygon draw:style-name="gr7" draw:layer="layout" svg:width="0.424cm" svg:height="0.423cm" svg:x="5.187cm" svg:y="10.401cm" svg:viewBox="0 0 425 424" draw:points="0,424 0,0 425,0 425,424">
          <text:p/>
        </draw:polygon>
        <draw:polygon draw:style-name="gr6" draw:layer="layout" svg:width="0.424cm" svg:height="0.423cm" svg:x="5.187cm" svg:y="10.401cm" svg:viewBox="0 0 425 424" draw:points="0,424 0,0 425,0 425,424">
          <text:p/>
        </draw:polygon>
        <draw:polygon draw:style-name="gr7" draw:layer="layout" svg:width="0.424cm" svg:height="0.423cm" svg:x="5.187cm" svg:y="10.401cm" svg:viewBox="0 0 425 424" draw:points="0,424 0,0 425,0 425,424">
          <text:p/>
        </draw:polygon>
        <draw:polygon draw:style-name="gr6" draw:layer="layout" svg:width="0.423cm" svg:height="0.424cm" svg:x="5.611cm" svg:y="20.137cm" svg:viewBox="0 0 424 425" draw:points="0,425 0,0 424,0 424,425">
          <text:p/>
        </draw:polygon>
        <draw:polygon draw:style-name="gr7" draw:layer="layout" svg:width="0.423cm" svg:height="0.424cm" svg:x="5.611cm" svg:y="20.137cm" svg:viewBox="0 0 424 425" draw:points="0,425 0,0 424,0 424,425">
          <text:p/>
        </draw:polygon>
        <draw:polygon draw:style-name="gr6" draw:layer="layout" svg:width="0.423cm" svg:height="0.424cm" svg:x="5.611cm" svg:y="20.137cm" svg:viewBox="0 0 424 425" draw:points="0,425 0,0 424,0 424,425">
          <text:p/>
        </draw:polygon>
        <draw:polygon draw:style-name="gr7" draw:layer="layout" svg:width="0.423cm" svg:height="0.424cm" svg:x="5.611cm" svg:y="20.137cm" svg:viewBox="0 0 424 425" draw:points="0,425 0,0 424,0 424,425">
          <text:p/>
        </draw:polygon>
        <draw:polygon draw:style-name="gr6" draw:layer="layout" svg:width="0.423cm" svg:height="0.423cm" svg:x="5.611cm" svg:y="19.714cm" svg:viewBox="0 0 424 424" draw:points="0,424 0,0 424,0 424,424">
          <text:p/>
        </draw:polygon>
        <draw:polygon draw:style-name="gr7" draw:layer="layout" svg:width="0.423cm" svg:height="0.423cm" svg:x="5.611cm" svg:y="19.714cm" svg:viewBox="0 0 424 424" draw:points="0,424 0,0 424,0 424,424">
          <text:p/>
        </draw:polygon>
        <draw:polygon draw:style-name="gr6" draw:layer="layout" svg:width="0.423cm" svg:height="0.423cm" svg:x="5.611cm" svg:y="19.714cm" svg:viewBox="0 0 424 424" draw:points="0,424 0,0 424,0 424,424">
          <text:p/>
        </draw:polygon>
        <draw:polygon draw:style-name="gr7" draw:layer="layout" svg:width="0.423cm" svg:height="0.423cm" svg:x="5.611cm" svg:y="19.714cm" svg:viewBox="0 0 424 424" draw:points="0,424 0,0 424,0 424,424">
          <text:p/>
        </draw:polygon>
        <draw:polygon draw:style-name="gr6" draw:layer="layout" svg:width="0.423cm" svg:height="0.423cm" svg:x="5.611cm" svg:y="19.291cm" svg:viewBox="0 0 424 424" draw:points="0,424 0,0 424,0 424,424">
          <text:p/>
        </draw:polygon>
        <draw:polygon draw:style-name="gr7" draw:layer="layout" svg:width="0.423cm" svg:height="0.423cm" svg:x="5.611cm" svg:y="19.291cm" svg:viewBox="0 0 424 424" draw:points="0,424 0,0 424,0 424,424">
          <text:p/>
        </draw:polygon>
        <draw:polygon draw:style-name="gr6" draw:layer="layout" svg:width="0.423cm" svg:height="0.423cm" svg:x="5.611cm" svg:y="19.291cm" svg:viewBox="0 0 424 424" draw:points="0,424 0,0 424,0 424,424">
          <text:p/>
        </draw:polygon>
        <draw:polygon draw:style-name="gr7" draw:layer="layout" svg:width="0.423cm" svg:height="0.423cm" svg:x="5.611cm" svg:y="19.291cm" svg:viewBox="0 0 424 424" draw:points="0,424 0,0 424,0 424,424">
          <text:p/>
        </draw:polygon>
        <draw:polygon draw:style-name="gr2" draw:layer="layout" svg:width="0.423cm" svg:height="0.424cm" svg:x="5.611cm" svg:y="18.867cm" svg:viewBox="0 0 424 425" draw:points="0,425 0,0 424,0 424,425">
          <text:p/>
        </draw:polygon>
        <draw:polygon draw:style-name="gr3" draw:layer="layout" svg:width="0.423cm" svg:height="0.424cm" svg:x="5.611cm" svg:y="18.867cm" svg:viewBox="0 0 424 425" draw:points="0,425 0,0 424,0 424,425">
          <text:p/>
        </draw:polygon>
        <draw:polygon draw:style-name="gr2" draw:layer="layout" svg:width="0.423cm" svg:height="0.424cm" svg:x="5.611cm" svg:y="18.867cm" svg:viewBox="0 0 424 425" draw:points="0,425 0,0 424,0 424,425">
          <text:p/>
        </draw:polygon>
        <draw:polygon draw:style-name="gr3" draw:layer="layout" svg:width="0.423cm" svg:height="0.424cm" svg:x="5.611cm" svg:y="18.867cm" svg:viewBox="0 0 424 425" draw:points="0,425 0,0 424,0 424,425">
          <text:p/>
        </draw:polygon>
        <draw:polygon draw:style-name="gr2" draw:layer="layout" svg:width="0.423cm" svg:height="0.423cm" svg:x="5.611cm" svg:y="18.444cm" svg:viewBox="0 0 424 424" draw:points="0,424 0,0 424,0 424,424">
          <text:p/>
        </draw:polygon>
        <draw:polygon draw:style-name="gr3" draw:layer="layout" svg:width="0.423cm" svg:height="0.423cm" svg:x="5.611cm" svg:y="18.444cm" svg:viewBox="0 0 424 424" draw:points="0,424 0,0 424,0 424,424">
          <text:p/>
        </draw:polygon>
        <draw:polygon draw:style-name="gr2" draw:layer="layout" svg:width="0.423cm" svg:height="0.423cm" svg:x="5.611cm" svg:y="18.444cm" svg:viewBox="0 0 424 424" draw:points="0,424 0,0 424,0 424,424">
          <text:p/>
        </draw:polygon>
        <draw:polygon draw:style-name="gr3" draw:layer="layout" svg:width="0.423cm" svg:height="0.423cm" svg:x="5.611cm" svg:y="18.444cm" svg:viewBox="0 0 424 424" draw:points="0,424 0,0 424,0 424,424">
          <text:p/>
        </draw:polygon>
        <draw:polygon draw:style-name="gr2" draw:layer="layout" svg:width="0.423cm" svg:height="0.423cm" svg:x="5.611cm" svg:y="18.021cm" svg:viewBox="0 0 424 424" draw:points="0,424 0,0 424,0 424,424">
          <text:p/>
        </draw:polygon>
        <draw:polygon draw:style-name="gr3" draw:layer="layout" svg:width="0.423cm" svg:height="0.423cm" svg:x="5.611cm" svg:y="18.021cm" svg:viewBox="0 0 424 424" draw:points="0,424 0,0 424,0 424,424">
          <text:p/>
        </draw:polygon>
        <draw:polygon draw:style-name="gr2" draw:layer="layout" svg:width="0.423cm" svg:height="0.423cm" svg:x="5.611cm" svg:y="18.021cm" svg:viewBox="0 0 424 424" draw:points="0,424 0,0 424,0 424,424">
          <text:p/>
        </draw:polygon>
        <draw:polygon draw:style-name="gr3" draw:layer="layout" svg:width="0.423cm" svg:height="0.423cm" svg:x="5.611cm" svg:y="18.021cm" svg:viewBox="0 0 424 424" draw:points="0,424 0,0 424,0 424,424">
          <text:p/>
        </draw:polygon>
        <draw:polygon draw:style-name="gr2" draw:layer="layout" svg:width="0.423cm" svg:height="0.424cm" svg:x="5.611cm" svg:y="17.597cm" svg:viewBox="0 0 424 425" draw:points="0,425 0,0 424,0 424,425">
          <text:p/>
        </draw:polygon>
        <draw:polygon draw:style-name="gr3" draw:layer="layout" svg:width="0.423cm" svg:height="0.424cm" svg:x="5.611cm" svg:y="17.597cm" svg:viewBox="0 0 424 425" draw:points="0,425 0,0 424,0 424,425">
          <text:p/>
        </draw:polygon>
        <draw:polygon draw:style-name="gr2" draw:layer="layout" svg:width="0.423cm" svg:height="0.424cm" svg:x="5.611cm" svg:y="17.597cm" svg:viewBox="0 0 424 425" draw:points="0,425 0,0 424,0 424,425">
          <text:p/>
        </draw:polygon>
        <draw:polygon draw:style-name="gr3" draw:layer="layout" svg:width="0.423cm" svg:height="0.424cm" svg:x="5.611cm" svg:y="17.597cm" svg:viewBox="0 0 424 425" draw:points="0,425 0,0 424,0 424,425">
          <text:p/>
        </draw:polygon>
        <draw:polygon draw:style-name="gr2" draw:layer="layout" svg:width="0.423cm" svg:height="0.423cm" svg:x="5.611cm" svg:y="17.174cm" svg:viewBox="0 0 424 424" draw:points="0,424 0,0 424,0 424,424">
          <text:p/>
        </draw:polygon>
        <draw:polygon draw:style-name="gr3" draw:layer="layout" svg:width="0.423cm" svg:height="0.423cm" svg:x="5.611cm" svg:y="17.174cm" svg:viewBox="0 0 424 424" draw:points="0,424 0,0 424,0 424,424">
          <text:p/>
        </draw:polygon>
        <draw:polygon draw:style-name="gr10" draw:layer="layout" svg:width="0.423cm" svg:height="0.423cm" svg:x="5.611cm" svg:y="17.174cm" svg:viewBox="0 0 424 424" draw:points="0,424 0,0 424,0 424,424">
          <text:p/>
        </draw:polygon>
        <draw:polygon draw:style-name="gr2" draw:layer="layout" svg:width="0.423cm" svg:height="0.423cm" svg:x="5.611cm" svg:y="17.174cm" svg:viewBox="0 0 424 424" draw:points="0,424 0,0 424,0 424,424">
          <text:p/>
        </draw:polygon>
        <draw:polygon draw:style-name="gr3" draw:layer="layout" svg:width="0.423cm" svg:height="0.423cm" svg:x="5.611cm" svg:y="17.174cm" svg:viewBox="0 0 424 424" draw:points="0,424 0,0 424,0 424,424">
          <text:p/>
        </draw:polygon>
        <draw:polygon draw:style-name="gr2" draw:layer="layout" svg:width="0.423cm" svg:height="0.423cm" svg:x="5.611cm" svg:y="16.751cm" svg:viewBox="0 0 424 424" draw:points="0,424 0,0 424,0 424,424">
          <text:p/>
        </draw:polygon>
        <draw:polygon draw:style-name="gr3" draw:layer="layout" svg:width="0.423cm" svg:height="0.423cm" svg:x="5.611cm" svg:y="16.751cm" svg:viewBox="0 0 424 424" draw:points="0,424 0,0 424,0 424,424">
          <text:p/>
        </draw:polygon>
        <draw:polygon draw:style-name="gr2" draw:layer="layout" svg:width="0.423cm" svg:height="0.423cm" svg:x="5.611cm" svg:y="16.751cm" svg:viewBox="0 0 424 424" draw:points="0,424 0,0 424,0 424,424">
          <text:p/>
        </draw:polygon>
        <draw:polygon draw:style-name="gr3" draw:layer="layout" svg:width="0.423cm" svg:height="0.423cm" svg:x="5.611cm" svg:y="16.751cm" svg:viewBox="0 0 424 424" draw:points="0,424 0,0 424,0 424,424">
          <text:p/>
        </draw:polygon>
        <draw:polygon draw:style-name="gr2" draw:layer="layout" svg:width="0.423cm" svg:height="0.424cm" svg:x="5.611cm" svg:y="16.327cm" svg:viewBox="0 0 424 425" draw:points="0,425 0,0 424,0 424,425">
          <text:p/>
        </draw:polygon>
        <draw:polygon draw:style-name="gr3" draw:layer="layout" svg:width="0.423cm" svg:height="0.424cm" svg:x="5.611cm" svg:y="16.327cm" svg:viewBox="0 0 424 425" draw:points="0,425 0,0 424,0 424,425">
          <text:p/>
        </draw:polygon>
        <draw:polygon draw:style-name="gr2" draw:layer="layout" svg:width="0.423cm" svg:height="0.424cm" svg:x="5.611cm" svg:y="16.327cm" svg:viewBox="0 0 424 425" draw:points="0,425 0,0 424,0 424,425">
          <text:p/>
        </draw:polygon>
        <draw:polygon draw:style-name="gr3" draw:layer="layout" svg:width="0.423cm" svg:height="0.424cm" svg:x="5.611cm" svg:y="16.327cm" svg:viewBox="0 0 424 425" draw:points="0,425 0,0 424,0 424,425">
          <text:p/>
        </draw:polygon>
        <draw:polygon draw:style-name="gr2" draw:layer="layout" svg:width="0.423cm" svg:height="0.423cm" svg:x="5.611cm" svg:y="15.904cm" svg:viewBox="0 0 424 424" draw:points="0,424 0,0 424,0 424,424">
          <text:p/>
        </draw:polygon>
        <draw:polygon draw:style-name="gr3" draw:layer="layout" svg:width="0.423cm" svg:height="0.423cm" svg:x="5.611cm" svg:y="15.904cm" svg:viewBox="0 0 424 424" draw:points="0,424 0,0 424,0 424,424">
          <text:p/>
        </draw:polygon>
        <draw:polygon draw:style-name="gr2" draw:layer="layout" svg:width="0.423cm" svg:height="0.423cm" svg:x="5.611cm" svg:y="15.904cm" svg:viewBox="0 0 424 424" draw:points="0,424 0,0 424,0 424,424">
          <text:p/>
        </draw:polygon>
        <draw:polygon draw:style-name="gr3" draw:layer="layout" svg:width="0.423cm" svg:height="0.423cm" svg:x="5.611cm" svg:y="15.904cm" svg:viewBox="0 0 424 424" draw:points="0,424 0,0 424,0 424,424">
          <text:p/>
        </draw:polygon>
        <draw:polygon draw:style-name="gr2" draw:layer="layout" svg:width="0.423cm" svg:height="0.423cm" svg:x="5.611cm" svg:y="15.481cm" svg:viewBox="0 0 424 424" draw:points="0,424 0,0 424,0 424,424">
          <text:p/>
        </draw:polygon>
        <draw:polygon draw:style-name="gr3" draw:layer="layout" svg:width="0.423cm" svg:height="0.423cm" svg:x="5.611cm" svg:y="15.481cm" svg:viewBox="0 0 424 424" draw:points="0,424 0,0 424,0 424,424">
          <text:p/>
        </draw:polygon>
        <draw:polygon draw:style-name="gr2" draw:layer="layout" svg:width="0.423cm" svg:height="0.423cm" svg:x="5.611cm" svg:y="15.481cm" svg:viewBox="0 0 424 424" draw:points="0,424 0,0 424,0 424,424">
          <text:p/>
        </draw:polygon>
        <draw:polygon draw:style-name="gr3" draw:layer="layout" svg:width="0.423cm" svg:height="0.423cm" svg:x="5.611cm" svg:y="15.481cm" svg:viewBox="0 0 424 424" draw:points="0,424 0,0 424,0 424,424">
          <text:p/>
        </draw:polygon>
        <draw:polygon draw:style-name="gr4" draw:layer="layout" svg:width="0.423cm" svg:height="0.424cm" svg:x="5.611cm" svg:y="15.057cm" svg:viewBox="0 0 424 425" draw:points="0,425 0,0 424,0 424,425">
          <text:p/>
        </draw:polygon>
        <draw:polygon draw:style-name="gr5" draw:layer="layout" svg:width="0.423cm" svg:height="0.424cm" svg:x="5.611cm" svg:y="15.057cm" svg:viewBox="0 0 424 425" draw:points="0,425 0,0 424,0 424,425">
          <text:p/>
        </draw:polygon>
        <draw:polygon draw:style-name="gr4" draw:layer="layout" svg:width="0.423cm" svg:height="0.424cm" svg:x="5.611cm" svg:y="15.057cm" svg:viewBox="0 0 424 425" draw:points="0,425 0,0 424,0 424,425">
          <text:p/>
        </draw:polygon>
        <draw:polygon draw:style-name="gr5" draw:layer="layout" svg:width="0.423cm" svg:height="0.424cm" svg:x="5.611cm" svg:y="15.057cm" svg:viewBox="0 0 424 425" draw:points="0,425 0,0 424,0 424,425">
          <text:p/>
        </draw:polygon>
        <draw:polygon draw:style-name="gr4" draw:layer="layout" svg:width="0.423cm" svg:height="0.423cm" svg:x="5.611cm" svg:y="14.634cm" svg:viewBox="0 0 424 424" draw:points="0,424 0,0 424,0 424,424">
          <text:p/>
        </draw:polygon>
        <draw:polygon draw:style-name="gr5" draw:layer="layout" svg:width="0.423cm" svg:height="0.423cm" svg:x="5.611cm" svg:y="14.634cm" svg:viewBox="0 0 424 424" draw:points="0,424 0,0 424,0 424,424">
          <text:p/>
        </draw:polygon>
        <draw:polygon draw:style-name="gr4" draw:layer="layout" svg:width="0.423cm" svg:height="0.423cm" svg:x="5.611cm" svg:y="14.634cm" svg:viewBox="0 0 424 424" draw:points="0,424 0,0 424,0 424,424">
          <text:p/>
        </draw:polygon>
        <draw:polygon draw:style-name="gr5" draw:layer="layout" svg:width="0.423cm" svg:height="0.423cm" svg:x="5.611cm" svg:y="14.634cm" svg:viewBox="0 0 424 424" draw:points="0,424 0,0 424,0 424,424">
          <text:p/>
        </draw:polygon>
        <draw:polygon draw:style-name="gr4" draw:layer="layout" svg:width="0.423cm" svg:height="0.423cm" svg:x="5.611cm" svg:y="14.211cm" svg:viewBox="0 0 424 424" draw:points="0,424 0,0 424,0 424,424">
          <text:p/>
        </draw:polygon>
        <draw:polygon draw:style-name="gr5" draw:layer="layout" svg:width="0.423cm" svg:height="0.423cm" svg:x="5.611cm" svg:y="14.211cm" svg:viewBox="0 0 424 424" draw:points="0,424 0,0 424,0 424,424">
          <text:p/>
        </draw:polygon>
        <draw:polygon draw:style-name="gr4" draw:layer="layout" svg:width="0.423cm" svg:height="0.423cm" svg:x="5.611cm" svg:y="14.211cm" svg:viewBox="0 0 424 424" draw:points="0,424 0,0 424,0 424,424">
          <text:p/>
        </draw:polygon>
        <draw:polygon draw:style-name="gr5" draw:layer="layout" svg:width="0.423cm" svg:height="0.423cm" svg:x="5.611cm" svg:y="14.211cm" svg:viewBox="0 0 424 424" draw:points="0,424 0,0 424,0 424,424">
          <text:p/>
        </draw:polygon>
        <draw:polygon draw:style-name="gr4" draw:layer="layout" svg:width="0.423cm" svg:height="0.424cm" svg:x="5.611cm" svg:y="13.787cm" svg:viewBox="0 0 424 425" draw:points="0,425 0,0 424,0 424,425">
          <text:p/>
        </draw:polygon>
        <draw:polygon draw:style-name="gr5" draw:layer="layout" svg:width="0.423cm" svg:height="0.424cm" svg:x="5.611cm" svg:y="13.787cm" svg:viewBox="0 0 424 425" draw:points="0,425 0,0 424,0 424,425">
          <text:p/>
        </draw:polygon>
        <draw:polygon draw:style-name="gr4" draw:layer="layout" svg:width="0.423cm" svg:height="0.424cm" svg:x="5.611cm" svg:y="13.787cm" svg:viewBox="0 0 424 425" draw:points="0,425 0,0 424,0 424,425">
          <text:p/>
        </draw:polygon>
        <draw:polygon draw:style-name="gr5" draw:layer="layout" svg:width="0.423cm" svg:height="0.424cm" svg:x="5.611cm" svg:y="13.787cm" svg:viewBox="0 0 424 425" draw:points="0,425 0,0 424,0 424,425">
          <text:p/>
        </draw:polygon>
        <draw:polygon draw:style-name="gr4" draw:layer="layout" svg:width="0.423cm" svg:height="0.423cm" svg:x="5.611cm" svg:y="13.364cm" svg:viewBox="0 0 424 424" draw:points="0,424 0,0 424,0 424,424">
          <text:p/>
        </draw:polygon>
        <draw:polygon draw:style-name="gr5" draw:layer="layout" svg:width="0.423cm" svg:height="0.423cm" svg:x="5.611cm" svg:y="13.364cm" svg:viewBox="0 0 424 424" draw:points="0,424 0,0 424,0 424,424">
          <text:p/>
        </draw:polygon>
        <draw:polygon draw:style-name="gr4" draw:layer="layout" svg:width="0.423cm" svg:height="0.423cm" svg:x="5.611cm" svg:y="13.364cm" svg:viewBox="0 0 424 424" draw:points="0,424 0,0 424,0 424,424">
          <text:p/>
        </draw:polygon>
        <draw:polygon draw:style-name="gr5" draw:layer="layout" svg:width="0.423cm" svg:height="0.423cm" svg:x="5.611cm" svg:y="13.364cm" svg:viewBox="0 0 424 424" draw:points="0,424 0,0 424,0 424,424">
          <text:p/>
        </draw:polygon>
        <draw:polygon draw:style-name="gr4" draw:layer="layout" svg:width="0.423cm" svg:height="0.423cm" svg:x="5.611cm" svg:y="12.941cm" svg:viewBox="0 0 424 424" draw:points="0,424 0,0 424,0 424,424">
          <text:p/>
        </draw:polygon>
        <draw:polygon draw:style-name="gr5" draw:layer="layout" svg:width="0.423cm" svg:height="0.423cm" svg:x="5.611cm" svg:y="12.941cm" svg:viewBox="0 0 424 424" draw:points="0,424 0,0 424,0 424,424">
          <text:p/>
        </draw:polygon>
        <draw:polygon draw:style-name="gr4" draw:layer="layout" svg:width="0.423cm" svg:height="0.423cm" svg:x="5.611cm" svg:y="12.941cm" svg:viewBox="0 0 424 424" draw:points="0,424 0,0 424,0 424,424">
          <text:p/>
        </draw:polygon>
        <draw:polygon draw:style-name="gr5" draw:layer="layout" svg:width="0.423cm" svg:height="0.423cm" svg:x="5.611cm" svg:y="12.941cm" svg:viewBox="0 0 424 424" draw:points="0,424 0,0 424,0 424,424">
          <text:p/>
        </draw:polygon>
        <draw:polygon draw:style-name="gr6" draw:layer="layout" svg:width="0.423cm" svg:height="0.424cm" svg:x="5.611cm" svg:y="12.517cm" svg:viewBox="0 0 424 425" draw:points="0,425 0,0 424,0 424,425">
          <text:p/>
        </draw:polygon>
        <draw:polygon draw:style-name="gr7" draw:layer="layout" svg:width="0.423cm" svg:height="0.424cm" svg:x="5.611cm" svg:y="12.517cm" svg:viewBox="0 0 424 425" draw:points="0,425 0,0 424,0 424,425">
          <text:p/>
        </draw:polygon>
        <draw:polygon draw:style-name="gr6" draw:layer="layout" svg:width="0.423cm" svg:height="0.424cm" svg:x="5.611cm" svg:y="12.517cm" svg:viewBox="0 0 424 425" draw:points="0,425 0,0 424,0 424,425">
          <text:p/>
        </draw:polygon>
        <draw:polygon draw:style-name="gr7" draw:layer="layout" svg:width="0.423cm" svg:height="0.424cm" svg:x="5.611cm" svg:y="12.517cm" svg:viewBox="0 0 424 425" draw:points="0,425 0,0 424,0 424,425">
          <text:p/>
        </draw:polygon>
        <draw:polygon draw:style-name="gr6" draw:layer="layout" svg:width="0.423cm" svg:height="0.423cm" svg:x="5.611cm" svg:y="12.094cm" svg:viewBox="0 0 424 424" draw:points="0,424 0,0 424,0 424,424">
          <text:p/>
        </draw:polygon>
        <draw:polygon draw:style-name="gr7" draw:layer="layout" svg:width="0.423cm" svg:height="0.423cm" svg:x="5.611cm" svg:y="12.094cm" svg:viewBox="0 0 424 424" draw:points="0,424 0,0 424,0 424,424">
          <text:p/>
        </draw:polygon>
        <draw:polygon draw:style-name="gr6" draw:layer="layout" svg:width="0.423cm" svg:height="0.423cm" svg:x="5.611cm" svg:y="12.094cm" svg:viewBox="0 0 424 424" draw:points="0,424 0,0 424,0 424,424">
          <text:p/>
        </draw:polygon>
        <draw:polygon draw:style-name="gr7" draw:layer="layout" svg:width="0.423cm" svg:height="0.423cm" svg:x="5.611cm" svg:y="12.094cm" svg:viewBox="0 0 424 424" draw:points="0,424 0,0 424,0 424,424">
          <text:p/>
        </draw:polygon>
        <draw:polygon draw:style-name="gr6" draw:layer="layout" svg:width="0.423cm" svg:height="0.423cm" svg:x="5.611cm" svg:y="11.671cm" svg:viewBox="0 0 424 424" draw:points="0,424 0,0 424,0 424,424">
          <text:p/>
        </draw:polygon>
        <draw:polygon draw:style-name="gr7" draw:layer="layout" svg:width="0.423cm" svg:height="0.423cm" svg:x="5.611cm" svg:y="11.671cm" svg:viewBox="0 0 424 424" draw:points="0,424 0,0 424,0 424,424">
          <text:p/>
        </draw:polygon>
        <draw:polygon draw:style-name="gr6" draw:layer="layout" svg:width="0.423cm" svg:height="0.423cm" svg:x="5.611cm" svg:y="11.671cm" svg:viewBox="0 0 424 424" draw:points="0,424 0,0 424,0 424,424">
          <text:p/>
        </draw:polygon>
        <draw:polygon draw:style-name="gr7" draw:layer="layout" svg:width="0.423cm" svg:height="0.423cm" svg:x="5.611cm" svg:y="11.671cm" svg:viewBox="0 0 424 424" draw:points="0,424 0,0 424,0 424,424">
          <text:p/>
        </draw:polygon>
        <draw:polygon draw:style-name="gr6" draw:layer="layout" svg:width="0.423cm" svg:height="0.424cm" svg:x="5.611cm" svg:y="11.247cm" svg:viewBox="0 0 424 425" draw:points="0,425 0,0 424,0 424,425">
          <text:p/>
        </draw:polygon>
        <draw:polygon draw:style-name="gr7" draw:layer="layout" svg:width="0.423cm" svg:height="0.424cm" svg:x="5.611cm" svg:y="11.247cm" svg:viewBox="0 0 424 425" draw:points="0,425 0,0 424,0 424,425">
          <text:p/>
        </draw:polygon>
        <draw:polygon draw:style-name="gr6" draw:layer="layout" svg:width="0.423cm" svg:height="0.424cm" svg:x="5.611cm" svg:y="11.247cm" svg:viewBox="0 0 424 425" draw:points="0,425 0,0 424,0 424,425">
          <text:p/>
        </draw:polygon>
        <draw:polygon draw:style-name="gr7" draw:layer="layout" svg:width="0.423cm" svg:height="0.424cm" svg:x="5.611cm" svg:y="11.247cm" svg:viewBox="0 0 424 425" draw:points="0,425 0,0 424,0 424,425">
          <text:p/>
        </draw:polygon>
        <draw:polygon draw:style-name="gr6" draw:layer="layout" svg:width="0.423cm" svg:height="0.423cm" svg:x="5.611cm" svg:y="10.824cm" svg:viewBox="0 0 424 424" draw:points="0,424 0,0 424,0 424,424">
          <text:p/>
        </draw:polygon>
        <draw:polygon draw:style-name="gr7" draw:layer="layout" svg:width="0.423cm" svg:height="0.423cm" svg:x="5.611cm" svg:y="10.824cm" svg:viewBox="0 0 424 424" draw:points="0,424 0,0 424,0 424,424">
          <text:p/>
        </draw:polygon>
        <draw:polygon draw:style-name="gr6" draw:layer="layout" svg:width="0.423cm" svg:height="0.423cm" svg:x="5.611cm" svg:y="10.824cm" svg:viewBox="0 0 424 424" draw:points="0,424 0,0 424,0 424,424">
          <text:p/>
        </draw:polygon>
        <draw:polygon draw:style-name="gr7" draw:layer="layout" svg:width="0.423cm" svg:height="0.423cm" svg:x="5.611cm" svg:y="10.824cm" svg:viewBox="0 0 424 424" draw:points="0,424 0,0 424,0 424,424">
          <text:p/>
        </draw:polygon>
        <draw:polygon draw:style-name="gr6" draw:layer="layout" svg:width="0.423cm" svg:height="0.423cm" svg:x="5.611cm" svg:y="10.401cm" svg:viewBox="0 0 424 424" draw:points="0,424 0,0 424,0 424,424">
          <text:p/>
        </draw:polygon>
        <draw:polygon draw:style-name="gr7" draw:layer="layout" svg:width="0.423cm" svg:height="0.423cm" svg:x="5.611cm" svg:y="10.401cm" svg:viewBox="0 0 424 424" draw:points="0,424 0,0 424,0 424,424">
          <text:p/>
        </draw:polygon>
        <draw:polygon draw:style-name="gr6" draw:layer="layout" svg:width="0.423cm" svg:height="0.423cm" svg:x="5.611cm" svg:y="10.401cm" svg:viewBox="0 0 424 424" draw:points="0,424 0,0 424,0 424,424">
          <text:p/>
        </draw:polygon>
        <draw:polygon draw:style-name="gr7" draw:layer="layout" svg:width="0.423cm" svg:height="0.423cm" svg:x="5.611cm" svg:y="10.401cm" svg:viewBox="0 0 424 424" draw:points="0,424 0,0 424,0 424,424">
          <text:p/>
        </draw:polygon>
        <draw:polygon draw:style-name="gr6" draw:layer="layout" svg:width="0.423cm" svg:height="0.424cm" svg:x="6.034cm" svg:y="20.137cm" svg:viewBox="0 0 424 425" draw:points="0,425 0,0 424,0 424,425">
          <text:p/>
        </draw:polygon>
        <draw:polygon draw:style-name="gr7" draw:layer="layout" svg:width="0.423cm" svg:height="0.424cm" svg:x="6.034cm" svg:y="20.137cm" svg:viewBox="0 0 424 425" draw:points="0,425 0,0 424,0 424,425">
          <text:p/>
        </draw:polygon>
        <draw:polygon draw:style-name="gr6" draw:layer="layout" svg:width="0.423cm" svg:height="0.424cm" svg:x="6.034cm" svg:y="20.137cm" svg:viewBox="0 0 424 425" draw:points="0,425 0,0 424,0 424,425">
          <text:p/>
        </draw:polygon>
        <draw:polygon draw:style-name="gr7" draw:layer="layout" svg:width="0.423cm" svg:height="0.424cm" svg:x="6.034cm" svg:y="20.137cm" svg:viewBox="0 0 424 425" draw:points="0,425 0,0 424,0 424,425">
          <text:p/>
        </draw:polygon>
        <draw:polygon draw:style-name="gr6" draw:layer="layout" svg:width="0.423cm" svg:height="0.423cm" svg:x="6.034cm" svg:y="19.714cm" svg:viewBox="0 0 424 424" draw:points="0,424 0,0 424,0 424,424">
          <text:p/>
        </draw:polygon>
        <draw:polygon draw:style-name="gr7" draw:layer="layout" svg:width="0.423cm" svg:height="0.423cm" svg:x="6.034cm" svg:y="19.714cm" svg:viewBox="0 0 424 424" draw:points="0,424 0,0 424,0 424,424">
          <text:p/>
        </draw:polygon>
        <draw:polygon draw:style-name="gr6" draw:layer="layout" svg:width="0.423cm" svg:height="0.423cm" svg:x="6.034cm" svg:y="19.714cm" svg:viewBox="0 0 424 424" draw:points="0,424 0,0 424,0 424,424">
          <text:p/>
        </draw:polygon>
        <draw:polygon draw:style-name="gr7" draw:layer="layout" svg:width="0.423cm" svg:height="0.423cm" svg:x="6.034cm" svg:y="19.714cm" svg:viewBox="0 0 424 424" draw:points="0,424 0,0 424,0 424,424">
          <text:p/>
        </draw:polygon>
        <draw:polygon draw:style-name="gr6" draw:layer="layout" svg:width="0.423cm" svg:height="0.423cm" svg:x="6.034cm" svg:y="19.291cm" svg:viewBox="0 0 424 424" draw:points="0,424 0,0 424,0 424,424">
          <text:p/>
        </draw:polygon>
        <draw:polygon draw:style-name="gr7" draw:layer="layout" svg:width="0.423cm" svg:height="0.423cm" svg:x="6.034cm" svg:y="19.291cm" svg:viewBox="0 0 424 424" draw:points="0,424 0,0 424,0 424,424">
          <text:p/>
        </draw:polygon>
        <draw:polygon draw:style-name="gr6" draw:layer="layout" svg:width="0.423cm" svg:height="0.423cm" svg:x="6.034cm" svg:y="19.291cm" svg:viewBox="0 0 424 424" draw:points="0,424 0,0 424,0 424,424">
          <text:p/>
        </draw:polygon>
        <draw:polygon draw:style-name="gr7" draw:layer="layout" svg:width="0.423cm" svg:height="0.423cm" svg:x="6.034cm" svg:y="19.291cm" svg:viewBox="0 0 424 424" draw:points="0,424 0,0 424,0 424,424">
          <text:p/>
        </draw:polygon>
        <draw:polygon draw:style-name="gr6" draw:layer="layout" svg:width="0.423cm" svg:height="0.424cm" svg:x="6.034cm" svg:y="18.867cm" svg:viewBox="0 0 424 425" draw:points="0,425 0,0 424,0 424,425">
          <text:p/>
        </draw:polygon>
        <draw:polygon draw:style-name="gr7" draw:layer="layout" svg:width="0.423cm" svg:height="0.424cm" svg:x="6.034cm" svg:y="18.867cm" svg:viewBox="0 0 424 425" draw:points="0,425 0,0 424,0 424,425">
          <text:p/>
        </draw:polygon>
        <draw:polygon draw:style-name="gr6" draw:layer="layout" svg:width="0.423cm" svg:height="0.424cm" svg:x="6.034cm" svg:y="18.867cm" svg:viewBox="0 0 424 425" draw:points="0,425 0,0 424,0 424,425">
          <text:p/>
        </draw:polygon>
        <draw:polygon draw:style-name="gr7" draw:layer="layout" svg:width="0.423cm" svg:height="0.424cm" svg:x="6.034cm" svg:y="18.867cm" svg:viewBox="0 0 424 425" draw:points="0,425 0,0 424,0 424,425">
          <text:p/>
        </draw:polygon>
        <draw:polygon draw:style-name="gr6" draw:layer="layout" svg:width="0.423cm" svg:height="0.423cm" svg:x="6.034cm" svg:y="18.444cm" svg:viewBox="0 0 424 424" draw:points="0,424 0,0 424,0 424,424">
          <text:p/>
        </draw:polygon>
        <draw:polygon draw:style-name="gr7" draw:layer="layout" svg:width="0.423cm" svg:height="0.423cm" svg:x="6.034cm" svg:y="18.444cm" svg:viewBox="0 0 424 424" draw:points="0,424 0,0 424,0 424,424">
          <text:p/>
        </draw:polygon>
        <draw:polygon draw:style-name="gr6" draw:layer="layout" svg:width="0.423cm" svg:height="0.423cm" svg:x="6.034cm" svg:y="18.444cm" svg:viewBox="0 0 424 424" draw:points="0,424 0,0 424,0 424,424">
          <text:p/>
        </draw:polygon>
        <draw:polygon draw:style-name="gr7" draw:layer="layout" svg:width="0.423cm" svg:height="0.423cm" svg:x="6.034cm" svg:y="18.444cm" svg:viewBox="0 0 424 424" draw:points="0,424 0,0 424,0 424,424">
          <text:p/>
        </draw:polygon>
        <draw:polygon draw:style-name="gr6" draw:layer="layout" svg:width="0.423cm" svg:height="0.423cm" svg:x="6.034cm" svg:y="18.021cm" svg:viewBox="0 0 424 424" draw:points="0,424 0,0 424,0 424,424">
          <text:p/>
        </draw:polygon>
        <draw:polygon draw:style-name="gr7" draw:layer="layout" svg:width="0.423cm" svg:height="0.423cm" svg:x="6.034cm" svg:y="18.021cm" svg:viewBox="0 0 424 424" draw:points="0,424 0,0 424,0 424,424">
          <text:p/>
        </draw:polygon>
        <draw:polygon draw:style-name="gr6" draw:layer="layout" svg:width="0.423cm" svg:height="0.423cm" svg:x="6.034cm" svg:y="18.021cm" svg:viewBox="0 0 424 424" draw:points="0,424 0,0 424,0 424,424">
          <text:p/>
        </draw:polygon>
        <draw:polygon draw:style-name="gr7" draw:layer="layout" svg:width="0.423cm" svg:height="0.423cm" svg:x="6.034cm" svg:y="18.021cm" svg:viewBox="0 0 424 424" draw:points="0,424 0,0 424,0 424,424">
          <text:p/>
        </draw:polygon>
        <draw:polygon draw:style-name="gr6" draw:layer="layout" svg:width="0.423cm" svg:height="0.424cm" svg:x="6.034cm" svg:y="17.597cm" svg:viewBox="0 0 424 425" draw:points="0,425 0,0 424,0 424,425">
          <text:p/>
        </draw:polygon>
        <draw:polygon draw:style-name="gr7" draw:layer="layout" svg:width="0.423cm" svg:height="0.424cm" svg:x="6.034cm" svg:y="17.597cm" svg:viewBox="0 0 424 425" draw:points="0,425 0,0 424,0 424,425">
          <text:p/>
        </draw:polygon>
        <draw:polygon draw:style-name="gr6" draw:layer="layout" svg:width="0.423cm" svg:height="0.424cm" svg:x="6.034cm" svg:y="17.597cm" svg:viewBox="0 0 424 425" draw:points="0,425 0,0 424,0 424,425">
          <text:p/>
        </draw:polygon>
        <draw:polygon draw:style-name="gr7" draw:layer="layout" svg:width="0.423cm" svg:height="0.424cm" svg:x="6.034cm" svg:y="17.597cm" svg:viewBox="0 0 424 425" draw:points="0,425 0,0 424,0 424,425">
          <text:p/>
        </draw:polygon>
        <draw:polygon draw:style-name="gr6" draw:layer="layout" svg:width="0.423cm" svg:height="0.423cm" svg:x="6.034cm" svg:y="17.174cm" svg:viewBox="0 0 424 424" draw:points="0,424 0,0 424,0 424,424">
          <text:p/>
        </draw:polygon>
        <draw:polygon draw:style-name="gr7" draw:layer="layout" svg:width="0.423cm" svg:height="0.423cm" svg:x="6.034cm" svg:y="17.174cm" svg:viewBox="0 0 424 424" draw:points="0,424 0,0 424,0 424,424">
          <text:p/>
        </draw:polygon>
        <draw:polygon draw:style-name="gr6" draw:layer="layout" svg:width="0.423cm" svg:height="0.423cm" svg:x="6.034cm" svg:y="17.174cm" svg:viewBox="0 0 424 424" draw:points="0,424 0,0 424,0 424,424">
          <text:p/>
        </draw:polygon>
        <draw:polygon draw:style-name="gr7" draw:layer="layout" svg:width="0.423cm" svg:height="0.423cm" svg:x="6.034cm" svg:y="17.174cm" svg:viewBox="0 0 424 424" draw:points="0,424 0,0 424,0 424,424">
          <text:p/>
        </draw:polygon>
        <draw:polygon draw:style-name="gr6" draw:layer="layout" svg:width="0.423cm" svg:height="0.423cm" svg:x="6.034cm" svg:y="16.751cm" svg:viewBox="0 0 424 424" draw:points="0,424 0,0 424,0 424,424">
          <text:p/>
        </draw:polygon>
        <draw:polygon draw:style-name="gr7" draw:layer="layout" svg:width="0.423cm" svg:height="0.423cm" svg:x="6.034cm" svg:y="16.751cm" svg:viewBox="0 0 424 424" draw:points="0,424 0,0 424,0 424,424">
          <text:p/>
        </draw:polygon>
        <draw:polygon draw:style-name="gr6" draw:layer="layout" svg:width="0.423cm" svg:height="0.423cm" svg:x="6.034cm" svg:y="16.751cm" svg:viewBox="0 0 424 424" draw:points="0,424 0,0 424,0 424,424">
          <text:p/>
        </draw:polygon>
        <draw:polygon draw:style-name="gr7" draw:layer="layout" svg:width="0.423cm" svg:height="0.423cm" svg:x="6.034cm" svg:y="16.751cm" svg:viewBox="0 0 424 424" draw:points="0,424 0,0 424,0 424,424">
          <text:p/>
        </draw:polygon>
        <draw:polygon draw:style-name="gr6" draw:layer="layout" svg:width="0.423cm" svg:height="0.424cm" svg:x="6.034cm" svg:y="16.327cm" svg:viewBox="0 0 424 425" draw:points="0,425 0,0 424,0 424,425">
          <text:p/>
        </draw:polygon>
        <draw:polygon draw:style-name="gr7" draw:layer="layout" svg:width="0.423cm" svg:height="0.424cm" svg:x="6.034cm" svg:y="16.327cm" svg:viewBox="0 0 424 425" draw:points="0,425 0,0 424,0 424,425">
          <text:p/>
        </draw:polygon>
        <draw:polygon draw:style-name="gr6" draw:layer="layout" svg:width="0.423cm" svg:height="0.424cm" svg:x="6.034cm" svg:y="16.327cm" svg:viewBox="0 0 424 425" draw:points="0,425 0,0 424,0 424,425">
          <text:p/>
        </draw:polygon>
        <draw:polygon draw:style-name="gr7" draw:layer="layout" svg:width="0.423cm" svg:height="0.424cm" svg:x="6.034cm" svg:y="16.327cm" svg:viewBox="0 0 424 425" draw:points="0,425 0,0 424,0 424,425">
          <text:p/>
        </draw:polygon>
        <draw:polygon draw:style-name="gr6" draw:layer="layout" svg:width="0.423cm" svg:height="0.423cm" svg:x="6.034cm" svg:y="15.904cm" svg:viewBox="0 0 424 424" draw:points="0,424 0,0 424,0 424,424">
          <text:p/>
        </draw:polygon>
        <draw:polygon draw:style-name="gr7" draw:layer="layout" svg:width="0.423cm" svg:height="0.423cm" svg:x="6.034cm" svg:y="15.904cm" svg:viewBox="0 0 424 424" draw:points="0,424 0,0 424,0 424,424">
          <text:p/>
        </draw:polygon>
        <draw:polygon draw:style-name="gr6" draw:layer="layout" svg:width="0.423cm" svg:height="0.423cm" svg:x="6.034cm" svg:y="15.904cm" svg:viewBox="0 0 424 424" draw:points="0,424 0,0 424,0 424,424">
          <text:p/>
        </draw:polygon>
        <draw:polygon draw:style-name="gr7" draw:layer="layout" svg:width="0.423cm" svg:height="0.423cm" svg:x="6.034cm" svg:y="15.904cm" svg:viewBox="0 0 424 424" draw:points="0,424 0,0 424,0 424,424">
          <text:p/>
        </draw:polygon>
        <draw:polygon draw:style-name="gr6" draw:layer="layout" svg:width="0.423cm" svg:height="0.423cm" svg:x="6.034cm" svg:y="15.481cm" svg:viewBox="0 0 424 424" draw:points="0,424 0,0 424,0 424,424">
          <text:p/>
        </draw:polygon>
        <draw:polygon draw:style-name="gr7" draw:layer="layout" svg:width="0.423cm" svg:height="0.423cm" svg:x="6.034cm" svg:y="15.481cm" svg:viewBox="0 0 424 424" draw:points="0,424 0,0 424,0 424,424">
          <text:p/>
        </draw:polygon>
        <draw:polygon draw:style-name="gr6" draw:layer="layout" svg:width="0.423cm" svg:height="0.423cm" svg:x="6.034cm" svg:y="15.481cm" svg:viewBox="0 0 424 424" draw:points="0,424 0,0 424,0 424,424">
          <text:p/>
        </draw:polygon>
        <draw:polygon draw:style-name="gr7" draw:layer="layout" svg:width="0.423cm" svg:height="0.423cm" svg:x="6.034cm" svg:y="15.481cm" svg:viewBox="0 0 424 424" draw:points="0,424 0,0 424,0 424,424">
          <text:p/>
        </draw:polygon>
        <draw:polygon draw:style-name="gr4" draw:layer="layout" svg:width="0.423cm" svg:height="0.424cm" svg:x="6.034cm" svg:y="15.057cm" svg:viewBox="0 0 424 425" draw:points="0,425 0,0 424,0 424,425">
          <text:p/>
        </draw:polygon>
        <draw:polygon draw:style-name="gr5" draw:layer="layout" svg:width="0.423cm" svg:height="0.424cm" svg:x="6.034cm" svg:y="15.057cm" svg:viewBox="0 0 424 425" draw:points="0,425 0,0 424,0 424,425">
          <text:p/>
        </draw:polygon>
        <draw:polygon draw:style-name="gr4" draw:layer="layout" svg:width="0.423cm" svg:height="0.424cm" svg:x="6.034cm" svg:y="15.057cm" svg:viewBox="0 0 424 425" draw:points="0,425 0,0 424,0 424,425">
          <text:p/>
        </draw:polygon>
        <draw:polygon draw:style-name="gr5" draw:layer="layout" svg:width="0.423cm" svg:height="0.424cm" svg:x="6.034cm" svg:y="15.057cm" svg:viewBox="0 0 424 425" draw:points="0,425 0,0 424,0 424,425">
          <text:p/>
        </draw:polygon>
        <draw:polygon draw:style-name="gr4" draw:layer="layout" svg:width="0.423cm" svg:height="0.423cm" svg:x="6.034cm" svg:y="14.634cm" svg:viewBox="0 0 424 424" draw:points="0,424 0,0 424,0 424,424">
          <text:p/>
        </draw:polygon>
        <draw:polygon draw:style-name="gr5" draw:layer="layout" svg:width="0.423cm" svg:height="0.423cm" svg:x="6.034cm" svg:y="14.634cm" svg:viewBox="0 0 424 424" draw:points="0,424 0,0 424,0 424,424">
          <text:p/>
        </draw:polygon>
        <draw:polygon draw:style-name="gr4" draw:layer="layout" svg:width="0.423cm" svg:height="0.423cm" svg:x="6.034cm" svg:y="14.634cm" svg:viewBox="0 0 424 424" draw:points="0,424 0,0 424,0 424,424">
          <text:p/>
        </draw:polygon>
        <draw:polygon draw:style-name="gr5" draw:layer="layout" svg:width="0.423cm" svg:height="0.423cm" svg:x="6.034cm" svg:y="14.634cm" svg:viewBox="0 0 424 424" draw:points="0,424 0,0 424,0 424,424">
          <text:p/>
        </draw:polygon>
        <draw:polygon draw:style-name="gr4" draw:layer="layout" svg:width="0.423cm" svg:height="0.423cm" svg:x="6.034cm" svg:y="14.211cm" svg:viewBox="0 0 424 424" draw:points="0,424 0,0 424,0 424,424">
          <text:p/>
        </draw:polygon>
        <draw:polygon draw:style-name="gr5" draw:layer="layout" svg:width="0.423cm" svg:height="0.423cm" svg:x="6.034cm" svg:y="14.211cm" svg:viewBox="0 0 424 424" draw:points="0,424 0,0 424,0 424,424">
          <text:p/>
        </draw:polygon>
        <draw:polygon draw:style-name="gr4" draw:layer="layout" svg:width="0.423cm" svg:height="0.423cm" svg:x="6.034cm" svg:y="14.211cm" svg:viewBox="0 0 424 424" draw:points="0,424 0,0 424,0 424,424">
          <text:p/>
        </draw:polygon>
        <draw:polygon draw:style-name="gr5" draw:layer="layout" svg:width="0.423cm" svg:height="0.423cm" svg:x="6.034cm" svg:y="14.211cm" svg:viewBox="0 0 424 424" draw:points="0,424 0,0 424,0 424,424">
          <text:p/>
        </draw:polygon>
        <draw:polygon draw:style-name="gr4" draw:layer="layout" svg:width="0.423cm" svg:height="0.424cm" svg:x="6.034cm" svg:y="13.787cm" svg:viewBox="0 0 424 425" draw:points="0,425 0,0 424,0 424,425">
          <text:p/>
        </draw:polygon>
        <draw:polygon draw:style-name="gr5" draw:layer="layout" svg:width="0.423cm" svg:height="0.424cm" svg:x="6.034cm" svg:y="13.787cm" svg:viewBox="0 0 424 425" draw:points="0,425 0,0 424,0 424,425">
          <text:p/>
        </draw:polygon>
        <draw:polygon draw:style-name="gr4" draw:layer="layout" svg:width="0.423cm" svg:height="0.424cm" svg:x="6.034cm" svg:y="13.787cm" svg:viewBox="0 0 424 425" draw:points="0,425 0,0 424,0 424,425">
          <text:p/>
        </draw:polygon>
        <draw:polygon draw:style-name="gr5" draw:layer="layout" svg:width="0.423cm" svg:height="0.424cm" svg:x="6.034cm" svg:y="13.787cm" svg:viewBox="0 0 424 425" draw:points="0,425 0,0 424,0 424,425">
          <text:p/>
        </draw:polygon>
        <draw:polygon draw:style-name="gr4" draw:layer="layout" svg:width="0.423cm" svg:height="0.423cm" svg:x="6.034cm" svg:y="13.364cm" svg:viewBox="0 0 424 424" draw:points="0,424 0,0 424,0 424,424">
          <text:p/>
        </draw:polygon>
        <draw:polygon draw:style-name="gr5" draw:layer="layout" svg:width="0.423cm" svg:height="0.423cm" svg:x="6.034cm" svg:y="13.364cm" svg:viewBox="0 0 424 424" draw:points="0,424 0,0 424,0 424,424">
          <text:p/>
        </draw:polygon>
        <draw:polygon draw:style-name="gr4" draw:layer="layout" svg:width="0.423cm" svg:height="0.423cm" svg:x="6.034cm" svg:y="13.364cm" svg:viewBox="0 0 424 424" draw:points="0,424 0,0 424,0 424,424">
          <text:p/>
        </draw:polygon>
        <draw:polygon draw:style-name="gr5" draw:layer="layout" svg:width="0.423cm" svg:height="0.423cm" svg:x="6.034cm" svg:y="13.364cm" svg:viewBox="0 0 424 424" draw:points="0,424 0,0 424,0 424,424">
          <text:p/>
        </draw:polygon>
        <draw:polygon draw:style-name="gr4" draw:layer="layout" svg:width="0.423cm" svg:height="0.423cm" svg:x="6.034cm" svg:y="12.941cm" svg:viewBox="0 0 424 424" draw:points="0,424 0,0 424,0 424,424">
          <text:p/>
        </draw:polygon>
        <draw:polygon draw:style-name="gr5" draw:layer="layout" svg:width="0.423cm" svg:height="0.423cm" svg:x="6.034cm" svg:y="12.941cm" svg:viewBox="0 0 424 424" draw:points="0,424 0,0 424,0 424,424">
          <text:p/>
        </draw:polygon>
        <draw:polygon draw:style-name="gr4" draw:layer="layout" svg:width="0.423cm" svg:height="0.423cm" svg:x="6.034cm" svg:y="12.941cm" svg:viewBox="0 0 424 424" draw:points="0,424 0,0 424,0 424,424">
          <text:p/>
        </draw:polygon>
        <draw:polygon draw:style-name="gr11" draw:layer="layout" svg:width="0.423cm" svg:height="0.423cm" svg:x="6.034cm" svg:y="12.941cm" svg:viewBox="0 0 424 424" draw:points="0,424 0,0 424,0 424,424">
          <text:p/>
        </draw:polygon>
        <draw:polygon draw:style-name="gr6" draw:layer="layout" svg:width="0.423cm" svg:height="0.424cm" svg:x="6.034cm" svg:y="12.517cm" svg:viewBox="0 0 424 425" draw:points="0,425 0,0 424,0 424,425">
          <text:p/>
        </draw:polygon>
        <draw:polygon draw:style-name="gr7" draw:layer="layout" svg:width="0.423cm" svg:height="0.424cm" svg:x="6.034cm" svg:y="12.517cm" svg:viewBox="0 0 424 425" draw:points="0,425 0,0 424,0 424,425">
          <text:p/>
        </draw:polygon>
        <draw:polygon draw:style-name="gr6" draw:layer="layout" svg:width="0.423cm" svg:height="0.424cm" svg:x="6.034cm" svg:y="12.517cm" svg:viewBox="0 0 424 425" draw:points="0,425 0,0 424,0 424,425">
          <text:p/>
        </draw:polygon>
        <draw:polygon draw:style-name="gr7" draw:layer="layout" svg:width="0.423cm" svg:height="0.424cm" svg:x="6.034cm" svg:y="12.517cm" svg:viewBox="0 0 424 425" draw:points="0,425 0,0 424,0 424,425">
          <text:p/>
        </draw:polygon>
        <draw:polygon draw:style-name="gr6" draw:layer="layout" svg:width="0.423cm" svg:height="0.423cm" svg:x="6.034cm" svg:y="12.094cm" svg:viewBox="0 0 424 424" draw:points="0,424 0,0 424,0 424,424">
          <text:p/>
        </draw:polygon>
        <draw:polygon draw:style-name="gr7" draw:layer="layout" svg:width="0.423cm" svg:height="0.423cm" svg:x="6.034cm" svg:y="12.094cm" svg:viewBox="0 0 424 424" draw:points="0,424 0,0 424,0 424,424">
          <text:p/>
        </draw:polygon>
        <draw:polygon draw:style-name="gr6" draw:layer="layout" svg:width="0.423cm" svg:height="0.423cm" svg:x="6.034cm" svg:y="12.094cm" svg:viewBox="0 0 424 424" draw:points="0,424 0,0 424,0 424,424">
          <text:p/>
        </draw:polygon>
        <draw:polygon draw:style-name="gr7" draw:layer="layout" svg:width="0.423cm" svg:height="0.423cm" svg:x="6.034cm" svg:y="12.094cm" svg:viewBox="0 0 424 424" draw:points="0,424 0,0 424,0 424,424">
          <text:p/>
        </draw:polygon>
        <draw:polygon draw:style-name="gr6" draw:layer="layout" svg:width="0.423cm" svg:height="0.423cm" svg:x="6.034cm" svg:y="11.671cm" svg:viewBox="0 0 424 424" draw:points="0,424 0,0 424,0 424,424">
          <text:p/>
        </draw:polygon>
        <draw:polygon draw:style-name="gr7" draw:layer="layout" svg:width="0.423cm" svg:height="0.423cm" svg:x="6.034cm" svg:y="11.671cm" svg:viewBox="0 0 424 424" draw:points="0,424 0,0 424,0 424,424">
          <text:p/>
        </draw:polygon>
        <draw:polygon draw:style-name="gr6" draw:layer="layout" svg:width="0.423cm" svg:height="0.423cm" svg:x="6.034cm" svg:y="11.671cm" svg:viewBox="0 0 424 424" draw:points="0,424 0,0 424,0 424,424">
          <text:p/>
        </draw:polygon>
        <draw:polygon draw:style-name="gr7" draw:layer="layout" svg:width="0.423cm" svg:height="0.423cm" svg:x="6.034cm" svg:y="11.671cm" svg:viewBox="0 0 424 424" draw:points="0,424 0,0 424,0 424,424">
          <text:p/>
        </draw:polygon>
        <draw:polygon draw:style-name="gr6" draw:layer="layout" svg:width="0.423cm" svg:height="0.424cm" svg:x="6.034cm" svg:y="11.247cm" svg:viewBox="0 0 424 425" draw:points="0,425 0,0 424,0 424,425">
          <text:p/>
        </draw:polygon>
        <draw:polygon draw:style-name="gr7" draw:layer="layout" svg:width="0.423cm" svg:height="0.424cm" svg:x="6.034cm" svg:y="11.247cm" svg:viewBox="0 0 424 425" draw:points="0,425 0,0 424,0 424,425">
          <text:p/>
        </draw:polygon>
        <draw:polygon draw:style-name="gr6" draw:layer="layout" svg:width="0.423cm" svg:height="0.424cm" svg:x="6.034cm" svg:y="11.247cm" svg:viewBox="0 0 424 425" draw:points="0,425 0,0 424,0 424,425">
          <text:p/>
        </draw:polygon>
        <draw:polygon draw:style-name="gr7" draw:layer="layout" svg:width="0.423cm" svg:height="0.424cm" svg:x="6.034cm" svg:y="11.247cm" svg:viewBox="0 0 424 425" draw:points="0,425 0,0 424,0 424,425">
          <text:p/>
        </draw:polygon>
        <draw:polygon draw:style-name="gr6" draw:layer="layout" svg:width="0.423cm" svg:height="0.423cm" svg:x="6.034cm" svg:y="10.824cm" svg:viewBox="0 0 424 424" draw:points="0,424 0,0 424,0 424,424">
          <text:p/>
        </draw:polygon>
        <draw:polygon draw:style-name="gr7" draw:layer="layout" svg:width="0.423cm" svg:height="0.423cm" svg:x="6.034cm" svg:y="10.824cm" svg:viewBox="0 0 424 424" draw:points="0,424 0,0 424,0 424,424">
          <text:p/>
        </draw:polygon>
        <draw:polygon draw:style-name="gr6" draw:layer="layout" svg:width="0.423cm" svg:height="0.423cm" svg:x="6.034cm" svg:y="10.824cm" svg:viewBox="0 0 424 424" draw:points="0,424 0,0 424,0 424,424">
          <text:p/>
        </draw:polygon>
        <draw:polygon draw:style-name="gr7" draw:layer="layout" svg:width="0.423cm" svg:height="0.423cm" svg:x="6.034cm" svg:y="10.824cm" svg:viewBox="0 0 424 424" draw:points="0,424 0,0 424,0 424,424">
          <text:p/>
        </draw:polygon>
        <draw:polygon draw:style-name="gr6" draw:layer="layout" svg:width="0.423cm" svg:height="0.423cm" svg:x="6.034cm" svg:y="10.401cm" svg:viewBox="0 0 424 424" draw:points="0,424 0,0 424,0 424,424">
          <text:p/>
        </draw:polygon>
        <draw:polygon draw:style-name="gr7" draw:layer="layout" svg:width="0.423cm" svg:height="0.423cm" svg:x="6.034cm" svg:y="10.401cm" svg:viewBox="0 0 424 424" draw:points="0,424 0,0 424,0 424,424">
          <text:p/>
        </draw:polygon>
        <draw:polygon draw:style-name="gr6" draw:layer="layout" svg:width="0.423cm" svg:height="0.423cm" svg:x="6.034cm" svg:y="10.401cm" svg:viewBox="0 0 424 424" draw:points="0,424 0,0 424,0 424,424">
          <text:p/>
        </draw:polygon>
        <draw:polygon draw:style-name="gr7" draw:layer="layout" svg:width="0.423cm" svg:height="0.423cm" svg:x="6.034cm" svg:y="10.401cm" svg:viewBox="0 0 424 424" draw:points="0,424 0,0 424,0 424,424">
          <text:p/>
        </draw:polygon>
        <draw:polygon draw:style-name="gr6" draw:layer="layout" svg:width="0.424cm" svg:height="0.424cm" svg:x="6.457cm" svg:y="20.137cm" svg:viewBox="0 0 425 425" draw:points="0,425 0,0 425,0 425,425">
          <text:p/>
        </draw:polygon>
        <draw:polygon draw:style-name="gr7" draw:layer="layout" svg:width="0.424cm" svg:height="0.424cm" svg:x="6.457cm" svg:y="20.137cm" svg:viewBox="0 0 425 425" draw:points="0,425 0,0 425,0 425,425">
          <text:p/>
        </draw:polygon>
        <draw:polygon draw:style-name="gr6" draw:layer="layout" svg:width="0.424cm" svg:height="0.424cm" svg:x="6.457cm" svg:y="20.137cm" svg:viewBox="0 0 425 425" draw:points="0,425 0,0 425,0 425,425">
          <text:p/>
        </draw:polygon>
        <draw:polygon draw:style-name="gr7" draw:layer="layout" svg:width="0.424cm" svg:height="0.424cm" svg:x="6.457cm" svg:y="20.137cm" svg:viewBox="0 0 425 425" draw:points="0,425 0,0 425,0 425,425">
          <text:p/>
        </draw:polygon>
        <draw:polygon draw:style-name="gr6" draw:layer="layout" svg:width="0.424cm" svg:height="0.423cm" svg:x="6.457cm" svg:y="19.714cm" svg:viewBox="0 0 425 424" draw:points="0,424 0,0 425,0 425,424">
          <text:p/>
        </draw:polygon>
        <draw:polygon draw:style-name="gr7" draw:layer="layout" svg:width="0.424cm" svg:height="0.423cm" svg:x="6.457cm" svg:y="19.714cm" svg:viewBox="0 0 425 424" draw:points="0,424 0,0 425,0 425,424">
          <text:p/>
        </draw:polygon>
        <draw:polygon draw:style-name="gr6" draw:layer="layout" svg:width="0.424cm" svg:height="0.423cm" svg:x="6.457cm" svg:y="19.714cm" svg:viewBox="0 0 425 424" draw:points="0,424 0,0 425,0 425,424">
          <text:p/>
        </draw:polygon>
        <draw:polygon draw:style-name="gr7" draw:layer="layout" svg:width="0.424cm" svg:height="0.423cm" svg:x="6.457cm" svg:y="19.714cm" svg:viewBox="0 0 425 424" draw:points="0,424 0,0 425,0 425,424">
          <text:p/>
        </draw:polygon>
        <draw:polygon draw:style-name="gr6" draw:layer="layout" svg:width="0.424cm" svg:height="0.423cm" svg:x="6.457cm" svg:y="19.291cm" svg:viewBox="0 0 425 424" draw:points="0,424 0,0 425,0 425,424">
          <text:p/>
        </draw:polygon>
        <draw:polygon draw:style-name="gr7" draw:layer="layout" svg:width="0.424cm" svg:height="0.423cm" svg:x="6.457cm" svg:y="19.291cm" svg:viewBox="0 0 425 424" draw:points="0,424 0,0 425,0 425,424">
          <text:p/>
        </draw:polygon>
        <draw:polygon draw:style-name="gr6" draw:layer="layout" svg:width="0.424cm" svg:height="0.423cm" svg:x="6.457cm" svg:y="19.291cm" svg:viewBox="0 0 425 424" draw:points="0,424 0,0 425,0 425,424">
          <text:p/>
        </draw:polygon>
        <draw:polygon draw:style-name="gr7" draw:layer="layout" svg:width="0.424cm" svg:height="0.423cm" svg:x="6.457cm" svg:y="19.291cm" svg:viewBox="0 0 425 424" draw:points="0,424 0,0 425,0 425,424">
          <text:p/>
        </draw:polygon>
        <draw:polygon draw:style-name="gr6" draw:layer="layout" svg:width="0.424cm" svg:height="0.424cm" svg:x="6.457cm" svg:y="18.867cm" svg:viewBox="0 0 425 425" draw:points="0,425 0,0 425,0 425,425">
          <text:p/>
        </draw:polygon>
        <draw:polygon draw:style-name="gr7" draw:layer="layout" svg:width="0.424cm" svg:height="0.424cm" svg:x="6.457cm" svg:y="18.867cm" svg:viewBox="0 0 425 425" draw:points="0,425 0,0 425,0 425,425">
          <text:p/>
        </draw:polygon>
        <draw:polygon draw:style-name="gr6" draw:layer="layout" svg:width="0.424cm" svg:height="0.424cm" svg:x="6.457cm" svg:y="18.867cm" svg:viewBox="0 0 425 425" draw:points="0,425 0,0 425,0 425,425">
          <text:p/>
        </draw:polygon>
        <draw:polygon draw:style-name="gr7" draw:layer="layout" svg:width="0.424cm" svg:height="0.424cm" svg:x="6.457cm" svg:y="18.867cm" svg:viewBox="0 0 425 425" draw:points="0,425 0,0 425,0 425,425">
          <text:p/>
        </draw:polygon>
        <draw:polygon draw:style-name="gr6" draw:layer="layout" svg:width="0.424cm" svg:height="0.423cm" svg:x="6.457cm" svg:y="18.444cm" svg:viewBox="0 0 425 424" draw:points="0,424 0,0 425,0 425,424">
          <text:p/>
        </draw:polygon>
        <draw:polygon draw:style-name="gr7" draw:layer="layout" svg:width="0.424cm" svg:height="0.423cm" svg:x="6.457cm" svg:y="18.444cm" svg:viewBox="0 0 425 424" draw:points="0,424 0,0 425,0 425,424">
          <text:p/>
        </draw:polygon>
        <draw:polygon draw:style-name="gr6" draw:layer="layout" svg:width="0.424cm" svg:height="0.423cm" svg:x="6.457cm" svg:y="18.444cm" svg:viewBox="0 0 425 424" draw:points="0,424 0,0 425,0 425,424">
          <text:p/>
        </draw:polygon>
        <draw:polygon draw:style-name="gr7" draw:layer="layout" svg:width="0.424cm" svg:height="0.423cm" svg:x="6.457cm" svg:y="18.444cm" svg:viewBox="0 0 425 424" draw:points="0,424 0,0 425,0 425,424">
          <text:p/>
        </draw:polygon>
        <draw:polygon draw:style-name="gr6" draw:layer="layout" svg:width="0.424cm" svg:height="0.423cm" svg:x="6.457cm" svg:y="18.021cm" svg:viewBox="0 0 425 424" draw:points="0,424 0,0 425,0 425,424">
          <text:p/>
        </draw:polygon>
        <draw:polygon draw:style-name="gr7" draw:layer="layout" svg:width="0.424cm" svg:height="0.423cm" svg:x="6.457cm" svg:y="18.021cm" svg:viewBox="0 0 425 424" draw:points="0,424 0,0 425,0 425,424">
          <text:p/>
        </draw:polygon>
        <draw:polygon draw:style-name="gr6" draw:layer="layout" svg:width="0.424cm" svg:height="0.423cm" svg:x="6.457cm" svg:y="18.021cm" svg:viewBox="0 0 425 424" draw:points="0,424 0,0 425,0 425,424">
          <text:p/>
        </draw:polygon>
        <draw:polygon draw:style-name="gr7" draw:layer="layout" svg:width="0.424cm" svg:height="0.423cm" svg:x="6.457cm" svg:y="18.021cm" svg:viewBox="0 0 425 424" draw:points="0,424 0,0 425,0 425,424">
          <text:p/>
        </draw:polygon>
        <draw:polygon draw:style-name="gr6" draw:layer="layout" svg:width="0.424cm" svg:height="0.424cm" svg:x="6.457cm" svg:y="17.597cm" svg:viewBox="0 0 425 425" draw:points="0,425 0,0 425,0 425,425">
          <text:p/>
        </draw:polygon>
        <draw:polygon draw:style-name="gr7" draw:layer="layout" svg:width="0.424cm" svg:height="0.424cm" svg:x="6.457cm" svg:y="17.597cm" svg:viewBox="0 0 425 425" draw:points="0,425 0,0 425,0 425,425">
          <text:p/>
        </draw:polygon>
        <draw:polygon draw:style-name="gr6" draw:layer="layout" svg:width="0.424cm" svg:height="0.424cm" svg:x="6.457cm" svg:y="17.597cm" svg:viewBox="0 0 425 425" draw:points="0,425 0,0 425,0 425,425">
          <text:p/>
        </draw:polygon>
        <draw:polygon draw:style-name="gr7" draw:layer="layout" svg:width="0.424cm" svg:height="0.424cm" svg:x="6.457cm" svg:y="17.597cm" svg:viewBox="0 0 425 425" draw:points="0,425 0,0 425,0 425,425">
          <text:p/>
        </draw:polygon>
        <draw:polygon draw:style-name="gr6" draw:layer="layout" svg:width="0.424cm" svg:height="0.423cm" svg:x="6.457cm" svg:y="17.174cm" svg:viewBox="0 0 425 424" draw:points="0,424 0,0 425,0 425,424">
          <text:p/>
        </draw:polygon>
        <draw:polygon draw:style-name="gr7" draw:layer="layout" svg:width="0.424cm" svg:height="0.423cm" svg:x="6.457cm" svg:y="17.174cm" svg:viewBox="0 0 425 424" draw:points="0,424 0,0 425,0 425,424">
          <text:p/>
        </draw:polygon>
        <draw:polygon draw:style-name="gr6" draw:layer="layout" svg:width="0.424cm" svg:height="0.423cm" svg:x="6.457cm" svg:y="17.174cm" svg:viewBox="0 0 425 424" draw:points="0,424 0,0 425,0 425,424">
          <text:p/>
        </draw:polygon>
        <draw:polygon draw:style-name="gr7" draw:layer="layout" svg:width="0.424cm" svg:height="0.423cm" svg:x="6.457cm" svg:y="17.174cm" svg:viewBox="0 0 425 424" draw:points="0,424 0,0 425,0 425,424">
          <text:p/>
        </draw:polygon>
        <draw:polygon draw:style-name="gr6" draw:layer="layout" svg:width="0.424cm" svg:height="0.423cm" svg:x="6.457cm" svg:y="16.751cm" svg:viewBox="0 0 425 424" draw:points="0,424 0,0 425,0 425,424">
          <text:p/>
        </draw:polygon>
        <draw:polygon draw:style-name="gr7" draw:layer="layout" svg:width="0.424cm" svg:height="0.423cm" svg:x="6.457cm" svg:y="16.751cm" svg:viewBox="0 0 425 424" draw:points="0,424 0,0 425,0 425,424">
          <text:p/>
        </draw:polygon>
        <draw:polygon draw:style-name="gr6" draw:layer="layout" svg:width="0.424cm" svg:height="0.423cm" svg:x="6.457cm" svg:y="16.751cm" svg:viewBox="0 0 425 424" draw:points="0,424 0,0 425,0 425,424">
          <text:p/>
        </draw:polygon>
        <draw:polygon draw:style-name="gr7" draw:layer="layout" svg:width="0.424cm" svg:height="0.423cm" svg:x="6.457cm" svg:y="16.751cm" svg:viewBox="0 0 425 424" draw:points="0,424 0,0 425,0 425,424">
          <text:p/>
        </draw:polygon>
        <draw:polygon draw:style-name="gr6" draw:layer="layout" svg:width="0.424cm" svg:height="0.424cm" svg:x="6.457cm" svg:y="16.327cm" svg:viewBox="0 0 425 425" draw:points="0,425 0,0 425,0 425,425">
          <text:p/>
        </draw:polygon>
        <draw:polygon draw:style-name="gr7" draw:layer="layout" svg:width="0.424cm" svg:height="0.424cm" svg:x="6.457cm" svg:y="16.327cm" svg:viewBox="0 0 425 425" draw:points="0,425 0,0 425,0 425,425">
          <text:p/>
        </draw:polygon>
        <draw:polygon draw:style-name="gr6" draw:layer="layout" svg:width="0.424cm" svg:height="0.424cm" svg:x="6.457cm" svg:y="16.327cm" svg:viewBox="0 0 425 425" draw:points="0,425 0,0 425,0 425,425">
          <text:p/>
        </draw:polygon>
        <draw:polygon draw:style-name="gr7" draw:layer="layout" svg:width="0.424cm" svg:height="0.424cm" svg:x="6.457cm" svg:y="16.327cm" svg:viewBox="0 0 425 425" draw:points="0,425 0,0 425,0 425,425">
          <text:p/>
        </draw:polygon>
        <draw:polygon draw:style-name="gr6" draw:layer="layout" svg:width="0.424cm" svg:height="0.423cm" svg:x="6.457cm" svg:y="15.904cm" svg:viewBox="0 0 425 424" draw:points="0,424 0,0 425,0 425,424">
          <text:p/>
        </draw:polygon>
        <draw:polygon draw:style-name="gr7" draw:layer="layout" svg:width="0.424cm" svg:height="0.423cm" svg:x="6.457cm" svg:y="15.904cm" svg:viewBox="0 0 425 424" draw:points="0,424 0,0 425,0 425,424">
          <text:p/>
        </draw:polygon>
        <draw:polygon draw:style-name="gr6" draw:layer="layout" svg:width="0.424cm" svg:height="0.423cm" svg:x="6.457cm" svg:y="15.904cm" svg:viewBox="0 0 425 424" draw:points="0,424 0,0 425,0 425,424">
          <text:p/>
        </draw:polygon>
        <draw:polygon draw:style-name="gr7" draw:layer="layout" svg:width="0.424cm" svg:height="0.423cm" svg:x="6.457cm" svg:y="15.904cm" svg:viewBox="0 0 425 424" draw:points="0,424 0,0 425,0 425,424">
          <text:p/>
        </draw:polygon>
        <draw:polygon draw:style-name="gr6" draw:layer="layout" svg:width="0.424cm" svg:height="0.423cm" svg:x="6.457cm" svg:y="15.481cm" svg:viewBox="0 0 425 424" draw:points="0,424 0,0 425,0 425,424">
          <text:p/>
        </draw:polygon>
        <draw:polygon draw:style-name="gr7" draw:layer="layout" svg:width="0.424cm" svg:height="0.423cm" svg:x="6.457cm" svg:y="15.481cm" svg:viewBox="0 0 425 424" draw:points="0,424 0,0 425,0 425,424">
          <text:p/>
        </draw:polygon>
        <draw:polygon draw:style-name="gr6" draw:layer="layout" svg:width="0.424cm" svg:height="0.423cm" svg:x="6.457cm" svg:y="15.481cm" svg:viewBox="0 0 425 424" draw:points="0,424 0,0 425,0 425,424">
          <text:p/>
        </draw:polygon>
        <draw:polygon draw:style-name="gr7" draw:layer="layout" svg:width="0.424cm" svg:height="0.423cm" svg:x="6.457cm" svg:y="15.481cm" svg:viewBox="0 0 425 424" draw:points="0,424 0,0 425,0 425,424">
          <text:p/>
        </draw:polygon>
        <draw:polygon draw:style-name="gr4" draw:layer="layout" svg:width="0.424cm" svg:height="0.424cm" svg:x="6.457cm" svg:y="15.057cm" svg:viewBox="0 0 425 425" draw:points="0,425 0,0 425,0 425,425">
          <text:p/>
        </draw:polygon>
        <draw:polygon draw:style-name="gr5" draw:layer="layout" svg:width="0.424cm" svg:height="0.424cm" svg:x="6.457cm" svg:y="15.057cm" svg:viewBox="0 0 425 425" draw:points="0,425 0,0 425,0 425,425">
          <text:p/>
        </draw:polygon>
        <draw:polygon draw:style-name="gr4" draw:layer="layout" svg:width="0.424cm" svg:height="0.424cm" svg:x="6.457cm" svg:y="15.057cm" svg:viewBox="0 0 425 425" draw:points="0,425 0,0 425,0 425,425">
          <text:p/>
        </draw:polygon>
        <draw:polygon draw:style-name="gr5" draw:layer="layout" svg:width="0.424cm" svg:height="0.424cm" svg:x="6.457cm" svg:y="15.057cm" svg:viewBox="0 0 425 425" draw:points="0,425 0,0 425,0 425,425">
          <text:p/>
        </draw:polygon>
        <draw:polygon draw:style-name="gr4" draw:layer="layout" svg:width="0.424cm" svg:height="0.423cm" svg:x="6.457cm" svg:y="14.634cm" svg:viewBox="0 0 425 424" draw:points="0,424 0,0 425,0 425,424">
          <text:p/>
        </draw:polygon>
        <draw:polygon draw:style-name="gr5" draw:layer="layout" svg:width="0.424cm" svg:height="0.423cm" svg:x="6.457cm" svg:y="14.634cm" svg:viewBox="0 0 425 424" draw:points="0,424 0,0 425,0 425,424">
          <text:p/>
        </draw:polygon>
        <draw:polygon draw:style-name="gr4" draw:layer="layout" svg:width="0.424cm" svg:height="0.423cm" svg:x="6.457cm" svg:y="14.634cm" svg:viewBox="0 0 425 424" draw:points="0,424 0,0 425,0 425,424">
          <text:p/>
        </draw:polygon>
        <draw:polygon draw:style-name="gr5" draw:layer="layout" svg:width="0.424cm" svg:height="0.423cm" svg:x="6.457cm" svg:y="14.634cm" svg:viewBox="0 0 425 424" draw:points="0,424 0,0 425,0 425,424">
          <text:p/>
        </draw:polygon>
        <draw:polygon draw:style-name="gr4" draw:layer="layout" svg:width="0.424cm" svg:height="0.423cm" svg:x="6.457cm" svg:y="14.211cm" svg:viewBox="0 0 425 424" draw:points="0,424 0,0 425,0 425,424">
          <text:p/>
        </draw:polygon>
        <draw:polygon draw:style-name="gr5" draw:layer="layout" svg:width="0.424cm" svg:height="0.423cm" svg:x="6.457cm" svg:y="14.211cm" svg:viewBox="0 0 425 424" draw:points="0,424 0,0 425,0 425,424">
          <text:p/>
        </draw:polygon>
        <draw:polygon draw:style-name="gr4" draw:layer="layout" svg:width="0.424cm" svg:height="0.423cm" svg:x="6.457cm" svg:y="14.211cm" svg:viewBox="0 0 425 424" draw:points="0,424 0,0 425,0 425,424">
          <text:p/>
        </draw:polygon>
        <draw:polygon draw:style-name="gr5" draw:layer="layout" svg:width="0.424cm" svg:height="0.423cm" svg:x="6.457cm" svg:y="14.211cm" svg:viewBox="0 0 425 424" draw:points="0,424 0,0 425,0 425,424">
          <text:p/>
        </draw:polygon>
        <draw:polygon draw:style-name="gr4" draw:layer="layout" svg:width="0.424cm" svg:height="0.424cm" svg:x="6.457cm" svg:y="13.787cm" svg:viewBox="0 0 425 425" draw:points="0,425 0,0 425,0 425,425">
          <text:p/>
        </draw:polygon>
        <draw:polygon draw:style-name="gr5" draw:layer="layout" svg:width="0.424cm" svg:height="0.424cm" svg:x="6.457cm" svg:y="13.787cm" svg:viewBox="0 0 425 425" draw:points="0,425 0,0 425,0 425,425">
          <text:p/>
        </draw:polygon>
        <draw:polygon draw:style-name="gr4" draw:layer="layout" svg:width="0.424cm" svg:height="0.424cm" svg:x="6.457cm" svg:y="13.787cm" svg:viewBox="0 0 425 425" draw:points="0,425 0,0 425,0 425,425">
          <text:p/>
        </draw:polygon>
        <draw:polygon draw:style-name="gr4" draw:layer="layout" svg:width="0.424cm" svg:height="0.423cm" svg:x="6.457cm" svg:y="13.364cm" svg:viewBox="0 0 425 424" draw:points="0,424 0,0 425,0 425,424">
          <text:p/>
        </draw:polygon>
        <draw:polygon draw:style-name="gr5" draw:layer="layout" svg:width="0.424cm" svg:height="0.423cm" svg:x="6.457cm" svg:y="13.364cm" svg:viewBox="0 0 425 424" draw:points="0,424 0,0 425,0 425,424">
          <text:p/>
        </draw:polygon>
        <draw:polygon draw:style-name="gr4" draw:layer="layout" svg:width="0.424cm" svg:height="0.423cm" svg:x="6.457cm" svg:y="13.364cm" svg:viewBox="0 0 425 424" draw:points="0,424 0,0 425,0 425,424">
          <text:p/>
        </draw:polygon>
        <draw:polygon draw:style-name="gr5" draw:layer="layout" svg:width="0.424cm" svg:height="0.423cm" svg:x="6.457cm" svg:y="13.364cm" svg:viewBox="0 0 425 424" draw:points="0,424 0,0 425,0 425,424">
          <text:p/>
        </draw:polygon>
        <draw:polygon draw:style-name="gr4" draw:layer="layout" svg:width="0.424cm" svg:height="0.423cm" svg:x="6.457cm" svg:y="12.941cm" svg:viewBox="0 0 425 424" draw:points="0,424 0,0 425,0 425,424">
          <text:p/>
        </draw:polygon>
        <draw:polygon draw:style-name="gr5" draw:layer="layout" svg:width="0.424cm" svg:height="0.423cm" svg:x="6.457cm" svg:y="12.941cm" svg:viewBox="0 0 425 424" draw:points="0,424 0,0 425,0 425,424">
          <text:p/>
        </draw:polygon>
        <draw:polygon draw:style-name="gr4" draw:layer="layout" svg:width="0.424cm" svg:height="0.423cm" svg:x="6.457cm" svg:y="12.941cm" svg:viewBox="0 0 425 424" draw:points="0,424 0,0 425,0 425,424">
          <text:p/>
        </draw:polygon>
        <draw:polygon draw:style-name="gr11" draw:layer="layout" svg:width="0.424cm" svg:height="0.423cm" svg:x="6.457cm" svg:y="12.941cm" svg:viewBox="0 0 425 424" draw:points="0,424 0,0 425,0 425,424">
          <text:p/>
        </draw:polygon>
        <draw:polygon draw:style-name="gr6" draw:layer="layout" svg:width="0.424cm" svg:height="0.424cm" svg:x="6.457cm" svg:y="12.517cm" svg:viewBox="0 0 425 425" draw:points="0,425 0,0 425,0 425,425">
          <text:p/>
        </draw:polygon>
        <draw:polygon draw:style-name="gr7" draw:layer="layout" svg:width="0.424cm" svg:height="0.424cm" svg:x="6.457cm" svg:y="12.517cm" svg:viewBox="0 0 425 425" draw:points="0,425 0,0 425,0 425,425">
          <text:p/>
        </draw:polygon>
        <draw:polygon draw:style-name="gr6" draw:layer="layout" svg:width="0.424cm" svg:height="0.424cm" svg:x="6.457cm" svg:y="12.517cm" svg:viewBox="0 0 425 425" draw:points="0,425 0,0 425,0 425,425">
          <text:p/>
        </draw:polygon>
        <draw:polygon draw:style-name="gr7" draw:layer="layout" svg:width="0.424cm" svg:height="0.424cm" svg:x="6.457cm" svg:y="12.517cm" svg:viewBox="0 0 425 425" draw:points="0,425 0,0 425,0 425,425">
          <text:p/>
        </draw:polygon>
        <draw:polygon draw:style-name="gr6" draw:layer="layout" svg:width="0.424cm" svg:height="0.423cm" svg:x="6.457cm" svg:y="12.094cm" svg:viewBox="0 0 425 424" draw:points="0,424 0,0 425,0 425,424">
          <text:p/>
        </draw:polygon>
        <draw:polygon draw:style-name="gr7" draw:layer="layout" svg:width="0.424cm" svg:height="0.423cm" svg:x="6.457cm" svg:y="12.094cm" svg:viewBox="0 0 425 424" draw:points="0,424 0,0 425,0 425,424">
          <text:p/>
        </draw:polygon>
        <draw:polygon draw:style-name="gr6" draw:layer="layout" svg:width="0.424cm" svg:height="0.423cm" svg:x="6.457cm" svg:y="12.094cm" svg:viewBox="0 0 425 424" draw:points="0,424 0,0 425,0 425,424">
          <text:p/>
        </draw:polygon>
        <draw:polygon draw:style-name="gr7" draw:layer="layout" svg:width="0.424cm" svg:height="0.423cm" svg:x="6.457cm" svg:y="12.094cm" svg:viewBox="0 0 425 424" draw:points="0,424 0,0 425,0 425,424">
          <text:p/>
        </draw:polygon>
        <draw:polygon draw:style-name="gr6" draw:layer="layout" svg:width="0.424cm" svg:height="0.423cm" svg:x="6.457cm" svg:y="11.671cm" svg:viewBox="0 0 425 424" draw:points="0,424 0,0 425,0 425,424">
          <text:p/>
        </draw:polygon>
        <draw:polygon draw:style-name="gr7" draw:layer="layout" svg:width="0.424cm" svg:height="0.423cm" svg:x="6.457cm" svg:y="11.671cm" svg:viewBox="0 0 425 424" draw:points="0,424 0,0 425,0 425,424">
          <text:p/>
        </draw:polygon>
        <draw:polygon draw:style-name="gr6" draw:layer="layout" svg:width="0.424cm" svg:height="0.423cm" svg:x="6.457cm" svg:y="11.671cm" svg:viewBox="0 0 425 424" draw:points="0,424 0,0 425,0 425,424">
          <text:p/>
        </draw:polygon>
        <draw:polygon draw:style-name="gr7" draw:layer="layout" svg:width="0.424cm" svg:height="0.423cm" svg:x="6.457cm" svg:y="11.671cm" svg:viewBox="0 0 425 424" draw:points="0,424 0,0 425,0 425,424">
          <text:p/>
        </draw:polygon>
        <draw:polygon draw:style-name="gr6" draw:layer="layout" svg:width="0.424cm" svg:height="0.424cm" svg:x="6.457cm" svg:y="11.247cm" svg:viewBox="0 0 425 425" draw:points="0,425 0,0 425,0 425,425">
          <text:p/>
        </draw:polygon>
        <draw:polygon draw:style-name="gr7" draw:layer="layout" svg:width="0.424cm" svg:height="0.424cm" svg:x="6.457cm" svg:y="11.247cm" svg:viewBox="0 0 425 425" draw:points="0,425 0,0 425,0 425,425">
          <text:p/>
        </draw:polygon>
        <draw:polygon draw:style-name="gr6" draw:layer="layout" svg:width="0.424cm" svg:height="0.424cm" svg:x="6.457cm" svg:y="11.247cm" svg:viewBox="0 0 425 425" draw:points="0,425 0,0 425,0 425,425">
          <text:p/>
        </draw:polygon>
        <draw:polygon draw:style-name="gr7" draw:layer="layout" svg:width="0.424cm" svg:height="0.424cm" svg:x="6.457cm" svg:y="11.247cm" svg:viewBox="0 0 425 425" draw:points="0,425 0,0 425,0 425,425">
          <text:p/>
        </draw:polygon>
        <draw:polygon draw:style-name="gr6" draw:layer="layout" svg:width="0.424cm" svg:height="0.423cm" svg:x="6.457cm" svg:y="10.824cm" svg:viewBox="0 0 425 424" draw:points="0,424 0,0 425,0 425,424">
          <text:p/>
        </draw:polygon>
        <draw:polygon draw:style-name="gr7" draw:layer="layout" svg:width="0.424cm" svg:height="0.423cm" svg:x="6.457cm" svg:y="10.824cm" svg:viewBox="0 0 425 424" draw:points="0,424 0,0 425,0 425,424">
          <text:p/>
        </draw:polygon>
        <draw:polygon draw:style-name="gr6" draw:layer="layout" svg:width="0.424cm" svg:height="0.423cm" svg:x="6.457cm" svg:y="10.824cm" svg:viewBox="0 0 425 424" draw:points="0,424 0,0 425,0 425,424">
          <text:p/>
        </draw:polygon>
        <draw:polygon draw:style-name="gr7" draw:layer="layout" svg:width="0.424cm" svg:height="0.423cm" svg:x="6.457cm" svg:y="10.824cm" svg:viewBox="0 0 425 424" draw:points="0,424 0,0 425,0 425,424">
          <text:p/>
        </draw:polygon>
        <draw:polygon draw:style-name="gr6" draw:layer="layout" svg:width="0.424cm" svg:height="0.423cm" svg:x="6.457cm" svg:y="10.401cm" svg:viewBox="0 0 425 424" draw:points="0,424 0,0 425,0 425,424">
          <text:p/>
        </draw:polygon>
        <draw:polygon draw:style-name="gr7" draw:layer="layout" svg:width="0.424cm" svg:height="0.423cm" svg:x="6.457cm" svg:y="10.401cm" svg:viewBox="0 0 425 424" draw:points="0,424 0,0 425,0 425,424">
          <text:p/>
        </draw:polygon>
        <draw:polygon draw:style-name="gr6" draw:layer="layout" svg:width="0.424cm" svg:height="0.423cm" svg:x="6.457cm" svg:y="10.401cm" svg:viewBox="0 0 425 424" draw:points="0,424 0,0 425,0 425,424">
          <text:p/>
        </draw:polygon>
        <draw:polygon draw:style-name="gr7" draw:layer="layout" svg:width="0.424cm" svg:height="0.423cm" svg:x="6.457cm" svg:y="10.401cm" svg:viewBox="0 0 425 424" draw:points="0,424 0,0 425,0 425,424">
          <text:p/>
        </draw:polygon>
        <draw:polygon draw:style-name="gr6" draw:layer="layout" svg:width="0.423cm" svg:height="0.424cm" svg:x="6.881cm" svg:y="20.137cm" svg:viewBox="0 0 424 425" draw:points="0,425 0,0 424,0 424,425">
          <text:p/>
        </draw:polygon>
        <draw:polygon draw:style-name="gr7" draw:layer="layout" svg:width="0.423cm" svg:height="0.424cm" svg:x="6.881cm" svg:y="20.137cm" svg:viewBox="0 0 424 425" draw:points="0,425 0,0 424,0 424,425">
          <text:p/>
        </draw:polygon>
        <draw:polygon draw:style-name="gr6" draw:layer="layout" svg:width="0.423cm" svg:height="0.424cm" svg:x="6.881cm" svg:y="20.137cm" svg:viewBox="0 0 424 425" draw:points="0,425 0,0 424,0 424,425">
          <text:p/>
        </draw:polygon>
        <draw:polygon draw:style-name="gr7" draw:layer="layout" svg:width="0.423cm" svg:height="0.424cm" svg:x="6.881cm" svg:y="20.137cm" svg:viewBox="0 0 424 425" draw:points="0,425 0,0 424,0 424,425">
          <text:p/>
        </draw:polygon>
        <draw:polygon draw:style-name="gr6" draw:layer="layout" svg:width="0.423cm" svg:height="0.423cm" svg:x="6.881cm" svg:y="19.714cm" svg:viewBox="0 0 424 424" draw:points="0,424 0,0 424,0 424,424">
          <text:p/>
        </draw:polygon>
        <draw:polygon draw:style-name="gr7" draw:layer="layout" svg:width="0.423cm" svg:height="0.423cm" svg:x="6.881cm" svg:y="19.714cm" svg:viewBox="0 0 424 424" draw:points="0,424 0,0 424,0 424,424">
          <text:p/>
        </draw:polygon>
        <draw:polygon draw:style-name="gr6" draw:layer="layout" svg:width="0.423cm" svg:height="0.423cm" svg:x="6.881cm" svg:y="19.714cm" svg:viewBox="0 0 424 424" draw:points="0,424 0,0 424,0 424,424">
          <text:p/>
        </draw:polygon>
        <draw:polygon draw:style-name="gr7" draw:layer="layout" svg:width="0.423cm" svg:height="0.423cm" svg:x="6.881cm" svg:y="19.714cm" svg:viewBox="0 0 424 424" draw:points="0,424 0,0 424,0 424,424">
          <text:p/>
        </draw:polygon>
        <draw:polygon draw:style-name="gr6" draw:layer="layout" svg:width="0.423cm" svg:height="0.423cm" svg:x="6.881cm" svg:y="19.291cm" svg:viewBox="0 0 424 424" draw:points="0,424 0,0 424,0 424,424">
          <text:p/>
        </draw:polygon>
        <draw:polygon draw:style-name="gr7" draw:layer="layout" svg:width="0.423cm" svg:height="0.423cm" svg:x="6.881cm" svg:y="19.291cm" svg:viewBox="0 0 424 424" draw:points="0,424 0,0 424,0 424,424">
          <text:p/>
        </draw:polygon>
        <draw:polygon draw:style-name="gr6" draw:layer="layout" svg:width="0.423cm" svg:height="0.423cm" svg:x="6.881cm" svg:y="19.291cm" svg:viewBox="0 0 424 424" draw:points="0,424 0,0 424,0 424,424">
          <text:p/>
        </draw:polygon>
        <draw:polygon draw:style-name="gr7" draw:layer="layout" svg:width="0.423cm" svg:height="0.423cm" svg:x="6.881cm" svg:y="19.291cm" svg:viewBox="0 0 424 424" draw:points="0,424 0,0 424,0 424,424">
          <text:p/>
        </draw:polygon>
        <draw:polygon draw:style-name="gr6" draw:layer="layout" svg:width="0.423cm" svg:height="0.424cm" svg:x="6.881cm" svg:y="18.867cm" svg:viewBox="0 0 424 425" draw:points="0,425 0,0 424,0 424,425">
          <text:p/>
        </draw:polygon>
        <draw:polygon draw:style-name="gr7" draw:layer="layout" svg:width="0.423cm" svg:height="0.424cm" svg:x="6.881cm" svg:y="18.867cm" svg:viewBox="0 0 424 425" draw:points="0,425 0,0 424,0 424,425">
          <text:p/>
        </draw:polygon>
        <draw:polygon draw:style-name="gr6" draw:layer="layout" svg:width="0.423cm" svg:height="0.424cm" svg:x="6.881cm" svg:y="18.867cm" svg:viewBox="0 0 424 425" draw:points="0,425 0,0 424,0 424,425">
          <text:p/>
        </draw:polygon>
        <draw:polygon draw:style-name="gr7" draw:layer="layout" svg:width="0.423cm" svg:height="0.424cm" svg:x="6.881cm" svg:y="18.867cm" svg:viewBox="0 0 424 425" draw:points="0,425 0,0 424,0 424,425">
          <text:p/>
        </draw:polygon>
        <draw:polygon draw:style-name="gr6" draw:layer="layout" svg:width="0.423cm" svg:height="0.423cm" svg:x="6.881cm" svg:y="18.444cm" svg:viewBox="0 0 424 424" draw:points="0,424 0,0 424,0 424,424">
          <text:p/>
        </draw:polygon>
        <draw:polygon draw:style-name="gr7" draw:layer="layout" svg:width="0.423cm" svg:height="0.423cm" svg:x="6.881cm" svg:y="18.444cm" svg:viewBox="0 0 424 424" draw:points="0,424 0,0 424,0 424,424">
          <text:p/>
        </draw:polygon>
        <draw:polygon draw:style-name="gr6" draw:layer="layout" svg:width="0.423cm" svg:height="0.423cm" svg:x="6.881cm" svg:y="18.444cm" svg:viewBox="0 0 424 424" draw:points="0,424 0,0 424,0 424,424">
          <text:p/>
        </draw:polygon>
        <draw:polygon draw:style-name="gr7" draw:layer="layout" svg:width="0.423cm" svg:height="0.423cm" svg:x="6.881cm" svg:y="18.444cm" svg:viewBox="0 0 424 424" draw:points="0,424 0,0 424,0 424,424">
          <text:p/>
        </draw:polygon>
        <draw:polygon draw:style-name="gr6" draw:layer="layout" svg:width="0.423cm" svg:height="0.423cm" svg:x="6.881cm" svg:y="18.021cm" svg:viewBox="0 0 424 424" draw:points="0,424 0,0 424,0 424,424">
          <text:p/>
        </draw:polygon>
        <draw:polygon draw:style-name="gr7" draw:layer="layout" svg:width="0.423cm" svg:height="0.423cm" svg:x="6.881cm" svg:y="18.021cm" svg:viewBox="0 0 424 424" draw:points="0,424 0,0 424,0 424,424">
          <text:p/>
        </draw:polygon>
        <draw:polygon draw:style-name="gr6" draw:layer="layout" svg:width="0.423cm" svg:height="0.423cm" svg:x="6.881cm" svg:y="18.021cm" svg:viewBox="0 0 424 424" draw:points="0,424 0,0 424,0 424,424">
          <text:p/>
        </draw:polygon>
        <draw:polygon draw:style-name="gr7" draw:layer="layout" svg:width="0.423cm" svg:height="0.423cm" svg:x="6.881cm" svg:y="18.021cm" svg:viewBox="0 0 424 424" draw:points="0,424 0,0 424,0 424,424">
          <text:p/>
        </draw:polygon>
        <draw:polygon draw:style-name="gr6" draw:layer="layout" svg:width="0.423cm" svg:height="0.424cm" svg:x="6.881cm" svg:y="17.597cm" svg:viewBox="0 0 424 425" draw:points="0,425 0,0 424,0 424,425">
          <text:p/>
        </draw:polygon>
        <draw:polygon draw:style-name="gr7" draw:layer="layout" svg:width="0.423cm" svg:height="0.424cm" svg:x="6.881cm" svg:y="17.597cm" svg:viewBox="0 0 424 425" draw:points="0,425 0,0 424,0 424,425">
          <text:p/>
        </draw:polygon>
        <draw:polygon draw:style-name="gr6" draw:layer="layout" svg:width="0.423cm" svg:height="0.424cm" svg:x="6.881cm" svg:y="17.597cm" svg:viewBox="0 0 424 425" draw:points="0,425 0,0 424,0 424,425">
          <text:p/>
        </draw:polygon>
        <draw:polygon draw:style-name="gr7" draw:layer="layout" svg:width="0.423cm" svg:height="0.424cm" svg:x="6.881cm" svg:y="17.597cm" svg:viewBox="0 0 424 425" draw:points="0,425 0,0 424,0 424,425">
          <text:p/>
        </draw:polygon>
        <draw:polygon draw:style-name="gr6" draw:layer="layout" svg:width="0.423cm" svg:height="0.423cm" svg:x="6.881cm" svg:y="17.174cm" svg:viewBox="0 0 424 424" draw:points="0,424 0,0 424,0 424,424">
          <text:p/>
        </draw:polygon>
        <draw:polygon draw:style-name="gr7" draw:layer="layout" svg:width="0.423cm" svg:height="0.423cm" svg:x="6.881cm" svg:y="17.174cm" svg:viewBox="0 0 424 424" draw:points="0,424 0,0 424,0 424,424">
          <text:p/>
        </draw:polygon>
        <draw:polygon draw:style-name="gr6" draw:layer="layout" svg:width="0.423cm" svg:height="0.423cm" svg:x="6.881cm" svg:y="17.174cm" svg:viewBox="0 0 424 424" draw:points="0,424 0,0 424,0 424,424">
          <text:p/>
        </draw:polygon>
        <draw:polygon draw:style-name="gr7" draw:layer="layout" svg:width="0.423cm" svg:height="0.423cm" svg:x="6.881cm" svg:y="17.174cm" svg:viewBox="0 0 424 424" draw:points="0,424 0,0 424,0 424,424">
          <text:p/>
        </draw:polygon>
        <draw:polygon draw:style-name="gr6" draw:layer="layout" svg:width="0.423cm" svg:height="0.423cm" svg:x="6.881cm" svg:y="16.751cm" svg:viewBox="0 0 424 424" draw:points="0,424 0,0 424,0 424,424">
          <text:p/>
        </draw:polygon>
        <draw:polygon draw:style-name="gr7" draw:layer="layout" svg:width="0.423cm" svg:height="0.423cm" svg:x="6.881cm" svg:y="16.751cm" svg:viewBox="0 0 424 424" draw:points="0,424 0,0 424,0 424,424">
          <text:p/>
        </draw:polygon>
        <draw:polygon draw:style-name="gr6" draw:layer="layout" svg:width="0.423cm" svg:height="0.423cm" svg:x="6.881cm" svg:y="16.751cm" svg:viewBox="0 0 424 424" draw:points="0,424 0,0 424,0 424,424">
          <text:p/>
        </draw:polygon>
        <draw:polygon draw:style-name="gr7" draw:layer="layout" svg:width="0.423cm" svg:height="0.423cm" svg:x="6.881cm" svg:y="16.751cm" svg:viewBox="0 0 424 424" draw:points="0,424 0,0 424,0 424,424">
          <text:p/>
        </draw:polygon>
        <draw:polygon draw:style-name="gr6" draw:layer="layout" svg:width="0.423cm" svg:height="0.424cm" svg:x="6.881cm" svg:y="16.327cm" svg:viewBox="0 0 424 425" draw:points="0,425 0,0 424,0 424,425">
          <text:p/>
        </draw:polygon>
        <draw:polygon draw:style-name="gr7" draw:layer="layout" svg:width="0.423cm" svg:height="0.424cm" svg:x="6.881cm" svg:y="16.327cm" svg:viewBox="0 0 424 425" draw:points="0,425 0,0 424,0 424,425">
          <text:p/>
        </draw:polygon>
        <draw:polygon draw:style-name="gr6" draw:layer="layout" svg:width="0.423cm" svg:height="0.424cm" svg:x="6.881cm" svg:y="16.327cm" svg:viewBox="0 0 424 425" draw:points="0,425 0,0 424,0 424,425">
          <text:p/>
        </draw:polygon>
        <draw:polygon draw:style-name="gr7" draw:layer="layout" svg:width="0.423cm" svg:height="0.424cm" svg:x="6.881cm" svg:y="16.327cm" svg:viewBox="0 0 424 425" draw:points="0,425 0,0 424,0 424,425">
          <text:p/>
        </draw:polygon>
        <draw:polygon draw:style-name="gr6" draw:layer="layout" svg:width="0.423cm" svg:height="0.423cm" svg:x="6.881cm" svg:y="15.904cm" svg:viewBox="0 0 424 424" draw:points="0,424 0,0 424,0 424,424">
          <text:p/>
        </draw:polygon>
        <draw:polygon draw:style-name="gr7" draw:layer="layout" svg:width="0.423cm" svg:height="0.423cm" svg:x="6.881cm" svg:y="15.904cm" svg:viewBox="0 0 424 424" draw:points="0,424 0,0 424,0 424,424">
          <text:p/>
        </draw:polygon>
        <draw:polygon draw:style-name="gr6" draw:layer="layout" svg:width="0.423cm" svg:height="0.423cm" svg:x="6.881cm" svg:y="15.904cm" svg:viewBox="0 0 424 424" draw:points="0,424 0,0 424,0 424,424">
          <text:p/>
        </draw:polygon>
        <draw:polygon draw:style-name="gr7" draw:layer="layout" svg:width="0.423cm" svg:height="0.423cm" svg:x="6.881cm" svg:y="15.904cm" svg:viewBox="0 0 424 424" draw:points="0,424 0,0 424,0 424,424">
          <text:p/>
        </draw:polygon>
        <draw:polygon draw:style-name="gr6" draw:layer="layout" svg:width="0.423cm" svg:height="0.423cm" svg:x="6.881cm" svg:y="15.481cm" svg:viewBox="0 0 424 424" draw:points="0,424 0,0 424,0 424,424">
          <text:p/>
        </draw:polygon>
        <draw:polygon draw:style-name="gr7" draw:layer="layout" svg:width="0.423cm" svg:height="0.423cm" svg:x="6.881cm" svg:y="15.481cm" svg:viewBox="0 0 424 424" draw:points="0,424 0,0 424,0 424,424">
          <text:p/>
        </draw:polygon>
        <draw:polygon draw:style-name="gr6" draw:layer="layout" svg:width="0.423cm" svg:height="0.423cm" svg:x="6.881cm" svg:y="15.481cm" svg:viewBox="0 0 424 424" draw:points="0,424 0,0 424,0 424,424">
          <text:p/>
        </draw:polygon>
        <draw:polygon draw:style-name="gr7" draw:layer="layout" svg:width="0.423cm" svg:height="0.423cm" svg:x="6.881cm" svg:y="15.481cm" svg:viewBox="0 0 424 424" draw:points="0,424 0,0 424,0 424,424">
          <text:p/>
        </draw:polygon>
        <draw:polygon draw:style-name="gr6" draw:layer="layout" svg:width="0.423cm" svg:height="0.424cm" svg:x="6.881cm" svg:y="15.057cm" svg:viewBox="0 0 424 425" draw:points="0,425 0,0 424,0 424,425">
          <text:p/>
        </draw:polygon>
        <draw:polygon draw:style-name="gr7" draw:layer="layout" svg:width="0.423cm" svg:height="0.424cm" svg:x="6.881cm" svg:y="15.057cm" svg:viewBox="0 0 424 425" draw:points="0,425 0,0 424,0 424,425">
          <text:p/>
        </draw:polygon>
        <draw:polygon draw:style-name="gr6" draw:layer="layout" svg:width="0.423cm" svg:height="0.424cm" svg:x="6.881cm" svg:y="15.057cm" svg:viewBox="0 0 424 425" draw:points="0,425 0,0 424,0 424,425">
          <text:p/>
        </draw:polygon>
        <draw:polygon draw:style-name="gr7" draw:layer="layout" svg:width="0.423cm" svg:height="0.424cm" svg:x="6.881cm" svg:y="15.057cm" svg:viewBox="0 0 424 425" draw:points="0,425 0,0 424,0 424,425">
          <text:p/>
        </draw:polygon>
        <draw:polygon draw:style-name="gr6" draw:layer="layout" svg:width="0.423cm" svg:height="0.423cm" svg:x="6.881cm" svg:y="14.634cm" svg:viewBox="0 0 424 424" draw:points="0,424 0,0 424,0 424,424">
          <text:p/>
        </draw:polygon>
        <draw:polygon draw:style-name="gr7" draw:layer="layout" svg:width="0.423cm" svg:height="0.423cm" svg:x="6.881cm" svg:y="14.634cm" svg:viewBox="0 0 424 424" draw:points="0,424 0,0 424,0 424,424">
          <text:p/>
        </draw:polygon>
        <draw:polygon draw:style-name="gr6" draw:layer="layout" svg:width="0.423cm" svg:height="0.423cm" svg:x="6.881cm" svg:y="14.634cm" svg:viewBox="0 0 424 424" draw:points="0,424 0,0 424,0 424,424">
          <text:p/>
        </draw:polygon>
        <draw:polygon draw:style-name="gr7" draw:layer="layout" svg:width="0.423cm" svg:height="0.423cm" svg:x="6.881cm" svg:y="14.634cm" svg:viewBox="0 0 424 424" draw:points="0,424 0,0 424,0 424,424">
          <text:p/>
        </draw:polygon>
        <draw:polygon draw:style-name="gr6" draw:layer="layout" svg:width="0.423cm" svg:height="0.423cm" svg:x="6.881cm" svg:y="14.211cm" svg:viewBox="0 0 424 424" draw:points="0,424 0,0 424,0 424,424">
          <text:p/>
        </draw:polygon>
        <draw:polygon draw:style-name="gr7" draw:layer="layout" svg:width="0.423cm" svg:height="0.423cm" svg:x="6.881cm" svg:y="14.211cm" svg:viewBox="0 0 424 424" draw:points="0,424 0,0 424,0 424,424">
          <text:p/>
        </draw:polygon>
        <draw:polygon draw:style-name="gr6" draw:layer="layout" svg:width="0.423cm" svg:height="0.423cm" svg:x="6.881cm" svg:y="14.211cm" svg:viewBox="0 0 424 424" draw:points="0,424 0,0 424,0 424,424">
          <text:p/>
        </draw:polygon>
        <draw:polygon draw:style-name="gr7" draw:layer="layout" svg:width="0.423cm" svg:height="0.423cm" svg:x="6.881cm" svg:y="14.211cm" svg:viewBox="0 0 424 424" draw:points="0,424 0,0 424,0 424,424">
          <text:p/>
        </draw:polygon>
        <draw:polygon draw:style-name="gr6" draw:layer="layout" svg:width="0.423cm" svg:height="0.424cm" svg:x="6.881cm" svg:y="13.787cm" svg:viewBox="0 0 424 425" draw:points="0,425 0,0 424,0 424,425">
          <text:p/>
        </draw:polygon>
        <draw:polygon draw:style-name="gr7" draw:layer="layout" svg:width="0.423cm" svg:height="0.424cm" svg:x="6.881cm" svg:y="13.787cm" svg:viewBox="0 0 424 425" draw:points="0,425 0,0 424,0 424,425">
          <text:p/>
        </draw:polygon>
        <draw:polygon draw:style-name="gr6" draw:layer="layout" svg:width="0.423cm" svg:height="0.424cm" svg:x="6.881cm" svg:y="13.787cm" svg:viewBox="0 0 424 425" draw:points="0,425 0,0 424,0 424,425">
          <text:p/>
        </draw:polygon>
        <draw:polygon draw:style-name="gr7" draw:layer="layout" svg:width="0.423cm" svg:height="0.424cm" svg:x="6.881cm" svg:y="13.787cm" svg:viewBox="0 0 424 425" draw:points="0,425 0,0 424,0 424,425">
          <text:p/>
        </draw:polygon>
        <draw:polygon draw:style-name="gr6" draw:layer="layout" svg:width="0.423cm" svg:height="0.423cm" svg:x="6.881cm" svg:y="13.364cm" svg:viewBox="0 0 424 424" draw:points="0,424 0,0 424,0 424,424">
          <text:p/>
        </draw:polygon>
        <draw:polygon draw:style-name="gr7" draw:layer="layout" svg:width="0.423cm" svg:height="0.423cm" svg:x="6.881cm" svg:y="13.364cm" svg:viewBox="0 0 424 424" draw:points="0,424 0,0 424,0 424,424">
          <text:p/>
        </draw:polygon>
        <draw:polygon draw:style-name="gr6" draw:layer="layout" svg:width="0.423cm" svg:height="0.423cm" svg:x="6.881cm" svg:y="13.364cm" svg:viewBox="0 0 424 424" draw:points="0,424 0,0 424,0 424,424">
          <text:p/>
        </draw:polygon>
        <draw:polygon draw:style-name="gr7" draw:layer="layout" svg:width="0.423cm" svg:height="0.423cm" svg:x="6.881cm" svg:y="13.364cm" svg:viewBox="0 0 424 424" draw:points="0,424 0,0 424,0 424,424">
          <text:p/>
        </draw:polygon>
        <draw:polygon draw:style-name="gr6" draw:layer="layout" svg:width="0.423cm" svg:height="0.423cm" svg:x="6.881cm" svg:y="12.941cm" svg:viewBox="0 0 424 424" draw:points="0,424 0,0 424,0 424,424">
          <text:p/>
        </draw:polygon>
        <draw:polygon draw:style-name="gr7" draw:layer="layout" svg:width="0.423cm" svg:height="0.423cm" svg:x="6.881cm" svg:y="12.941cm" svg:viewBox="0 0 424 424" draw:points="0,424 0,0 424,0 424,424">
          <text:p/>
        </draw:polygon>
        <draw:polygon draw:style-name="gr6" draw:layer="layout" svg:width="0.423cm" svg:height="0.423cm" svg:x="6.881cm" svg:y="12.941cm" svg:viewBox="0 0 424 424" draw:points="0,424 0,0 424,0 424,424">
          <text:p/>
        </draw:polygon>
        <draw:polygon draw:style-name="gr7" draw:layer="layout" svg:width="0.423cm" svg:height="0.423cm" svg:x="6.881cm" svg:y="12.941cm" svg:viewBox="0 0 424 424" draw:points="0,424 0,0 424,0 424,424">
          <text:p/>
        </draw:polygon>
        <draw:polygon draw:style-name="gr6" draw:layer="layout" svg:width="0.423cm" svg:height="0.424cm" svg:x="6.881cm" svg:y="12.517cm" svg:viewBox="0 0 424 425" draw:points="0,425 0,0 424,0 424,425">
          <text:p/>
        </draw:polygon>
        <draw:polygon draw:style-name="gr7" draw:layer="layout" svg:width="0.423cm" svg:height="0.424cm" svg:x="6.881cm" svg:y="12.517cm" svg:viewBox="0 0 424 425" draw:points="0,425 0,0 424,0 424,425">
          <text:p/>
        </draw:polygon>
        <draw:polygon draw:style-name="gr6" draw:layer="layout" svg:width="0.423cm" svg:height="0.424cm" svg:x="6.881cm" svg:y="12.517cm" svg:viewBox="0 0 424 425" draw:points="0,425 0,0 424,0 424,425">
          <text:p/>
        </draw:polygon>
        <draw:polygon draw:style-name="gr7" draw:layer="layout" svg:width="0.423cm" svg:height="0.424cm" svg:x="6.881cm" svg:y="12.517cm" svg:viewBox="0 0 424 425" draw:points="0,425 0,0 424,0 424,425">
          <text:p/>
        </draw:polygon>
        <draw:polygon draw:style-name="gr6" draw:layer="layout" svg:width="0.423cm" svg:height="0.423cm" svg:x="6.881cm" svg:y="12.094cm" svg:viewBox="0 0 424 424" draw:points="0,424 0,0 424,0 424,424">
          <text:p/>
        </draw:polygon>
        <draw:polygon draw:style-name="gr7" draw:layer="layout" svg:width="0.423cm" svg:height="0.423cm" svg:x="6.881cm" svg:y="12.094cm" svg:viewBox="0 0 424 424" draw:points="0,424 0,0 424,0 424,424">
          <text:p/>
        </draw:polygon>
        <draw:polygon draw:style-name="gr6" draw:layer="layout" svg:width="0.423cm" svg:height="0.423cm" svg:x="6.881cm" svg:y="12.094cm" svg:viewBox="0 0 424 424" draw:points="0,424 0,0 424,0 424,424">
          <text:p/>
        </draw:polygon>
        <draw:polygon draw:style-name="gr7" draw:layer="layout" svg:width="0.423cm" svg:height="0.423cm" svg:x="6.881cm" svg:y="12.094cm" svg:viewBox="0 0 424 424" draw:points="0,424 0,0 424,0 424,424">
          <text:p/>
        </draw:polygon>
        <draw:polygon draw:style-name="gr6" draw:layer="layout" svg:width="0.423cm" svg:height="0.423cm" svg:x="6.881cm" svg:y="11.671cm" svg:viewBox="0 0 424 424" draw:points="0,424 0,0 424,0 424,424">
          <text:p/>
        </draw:polygon>
        <draw:polygon draw:style-name="gr7" draw:layer="layout" svg:width="0.423cm" svg:height="0.423cm" svg:x="6.881cm" svg:y="11.671cm" svg:viewBox="0 0 424 424" draw:points="0,424 0,0 424,0 424,424">
          <text:p/>
        </draw:polygon>
        <draw:polygon draw:style-name="gr6" draw:layer="layout" svg:width="0.423cm" svg:height="0.423cm" svg:x="6.881cm" svg:y="11.671cm" svg:viewBox="0 0 424 424" draw:points="0,424 0,0 424,0 424,424">
          <text:p/>
        </draw:polygon>
        <draw:polygon draw:style-name="gr7" draw:layer="layout" svg:width="0.423cm" svg:height="0.423cm" svg:x="6.881cm" svg:y="11.671cm" svg:viewBox="0 0 424 424" draw:points="0,424 0,0 424,0 424,424">
          <text:p/>
        </draw:polygon>
        <draw:polygon draw:style-name="gr6" draw:layer="layout" svg:width="0.423cm" svg:height="0.424cm" svg:x="6.881cm" svg:y="11.247cm" svg:viewBox="0 0 424 425" draw:points="0,425 0,0 424,0 424,425">
          <text:p/>
        </draw:polygon>
        <draw:polygon draw:style-name="gr7" draw:layer="layout" svg:width="0.423cm" svg:height="0.424cm" svg:x="6.881cm" svg:y="11.247cm" svg:viewBox="0 0 424 425" draw:points="0,425 0,0 424,0 424,425">
          <text:p/>
        </draw:polygon>
        <draw:polygon draw:style-name="gr6" draw:layer="layout" svg:width="0.423cm" svg:height="0.424cm" svg:x="6.881cm" svg:y="11.247cm" svg:viewBox="0 0 424 425" draw:points="0,425 0,0 424,0 424,425">
          <text:p/>
        </draw:polygon>
        <draw:polygon draw:style-name="gr7" draw:layer="layout" svg:width="0.423cm" svg:height="0.424cm" svg:x="6.881cm" svg:y="11.247cm" svg:viewBox="0 0 424 425" draw:points="0,425 0,0 424,0 424,425">
          <text:p/>
        </draw:polygon>
        <draw:polygon draw:style-name="gr6" draw:layer="layout" svg:width="0.423cm" svg:height="0.423cm" svg:x="6.881cm" svg:y="10.824cm" svg:viewBox="0 0 424 424" draw:points="0,424 0,0 424,0 424,424">
          <text:p/>
        </draw:polygon>
        <draw:polygon draw:style-name="gr7" draw:layer="layout" svg:width="0.423cm" svg:height="0.423cm" svg:x="6.881cm" svg:y="10.824cm" svg:viewBox="0 0 424 424" draw:points="0,424 0,0 424,0 424,424">
          <text:p/>
        </draw:polygon>
        <draw:polygon draw:style-name="gr6" draw:layer="layout" svg:width="0.423cm" svg:height="0.423cm" svg:x="6.881cm" svg:y="10.824cm" svg:viewBox="0 0 424 424" draw:points="0,424 0,0 424,0 424,424">
          <text:p/>
        </draw:polygon>
        <draw:polygon draw:style-name="gr7" draw:layer="layout" svg:width="0.423cm" svg:height="0.423cm" svg:x="6.881cm" svg:y="10.824cm" svg:viewBox="0 0 424 424" draw:points="0,424 0,0 424,0 424,424">
          <text:p/>
        </draw:polygon>
        <draw:polygon draw:style-name="gr6" draw:layer="layout" svg:width="0.423cm" svg:height="0.423cm" svg:x="6.881cm" svg:y="10.401cm" svg:viewBox="0 0 424 424" draw:points="0,424 0,0 424,0 424,424">
          <text:p/>
        </draw:polygon>
        <draw:polygon draw:style-name="gr7" draw:layer="layout" svg:width="0.423cm" svg:height="0.423cm" svg:x="6.881cm" svg:y="10.401cm" svg:viewBox="0 0 424 424" draw:points="0,424 0,0 424,0 424,424">
          <text:p/>
        </draw:polygon>
        <draw:polygon draw:style-name="gr6" draw:layer="layout" svg:width="0.423cm" svg:height="0.423cm" svg:x="6.881cm" svg:y="10.401cm" svg:viewBox="0 0 424 424" draw:points="0,424 0,0 424,0 424,424">
          <text:p/>
        </draw:polygon>
        <draw:polygon draw:style-name="gr7" draw:layer="layout" svg:width="0.423cm" svg:height="0.423cm" svg:x="6.881cm" svg:y="10.401cm" svg:viewBox="0 0 424 424" draw:points="0,424 0,0 424,0 424,424">
          <text:p/>
        </draw:polygon>
        <draw:polygon draw:style-name="gr6" draw:layer="layout" svg:width="0.423cm" svg:height="0.424cm" svg:x="7.304cm" svg:y="20.137cm" svg:viewBox="0 0 424 425" draw:points="0,425 0,0 424,0 424,425">
          <text:p/>
        </draw:polygon>
        <draw:polygon draw:style-name="gr7" draw:layer="layout" svg:width="0.423cm" svg:height="0.424cm" svg:x="7.304cm" svg:y="20.137cm" svg:viewBox="0 0 424 425" draw:points="0,425 0,0 424,0 424,425">
          <text:p/>
        </draw:polygon>
        <draw:polygon draw:style-name="gr6" draw:layer="layout" svg:width="0.423cm" svg:height="0.424cm" svg:x="7.304cm" svg:y="20.137cm" svg:viewBox="0 0 424 425" draw:points="0,425 0,0 424,0 424,425">
          <text:p/>
        </draw:polygon>
        <draw:polygon draw:style-name="gr7" draw:layer="layout" svg:width="0.423cm" svg:height="0.424cm" svg:x="7.304cm" svg:y="20.137cm" svg:viewBox="0 0 424 425" draw:points="0,425 0,0 424,0 424,425">
          <text:p/>
        </draw:polygon>
        <draw:polygon draw:style-name="gr6" draw:layer="layout" svg:width="0.423cm" svg:height="0.423cm" svg:x="7.304cm" svg:y="19.714cm" svg:viewBox="0 0 424 424" draw:points="0,424 0,0 424,0 424,424">
          <text:p/>
        </draw:polygon>
        <draw:polygon draw:style-name="gr7" draw:layer="layout" svg:width="0.423cm" svg:height="0.423cm" svg:x="7.304cm" svg:y="19.714cm" svg:viewBox="0 0 424 424" draw:points="0,424 0,0 424,0 424,424">
          <text:p/>
        </draw:polygon>
        <draw:polygon draw:style-name="gr6" draw:layer="layout" svg:width="0.423cm" svg:height="0.423cm" svg:x="7.304cm" svg:y="19.714cm" svg:viewBox="0 0 424 424" draw:points="0,424 0,0 424,0 424,424">
          <text:p/>
        </draw:polygon>
        <draw:polygon draw:style-name="gr7" draw:layer="layout" svg:width="0.423cm" svg:height="0.423cm" svg:x="7.304cm" svg:y="19.714cm" svg:viewBox="0 0 424 424" draw:points="0,424 0,0 424,0 424,424">
          <text:p/>
        </draw:polygon>
        <draw:polygon draw:style-name="gr6" draw:layer="layout" svg:width="0.423cm" svg:height="0.423cm" svg:x="7.304cm" svg:y="19.291cm" svg:viewBox="0 0 424 424" draw:points="0,424 0,0 424,0 424,424">
          <text:p/>
        </draw:polygon>
        <draw:polygon draw:style-name="gr7" draw:layer="layout" svg:width="0.423cm" svg:height="0.423cm" svg:x="7.304cm" svg:y="19.291cm" svg:viewBox="0 0 424 424" draw:points="0,424 0,0 424,0 424,424">
          <text:p/>
        </draw:polygon>
        <draw:polygon draw:style-name="gr6" draw:layer="layout" svg:width="0.423cm" svg:height="0.423cm" svg:x="7.304cm" svg:y="19.291cm" svg:viewBox="0 0 424 424" draw:points="0,424 0,0 424,0 424,424">
          <text:p/>
        </draw:polygon>
        <draw:polygon draw:style-name="gr7" draw:layer="layout" svg:width="0.423cm" svg:height="0.423cm" svg:x="7.304cm" svg:y="19.291cm" svg:viewBox="0 0 424 424" draw:points="0,424 0,0 424,0 424,424">
          <text:p/>
        </draw:polygon>
        <draw:polygon draw:style-name="gr6" draw:layer="layout" svg:width="0.423cm" svg:height="0.424cm" svg:x="7.304cm" svg:y="18.867cm" svg:viewBox="0 0 424 425" draw:points="0,425 0,0 424,0 424,425">
          <text:p/>
        </draw:polygon>
        <draw:polygon draw:style-name="gr7" draw:layer="layout" svg:width="0.423cm" svg:height="0.424cm" svg:x="7.304cm" svg:y="18.867cm" svg:viewBox="0 0 424 425" draw:points="0,425 0,0 424,0 424,425">
          <text:p/>
        </draw:polygon>
        <draw:polygon draw:style-name="gr6" draw:layer="layout" svg:width="0.423cm" svg:height="0.424cm" svg:x="7.304cm" svg:y="18.867cm" svg:viewBox="0 0 424 425" draw:points="0,425 0,0 424,0 424,425">
          <text:p/>
        </draw:polygon>
        <draw:polygon draw:style-name="gr7" draw:layer="layout" svg:width="0.423cm" svg:height="0.424cm" svg:x="7.304cm" svg:y="18.867cm" svg:viewBox="0 0 424 425" draw:points="0,425 0,0 424,0 424,425">
          <text:p/>
        </draw:polygon>
        <draw:polygon draw:style-name="gr6" draw:layer="layout" svg:width="0.423cm" svg:height="0.423cm" svg:x="7.304cm" svg:y="18.444cm" svg:viewBox="0 0 424 424" draw:points="0,424 0,0 424,0 424,424">
          <text:p/>
        </draw:polygon>
        <draw:polygon draw:style-name="gr7" draw:layer="layout" svg:width="0.423cm" svg:height="0.423cm" svg:x="7.304cm" svg:y="18.444cm" svg:viewBox="0 0 424 424" draw:points="0,424 0,0 424,0 424,424">
          <text:p/>
        </draw:polygon>
        <draw:polygon draw:style-name="gr6" draw:layer="layout" svg:width="0.423cm" svg:height="0.423cm" svg:x="7.304cm" svg:y="18.444cm" svg:viewBox="0 0 424 424" draw:points="0,424 0,0 424,0 424,424">
          <text:p/>
        </draw:polygon>
        <draw:polygon draw:style-name="gr7" draw:layer="layout" svg:width="0.423cm" svg:height="0.423cm" svg:x="7.304cm" svg:y="18.444cm" svg:viewBox="0 0 424 424" draw:points="0,424 0,0 424,0 424,424">
          <text:p/>
        </draw:polygon>
        <draw:polygon draw:style-name="gr6" draw:layer="layout" svg:width="0.423cm" svg:height="0.423cm" svg:x="7.304cm" svg:y="18.021cm" svg:viewBox="0 0 424 424" draw:points="0,424 0,0 424,0 424,424">
          <text:p/>
        </draw:polygon>
        <draw:polygon draw:style-name="gr7" draw:layer="layout" svg:width="0.423cm" svg:height="0.423cm" svg:x="7.304cm" svg:y="18.021cm" svg:viewBox="0 0 424 424" draw:points="0,424 0,0 424,0 424,424">
          <text:p/>
        </draw:polygon>
        <draw:polygon draw:style-name="gr6" draw:layer="layout" svg:width="0.423cm" svg:height="0.423cm" svg:x="7.304cm" svg:y="18.021cm" svg:viewBox="0 0 424 424" draw:points="0,424 0,0 424,0 424,424">
          <text:p/>
        </draw:polygon>
        <draw:polygon draw:style-name="gr7" draw:layer="layout" svg:width="0.423cm" svg:height="0.423cm" svg:x="7.304cm" svg:y="18.021cm" svg:viewBox="0 0 424 424" draw:points="0,424 0,0 424,0 424,424">
          <text:p/>
        </draw:polygon>
        <draw:polygon draw:style-name="gr6" draw:layer="layout" svg:width="0.423cm" svg:height="0.424cm" svg:x="7.304cm" svg:y="17.597cm" svg:viewBox="0 0 424 425" draw:points="0,425 0,0 424,0 424,425">
          <text:p/>
        </draw:polygon>
        <draw:polygon draw:style-name="gr7" draw:layer="layout" svg:width="0.423cm" svg:height="0.424cm" svg:x="7.304cm" svg:y="17.597cm" svg:viewBox="0 0 424 425" draw:points="0,425 0,0 424,0 424,425">
          <text:p/>
        </draw:polygon>
        <draw:polygon draw:style-name="gr6" draw:layer="layout" svg:width="0.423cm" svg:height="0.424cm" svg:x="7.304cm" svg:y="17.597cm" svg:viewBox="0 0 424 425" draw:points="0,425 0,0 424,0 424,425">
          <text:p/>
        </draw:polygon>
        <draw:polygon draw:style-name="gr7" draw:layer="layout" svg:width="0.423cm" svg:height="0.424cm" svg:x="7.304cm" svg:y="17.597cm" svg:viewBox="0 0 424 425" draw:points="0,425 0,0 424,0 424,425">
          <text:p/>
        </draw:polygon>
        <draw:polygon draw:style-name="gr6" draw:layer="layout" svg:width="0.423cm" svg:height="0.423cm" svg:x="7.304cm" svg:y="17.174cm" svg:viewBox="0 0 424 424" draw:points="0,424 0,0 424,0 424,424">
          <text:p/>
        </draw:polygon>
        <draw:polygon draw:style-name="gr7" draw:layer="layout" svg:width="0.423cm" svg:height="0.423cm" svg:x="7.304cm" svg:y="17.174cm" svg:viewBox="0 0 424 424" draw:points="0,424 0,0 424,0 424,424">
          <text:p/>
        </draw:polygon>
        <draw:polygon draw:style-name="gr6" draw:layer="layout" svg:width="0.423cm" svg:height="0.423cm" svg:x="7.304cm" svg:y="17.174cm" svg:viewBox="0 0 424 424" draw:points="0,424 0,0 424,0 424,424">
          <text:p/>
        </draw:polygon>
        <draw:polygon draw:style-name="gr7" draw:layer="layout" svg:width="0.423cm" svg:height="0.423cm" svg:x="7.304cm" svg:y="17.174cm" svg:viewBox="0 0 424 424" draw:points="0,424 0,0 424,0 424,424">
          <text:p/>
        </draw:polygon>
        <draw:polygon draw:style-name="gr6" draw:layer="layout" svg:width="0.423cm" svg:height="0.423cm" svg:x="7.304cm" svg:y="16.751cm" svg:viewBox="0 0 424 424" draw:points="0,424 0,0 424,0 424,424">
          <text:p/>
        </draw:polygon>
        <draw:polygon draw:style-name="gr7" draw:layer="layout" svg:width="0.423cm" svg:height="0.423cm" svg:x="7.304cm" svg:y="16.751cm" svg:viewBox="0 0 424 424" draw:points="0,424 0,0 424,0 424,424">
          <text:p/>
        </draw:polygon>
        <draw:polygon draw:style-name="gr6" draw:layer="layout" svg:width="0.423cm" svg:height="0.423cm" svg:x="7.304cm" svg:y="16.751cm" svg:viewBox="0 0 424 424" draw:points="0,424 0,0 424,0 424,424">
          <text:p/>
        </draw:polygon>
        <draw:polygon draw:style-name="gr7" draw:layer="layout" svg:width="0.423cm" svg:height="0.423cm" svg:x="7.304cm" svg:y="16.751cm" svg:viewBox="0 0 424 424" draw:points="0,424 0,0 424,0 424,424">
          <text:p/>
        </draw:polygon>
        <draw:polygon draw:style-name="gr6" draw:layer="layout" svg:width="0.423cm" svg:height="0.424cm" svg:x="7.304cm" svg:y="16.327cm" svg:viewBox="0 0 424 425" draw:points="0,425 0,0 424,0 424,425">
          <text:p/>
        </draw:polygon>
        <draw:polygon draw:style-name="gr7" draw:layer="layout" svg:width="0.423cm" svg:height="0.424cm" svg:x="7.304cm" svg:y="16.327cm" svg:viewBox="0 0 424 425" draw:points="0,425 0,0 424,0 424,425">
          <text:p/>
        </draw:polygon>
        <draw:polygon draw:style-name="gr6" draw:layer="layout" svg:width="0.423cm" svg:height="0.424cm" svg:x="7.304cm" svg:y="16.327cm" svg:viewBox="0 0 424 425" draw:points="0,425 0,0 424,0 424,425">
          <text:p/>
        </draw:polygon>
        <draw:polygon draw:style-name="gr7" draw:layer="layout" svg:width="0.423cm" svg:height="0.424cm" svg:x="7.304cm" svg:y="16.327cm" svg:viewBox="0 0 424 425" draw:points="0,425 0,0 424,0 424,425">
          <text:p/>
        </draw:polygon>
        <draw:polygon draw:style-name="gr6" draw:layer="layout" svg:width="0.423cm" svg:height="0.423cm" svg:x="7.304cm" svg:y="15.904cm" svg:viewBox="0 0 424 424" draw:points="0,424 0,0 424,0 424,424">
          <text:p/>
        </draw:polygon>
        <draw:polygon draw:style-name="gr7" draw:layer="layout" svg:width="0.423cm" svg:height="0.423cm" svg:x="7.304cm" svg:y="15.904cm" svg:viewBox="0 0 424 424" draw:points="0,424 0,0 424,0 424,424">
          <text:p/>
        </draw:polygon>
        <draw:polygon draw:style-name="gr6" draw:layer="layout" svg:width="0.423cm" svg:height="0.423cm" svg:x="7.304cm" svg:y="15.904cm" svg:viewBox="0 0 424 424" draw:points="0,424 0,0 424,0 424,424">
          <text:p/>
        </draw:polygon>
        <draw:polygon draw:style-name="gr7" draw:layer="layout" svg:width="0.423cm" svg:height="0.423cm" svg:x="7.304cm" svg:y="15.904cm" svg:viewBox="0 0 424 424" draw:points="0,424 0,0 424,0 424,424">
          <text:p/>
        </draw:polygon>
        <draw:polygon draw:style-name="gr6" draw:layer="layout" svg:width="0.423cm" svg:height="0.423cm" svg:x="7.304cm" svg:y="15.481cm" svg:viewBox="0 0 424 424" draw:points="0,424 0,0 424,0 424,424">
          <text:p/>
        </draw:polygon>
        <draw:polygon draw:style-name="gr7" draw:layer="layout" svg:width="0.423cm" svg:height="0.423cm" svg:x="7.304cm" svg:y="15.481cm" svg:viewBox="0 0 424 424" draw:points="0,424 0,0 424,0 424,424">
          <text:p/>
        </draw:polygon>
        <draw:polygon draw:style-name="gr6" draw:layer="layout" svg:width="0.423cm" svg:height="0.423cm" svg:x="7.304cm" svg:y="15.481cm" svg:viewBox="0 0 424 424" draw:points="0,424 0,0 424,0 424,424">
          <text:p/>
        </draw:polygon>
        <draw:polygon draw:style-name="gr7" draw:layer="layout" svg:width="0.423cm" svg:height="0.423cm" svg:x="7.304cm" svg:y="15.481cm" svg:viewBox="0 0 424 424" draw:points="0,424 0,0 424,0 424,424">
          <text:p/>
        </draw:polygon>
        <draw:polygon draw:style-name="gr6" draw:layer="layout" svg:width="0.423cm" svg:height="0.424cm" svg:x="7.304cm" svg:y="15.057cm" svg:viewBox="0 0 424 425" draw:points="0,425 0,0 424,0 424,425">
          <text:p/>
        </draw:polygon>
        <draw:polygon draw:style-name="gr7" draw:layer="layout" svg:width="0.423cm" svg:height="0.424cm" svg:x="7.304cm" svg:y="15.057cm" svg:viewBox="0 0 424 425" draw:points="0,425 0,0 424,0 424,425">
          <text:p/>
        </draw:polygon>
        <draw:polygon draw:style-name="gr6" draw:layer="layout" svg:width="0.423cm" svg:height="0.424cm" svg:x="7.304cm" svg:y="15.057cm" svg:viewBox="0 0 424 425" draw:points="0,425 0,0 424,0 424,425">
          <text:p/>
        </draw:polygon>
        <draw:polygon draw:style-name="gr7" draw:layer="layout" svg:width="0.423cm" svg:height="0.424cm" svg:x="7.304cm" svg:y="15.057cm" svg:viewBox="0 0 424 425" draw:points="0,425 0,0 424,0 424,425">
          <text:p/>
        </draw:polygon>
        <draw:polygon draw:style-name="gr6" draw:layer="layout" svg:width="0.423cm" svg:height="0.423cm" svg:x="7.304cm" svg:y="14.634cm" svg:viewBox="0 0 424 424" draw:points="0,424 0,0 424,0 424,424">
          <text:p/>
        </draw:polygon>
        <draw:polygon draw:style-name="gr7" draw:layer="layout" svg:width="0.423cm" svg:height="0.423cm" svg:x="7.304cm" svg:y="14.634cm" svg:viewBox="0 0 424 424" draw:points="0,424 0,0 424,0 424,424">
          <text:p/>
        </draw:polygon>
        <draw:polygon draw:style-name="gr6" draw:layer="layout" svg:width="0.423cm" svg:height="0.423cm" svg:x="7.304cm" svg:y="14.634cm" svg:viewBox="0 0 424 424" draw:points="0,424 0,0 424,0 424,424">
          <text:p/>
        </draw:polygon>
        <draw:polygon draw:style-name="gr7" draw:layer="layout" svg:width="0.423cm" svg:height="0.423cm" svg:x="7.304cm" svg:y="14.634cm" svg:viewBox="0 0 424 424" draw:points="0,424 0,0 424,0 424,424">
          <text:p/>
        </draw:polygon>
        <draw:polygon draw:style-name="gr6" draw:layer="layout" svg:width="0.423cm" svg:height="0.423cm" svg:x="7.304cm" svg:y="14.211cm" svg:viewBox="0 0 424 424" draw:points="0,424 0,0 424,0 424,424">
          <text:p/>
        </draw:polygon>
        <draw:polygon draw:style-name="gr7" draw:layer="layout" svg:width="0.423cm" svg:height="0.423cm" svg:x="7.304cm" svg:y="14.211cm" svg:viewBox="0 0 424 424" draw:points="0,424 0,0 424,0 424,424">
          <text:p/>
        </draw:polygon>
        <draw:polygon draw:style-name="gr6" draw:layer="layout" svg:width="0.423cm" svg:height="0.423cm" svg:x="7.304cm" svg:y="14.211cm" svg:viewBox="0 0 424 424" draw:points="0,424 0,0 424,0 424,424">
          <text:p/>
        </draw:polygon>
        <draw:polygon draw:style-name="gr7" draw:layer="layout" svg:width="0.423cm" svg:height="0.423cm" svg:x="7.304cm" svg:y="14.211cm" svg:viewBox="0 0 424 424" draw:points="0,424 0,0 424,0 424,424">
          <text:p/>
        </draw:polygon>
        <draw:polygon draw:style-name="gr6" draw:layer="layout" svg:width="0.423cm" svg:height="0.424cm" svg:x="7.304cm" svg:y="13.787cm" svg:viewBox="0 0 424 425" draw:points="0,425 0,0 424,0 424,425">
          <text:p/>
        </draw:polygon>
        <draw:polygon draw:style-name="gr7" draw:layer="layout" svg:width="0.423cm" svg:height="0.424cm" svg:x="7.304cm" svg:y="13.787cm" svg:viewBox="0 0 424 425" draw:points="0,425 0,0 424,0 424,425">
          <text:p/>
        </draw:polygon>
        <draw:polygon draw:style-name="gr6" draw:layer="layout" svg:width="0.423cm" svg:height="0.424cm" svg:x="7.304cm" svg:y="13.787cm" svg:viewBox="0 0 424 425" draw:points="0,425 0,0 424,0 424,425">
          <text:p/>
        </draw:polygon>
        <draw:polygon draw:style-name="gr7" draw:layer="layout" svg:width="0.423cm" svg:height="0.424cm" svg:x="7.304cm" svg:y="13.787cm" svg:viewBox="0 0 424 425" draw:points="0,425 0,0 424,0 424,425">
          <text:p/>
        </draw:polygon>
        <draw:polygon draw:style-name="gr6" draw:layer="layout" svg:width="0.423cm" svg:height="0.423cm" svg:x="7.304cm" svg:y="13.364cm" svg:viewBox="0 0 424 424" draw:points="0,424 0,0 424,0 424,424">
          <text:p/>
        </draw:polygon>
        <draw:polygon draw:style-name="gr7" draw:layer="layout" svg:width="0.423cm" svg:height="0.423cm" svg:x="7.304cm" svg:y="13.364cm" svg:viewBox="0 0 424 424" draw:points="0,424 0,0 424,0 424,424">
          <text:p/>
        </draw:polygon>
        <draw:polygon draw:style-name="gr6" draw:layer="layout" svg:width="0.423cm" svg:height="0.423cm" svg:x="7.304cm" svg:y="13.364cm" svg:viewBox="0 0 424 424" draw:points="0,424 0,0 424,0 424,424">
          <text:p/>
        </draw:polygon>
        <draw:polygon draw:style-name="gr7" draw:layer="layout" svg:width="0.423cm" svg:height="0.423cm" svg:x="7.304cm" svg:y="13.364cm" svg:viewBox="0 0 424 424" draw:points="0,424 0,0 424,0 424,424">
          <text:p/>
        </draw:polygon>
        <draw:polygon draw:style-name="gr6" draw:layer="layout" svg:width="0.423cm" svg:height="0.423cm" svg:x="7.304cm" svg:y="12.941cm" svg:viewBox="0 0 424 424" draw:points="0,424 0,0 424,0 424,424">
          <text:p/>
        </draw:polygon>
        <draw:polygon draw:style-name="gr7" draw:layer="layout" svg:width="0.423cm" svg:height="0.423cm" svg:x="7.304cm" svg:y="12.941cm" svg:viewBox="0 0 424 424" draw:points="0,424 0,0 424,0 424,424">
          <text:p/>
        </draw:polygon>
        <draw:polygon draw:style-name="gr6" draw:layer="layout" svg:width="0.423cm" svg:height="0.423cm" svg:x="7.304cm" svg:y="12.941cm" svg:viewBox="0 0 424 424" draw:points="0,424 0,0 424,0 424,424">
          <text:p/>
        </draw:polygon>
        <draw:polygon draw:style-name="gr7" draw:layer="layout" svg:width="0.423cm" svg:height="0.423cm" svg:x="7.304cm" svg:y="12.941cm" svg:viewBox="0 0 424 424" draw:points="0,424 0,0 424,0 424,424">
          <text:p/>
        </draw:polygon>
        <draw:polygon draw:style-name="gr6" draw:layer="layout" svg:width="0.423cm" svg:height="0.424cm" svg:x="7.304cm" svg:y="12.517cm" svg:viewBox="0 0 424 425" draw:points="0,425 0,0 424,0 424,425">
          <text:p/>
        </draw:polygon>
        <draw:polygon draw:style-name="gr7" draw:layer="layout" svg:width="0.423cm" svg:height="0.424cm" svg:x="7.304cm" svg:y="12.517cm" svg:viewBox="0 0 424 425" draw:points="0,425 0,0 424,0 424,425">
          <text:p/>
        </draw:polygon>
        <draw:polygon draw:style-name="gr6" draw:layer="layout" svg:width="0.423cm" svg:height="0.424cm" svg:x="7.304cm" svg:y="12.517cm" svg:viewBox="0 0 424 425" draw:points="0,425 0,0 424,0 424,425">
          <text:p/>
        </draw:polygon>
        <draw:polygon draw:style-name="gr7" draw:layer="layout" svg:width="0.423cm" svg:height="0.424cm" svg:x="7.304cm" svg:y="12.517cm" svg:viewBox="0 0 424 425" draw:points="0,425 0,0 424,0 424,425">
          <text:p/>
        </draw:polygon>
        <draw:polygon draw:style-name="gr6" draw:layer="layout" svg:width="0.423cm" svg:height="0.423cm" svg:x="7.304cm" svg:y="12.094cm" svg:viewBox="0 0 424 424" draw:points="0,424 0,0 424,0 424,424">
          <text:p/>
        </draw:polygon>
        <draw:polygon draw:style-name="gr7" draw:layer="layout" svg:width="0.423cm" svg:height="0.423cm" svg:x="7.304cm" svg:y="12.094cm" svg:viewBox="0 0 424 424" draw:points="0,424 0,0 424,0 424,424">
          <text:p/>
        </draw:polygon>
        <draw:polygon draw:style-name="gr6" draw:layer="layout" svg:width="0.423cm" svg:height="0.423cm" svg:x="7.304cm" svg:y="12.094cm" svg:viewBox="0 0 424 424" draw:points="0,424 0,0 424,0 424,424">
          <text:p/>
        </draw:polygon>
        <draw:polygon draw:style-name="gr7" draw:layer="layout" svg:width="0.423cm" svg:height="0.423cm" svg:x="7.304cm" svg:y="12.094cm" svg:viewBox="0 0 424 424" draw:points="0,424 0,0 424,0 424,424">
          <text:p/>
        </draw:polygon>
        <draw:polygon draw:style-name="gr6" draw:layer="layout" svg:width="0.423cm" svg:height="0.423cm" svg:x="7.304cm" svg:y="11.671cm" svg:viewBox="0 0 424 424" draw:points="0,424 0,0 424,0 424,424">
          <text:p/>
        </draw:polygon>
        <draw:polygon draw:style-name="gr7" draw:layer="layout" svg:width="0.423cm" svg:height="0.423cm" svg:x="7.304cm" svg:y="11.671cm" svg:viewBox="0 0 424 424" draw:points="0,424 0,0 424,0 424,424">
          <text:p/>
        </draw:polygon>
        <draw:polygon draw:style-name="gr6" draw:layer="layout" svg:width="0.423cm" svg:height="0.423cm" svg:x="7.304cm" svg:y="11.671cm" svg:viewBox="0 0 424 424" draw:points="0,424 0,0 424,0 424,424">
          <text:p/>
        </draw:polygon>
        <draw:polygon draw:style-name="gr7" draw:layer="layout" svg:width="0.423cm" svg:height="0.423cm" svg:x="7.304cm" svg:y="11.671cm" svg:viewBox="0 0 424 424" draw:points="0,424 0,0 424,0 424,424">
          <text:p/>
        </draw:polygon>
        <draw:polygon draw:style-name="gr6" draw:layer="layout" svg:width="0.423cm" svg:height="0.424cm" svg:x="7.304cm" svg:y="11.247cm" svg:viewBox="0 0 424 425" draw:points="0,425 0,0 424,0 424,425">
          <text:p/>
        </draw:polygon>
        <draw:polygon draw:style-name="gr7" draw:layer="layout" svg:width="0.423cm" svg:height="0.424cm" svg:x="7.304cm" svg:y="11.247cm" svg:viewBox="0 0 424 425" draw:points="0,425 0,0 424,0 424,425">
          <text:p/>
        </draw:polygon>
        <draw:polygon draw:style-name="gr6" draw:layer="layout" svg:width="0.423cm" svg:height="0.424cm" svg:x="7.304cm" svg:y="11.247cm" svg:viewBox="0 0 424 425" draw:points="0,425 0,0 424,0 424,425">
          <text:p/>
        </draw:polygon>
        <draw:polygon draw:style-name="gr7" draw:layer="layout" svg:width="0.423cm" svg:height="0.424cm" svg:x="7.304cm" svg:y="11.247cm" svg:viewBox="0 0 424 425" draw:points="0,425 0,0 424,0 424,425">
          <text:p/>
        </draw:polygon>
        <draw:polygon draw:style-name="gr6" draw:layer="layout" svg:width="0.423cm" svg:height="0.423cm" svg:x="7.304cm" svg:y="10.824cm" svg:viewBox="0 0 424 424" draw:points="0,424 0,0 424,0 424,424">
          <text:p/>
        </draw:polygon>
        <draw:polygon draw:style-name="gr7" draw:layer="layout" svg:width="0.423cm" svg:height="0.423cm" svg:x="7.304cm" svg:y="10.824cm" svg:viewBox="0 0 424 424" draw:points="0,424 0,0 424,0 424,424">
          <text:p/>
        </draw:polygon>
        <draw:polygon draw:style-name="gr6" draw:layer="layout" svg:width="0.423cm" svg:height="0.423cm" svg:x="7.304cm" svg:y="10.824cm" svg:viewBox="0 0 424 424" draw:points="0,424 0,0 424,0 424,424">
          <text:p/>
        </draw:polygon>
        <draw:polygon draw:style-name="gr7" draw:layer="layout" svg:width="0.423cm" svg:height="0.423cm" svg:x="7.304cm" svg:y="10.824cm" svg:viewBox="0 0 424 424" draw:points="0,424 0,0 424,0 424,424">
          <text:p/>
        </draw:polygon>
        <draw:polygon draw:style-name="gr6" draw:layer="layout" svg:width="0.423cm" svg:height="0.423cm" svg:x="7.304cm" svg:y="10.401cm" svg:viewBox="0 0 424 424" draw:points="0,424 0,0 424,0 424,424">
          <text:p/>
        </draw:polygon>
        <draw:polygon draw:style-name="gr7" draw:layer="layout" svg:width="0.423cm" svg:height="0.423cm" svg:x="7.304cm" svg:y="10.401cm" svg:viewBox="0 0 424 424" draw:points="0,424 0,0 424,0 424,424">
          <text:p/>
        </draw:polygon>
        <draw:polygon draw:style-name="gr6" draw:layer="layout" svg:width="0.423cm" svg:height="0.423cm" svg:x="7.304cm" svg:y="10.401cm" svg:viewBox="0 0 424 424" draw:points="0,424 0,0 424,0 424,424">
          <text:p/>
        </draw:polygon>
        <draw:polygon draw:style-name="gr7" draw:layer="layout" svg:width="0.423cm" svg:height="0.423cm" svg:x="7.304cm" svg:y="10.401cm" svg:viewBox="0 0 424 424" draw:points="0,424 0,0 424,0 424,424">
          <text:p/>
        </draw:polygon>
        <draw:polygon draw:style-name="gr6" draw:layer="layout" svg:width="0.424cm" svg:height="0.424cm" svg:x="7.727cm" svg:y="20.137cm" svg:viewBox="0 0 425 425" draw:points="0,425 0,0 425,0 425,425">
          <text:p/>
        </draw:polygon>
        <draw:polygon draw:style-name="gr7" draw:layer="layout" svg:width="0.424cm" svg:height="0.424cm" svg:x="7.727cm" svg:y="20.137cm" svg:viewBox="0 0 425 425" draw:points="0,425 0,0 425,0 425,425">
          <text:p/>
        </draw:polygon>
        <draw:polygon draw:style-name="gr6" draw:layer="layout" svg:width="0.424cm" svg:height="0.424cm" svg:x="7.727cm" svg:y="20.137cm" svg:viewBox="0 0 425 425" draw:points="0,425 0,0 425,0 425,425">
          <text:p/>
        </draw:polygon>
        <draw:polygon draw:style-name="gr7" draw:layer="layout" svg:width="0.424cm" svg:height="0.424cm" svg:x="7.727cm" svg:y="20.137cm" svg:viewBox="0 0 425 425" draw:points="0,425 0,0 425,0 425,425">
          <text:p/>
        </draw:polygon>
        <draw:polygon draw:style-name="gr6" draw:layer="layout" svg:width="0.424cm" svg:height="0.423cm" svg:x="7.727cm" svg:y="19.714cm" svg:viewBox="0 0 425 424" draw:points="0,424 0,0 425,0 425,424">
          <text:p/>
        </draw:polygon>
        <draw:polygon draw:style-name="gr7" draw:layer="layout" svg:width="0.424cm" svg:height="0.423cm" svg:x="7.727cm" svg:y="19.714cm" svg:viewBox="0 0 425 424" draw:points="0,424 0,0 425,0 425,424">
          <text:p/>
        </draw:polygon>
        <draw:polygon draw:style-name="gr6" draw:layer="layout" svg:width="0.424cm" svg:height="0.423cm" svg:x="7.727cm" svg:y="19.714cm" svg:viewBox="0 0 425 424" draw:points="0,424 0,0 425,0 425,424">
          <text:p/>
        </draw:polygon>
        <draw:polygon draw:style-name="gr7" draw:layer="layout" svg:width="0.424cm" svg:height="0.423cm" svg:x="7.727cm" svg:y="19.714cm" svg:viewBox="0 0 425 424" draw:points="0,424 0,0 425,0 425,424">
          <text:p/>
        </draw:polygon>
        <draw:polygon draw:style-name="gr6" draw:layer="layout" svg:width="0.424cm" svg:height="0.423cm" svg:x="7.727cm" svg:y="19.291cm" svg:viewBox="0 0 425 424" draw:points="0,424 0,0 425,0 425,424">
          <text:p/>
        </draw:polygon>
        <draw:polygon draw:style-name="gr7" draw:layer="layout" svg:width="0.424cm" svg:height="0.423cm" svg:x="7.727cm" svg:y="19.291cm" svg:viewBox="0 0 425 424" draw:points="0,424 0,0 425,0 425,424">
          <text:p/>
        </draw:polygon>
        <draw:polygon draw:style-name="gr6" draw:layer="layout" svg:width="0.424cm" svg:height="0.423cm" svg:x="7.727cm" svg:y="19.291cm" svg:viewBox="0 0 425 424" draw:points="0,424 0,0 425,0 425,424">
          <text:p/>
        </draw:polygon>
        <draw:polygon draw:style-name="gr7" draw:layer="layout" svg:width="0.424cm" svg:height="0.423cm" svg:x="7.727cm" svg:y="19.291cm" svg:viewBox="0 0 425 424" draw:points="0,424 0,0 425,0 425,424">
          <text:p/>
        </draw:polygon>
        <draw:polygon draw:style-name="gr6" draw:layer="layout" svg:width="0.424cm" svg:height="0.424cm" svg:x="7.727cm" svg:y="18.867cm" svg:viewBox="0 0 425 425" draw:points="0,425 0,0 425,0 425,425">
          <text:p/>
        </draw:polygon>
        <draw:polygon draw:style-name="gr7" draw:layer="layout" svg:width="0.424cm" svg:height="0.424cm" svg:x="7.727cm" svg:y="18.867cm" svg:viewBox="0 0 425 425" draw:points="0,425 0,0 425,0 425,425">
          <text:p/>
        </draw:polygon>
        <draw:polygon draw:style-name="gr6" draw:layer="layout" svg:width="0.424cm" svg:height="0.424cm" svg:x="7.727cm" svg:y="18.867cm" svg:viewBox="0 0 425 425" draw:points="0,425 0,0 425,0 425,425">
          <text:p/>
        </draw:polygon>
        <draw:polygon draw:style-name="gr7" draw:layer="layout" svg:width="0.424cm" svg:height="0.424cm" svg:x="7.727cm" svg:y="18.867cm" svg:viewBox="0 0 425 425" draw:points="0,425 0,0 425,0 425,425">
          <text:p/>
        </draw:polygon>
        <draw:polygon draw:style-name="gr6" draw:layer="layout" svg:width="0.424cm" svg:height="0.423cm" svg:x="7.727cm" svg:y="18.444cm" svg:viewBox="0 0 425 424" draw:points="0,424 0,0 425,0 425,424">
          <text:p/>
        </draw:polygon>
        <draw:polygon draw:style-name="gr7" draw:layer="layout" svg:width="0.424cm" svg:height="0.423cm" svg:x="7.727cm" svg:y="18.444cm" svg:viewBox="0 0 425 424" draw:points="0,424 0,0 425,0 425,424">
          <text:p/>
        </draw:polygon>
        <draw:polygon draw:style-name="gr6" draw:layer="layout" svg:width="0.424cm" svg:height="0.423cm" svg:x="7.727cm" svg:y="18.444cm" svg:viewBox="0 0 425 424" draw:points="0,424 0,0 425,0 425,424">
          <text:p/>
        </draw:polygon>
        <draw:polygon draw:style-name="gr7" draw:layer="layout" svg:width="0.424cm" svg:height="0.423cm" svg:x="7.727cm" svg:y="18.444cm" svg:viewBox="0 0 425 424" draw:points="0,424 0,0 425,0 425,424">
          <text:p/>
        </draw:polygon>
        <draw:polygon draw:style-name="gr6" draw:layer="layout" svg:width="0.424cm" svg:height="0.423cm" svg:x="7.727cm" svg:y="18.021cm" svg:viewBox="0 0 425 424" draw:points="0,424 0,0 425,0 425,424">
          <text:p/>
        </draw:polygon>
        <draw:polygon draw:style-name="gr7" draw:layer="layout" svg:width="0.424cm" svg:height="0.423cm" svg:x="7.727cm" svg:y="18.021cm" svg:viewBox="0 0 425 424" draw:points="0,424 0,0 425,0 425,424">
          <text:p/>
        </draw:polygon>
        <draw:polygon draw:style-name="gr6" draw:layer="layout" svg:width="0.424cm" svg:height="0.423cm" svg:x="7.727cm" svg:y="18.021cm" svg:viewBox="0 0 425 424" draw:points="0,424 0,0 425,0 425,424">
          <text:p/>
        </draw:polygon>
        <draw:polygon draw:style-name="gr7" draw:layer="layout" svg:width="0.424cm" svg:height="0.423cm" svg:x="7.727cm" svg:y="18.021cm" svg:viewBox="0 0 425 424" draw:points="0,424 0,0 425,0 425,424">
          <text:p/>
        </draw:polygon>
        <draw:polygon draw:style-name="gr6" draw:layer="layout" svg:width="0.424cm" svg:height="0.424cm" svg:x="7.727cm" svg:y="17.597cm" svg:viewBox="0 0 425 425" draw:points="0,425 0,0 425,0 425,425">
          <text:p/>
        </draw:polygon>
        <draw:polygon draw:style-name="gr7" draw:layer="layout" svg:width="0.424cm" svg:height="0.424cm" svg:x="7.727cm" svg:y="17.597cm" svg:viewBox="0 0 425 425" draw:points="0,425 0,0 425,0 425,425">
          <text:p/>
        </draw:polygon>
        <draw:polygon draw:style-name="gr6" draw:layer="layout" svg:width="0.424cm" svg:height="0.424cm" svg:x="7.727cm" svg:y="17.597cm" svg:viewBox="0 0 425 425" draw:points="0,425 0,0 425,0 425,425">
          <text:p/>
        </draw:polygon>
        <draw:polygon draw:style-name="gr7" draw:layer="layout" svg:width="0.424cm" svg:height="0.424cm" svg:x="7.727cm" svg:y="17.597cm" svg:viewBox="0 0 425 425" draw:points="0,425 0,0 425,0 425,425">
          <text:p/>
        </draw:polygon>
        <draw:polygon draw:style-name="gr6" draw:layer="layout" svg:width="0.424cm" svg:height="0.423cm" svg:x="7.727cm" svg:y="17.174cm" svg:viewBox="0 0 425 424" draw:points="0,424 0,0 425,0 425,424">
          <text:p/>
        </draw:polygon>
        <draw:polygon draw:style-name="gr7" draw:layer="layout" svg:width="0.424cm" svg:height="0.423cm" svg:x="7.727cm" svg:y="17.174cm" svg:viewBox="0 0 425 424" draw:points="0,424 0,0 425,0 425,424">
          <text:p/>
        </draw:polygon>
        <draw:polygon draw:style-name="gr6" draw:layer="layout" svg:width="0.424cm" svg:height="0.423cm" svg:x="7.727cm" svg:y="17.174cm" svg:viewBox="0 0 425 424" draw:points="0,424 0,0 425,0 425,424">
          <text:p/>
        </draw:polygon>
        <draw:polygon draw:style-name="gr7" draw:layer="layout" svg:width="0.424cm" svg:height="0.423cm" svg:x="7.727cm" svg:y="17.174cm" svg:viewBox="0 0 425 424" draw:points="0,424 0,0 425,0 425,424">
          <text:p/>
        </draw:polygon>
        <draw:polygon draw:style-name="gr6" draw:layer="layout" svg:width="0.424cm" svg:height="0.423cm" svg:x="7.727cm" svg:y="16.751cm" svg:viewBox="0 0 425 424" draw:points="0,424 0,0 425,0 425,424">
          <text:p/>
        </draw:polygon>
        <draw:polygon draw:style-name="gr7" draw:layer="layout" svg:width="0.424cm" svg:height="0.423cm" svg:x="7.727cm" svg:y="16.751cm" svg:viewBox="0 0 425 424" draw:points="0,424 0,0 425,0 425,424">
          <text:p/>
        </draw:polygon>
        <draw:polygon draw:style-name="gr6" draw:layer="layout" svg:width="0.424cm" svg:height="0.423cm" svg:x="7.727cm" svg:y="16.751cm" svg:viewBox="0 0 425 424" draw:points="0,424 0,0 425,0 425,424">
          <text:p/>
        </draw:polygon>
        <draw:polygon draw:style-name="gr7" draw:layer="layout" svg:width="0.424cm" svg:height="0.423cm" svg:x="7.727cm" svg:y="16.751cm" svg:viewBox="0 0 425 424" draw:points="0,424 0,0 425,0 425,424">
          <text:p/>
        </draw:polygon>
        <draw:polygon draw:style-name="gr6" draw:layer="layout" svg:width="0.424cm" svg:height="0.424cm" svg:x="7.727cm" svg:y="16.327cm" svg:viewBox="0 0 425 425" draw:points="0,425 0,0 425,0 425,425">
          <text:p/>
        </draw:polygon>
        <draw:polygon draw:style-name="gr7" draw:layer="layout" svg:width="0.424cm" svg:height="0.424cm" svg:x="7.727cm" svg:y="16.327cm" svg:viewBox="0 0 425 425" draw:points="0,425 0,0 425,0 425,425">
          <text:p/>
        </draw:polygon>
        <draw:polygon draw:style-name="gr6" draw:layer="layout" svg:width="0.424cm" svg:height="0.424cm" svg:x="7.727cm" svg:y="16.327cm" svg:viewBox="0 0 425 425" draw:points="0,425 0,0 425,0 425,425">
          <text:p/>
        </draw:polygon>
        <draw:polygon draw:style-name="gr7" draw:layer="layout" svg:width="0.424cm" svg:height="0.424cm" svg:x="7.727cm" svg:y="16.327cm" svg:viewBox="0 0 425 425" draw:points="0,425 0,0 425,0 425,425">
          <text:p/>
        </draw:polygon>
        <draw:polygon draw:style-name="gr6" draw:layer="layout" svg:width="0.424cm" svg:height="0.423cm" svg:x="7.727cm" svg:y="15.904cm" svg:viewBox="0 0 425 424" draw:points="0,424 0,0 425,0 425,424">
          <text:p/>
        </draw:polygon>
        <draw:polygon draw:style-name="gr7" draw:layer="layout" svg:width="0.424cm" svg:height="0.423cm" svg:x="7.727cm" svg:y="15.904cm" svg:viewBox="0 0 425 424" draw:points="0,424 0,0 425,0 425,424">
          <text:p/>
        </draw:polygon>
        <draw:polygon draw:style-name="gr6" draw:layer="layout" svg:width="0.424cm" svg:height="0.423cm" svg:x="7.727cm" svg:y="15.904cm" svg:viewBox="0 0 425 424" draw:points="0,424 0,0 425,0 425,424">
          <text:p/>
        </draw:polygon>
        <draw:polygon draw:style-name="gr7" draw:layer="layout" svg:width="0.424cm" svg:height="0.423cm" svg:x="7.727cm" svg:y="15.904cm" svg:viewBox="0 0 425 424" draw:points="0,424 0,0 425,0 425,424">
          <text:p/>
        </draw:polygon>
        <draw:polygon draw:style-name="gr6" draw:layer="layout" svg:width="0.424cm" svg:height="0.423cm" svg:x="7.727cm" svg:y="15.481cm" svg:viewBox="0 0 425 424" draw:points="0,424 0,0 425,0 425,424">
          <text:p/>
        </draw:polygon>
        <draw:polygon draw:style-name="gr7" draw:layer="layout" svg:width="0.424cm" svg:height="0.423cm" svg:x="7.727cm" svg:y="15.481cm" svg:viewBox="0 0 425 424" draw:points="0,424 0,0 425,0 425,424">
          <text:p/>
        </draw:polygon>
        <draw:polygon draw:style-name="gr6" draw:layer="layout" svg:width="0.424cm" svg:height="0.423cm" svg:x="7.727cm" svg:y="15.481cm" svg:viewBox="0 0 425 424" draw:points="0,424 0,0 425,0 425,424">
          <text:p/>
        </draw:polygon>
        <draw:polygon draw:style-name="gr7" draw:layer="layout" svg:width="0.424cm" svg:height="0.423cm" svg:x="7.727cm" svg:y="15.481cm" svg:viewBox="0 0 425 424" draw:points="0,424 0,0 425,0 425,424">
          <text:p/>
        </draw:polygon>
        <draw:polygon draw:style-name="gr6" draw:layer="layout" svg:width="0.424cm" svg:height="0.424cm" svg:x="7.727cm" svg:y="15.057cm" svg:viewBox="0 0 425 425" draw:points="0,425 0,0 425,0 425,425">
          <text:p/>
        </draw:polygon>
        <draw:polygon draw:style-name="gr7" draw:layer="layout" svg:width="0.424cm" svg:height="0.424cm" svg:x="7.727cm" svg:y="15.057cm" svg:viewBox="0 0 425 425" draw:points="0,425 0,0 425,0 425,425">
          <text:p/>
        </draw:polygon>
        <draw:polygon draw:style-name="gr6" draw:layer="layout" svg:width="0.424cm" svg:height="0.424cm" svg:x="7.727cm" svg:y="15.057cm" svg:viewBox="0 0 425 425" draw:points="0,425 0,0 425,0 425,425">
          <text:p/>
        </draw:polygon>
        <draw:polygon draw:style-name="gr7" draw:layer="layout" svg:width="0.424cm" svg:height="0.424cm" svg:x="7.727cm" svg:y="15.057cm" svg:viewBox="0 0 425 425" draw:points="0,425 0,0 425,0 425,425">
          <text:p/>
        </draw:polygon>
        <draw:polygon draw:style-name="gr6" draw:layer="layout" svg:width="0.424cm" svg:height="0.423cm" svg:x="7.727cm" svg:y="14.634cm" svg:viewBox="0 0 425 424" draw:points="0,424 0,0 425,0 425,424">
          <text:p/>
        </draw:polygon>
        <draw:polygon draw:style-name="gr7" draw:layer="layout" svg:width="0.424cm" svg:height="0.423cm" svg:x="7.727cm" svg:y="14.634cm" svg:viewBox="0 0 425 424" draw:points="0,424 0,0 425,0 425,424">
          <text:p/>
        </draw:polygon>
        <draw:polygon draw:style-name="gr6" draw:layer="layout" svg:width="0.424cm" svg:height="0.423cm" svg:x="7.727cm" svg:y="14.634cm" svg:viewBox="0 0 425 424" draw:points="0,424 0,0 425,0 425,424">
          <text:p/>
        </draw:polygon>
        <draw:polygon draw:style-name="gr7" draw:layer="layout" svg:width="0.424cm" svg:height="0.423cm" svg:x="7.727cm" svg:y="14.634cm" svg:viewBox="0 0 425 424" draw:points="0,424 0,0 425,0 425,424">
          <text:p/>
        </draw:polygon>
        <draw:polygon draw:style-name="gr6" draw:layer="layout" svg:width="0.424cm" svg:height="0.423cm" svg:x="7.727cm" svg:y="14.211cm" svg:viewBox="0 0 425 424" draw:points="0,424 0,0 425,0 425,424">
          <text:p/>
        </draw:polygon>
        <draw:polygon draw:style-name="gr7" draw:layer="layout" svg:width="0.424cm" svg:height="0.423cm" svg:x="7.727cm" svg:y="14.211cm" svg:viewBox="0 0 425 424" draw:points="0,424 0,0 425,0 425,424">
          <text:p/>
        </draw:polygon>
        <draw:polygon draw:style-name="gr6" draw:layer="layout" svg:width="0.424cm" svg:height="0.423cm" svg:x="7.727cm" svg:y="14.211cm" svg:viewBox="0 0 425 424" draw:points="0,424 0,0 425,0 425,424">
          <text:p/>
        </draw:polygon>
        <draw:polygon draw:style-name="gr7" draw:layer="layout" svg:width="0.424cm" svg:height="0.423cm" svg:x="7.727cm" svg:y="14.211cm" svg:viewBox="0 0 425 424" draw:points="0,424 0,0 425,0 425,424">
          <text:p/>
        </draw:polygon>
        <draw:polygon draw:style-name="gr6" draw:layer="layout" svg:width="0.424cm" svg:height="0.424cm" svg:x="7.727cm" svg:y="13.787cm" svg:viewBox="0 0 425 425" draw:points="0,425 0,0 425,0 425,425">
          <text:p/>
        </draw:polygon>
        <draw:polygon draw:style-name="gr7" draw:layer="layout" svg:width="0.424cm" svg:height="0.424cm" svg:x="7.727cm" svg:y="13.787cm" svg:viewBox="0 0 425 425" draw:points="0,425 0,0 425,0 425,425">
          <text:p/>
        </draw:polygon>
        <draw:polygon draw:style-name="gr6" draw:layer="layout" svg:width="0.424cm" svg:height="0.424cm" svg:x="7.727cm" svg:y="13.787cm" svg:viewBox="0 0 425 425" draw:points="0,425 0,0 425,0 425,425">
          <text:p/>
        </draw:polygon>
        <draw:polygon draw:style-name="gr7" draw:layer="layout" svg:width="0.424cm" svg:height="0.424cm" svg:x="7.727cm" svg:y="13.787cm" svg:viewBox="0 0 425 425" draw:points="0,425 0,0 425,0 425,425">
          <text:p/>
        </draw:polygon>
        <draw:polygon draw:style-name="gr6" draw:layer="layout" svg:width="0.424cm" svg:height="0.423cm" svg:x="7.727cm" svg:y="13.364cm" svg:viewBox="0 0 425 424" draw:points="0,424 0,0 425,0 425,424">
          <text:p/>
        </draw:polygon>
        <draw:polygon draw:style-name="gr7" draw:layer="layout" svg:width="0.424cm" svg:height="0.423cm" svg:x="7.727cm" svg:y="13.364cm" svg:viewBox="0 0 425 424" draw:points="0,424 0,0 425,0 425,424">
          <text:p/>
        </draw:polygon>
        <draw:polygon draw:style-name="gr6" draw:layer="layout" svg:width="0.424cm" svg:height="0.423cm" svg:x="7.727cm" svg:y="13.364cm" svg:viewBox="0 0 425 424" draw:points="0,424 0,0 425,0 425,424">
          <text:p/>
        </draw:polygon>
        <draw:polygon draw:style-name="gr7" draw:layer="layout" svg:width="0.424cm" svg:height="0.423cm" svg:x="7.727cm" svg:y="13.364cm" svg:viewBox="0 0 425 424" draw:points="0,424 0,0 425,0 425,424">
          <text:p/>
        </draw:polygon>
        <draw:polygon draw:style-name="gr6" draw:layer="layout" svg:width="0.424cm" svg:height="0.423cm" svg:x="7.727cm" svg:y="12.941cm" svg:viewBox="0 0 425 424" draw:points="0,424 0,0 425,0 425,424">
          <text:p/>
        </draw:polygon>
        <draw:polygon draw:style-name="gr7" draw:layer="layout" svg:width="0.424cm" svg:height="0.423cm" svg:x="7.727cm" svg:y="12.941cm" svg:viewBox="0 0 425 424" draw:points="0,424 0,0 425,0 425,424">
          <text:p/>
        </draw:polygon>
        <draw:polygon draw:style-name="gr6" draw:layer="layout" svg:width="0.424cm" svg:height="0.423cm" svg:x="7.727cm" svg:y="12.941cm" svg:viewBox="0 0 425 424" draw:points="0,424 0,0 425,0 425,424">
          <text:p/>
        </draw:polygon>
        <draw:polygon draw:style-name="gr7" draw:layer="layout" svg:width="0.424cm" svg:height="0.423cm" svg:x="7.727cm" svg:y="12.941cm" svg:viewBox="0 0 425 424" draw:points="0,424 0,0 425,0 425,424">
          <text:p/>
        </draw:polygon>
        <draw:polygon draw:style-name="gr6" draw:layer="layout" svg:width="0.424cm" svg:height="0.424cm" svg:x="7.727cm" svg:y="12.517cm" svg:viewBox="0 0 425 425" draw:points="0,425 0,0 425,0 425,425">
          <text:p/>
        </draw:polygon>
        <draw:polygon draw:style-name="gr7" draw:layer="layout" svg:width="0.424cm" svg:height="0.424cm" svg:x="7.727cm" svg:y="12.517cm" svg:viewBox="0 0 425 425" draw:points="0,425 0,0 425,0 425,425">
          <text:p/>
        </draw:polygon>
        <draw:polygon draw:style-name="gr6" draw:layer="layout" svg:width="0.424cm" svg:height="0.424cm" svg:x="7.727cm" svg:y="12.517cm" svg:viewBox="0 0 425 425" draw:points="0,425 0,0 425,0 425,425">
          <text:p/>
        </draw:polygon>
        <draw:polygon draw:style-name="gr7" draw:layer="layout" svg:width="0.424cm" svg:height="0.424cm" svg:x="7.727cm" svg:y="12.517cm" svg:viewBox="0 0 425 425" draw:points="0,425 0,0 425,0 425,425">
          <text:p/>
        </draw:polygon>
        <draw:polygon draw:style-name="gr6" draw:layer="layout" svg:width="0.424cm" svg:height="0.423cm" svg:x="7.727cm" svg:y="12.094cm" svg:viewBox="0 0 425 424" draw:points="0,424 0,0 425,0 425,424">
          <text:p/>
        </draw:polygon>
        <draw:polygon draw:style-name="gr7" draw:layer="layout" svg:width="0.424cm" svg:height="0.423cm" svg:x="7.727cm" svg:y="12.094cm" svg:viewBox="0 0 425 424" draw:points="0,424 0,0 425,0 425,424">
          <text:p/>
        </draw:polygon>
        <draw:polygon draw:style-name="gr6" draw:layer="layout" svg:width="0.424cm" svg:height="0.423cm" svg:x="7.727cm" svg:y="12.094cm" svg:viewBox="0 0 425 424" draw:points="0,424 0,0 425,0 425,424">
          <text:p/>
        </draw:polygon>
        <draw:polygon draw:style-name="gr7" draw:layer="layout" svg:width="0.424cm" svg:height="0.423cm" svg:x="7.727cm" svg:y="12.094cm" svg:viewBox="0 0 425 424" draw:points="0,424 0,0 425,0 425,424">
          <text:p/>
        </draw:polygon>
        <draw:polygon draw:style-name="gr6" draw:layer="layout" svg:width="0.424cm" svg:height="0.423cm" svg:x="7.727cm" svg:y="11.671cm" svg:viewBox="0 0 425 424" draw:points="0,424 0,0 425,0 425,424">
          <text:p/>
        </draw:polygon>
        <draw:polygon draw:style-name="gr7" draw:layer="layout" svg:width="0.424cm" svg:height="0.423cm" svg:x="7.727cm" svg:y="11.671cm" svg:viewBox="0 0 425 424" draw:points="0,424 0,0 425,0 425,424">
          <text:p/>
        </draw:polygon>
        <draw:polygon draw:style-name="gr6" draw:layer="layout" svg:width="0.424cm" svg:height="0.423cm" svg:x="7.727cm" svg:y="11.671cm" svg:viewBox="0 0 425 424" draw:points="0,424 0,0 425,0 425,424">
          <text:p/>
        </draw:polygon>
        <draw:polygon draw:style-name="gr7" draw:layer="layout" svg:width="0.424cm" svg:height="0.423cm" svg:x="7.727cm" svg:y="11.671cm" svg:viewBox="0 0 425 424" draw:points="0,424 0,0 425,0 425,424">
          <text:p/>
        </draw:polygon>
        <draw:polygon draw:style-name="gr6" draw:layer="layout" svg:width="0.424cm" svg:height="0.424cm" svg:x="7.727cm" svg:y="11.247cm" svg:viewBox="0 0 425 425" draw:points="0,425 0,0 425,0 425,425">
          <text:p/>
        </draw:polygon>
        <draw:polygon draw:style-name="gr7" draw:layer="layout" svg:width="0.424cm" svg:height="0.424cm" svg:x="7.727cm" svg:y="11.247cm" svg:viewBox="0 0 425 425" draw:points="0,425 0,0 425,0 425,425">
          <text:p/>
        </draw:polygon>
        <draw:polygon draw:style-name="gr6" draw:layer="layout" svg:width="0.424cm" svg:height="0.424cm" svg:x="7.727cm" svg:y="11.247cm" svg:viewBox="0 0 425 425" draw:points="0,425 0,0 425,0 425,425">
          <text:p/>
        </draw:polygon>
        <draw:polygon draw:style-name="gr7" draw:layer="layout" svg:width="0.424cm" svg:height="0.424cm" svg:x="7.727cm" svg:y="11.247cm" svg:viewBox="0 0 425 425" draw:points="0,425 0,0 425,0 425,425">
          <text:p/>
        </draw:polygon>
        <draw:polygon draw:style-name="gr6" draw:layer="layout" svg:width="0.424cm" svg:height="0.423cm" svg:x="7.727cm" svg:y="10.824cm" svg:viewBox="0 0 425 424" draw:points="0,424 0,0 425,0 425,424">
          <text:p/>
        </draw:polygon>
        <draw:polygon draw:style-name="gr7" draw:layer="layout" svg:width="0.424cm" svg:height="0.423cm" svg:x="7.727cm" svg:y="10.824cm" svg:viewBox="0 0 425 424" draw:points="0,424 0,0 425,0 425,424">
          <text:p/>
        </draw:polygon>
        <draw:polygon draw:style-name="gr6" draw:layer="layout" svg:width="0.424cm" svg:height="0.423cm" svg:x="7.727cm" svg:y="10.824cm" svg:viewBox="0 0 425 424" draw:points="0,424 0,0 425,0 425,424">
          <text:p/>
        </draw:polygon>
        <draw:polygon draw:style-name="gr7" draw:layer="layout" svg:width="0.424cm" svg:height="0.423cm" svg:x="7.727cm" svg:y="10.824cm" svg:viewBox="0 0 425 424" draw:points="0,424 0,0 425,0 425,424">
          <text:p/>
        </draw:polygon>
        <draw:polygon draw:style-name="gr6" draw:layer="layout" svg:width="0.424cm" svg:height="0.423cm" svg:x="7.727cm" svg:y="10.401cm" svg:viewBox="0 0 425 424" draw:points="0,424 0,0 425,0 425,424">
          <text:p/>
        </draw:polygon>
        <draw:polygon draw:style-name="gr7" draw:layer="layout" svg:width="0.424cm" svg:height="0.423cm" svg:x="7.727cm" svg:y="10.401cm" svg:viewBox="0 0 425 424" draw:points="0,424 0,0 425,0 425,424">
          <text:p/>
        </draw:polygon>
        <draw:polygon draw:style-name="gr6" draw:layer="layout" svg:width="0.424cm" svg:height="0.423cm" svg:x="7.727cm" svg:y="10.401cm" svg:viewBox="0 0 425 424" draw:points="0,424 0,0 425,0 425,424">
          <text:p/>
        </draw:polygon>
        <draw:polygon draw:style-name="gr7" draw:layer="layout" svg:width="0.424cm" svg:height="0.423cm" svg:x="7.727cm" svg:y="10.401cm" svg:viewBox="0 0 425 424" draw:points="0,424 0,0 425,0 425,424">
          <text:p/>
        </draw:polygon>
        <draw:polygon draw:style-name="gr6" draw:layer="layout" svg:width="0.423cm" svg:height="0.424cm" svg:x="8.151cm" svg:y="20.137cm" svg:viewBox="0 0 424 425" draw:points="0,425 0,0 424,0 424,425">
          <text:p/>
        </draw:polygon>
        <draw:polygon draw:style-name="gr7" draw:layer="layout" svg:width="0.423cm" svg:height="0.424cm" svg:x="8.151cm" svg:y="20.137cm" svg:viewBox="0 0 424 425" draw:points="0,425 0,0 424,0 424,425">
          <text:p/>
        </draw:polygon>
        <draw:polygon draw:style-name="gr6" draw:layer="layout" svg:width="0.423cm" svg:height="0.424cm" svg:x="8.151cm" svg:y="20.137cm" svg:viewBox="0 0 424 425" draw:points="0,425 0,0 424,0 424,425">
          <text:p/>
        </draw:polygon>
        <draw:polygon draw:style-name="gr7" draw:layer="layout" svg:width="0.423cm" svg:height="0.424cm" svg:x="8.151cm" svg:y="20.137cm" svg:viewBox="0 0 424 425" draw:points="0,425 0,0 424,0 424,425">
          <text:p/>
        </draw:polygon>
        <draw:polygon draw:style-name="gr6" draw:layer="layout" svg:width="0.423cm" svg:height="0.423cm" svg:x="8.151cm" svg:y="19.714cm" svg:viewBox="0 0 424 424" draw:points="0,424 0,0 424,0 424,424">
          <text:p/>
        </draw:polygon>
        <draw:polygon draw:style-name="gr7" draw:layer="layout" svg:width="0.423cm" svg:height="0.423cm" svg:x="8.151cm" svg:y="19.714cm" svg:viewBox="0 0 424 424" draw:points="0,424 0,0 424,0 424,424">
          <text:p/>
        </draw:polygon>
        <draw:polygon draw:style-name="gr6" draw:layer="layout" svg:width="0.423cm" svg:height="0.423cm" svg:x="8.151cm" svg:y="19.714cm" svg:viewBox="0 0 424 424" draw:points="0,424 0,0 424,0 424,424">
          <text:p/>
        </draw:polygon>
        <draw:polygon draw:style-name="gr7" draw:layer="layout" svg:width="0.423cm" svg:height="0.423cm" svg:x="8.151cm" svg:y="19.714cm" svg:viewBox="0 0 424 424" draw:points="0,424 0,0 424,0 424,424">
          <text:p/>
        </draw:polygon>
        <draw:polygon draw:style-name="gr6" draw:layer="layout" svg:width="0.423cm" svg:height="0.423cm" svg:x="8.151cm" svg:y="19.291cm" svg:viewBox="0 0 424 424" draw:points="0,424 0,0 424,0 424,424">
          <text:p/>
        </draw:polygon>
        <draw:polygon draw:style-name="gr7" draw:layer="layout" svg:width="0.423cm" svg:height="0.423cm" svg:x="8.151cm" svg:y="19.291cm" svg:viewBox="0 0 424 424" draw:points="0,424 0,0 424,0 424,424">
          <text:p/>
        </draw:polygon>
        <draw:polygon draw:style-name="gr1" draw:layer="layout" svg:width="0.423cm" svg:height="0.423cm" svg:x="8.151cm" svg:y="19.291cm" svg:viewBox="0 0 424 424" draw:points="0,424 0,0 424,0 424,424">
          <text:p/>
        </draw:polygon>
        <draw:polygon draw:style-name="gr12" draw:layer="layout" svg:width="0.423cm" svg:height="0.423cm" svg:x="8.151cm" svg:y="19.291cm" svg:viewBox="0 0 424 424" draw:points="0,424 0,0 424,0 424,424">
          <text:p/>
        </draw:polygon>
        <draw:polygon draw:style-name="gr7" draw:layer="layout" svg:width="0.423cm" svg:height="0.423cm" svg:x="8.151cm" svg:y="19.291cm" svg:viewBox="0 0 424 424" draw:points="0,424 0,0 424,0 424,424">
          <text:p/>
        </draw:polygon>
        <draw:polygon draw:style-name="gr6" draw:layer="layout" svg:width="0.423cm" svg:height="0.424cm" svg:x="8.151cm" svg:y="18.867cm" svg:viewBox="0 0 424 425" draw:points="0,425 0,0 424,0 424,425">
          <text:p/>
        </draw:polygon>
        <draw:polygon draw:style-name="gr7" draw:layer="layout" svg:width="0.423cm" svg:height="0.424cm" svg:x="8.151cm" svg:y="18.867cm" svg:viewBox="0 0 424 425" draw:points="0,425 0,0 424,0 424,425">
          <text:p/>
        </draw:polygon>
        <draw:polygon draw:style-name="gr6" draw:layer="layout" svg:width="0.423cm" svg:height="0.424cm" svg:x="8.151cm" svg:y="18.867cm" svg:viewBox="0 0 424 425" draw:points="0,425 0,0 424,0 424,425">
          <text:p/>
        </draw:polygon>
        <draw:polygon draw:style-name="gr7" draw:layer="layout" svg:width="0.423cm" svg:height="0.424cm" svg:x="8.151cm" svg:y="18.867cm" svg:viewBox="0 0 424 425" draw:points="0,425 0,0 424,0 424,425">
          <text:p/>
        </draw:polygon>
        <draw:polygon draw:style-name="gr6" draw:layer="layout" svg:width="0.423cm" svg:height="0.423cm" svg:x="8.151cm" svg:y="18.444cm" svg:viewBox="0 0 424 424" draw:points="0,424 0,0 424,0 424,424">
          <text:p/>
        </draw:polygon>
        <draw:polygon draw:style-name="gr7" draw:layer="layout" svg:width="0.423cm" svg:height="0.423cm" svg:x="8.151cm" svg:y="18.444cm" svg:viewBox="0 0 424 424" draw:points="0,424 0,0 424,0 424,424">
          <text:p/>
        </draw:polygon>
        <draw:polygon draw:style-name="gr6" draw:layer="layout" svg:width="0.423cm" svg:height="0.423cm" svg:x="8.151cm" svg:y="18.444cm" svg:viewBox="0 0 424 424" draw:points="0,424 0,0 424,0 424,424">
          <text:p/>
        </draw:polygon>
        <draw:polygon draw:style-name="gr7" draw:layer="layout" svg:width="0.423cm" svg:height="0.423cm" svg:x="8.151cm" svg:y="18.444cm" svg:viewBox="0 0 424 424" draw:points="0,424 0,0 424,0 424,424">
          <text:p/>
        </draw:polygon>
        <draw:polygon draw:style-name="gr6" draw:layer="layout" svg:width="0.423cm" svg:height="0.423cm" svg:x="8.151cm" svg:y="18.021cm" svg:viewBox="0 0 424 424" draw:points="0,424 0,0 424,0 424,424">
          <text:p/>
        </draw:polygon>
        <draw:polygon draw:style-name="gr7" draw:layer="layout" svg:width="0.423cm" svg:height="0.423cm" svg:x="8.151cm" svg:y="18.021cm" svg:viewBox="0 0 424 424" draw:points="0,424 0,0 424,0 424,424">
          <text:p/>
        </draw:polygon>
        <draw:polygon draw:style-name="gr6" draw:layer="layout" svg:width="0.423cm" svg:height="0.423cm" svg:x="8.151cm" svg:y="18.021cm" svg:viewBox="0 0 424 424" draw:points="0,424 0,0 424,0 424,424">
          <text:p/>
        </draw:polygon>
        <draw:polygon draw:style-name="gr7" draw:layer="layout" svg:width="0.423cm" svg:height="0.423cm" svg:x="8.151cm" svg:y="18.021cm" svg:viewBox="0 0 424 424" draw:points="0,424 0,0 424,0 424,424">
          <text:p/>
        </draw:polygon>
        <draw:polygon draw:style-name="gr6" draw:layer="layout" svg:width="0.423cm" svg:height="0.424cm" svg:x="8.151cm" svg:y="17.597cm" svg:viewBox="0 0 424 425" draw:points="0,425 0,0 424,0 424,425">
          <text:p/>
        </draw:polygon>
        <draw:polygon draw:style-name="gr7" draw:layer="layout" svg:width="0.423cm" svg:height="0.424cm" svg:x="8.151cm" svg:y="17.597cm" svg:viewBox="0 0 424 425" draw:points="0,425 0,0 424,0 424,425">
          <text:p/>
        </draw:polygon>
        <draw:polygon draw:style-name="gr6" draw:layer="layout" svg:width="0.423cm" svg:height="0.424cm" svg:x="8.151cm" svg:y="17.597cm" svg:viewBox="0 0 424 425" draw:points="0,425 0,0 424,0 424,425">
          <text:p/>
        </draw:polygon>
        <draw:polygon draw:style-name="gr7" draw:layer="layout" svg:width="0.423cm" svg:height="0.424cm" svg:x="8.151cm" svg:y="17.597cm" svg:viewBox="0 0 424 425" draw:points="0,425 0,0 424,0 424,425">
          <text:p/>
        </draw:polygon>
        <draw:polygon draw:style-name="gr6" draw:layer="layout" svg:width="0.423cm" svg:height="0.423cm" svg:x="8.151cm" svg:y="17.174cm" svg:viewBox="0 0 424 424" draw:points="0,424 0,0 424,0 424,424">
          <text:p/>
        </draw:polygon>
        <draw:polygon draw:style-name="gr7" draw:layer="layout" svg:width="0.423cm" svg:height="0.423cm" svg:x="8.151cm" svg:y="17.174cm" svg:viewBox="0 0 424 424" draw:points="0,424 0,0 424,0 424,424">
          <text:p/>
        </draw:polygon>
        <draw:polygon draw:style-name="gr6" draw:layer="layout" svg:width="0.423cm" svg:height="0.423cm" svg:x="8.151cm" svg:y="17.174cm" svg:viewBox="0 0 424 424" draw:points="0,424 0,0 424,0 424,424">
          <text:p/>
        </draw:polygon>
        <draw:polygon draw:style-name="gr7" draw:layer="layout" svg:width="0.423cm" svg:height="0.423cm" svg:x="8.151cm" svg:y="17.174cm" svg:viewBox="0 0 424 424" draw:points="0,424 0,0 424,0 424,424">
          <text:p/>
        </draw:polygon>
        <draw:polygon draw:style-name="gr6" draw:layer="layout" svg:width="0.423cm" svg:height="0.423cm" svg:x="8.151cm" svg:y="16.751cm" svg:viewBox="0 0 424 424" draw:points="0,424 0,0 424,0 424,424">
          <text:p/>
        </draw:polygon>
        <draw:polygon draw:style-name="gr7" draw:layer="layout" svg:width="0.423cm" svg:height="0.423cm" svg:x="8.151cm" svg:y="16.751cm" svg:viewBox="0 0 424 424" draw:points="0,424 0,0 424,0 424,424">
          <text:p/>
        </draw:polygon>
        <draw:polygon draw:style-name="gr6" draw:layer="layout" svg:width="0.423cm" svg:height="0.423cm" svg:x="8.151cm" svg:y="16.751cm" svg:viewBox="0 0 424 424" draw:points="0,424 0,0 424,0 424,424">
          <text:p/>
        </draw:polygon>
        <draw:polygon draw:style-name="gr7" draw:layer="layout" svg:width="0.423cm" svg:height="0.423cm" svg:x="8.151cm" svg:y="16.751cm" svg:viewBox="0 0 424 424" draw:points="0,424 0,0 424,0 424,424">
          <text:p/>
        </draw:polygon>
        <draw:polygon draw:style-name="gr6" draw:layer="layout" svg:width="0.423cm" svg:height="0.424cm" svg:x="8.151cm" svg:y="16.327cm" svg:viewBox="0 0 424 425" draw:points="0,425 0,0 424,0 424,425">
          <text:p/>
        </draw:polygon>
        <draw:polygon draw:style-name="gr7" draw:layer="layout" svg:width="0.423cm" svg:height="0.424cm" svg:x="8.151cm" svg:y="16.327cm" svg:viewBox="0 0 424 425" draw:points="0,425 0,0 424,0 424,425">
          <text:p/>
        </draw:polygon>
        <draw:polygon draw:style-name="gr6" draw:layer="layout" svg:width="0.423cm" svg:height="0.424cm" svg:x="8.151cm" svg:y="16.327cm" svg:viewBox="0 0 424 425" draw:points="0,425 0,0 424,0 424,425">
          <text:p/>
        </draw:polygon>
        <draw:polygon draw:style-name="gr7" draw:layer="layout" svg:width="0.423cm" svg:height="0.424cm" svg:x="8.151cm" svg:y="16.327cm" svg:viewBox="0 0 424 425" draw:points="0,425 0,0 424,0 424,425">
          <text:p/>
        </draw:polygon>
        <draw:polygon draw:style-name="gr6" draw:layer="layout" svg:width="0.423cm" svg:height="0.423cm" svg:x="8.151cm" svg:y="15.904cm" svg:viewBox="0 0 424 424" draw:points="0,424 0,0 424,0 424,424">
          <text:p/>
        </draw:polygon>
        <draw:polygon draw:style-name="gr7" draw:layer="layout" svg:width="0.423cm" svg:height="0.423cm" svg:x="8.151cm" svg:y="15.904cm" svg:viewBox="0 0 424 424" draw:points="0,424 0,0 424,0 424,424">
          <text:p/>
        </draw:polygon>
        <draw:polygon draw:style-name="gr6" draw:layer="layout" svg:width="0.423cm" svg:height="0.423cm" svg:x="8.151cm" svg:y="15.904cm" svg:viewBox="0 0 424 424" draw:points="0,424 0,0 424,0 424,424">
          <text:p/>
        </draw:polygon>
        <draw:polygon draw:style-name="gr7" draw:layer="layout" svg:width="0.423cm" svg:height="0.423cm" svg:x="8.151cm" svg:y="15.904cm" svg:viewBox="0 0 424 424" draw:points="0,424 0,0 424,0 424,424">
          <text:p/>
        </draw:polygon>
        <draw:polygon draw:style-name="gr6" draw:layer="layout" svg:width="0.423cm" svg:height="0.423cm" svg:x="8.151cm" svg:y="15.481cm" svg:viewBox="0 0 424 424" draw:points="0,424 0,0 424,0 424,424">
          <text:p/>
        </draw:polygon>
        <draw:polygon draw:style-name="gr7" draw:layer="layout" svg:width="0.423cm" svg:height="0.423cm" svg:x="8.151cm" svg:y="15.481cm" svg:viewBox="0 0 424 424" draw:points="0,424 0,0 424,0 424,424">
          <text:p/>
        </draw:polygon>
        <draw:polygon draw:style-name="gr6" draw:layer="layout" svg:width="0.423cm" svg:height="0.423cm" svg:x="8.151cm" svg:y="15.481cm" svg:viewBox="0 0 424 424" draw:points="0,424 0,0 424,0 424,424">
          <text:p/>
        </draw:polygon>
        <draw:polygon draw:style-name="gr7" draw:layer="layout" svg:width="0.423cm" svg:height="0.423cm" svg:x="8.151cm" svg:y="15.481cm" svg:viewBox="0 0 424 424" draw:points="0,424 0,0 424,0 424,424">
          <text:p/>
        </draw:polygon>
        <draw:polygon draw:style-name="gr6" draw:layer="layout" svg:width="0.423cm" svg:height="0.424cm" svg:x="8.151cm" svg:y="15.057cm" svg:viewBox="0 0 424 425" draw:points="0,425 0,0 424,0 424,425">
          <text:p/>
        </draw:polygon>
        <draw:polygon draw:style-name="gr7" draw:layer="layout" svg:width="0.423cm" svg:height="0.424cm" svg:x="8.151cm" svg:y="15.057cm" svg:viewBox="0 0 424 425" draw:points="0,425 0,0 424,0 424,425">
          <text:p/>
        </draw:polygon>
        <draw:polygon draw:style-name="gr6" draw:layer="layout" svg:width="0.423cm" svg:height="0.424cm" svg:x="8.151cm" svg:y="15.057cm" svg:viewBox="0 0 424 425" draw:points="0,425 0,0 424,0 424,425">
          <text:p/>
        </draw:polygon>
        <draw:polygon draw:style-name="gr7" draw:layer="layout" svg:width="0.423cm" svg:height="0.424cm" svg:x="8.151cm" svg:y="15.057cm" svg:viewBox="0 0 424 425" draw:points="0,425 0,0 424,0 424,425">
          <text:p/>
        </draw:polygon>
        <draw:polygon draw:style-name="gr6" draw:layer="layout" svg:width="0.423cm" svg:height="0.423cm" svg:x="8.151cm" svg:y="14.634cm" svg:viewBox="0 0 424 424" draw:points="0,424 0,0 424,0 424,424">
          <text:p/>
        </draw:polygon>
        <draw:polygon draw:style-name="gr7" draw:layer="layout" svg:width="0.423cm" svg:height="0.423cm" svg:x="8.151cm" svg:y="14.634cm" svg:viewBox="0 0 424 424" draw:points="0,424 0,0 424,0 424,424">
          <text:p/>
        </draw:polygon>
        <draw:polygon draw:style-name="gr6" draw:layer="layout" svg:width="0.423cm" svg:height="0.423cm" svg:x="8.151cm" svg:y="14.634cm" svg:viewBox="0 0 424 424" draw:points="0,424 0,0 424,0 424,424">
          <text:p/>
        </draw:polygon>
        <draw:polygon draw:style-name="gr7" draw:layer="layout" svg:width="0.423cm" svg:height="0.423cm" svg:x="8.151cm" svg:y="14.634cm" svg:viewBox="0 0 424 424" draw:points="0,424 0,0 424,0 424,424">
          <text:p/>
        </draw:polygon>
        <draw:polygon draw:style-name="gr6" draw:layer="layout" svg:width="0.423cm" svg:height="0.423cm" svg:x="8.151cm" svg:y="14.211cm" svg:viewBox="0 0 424 424" draw:points="0,424 0,0 424,0 424,424">
          <text:p/>
        </draw:polygon>
        <draw:polygon draw:style-name="gr7" draw:layer="layout" svg:width="0.423cm" svg:height="0.423cm" svg:x="8.151cm" svg:y="14.211cm" svg:viewBox="0 0 424 424" draw:points="0,424 0,0 424,0 424,424">
          <text:p/>
        </draw:polygon>
        <draw:polygon draw:style-name="gr6" draw:layer="layout" svg:width="0.423cm" svg:height="0.423cm" svg:x="8.151cm" svg:y="14.211cm" svg:viewBox="0 0 424 424" draw:points="0,424 0,0 424,0 424,424">
          <text:p/>
        </draw:polygon>
        <draw:polygon draw:style-name="gr7" draw:layer="layout" svg:width="0.423cm" svg:height="0.423cm" svg:x="8.151cm" svg:y="14.211cm" svg:viewBox="0 0 424 424" draw:points="0,424 0,0 424,0 424,424">
          <text:p/>
        </draw:polygon>
        <draw:polygon draw:style-name="gr6" draw:layer="layout" svg:width="0.423cm" svg:height="0.424cm" svg:x="8.151cm" svg:y="13.787cm" svg:viewBox="0 0 424 425" draw:points="0,425 0,0 424,0 424,425">
          <text:p/>
        </draw:polygon>
        <draw:polygon draw:style-name="gr7" draw:layer="layout" svg:width="0.423cm" svg:height="0.424cm" svg:x="8.151cm" svg:y="13.787cm" svg:viewBox="0 0 424 425" draw:points="0,425 0,0 424,0 424,425">
          <text:p/>
        </draw:polygon>
        <draw:polygon draw:style-name="gr6" draw:layer="layout" svg:width="0.423cm" svg:height="0.424cm" svg:x="8.151cm" svg:y="13.787cm" svg:viewBox="0 0 424 425" draw:points="0,425 0,0 424,0 424,425">
          <text:p/>
        </draw:polygon>
        <draw:polygon draw:style-name="gr7" draw:layer="layout" svg:width="0.423cm" svg:height="0.424cm" svg:x="8.151cm" svg:y="13.787cm" svg:viewBox="0 0 424 425" draw:points="0,425 0,0 424,0 424,425">
          <text:p/>
        </draw:polygon>
        <draw:polygon draw:style-name="gr6" draw:layer="layout" svg:width="0.423cm" svg:height="0.423cm" svg:x="8.151cm" svg:y="13.364cm" svg:viewBox="0 0 424 424" draw:points="0,424 0,0 424,0 424,424">
          <text:p/>
        </draw:polygon>
        <draw:polygon draw:style-name="gr7" draw:layer="layout" svg:width="0.423cm" svg:height="0.423cm" svg:x="8.151cm" svg:y="13.364cm" svg:viewBox="0 0 424 424" draw:points="0,424 0,0 424,0 424,424">
          <text:p/>
        </draw:polygon>
        <draw:polygon draw:style-name="gr6" draw:layer="layout" svg:width="0.423cm" svg:height="0.423cm" svg:x="8.151cm" svg:y="13.364cm" svg:viewBox="0 0 424 424" draw:points="0,424 0,0 424,0 424,424">
          <text:p/>
        </draw:polygon>
        <draw:polygon draw:style-name="gr7" draw:layer="layout" svg:width="0.423cm" svg:height="0.423cm" svg:x="8.151cm" svg:y="13.364cm" svg:viewBox="0 0 424 424" draw:points="0,424 0,0 424,0 424,424">
          <text:p/>
        </draw:polygon>
        <draw:polygon draw:style-name="gr6" draw:layer="layout" svg:width="0.423cm" svg:height="0.423cm" svg:x="8.151cm" svg:y="12.941cm" svg:viewBox="0 0 424 424" draw:points="0,424 0,0 424,0 424,424">
          <text:p/>
        </draw:polygon>
        <draw:polygon draw:style-name="gr7" draw:layer="layout" svg:width="0.423cm" svg:height="0.423cm" svg:x="8.151cm" svg:y="12.941cm" svg:viewBox="0 0 424 424" draw:points="0,424 0,0 424,0 424,424">
          <text:p/>
        </draw:polygon>
        <draw:polygon draw:style-name="gr6" draw:layer="layout" svg:width="0.423cm" svg:height="0.423cm" svg:x="8.151cm" svg:y="12.941cm" svg:viewBox="0 0 424 424" draw:points="0,424 0,0 424,0 424,424">
          <text:p/>
        </draw:polygon>
        <draw:polygon draw:style-name="gr7" draw:layer="layout" svg:width="0.423cm" svg:height="0.423cm" svg:x="8.151cm" svg:y="12.941cm" svg:viewBox="0 0 424 424" draw:points="0,424 0,0 424,0 424,424">
          <text:p/>
        </draw:polygon>
        <draw:polygon draw:style-name="gr6" draw:layer="layout" svg:width="0.423cm" svg:height="0.424cm" svg:x="8.151cm" svg:y="12.517cm" svg:viewBox="0 0 424 425" draw:points="0,425 0,0 424,0 424,425">
          <text:p/>
        </draw:polygon>
        <draw:polygon draw:style-name="gr7" draw:layer="layout" svg:width="0.423cm" svg:height="0.424cm" svg:x="8.151cm" svg:y="12.517cm" svg:viewBox="0 0 424 425" draw:points="0,425 0,0 424,0 424,425">
          <text:p/>
        </draw:polygon>
        <draw:polygon draw:style-name="gr6" draw:layer="layout" svg:width="0.423cm" svg:height="0.424cm" svg:x="8.151cm" svg:y="12.517cm" svg:viewBox="0 0 424 425" draw:points="0,425 0,0 424,0 424,425">
          <text:p/>
        </draw:polygon>
        <draw:polygon draw:style-name="gr7" draw:layer="layout" svg:width="0.423cm" svg:height="0.424cm" svg:x="8.151cm" svg:y="12.517cm" svg:viewBox="0 0 424 425" draw:points="0,425 0,0 424,0 424,425">
          <text:p/>
        </draw:polygon>
        <draw:polygon draw:style-name="gr6" draw:layer="layout" svg:width="0.423cm" svg:height="0.423cm" svg:x="8.151cm" svg:y="12.094cm" svg:viewBox="0 0 424 424" draw:points="0,424 0,0 424,0 424,424">
          <text:p/>
        </draw:polygon>
        <draw:polygon draw:style-name="gr7" draw:layer="layout" svg:width="0.423cm" svg:height="0.423cm" svg:x="8.151cm" svg:y="12.094cm" svg:viewBox="0 0 424 424" draw:points="0,424 0,0 424,0 424,424">
          <text:p/>
        </draw:polygon>
        <draw:polygon draw:style-name="gr6" draw:layer="layout" svg:width="0.423cm" svg:height="0.423cm" svg:x="8.151cm" svg:y="12.094cm" svg:viewBox="0 0 424 424" draw:points="0,424 0,0 424,0 424,424">
          <text:p/>
        </draw:polygon>
        <draw:polygon draw:style-name="gr7" draw:layer="layout" svg:width="0.423cm" svg:height="0.423cm" svg:x="8.151cm" svg:y="12.094cm" svg:viewBox="0 0 424 424" draw:points="0,424 0,0 424,0 424,424">
          <text:p/>
        </draw:polygon>
        <draw:polygon draw:style-name="gr6" draw:layer="layout" svg:width="0.423cm" svg:height="0.423cm" svg:x="8.151cm" svg:y="11.671cm" svg:viewBox="0 0 424 424" draw:points="0,424 0,0 424,0 424,424">
          <text:p/>
        </draw:polygon>
        <draw:polygon draw:style-name="gr7" draw:layer="layout" svg:width="0.423cm" svg:height="0.423cm" svg:x="8.151cm" svg:y="11.671cm" svg:viewBox="0 0 424 424" draw:points="0,424 0,0 424,0 424,424">
          <text:p/>
        </draw:polygon>
        <draw:polygon draw:style-name="gr6" draw:layer="layout" svg:width="0.423cm" svg:height="0.423cm" svg:x="8.151cm" svg:y="11.671cm" svg:viewBox="0 0 424 424" draw:points="0,424 0,0 424,0 424,424">
          <text:p/>
        </draw:polygon>
        <draw:polygon draw:style-name="gr7" draw:layer="layout" svg:width="0.423cm" svg:height="0.423cm" svg:x="8.151cm" svg:y="11.671cm" svg:viewBox="0 0 424 424" draw:points="0,424 0,0 424,0 424,424">
          <text:p/>
        </draw:polygon>
        <draw:polygon draw:style-name="gr6" draw:layer="layout" svg:width="0.423cm" svg:height="0.424cm" svg:x="8.151cm" svg:y="11.247cm" svg:viewBox="0 0 424 425" draw:points="0,425 0,0 424,0 424,425">
          <text:p/>
        </draw:polygon>
        <draw:polygon draw:style-name="gr7" draw:layer="layout" svg:width="0.423cm" svg:height="0.424cm" svg:x="8.151cm" svg:y="11.247cm" svg:viewBox="0 0 424 425" draw:points="0,425 0,0 424,0 424,425">
          <text:p/>
        </draw:polygon>
        <draw:polygon draw:style-name="gr6" draw:layer="layout" svg:width="0.423cm" svg:height="0.424cm" svg:x="8.151cm" svg:y="11.247cm" svg:viewBox="0 0 424 425" draw:points="0,425 0,0 424,0 424,425">
          <text:p/>
        </draw:polygon>
        <draw:polygon draw:style-name="gr7" draw:layer="layout" svg:width="0.423cm" svg:height="0.424cm" svg:x="8.151cm" svg:y="11.247cm" svg:viewBox="0 0 424 425" draw:points="0,425 0,0 424,0 424,425">
          <text:p/>
        </draw:polygon>
        <draw:polygon draw:style-name="gr6" draw:layer="layout" svg:width="0.423cm" svg:height="0.423cm" svg:x="8.151cm" svg:y="10.824cm" svg:viewBox="0 0 424 424" draw:points="0,424 0,0 424,0 424,424">
          <text:p/>
        </draw:polygon>
        <draw:polygon draw:style-name="gr7" draw:layer="layout" svg:width="0.423cm" svg:height="0.423cm" svg:x="8.151cm" svg:y="10.824cm" svg:viewBox="0 0 424 424" draw:points="0,424 0,0 424,0 424,424">
          <text:p/>
        </draw:polygon>
        <draw:polygon draw:style-name="gr6" draw:layer="layout" svg:width="0.423cm" svg:height="0.423cm" svg:x="8.151cm" svg:y="10.824cm" svg:viewBox="0 0 424 424" draw:points="0,424 0,0 424,0 424,424">
          <text:p/>
        </draw:polygon>
        <draw:polygon draw:style-name="gr7" draw:layer="layout" svg:width="0.423cm" svg:height="0.423cm" svg:x="8.151cm" svg:y="10.824cm" svg:viewBox="0 0 424 424" draw:points="0,424 0,0 424,0 424,424">
          <text:p/>
        </draw:polygon>
        <draw:polygon draw:style-name="gr6" draw:layer="layout" svg:width="0.423cm" svg:height="0.423cm" svg:x="8.151cm" svg:y="10.401cm" svg:viewBox="0 0 424 424" draw:points="0,424 0,0 424,0 424,424">
          <text:p/>
        </draw:polygon>
        <draw:polygon draw:style-name="gr7" draw:layer="layout" svg:width="0.423cm" svg:height="0.423cm" svg:x="8.151cm" svg:y="10.401cm" svg:viewBox="0 0 424 424" draw:points="0,424 0,0 424,0 424,424">
          <text:p/>
        </draw:polygon>
        <draw:polygon draw:style-name="gr6" draw:layer="layout" svg:width="0.423cm" svg:height="0.423cm" svg:x="8.151cm" svg:y="10.401cm" svg:viewBox="0 0 424 424" draw:points="0,424 0,0 424,0 424,424">
          <text:p/>
        </draw:polygon>
        <draw:polygon draw:style-name="gr7" draw:layer="layout" svg:width="0.423cm" svg:height="0.423cm" svg:x="8.151cm" svg:y="10.401cm" svg:viewBox="0 0 424 424" draw:points="0,424 0,0 424,0 424,424">
          <text:p/>
        </draw:polygon>
        <draw:polygon draw:style-name="gr6" draw:layer="layout" svg:width="0.423cm" svg:height="0.424cm" svg:x="8.574cm" svg:y="20.137cm" svg:viewBox="0 0 424 425" draw:points="0,425 0,0 424,0 424,425">
          <text:p/>
        </draw:polygon>
        <draw:polygon draw:style-name="gr7" draw:layer="layout" svg:width="0.423cm" svg:height="0.424cm" svg:x="8.574cm" svg:y="20.137cm" svg:viewBox="0 0 424 425" draw:points="0,425 0,0 424,0 424,425">
          <text:p/>
        </draw:polygon>
        <draw:polygon draw:style-name="gr6" draw:layer="layout" svg:width="0.423cm" svg:height="0.424cm" svg:x="8.574cm" svg:y="20.137cm" svg:viewBox="0 0 424 425" draw:points="0,425 0,0 424,0 424,425">
          <text:p/>
        </draw:polygon>
        <draw:polygon draw:style-name="gr7" draw:layer="layout" svg:width="0.423cm" svg:height="0.424cm" svg:x="8.574cm" svg:y="20.137cm" svg:viewBox="0 0 424 425" draw:points="0,425 0,0 424,0 424,425">
          <text:p/>
        </draw:polygon>
        <draw:polygon draw:style-name="gr6" draw:layer="layout" svg:width="0.423cm" svg:height="0.423cm" svg:x="8.574cm" svg:y="19.714cm" svg:viewBox="0 0 424 424" draw:points="0,424 0,0 424,0 424,424">
          <text:p/>
        </draw:polygon>
        <draw:polygon draw:style-name="gr7" draw:layer="layout" svg:width="0.423cm" svg:height="0.423cm" svg:x="8.574cm" svg:y="19.714cm" svg:viewBox="0 0 424 424" draw:points="0,424 0,0 424,0 424,424">
          <text:p/>
        </draw:polygon>
        <draw:polygon draw:style-name="gr6" draw:layer="layout" svg:width="0.423cm" svg:height="0.423cm" svg:x="8.574cm" svg:y="19.714cm" svg:viewBox="0 0 424 424" draw:points="0,424 0,0 424,0 424,424">
          <text:p/>
        </draw:polygon>
        <draw:polygon draw:style-name="gr7" draw:layer="layout" svg:width="0.423cm" svg:height="0.423cm" svg:x="8.574cm" svg:y="19.714cm" svg:viewBox="0 0 424 424" draw:points="0,424 0,0 424,0 424,424">
          <text:p/>
        </draw:polygon>
        <draw:polygon draw:style-name="gr6" draw:layer="layout" svg:width="0.423cm" svg:height="0.423cm" svg:x="8.574cm" svg:y="19.291cm" svg:viewBox="0 0 424 424" draw:points="0,424 0,0 424,0 424,424">
          <text:p/>
        </draw:polygon>
        <draw:polygon draw:style-name="gr7" draw:layer="layout" svg:width="0.423cm" svg:height="0.423cm" svg:x="8.574cm" svg:y="19.291cm" svg:viewBox="0 0 424 424" draw:points="0,424 0,0 424,0 424,424">
          <text:p/>
        </draw:polygon>
        <draw:polygon draw:style-name="gr6" draw:layer="layout" svg:width="0.423cm" svg:height="0.423cm" svg:x="8.574cm" svg:y="19.291cm" svg:viewBox="0 0 424 424" draw:points="0,424 0,0 424,0 424,424">
          <text:p/>
        </draw:polygon>
        <draw:polygon draw:style-name="gr7" draw:layer="layout" svg:width="0.423cm" svg:height="0.423cm" svg:x="8.574cm" svg:y="19.291cm" svg:viewBox="0 0 424 424" draw:points="0,424 0,0 424,0 424,424">
          <text:p/>
        </draw:polygon>
        <draw:polygon draw:style-name="gr6" draw:layer="layout" svg:width="0.423cm" svg:height="0.424cm" svg:x="8.574cm" svg:y="18.867cm" svg:viewBox="0 0 424 425" draw:points="0,425 0,0 424,0 424,425">
          <text:p/>
        </draw:polygon>
        <draw:polygon draw:style-name="gr7" draw:layer="layout" svg:width="0.423cm" svg:height="0.424cm" svg:x="8.574cm" svg:y="18.867cm" svg:viewBox="0 0 424 425" draw:points="0,425 0,0 424,0 424,425">
          <text:p/>
        </draw:polygon>
        <draw:polygon draw:style-name="gr6" draw:layer="layout" svg:width="0.423cm" svg:height="0.424cm" svg:x="8.574cm" svg:y="18.867cm" svg:viewBox="0 0 424 425" draw:points="0,425 0,0 424,0 424,425">
          <text:p/>
        </draw:polygon>
        <draw:polygon draw:style-name="gr7" draw:layer="layout" svg:width="0.423cm" svg:height="0.424cm" svg:x="8.574cm" svg:y="18.867cm" svg:viewBox="0 0 424 425" draw:points="0,425 0,0 424,0 424,425">
          <text:p/>
        </draw:polygon>
        <draw:polygon draw:style-name="gr6" draw:layer="layout" svg:width="0.423cm" svg:height="0.423cm" svg:x="8.574cm" svg:y="18.444cm" svg:viewBox="0 0 424 424" draw:points="0,424 0,0 424,0 424,424">
          <text:p/>
        </draw:polygon>
        <draw:polygon draw:style-name="gr7" draw:layer="layout" svg:width="0.423cm" svg:height="0.423cm" svg:x="8.574cm" svg:y="18.444cm" svg:viewBox="0 0 424 424" draw:points="0,424 0,0 424,0 424,424">
          <text:p/>
        </draw:polygon>
        <draw:polygon draw:style-name="gr6" draw:layer="layout" svg:width="0.423cm" svg:height="0.423cm" svg:x="8.574cm" svg:y="18.444cm" svg:viewBox="0 0 424 424" draw:points="0,424 0,0 424,0 424,424">
          <text:p/>
        </draw:polygon>
        <draw:polygon draw:style-name="gr7" draw:layer="layout" svg:width="0.423cm" svg:height="0.423cm" svg:x="8.574cm" svg:y="18.444cm" svg:viewBox="0 0 424 424" draw:points="0,424 0,0 424,0 424,424">
          <text:p/>
        </draw:polygon>
        <draw:polygon draw:style-name="gr6" draw:layer="layout" svg:width="0.423cm" svg:height="0.423cm" svg:x="8.574cm" svg:y="18.021cm" svg:viewBox="0 0 424 424" draw:points="0,424 0,0 424,0 424,424">
          <text:p/>
        </draw:polygon>
        <draw:polygon draw:style-name="gr7" draw:layer="layout" svg:width="0.423cm" svg:height="0.423cm" svg:x="8.574cm" svg:y="18.021cm" svg:viewBox="0 0 424 424" draw:points="0,424 0,0 424,0 424,424">
          <text:p/>
        </draw:polygon>
        <draw:polygon draw:style-name="gr6" draw:layer="layout" svg:width="0.423cm" svg:height="0.423cm" svg:x="8.574cm" svg:y="18.021cm" svg:viewBox="0 0 424 424" draw:points="0,424 0,0 424,0 424,424">
          <text:p/>
        </draw:polygon>
        <draw:polygon draw:style-name="gr7" draw:layer="layout" svg:width="0.423cm" svg:height="0.423cm" svg:x="8.574cm" svg:y="18.021cm" svg:viewBox="0 0 424 424" draw:points="0,424 0,0 424,0 424,424">
          <text:p/>
        </draw:polygon>
        <draw:polygon draw:style-name="gr6" draw:layer="layout" svg:width="0.423cm" svg:height="0.424cm" svg:x="8.574cm" svg:y="17.597cm" svg:viewBox="0 0 424 425" draw:points="0,425 0,0 424,0 424,425">
          <text:p/>
        </draw:polygon>
        <draw:polygon draw:style-name="gr7" draw:layer="layout" svg:width="0.423cm" svg:height="0.424cm" svg:x="8.574cm" svg:y="17.597cm" svg:viewBox="0 0 424 425" draw:points="0,425 0,0 424,0 424,425">
          <text:p/>
        </draw:polygon>
        <draw:polygon draw:style-name="gr6" draw:layer="layout" svg:width="0.423cm" svg:height="0.424cm" svg:x="8.574cm" svg:y="17.597cm" svg:viewBox="0 0 424 425" draw:points="0,425 0,0 424,0 424,425">
          <text:p/>
        </draw:polygon>
        <draw:polygon draw:style-name="gr7" draw:layer="layout" svg:width="0.423cm" svg:height="0.424cm" svg:x="8.574cm" svg:y="17.597cm" svg:viewBox="0 0 424 425" draw:points="0,425 0,0 424,0 424,425">
          <text:p/>
        </draw:polygon>
        <draw:polygon draw:style-name="gr6" draw:layer="layout" svg:width="0.423cm" svg:height="0.423cm" svg:x="8.574cm" svg:y="17.174cm" svg:viewBox="0 0 424 424" draw:points="0,424 0,0 424,0 424,424">
          <text:p/>
        </draw:polygon>
        <draw:polygon draw:style-name="gr7" draw:layer="layout" svg:width="0.423cm" svg:height="0.423cm" svg:x="8.574cm" svg:y="17.174cm" svg:viewBox="0 0 424 424" draw:points="0,424 0,0 424,0 424,424">
          <text:p/>
        </draw:polygon>
        <draw:polygon draw:style-name="gr6" draw:layer="layout" svg:width="0.423cm" svg:height="0.423cm" svg:x="8.574cm" svg:y="17.174cm" svg:viewBox="0 0 424 424" draw:points="0,424 0,0 424,0 424,424">
          <text:p/>
        </draw:polygon>
        <draw:polygon draw:style-name="gr7" draw:layer="layout" svg:width="0.423cm" svg:height="0.423cm" svg:x="8.574cm" svg:y="17.174cm" svg:viewBox="0 0 424 424" draw:points="0,424 0,0 424,0 424,424">
          <text:p/>
        </draw:polygon>
        <draw:polygon draw:style-name="gr6" draw:layer="layout" svg:width="0.423cm" svg:height="0.423cm" svg:x="8.574cm" svg:y="16.751cm" svg:viewBox="0 0 424 424" draw:points="0,424 0,0 424,0 424,424">
          <text:p/>
        </draw:polygon>
        <draw:polygon draw:style-name="gr7" draw:layer="layout" svg:width="0.423cm" svg:height="0.423cm" svg:x="8.574cm" svg:y="16.751cm" svg:viewBox="0 0 424 424" draw:points="0,424 0,0 424,0 424,424">
          <text:p/>
        </draw:polygon>
        <draw:polygon draw:style-name="gr6" draw:layer="layout" svg:width="0.423cm" svg:height="0.423cm" svg:x="8.574cm" svg:y="16.751cm" svg:viewBox="0 0 424 424" draw:points="0,424 0,0 424,0 424,424">
          <text:p/>
        </draw:polygon>
        <draw:polygon draw:style-name="gr7" draw:layer="layout" svg:width="0.423cm" svg:height="0.423cm" svg:x="8.574cm" svg:y="16.751cm" svg:viewBox="0 0 424 424" draw:points="0,424 0,0 424,0 424,424">
          <text:p/>
        </draw:polygon>
        <draw:polygon draw:style-name="gr6" draw:layer="layout" svg:width="0.423cm" svg:height="0.424cm" svg:x="8.574cm" svg:y="16.327cm" svg:viewBox="0 0 424 425" draw:points="0,425 0,0 424,0 424,425">
          <text:p/>
        </draw:polygon>
        <draw:polygon draw:style-name="gr7" draw:layer="layout" svg:width="0.423cm" svg:height="0.424cm" svg:x="8.574cm" svg:y="16.327cm" svg:viewBox="0 0 424 425" draw:points="0,425 0,0 424,0 424,425">
          <text:p/>
        </draw:polygon>
        <draw:polygon draw:style-name="gr6" draw:layer="layout" svg:width="0.423cm" svg:height="0.424cm" svg:x="8.574cm" svg:y="16.327cm" svg:viewBox="0 0 424 425" draw:points="0,425 0,0 424,0 424,425">
          <text:p/>
        </draw:polygon>
        <draw:polygon draw:style-name="gr7" draw:layer="layout" svg:width="0.423cm" svg:height="0.424cm" svg:x="8.574cm" svg:y="16.327cm" svg:viewBox="0 0 424 425" draw:points="0,425 0,0 424,0 424,425">
          <text:p/>
        </draw:polygon>
        <draw:polygon draw:style-name="gr6" draw:layer="layout" svg:width="0.423cm" svg:height="0.423cm" svg:x="8.574cm" svg:y="15.904cm" svg:viewBox="0 0 424 424" draw:points="0,424 0,0 424,0 424,424">
          <text:p/>
        </draw:polygon>
        <draw:polygon draw:style-name="gr7" draw:layer="layout" svg:width="0.423cm" svg:height="0.423cm" svg:x="8.574cm" svg:y="15.904cm" svg:viewBox="0 0 424 424" draw:points="0,424 0,0 424,0 424,424">
          <text:p/>
        </draw:polygon>
        <draw:polygon draw:style-name="gr6" draw:layer="layout" svg:width="0.423cm" svg:height="0.423cm" svg:x="8.574cm" svg:y="15.904cm" svg:viewBox="0 0 424 424" draw:points="0,424 0,0 424,0 424,424">
          <text:p/>
        </draw:polygon>
        <draw:polygon draw:style-name="gr7" draw:layer="layout" svg:width="0.423cm" svg:height="0.423cm" svg:x="8.574cm" svg:y="15.904cm" svg:viewBox="0 0 424 424" draw:points="0,424 0,0 424,0 424,424">
          <text:p/>
        </draw:polygon>
        <draw:polygon draw:style-name="gr6" draw:layer="layout" svg:width="0.423cm" svg:height="0.423cm" svg:x="8.574cm" svg:y="15.481cm" svg:viewBox="0 0 424 424" draw:points="0,424 0,0 424,0 424,424">
          <text:p/>
        </draw:polygon>
        <draw:polygon draw:style-name="gr7" draw:layer="layout" svg:width="0.423cm" svg:height="0.423cm" svg:x="8.574cm" svg:y="15.481cm" svg:viewBox="0 0 424 424" draw:points="0,424 0,0 424,0 424,424">
          <text:p/>
        </draw:polygon>
        <draw:polygon draw:style-name="gr6" draw:layer="layout" svg:width="0.423cm" svg:height="0.423cm" svg:x="8.574cm" svg:y="15.481cm" svg:viewBox="0 0 424 424" draw:points="0,424 0,0 424,0 424,424">
          <text:p/>
        </draw:polygon>
        <draw:polygon draw:style-name="gr7" draw:layer="layout" svg:width="0.423cm" svg:height="0.423cm" svg:x="8.574cm" svg:y="15.481cm" svg:viewBox="0 0 424 424" draw:points="0,424 0,0 424,0 424,424">
          <text:p/>
        </draw:polygon>
        <draw:polygon draw:style-name="gr6" draw:layer="layout" svg:width="0.423cm" svg:height="0.424cm" svg:x="8.574cm" svg:y="15.057cm" svg:viewBox="0 0 424 425" draw:points="0,425 0,0 424,0 424,425">
          <text:p/>
        </draw:polygon>
        <draw:polygon draw:style-name="gr7" draw:layer="layout" svg:width="0.423cm" svg:height="0.424cm" svg:x="8.574cm" svg:y="15.057cm" svg:viewBox="0 0 424 425" draw:points="0,425 0,0 424,0 424,425">
          <text:p/>
        </draw:polygon>
        <draw:polygon draw:style-name="gr6" draw:layer="layout" svg:width="0.423cm" svg:height="0.424cm" svg:x="8.574cm" svg:y="15.057cm" svg:viewBox="0 0 424 425" draw:points="0,425 0,0 424,0 424,425">
          <text:p/>
        </draw:polygon>
        <draw:polygon draw:style-name="gr7" draw:layer="layout" svg:width="0.423cm" svg:height="0.424cm" svg:x="8.574cm" svg:y="15.057cm" svg:viewBox="0 0 424 425" draw:points="0,425 0,0 424,0 424,425">
          <text:p/>
        </draw:polygon>
        <draw:polygon draw:style-name="gr6" draw:layer="layout" svg:width="0.423cm" svg:height="0.423cm" svg:x="8.574cm" svg:y="14.634cm" svg:viewBox="0 0 424 424" draw:points="0,424 0,0 424,0 424,424">
          <text:p/>
        </draw:polygon>
        <draw:polygon draw:style-name="gr7" draw:layer="layout" svg:width="0.423cm" svg:height="0.423cm" svg:x="8.574cm" svg:y="14.634cm" svg:viewBox="0 0 424 424" draw:points="0,424 0,0 424,0 424,424">
          <text:p/>
        </draw:polygon>
        <draw:polygon draw:style-name="gr6" draw:layer="layout" svg:width="0.423cm" svg:height="0.423cm" svg:x="8.574cm" svg:y="14.634cm" svg:viewBox="0 0 424 424" draw:points="0,424 0,0 424,0 424,424">
          <text:p/>
        </draw:polygon>
        <draw:polygon draw:style-name="gr7" draw:layer="layout" svg:width="0.423cm" svg:height="0.423cm" svg:x="8.574cm" svg:y="14.634cm" svg:viewBox="0 0 424 424" draw:points="0,424 0,0 424,0 424,424">
          <text:p/>
        </draw:polygon>
        <draw:polygon draw:style-name="gr6" draw:layer="layout" svg:width="0.423cm" svg:height="0.423cm" svg:x="8.574cm" svg:y="14.211cm" svg:viewBox="0 0 424 424" draw:points="0,424 0,0 424,0 424,424">
          <text:p/>
        </draw:polygon>
        <draw:polygon draw:style-name="gr7" draw:layer="layout" svg:width="0.423cm" svg:height="0.423cm" svg:x="8.574cm" svg:y="14.211cm" svg:viewBox="0 0 424 424" draw:points="0,424 0,0 424,0 424,424">
          <text:p/>
        </draw:polygon>
        <draw:polygon draw:style-name="gr6" draw:layer="layout" svg:width="0.423cm" svg:height="0.423cm" svg:x="8.574cm" svg:y="14.211cm" svg:viewBox="0 0 424 424" draw:points="0,424 0,0 424,0 424,424">
          <text:p/>
        </draw:polygon>
        <draw:polygon draw:style-name="gr7" draw:layer="layout" svg:width="0.423cm" svg:height="0.423cm" svg:x="8.574cm" svg:y="14.211cm" svg:viewBox="0 0 424 424" draw:points="0,424 0,0 424,0 424,424">
          <text:p/>
        </draw:polygon>
        <draw:polygon draw:style-name="gr6" draw:layer="layout" svg:width="0.423cm" svg:height="0.424cm" svg:x="8.574cm" svg:y="13.787cm" svg:viewBox="0 0 424 425" draw:points="0,425 0,0 424,0 424,425">
          <text:p/>
        </draw:polygon>
        <draw:polygon draw:style-name="gr7" draw:layer="layout" svg:width="0.423cm" svg:height="0.424cm" svg:x="8.574cm" svg:y="13.787cm" svg:viewBox="0 0 424 425" draw:points="0,425 0,0 424,0 424,425">
          <text:p/>
        </draw:polygon>
        <draw:polygon draw:style-name="gr6" draw:layer="layout" svg:width="0.423cm" svg:height="0.424cm" svg:x="8.574cm" svg:y="13.787cm" svg:viewBox="0 0 424 425" draw:points="0,425 0,0 424,0 424,425">
          <text:p/>
        </draw:polygon>
        <draw:polygon draw:style-name="gr7" draw:layer="layout" svg:width="0.423cm" svg:height="0.424cm" svg:x="8.574cm" svg:y="13.787cm" svg:viewBox="0 0 424 425" draw:points="0,425 0,0 424,0 424,425">
          <text:p/>
        </draw:polygon>
        <draw:polygon draw:style-name="gr6" draw:layer="layout" svg:width="0.423cm" svg:height="0.423cm" svg:x="8.574cm" svg:y="13.364cm" svg:viewBox="0 0 424 424" draw:points="0,424 0,0 424,0 424,424">
          <text:p/>
        </draw:polygon>
        <draw:polygon draw:style-name="gr7" draw:layer="layout" svg:width="0.423cm" svg:height="0.423cm" svg:x="8.574cm" svg:y="13.364cm" svg:viewBox="0 0 424 424" draw:points="0,424 0,0 424,0 424,424">
          <text:p/>
        </draw:polygon>
        <draw:polygon draw:style-name="gr6" draw:layer="layout" svg:width="0.423cm" svg:height="0.423cm" svg:x="8.574cm" svg:y="13.364cm" svg:viewBox="0 0 424 424" draw:points="0,424 0,0 424,0 424,424">
          <text:p/>
        </draw:polygon>
        <draw:polygon draw:style-name="gr7" draw:layer="layout" svg:width="0.423cm" svg:height="0.423cm" svg:x="8.574cm" svg:y="13.364cm" svg:viewBox="0 0 424 424" draw:points="0,424 0,0 424,0 424,424">
          <text:p/>
        </draw:polygon>
        <draw:polygon draw:style-name="gr6" draw:layer="layout" svg:width="0.423cm" svg:height="0.423cm" svg:x="8.574cm" svg:y="12.941cm" svg:viewBox="0 0 424 424" draw:points="0,424 0,0 424,0 424,424">
          <text:p/>
        </draw:polygon>
        <draw:polygon draw:style-name="gr7" draw:layer="layout" svg:width="0.423cm" svg:height="0.423cm" svg:x="8.574cm" svg:y="12.941cm" svg:viewBox="0 0 424 424" draw:points="0,424 0,0 424,0 424,424">
          <text:p/>
        </draw:polygon>
        <draw:polygon draw:style-name="gr6" draw:layer="layout" svg:width="0.423cm" svg:height="0.423cm" svg:x="8.574cm" svg:y="12.941cm" svg:viewBox="0 0 424 424" draw:points="0,424 0,0 424,0 424,424">
          <text:p/>
        </draw:polygon>
        <draw:polygon draw:style-name="gr7" draw:layer="layout" svg:width="0.423cm" svg:height="0.423cm" svg:x="8.574cm" svg:y="12.941cm" svg:viewBox="0 0 424 424" draw:points="0,424 0,0 424,0 424,424">
          <text:p/>
        </draw:polygon>
        <draw:polygon draw:style-name="gr6" draw:layer="layout" svg:width="0.423cm" svg:height="0.424cm" svg:x="8.574cm" svg:y="12.517cm" svg:viewBox="0 0 424 425" draw:points="0,425 0,0 424,0 424,425">
          <text:p/>
        </draw:polygon>
        <draw:polygon draw:style-name="gr7" draw:layer="layout" svg:width="0.423cm" svg:height="0.424cm" svg:x="8.574cm" svg:y="12.517cm" svg:viewBox="0 0 424 425" draw:points="0,425 0,0 424,0 424,425">
          <text:p/>
        </draw:polygon>
        <draw:polygon draw:style-name="gr6" draw:layer="layout" svg:width="0.423cm" svg:height="0.424cm" svg:x="8.574cm" svg:y="12.517cm" svg:viewBox="0 0 424 425" draw:points="0,425 0,0 424,0 424,425">
          <text:p/>
        </draw:polygon>
        <draw:polygon draw:style-name="gr7" draw:layer="layout" svg:width="0.423cm" svg:height="0.424cm" svg:x="8.574cm" svg:y="12.517cm" svg:viewBox="0 0 424 425" draw:points="0,425 0,0 424,0 424,425">
          <text:p/>
        </draw:polygon>
        <draw:polygon draw:style-name="gr6" draw:layer="layout" svg:width="0.423cm" svg:height="0.423cm" svg:x="8.574cm" svg:y="12.094cm" svg:viewBox="0 0 424 424" draw:points="0,424 0,0 424,0 424,424">
          <text:p/>
        </draw:polygon>
        <draw:polygon draw:style-name="gr7" draw:layer="layout" svg:width="0.423cm" svg:height="0.423cm" svg:x="8.574cm" svg:y="12.094cm" svg:viewBox="0 0 424 424" draw:points="0,424 0,0 424,0 424,424">
          <text:p/>
        </draw:polygon>
        <draw:polygon draw:style-name="gr6" draw:layer="layout" svg:width="0.423cm" svg:height="0.423cm" svg:x="8.574cm" svg:y="12.094cm" svg:viewBox="0 0 424 424" draw:points="0,424 0,0 424,0 424,424">
          <text:p/>
        </draw:polygon>
        <draw:polygon draw:style-name="gr7" draw:layer="layout" svg:width="0.423cm" svg:height="0.423cm" svg:x="8.574cm" svg:y="12.094cm" svg:viewBox="0 0 424 424" draw:points="0,424 0,0 424,0 424,424">
          <text:p/>
        </draw:polygon>
        <draw:polygon draw:style-name="gr6" draw:layer="layout" svg:width="0.423cm" svg:height="0.423cm" svg:x="8.574cm" svg:y="11.671cm" svg:viewBox="0 0 424 424" draw:points="0,424 0,0 424,0 424,424">
          <text:p/>
        </draw:polygon>
        <draw:polygon draw:style-name="gr7" draw:layer="layout" svg:width="0.423cm" svg:height="0.423cm" svg:x="8.574cm" svg:y="11.671cm" svg:viewBox="0 0 424 424" draw:points="0,424 0,0 424,0 424,424">
          <text:p/>
        </draw:polygon>
        <draw:polygon draw:style-name="gr6" draw:layer="layout" svg:width="0.423cm" svg:height="0.423cm" svg:x="8.574cm" svg:y="11.671cm" svg:viewBox="0 0 424 424" draw:points="0,424 0,0 424,0 424,424">
          <text:p/>
        </draw:polygon>
        <draw:polygon draw:style-name="gr7" draw:layer="layout" svg:width="0.423cm" svg:height="0.423cm" svg:x="8.574cm" svg:y="11.671cm" svg:viewBox="0 0 424 424" draw:points="0,424 0,0 424,0 424,424">
          <text:p/>
        </draw:polygon>
        <draw:polygon draw:style-name="gr6" draw:layer="layout" svg:width="0.423cm" svg:height="0.424cm" svg:x="8.574cm" svg:y="11.247cm" svg:viewBox="0 0 424 425" draw:points="0,425 0,0 424,0 424,425">
          <text:p/>
        </draw:polygon>
        <draw:polygon draw:style-name="gr7" draw:layer="layout" svg:width="0.423cm" svg:height="0.424cm" svg:x="8.574cm" svg:y="11.247cm" svg:viewBox="0 0 424 425" draw:points="0,425 0,0 424,0 424,425">
          <text:p/>
        </draw:polygon>
        <draw:polygon draw:style-name="gr6" draw:layer="layout" svg:width="0.423cm" svg:height="0.424cm" svg:x="8.574cm" svg:y="11.247cm" svg:viewBox="0 0 424 425" draw:points="0,425 0,0 424,0 424,425">
          <text:p/>
        </draw:polygon>
        <draw:polygon draw:style-name="gr7" draw:layer="layout" svg:width="0.423cm" svg:height="0.424cm" svg:x="8.574cm" svg:y="11.247cm" svg:viewBox="0 0 424 425" draw:points="0,425 0,0 424,0 424,425">
          <text:p/>
        </draw:polygon>
        <draw:polygon draw:style-name="gr6" draw:layer="layout" svg:width="0.423cm" svg:height="0.423cm" svg:x="8.574cm" svg:y="10.824cm" svg:viewBox="0 0 424 424" draw:points="0,424 0,0 424,0 424,424">
          <text:p/>
        </draw:polygon>
        <draw:polygon draw:style-name="gr7" draw:layer="layout" svg:width="0.423cm" svg:height="0.423cm" svg:x="8.574cm" svg:y="10.824cm" svg:viewBox="0 0 424 424" draw:points="0,424 0,0 424,0 424,424">
          <text:p/>
        </draw:polygon>
        <draw:polygon draw:style-name="gr6" draw:layer="layout" svg:width="0.423cm" svg:height="0.423cm" svg:x="8.574cm" svg:y="10.824cm" svg:viewBox="0 0 424 424" draw:points="0,424 0,0 424,0 424,424">
          <text:p/>
        </draw:polygon>
        <draw:polygon draw:style-name="gr7" draw:layer="layout" svg:width="0.423cm" svg:height="0.423cm" svg:x="8.574cm" svg:y="10.824cm" svg:viewBox="0 0 424 424" draw:points="0,424 0,0 424,0 424,424">
          <text:p/>
        </draw:polygon>
        <draw:polygon draw:style-name="gr6" draw:layer="layout" svg:width="0.423cm" svg:height="0.423cm" svg:x="8.574cm" svg:y="10.401cm" svg:viewBox="0 0 424 424" draw:points="0,424 0,0 424,0 424,424">
          <text:p/>
        </draw:polygon>
        <draw:polygon draw:style-name="gr7" draw:layer="layout" svg:width="0.423cm" svg:height="0.423cm" svg:x="8.574cm" svg:y="10.401cm" svg:viewBox="0 0 424 424" draw:points="0,424 0,0 424,0 424,424">
          <text:p/>
        </draw:polygon>
        <draw:polygon draw:style-name="gr6" draw:layer="layout" svg:width="0.423cm" svg:height="0.423cm" svg:x="8.574cm" svg:y="10.401cm" svg:viewBox="0 0 424 424" draw:points="0,424 0,0 424,0 424,424">
          <text:p/>
        </draw:polygon>
        <draw:polygon draw:style-name="gr7" draw:layer="layout" svg:width="0.423cm" svg:height="0.423cm" svg:x="8.574cm" svg:y="10.401cm" svg:viewBox="0 0 424 424" draw:points="0,424 0,0 424,0 424,424">
          <text:p/>
        </draw:polygon>
        <draw:polygon draw:style-name="gr6" draw:layer="layout" svg:width="0.424cm" svg:height="0.424cm" svg:x="8.997cm" svg:y="20.137cm" svg:viewBox="0 0 425 425" draw:points="0,425 0,0 425,0 425,425">
          <text:p/>
        </draw:polygon>
        <draw:polygon draw:style-name="gr7" draw:layer="layout" svg:width="0.424cm" svg:height="0.424cm" svg:x="8.997cm" svg:y="20.137cm" svg:viewBox="0 0 425 425" draw:points="0,425 0,0 425,0 425,425">
          <text:p/>
        </draw:polygon>
        <draw:polygon draw:style-name="gr6" draw:layer="layout" svg:width="0.424cm" svg:height="0.424cm" svg:x="8.997cm" svg:y="20.137cm" svg:viewBox="0 0 425 425" draw:points="0,425 0,0 425,0 425,425">
          <text:p/>
        </draw:polygon>
        <draw:polygon draw:style-name="gr7" draw:layer="layout" svg:width="0.424cm" svg:height="0.424cm" svg:x="8.997cm" svg:y="20.137cm" svg:viewBox="0 0 425 425" draw:points="0,425 0,0 425,0 425,425">
          <text:p/>
        </draw:polygon>
        <draw:polygon draw:style-name="gr6" draw:layer="layout" svg:width="0.424cm" svg:height="0.423cm" svg:x="8.997cm" svg:y="19.714cm" svg:viewBox="0 0 425 424" draw:points="0,424 0,0 425,0 425,424">
          <text:p/>
        </draw:polygon>
        <draw:polygon draw:style-name="gr7" draw:layer="layout" svg:width="0.424cm" svg:height="0.423cm" svg:x="8.997cm" svg:y="19.714cm" svg:viewBox="0 0 425 424" draw:points="0,424 0,0 425,0 425,424">
          <text:p/>
        </draw:polygon>
        <draw:polygon draw:style-name="gr6" draw:layer="layout" svg:width="0.424cm" svg:height="0.423cm" svg:x="8.997cm" svg:y="19.714cm" svg:viewBox="0 0 425 424" draw:points="0,424 0,0 425,0 425,424">
          <text:p/>
        </draw:polygon>
        <draw:polygon draw:style-name="gr7" draw:layer="layout" svg:width="0.424cm" svg:height="0.423cm" svg:x="8.997cm" svg:y="19.714cm" svg:viewBox="0 0 425 424" draw:points="0,424 0,0 425,0 425,424">
          <text:p/>
        </draw:polygon>
        <draw:polygon draw:style-name="gr6" draw:layer="layout" svg:width="0.424cm" svg:height="0.423cm" svg:x="8.997cm" svg:y="19.291cm" svg:viewBox="0 0 425 424" draw:points="0,424 0,0 425,0 425,424">
          <text:p/>
        </draw:polygon>
        <draw:polygon draw:style-name="gr7" draw:layer="layout" svg:width="0.424cm" svg:height="0.423cm" svg:x="8.997cm" svg:y="19.291cm" svg:viewBox="0 0 425 424" draw:points="0,424 0,0 425,0 425,424">
          <text:p/>
        </draw:polygon>
        <draw:polygon draw:style-name="gr6" draw:layer="layout" svg:width="0.424cm" svg:height="0.423cm" svg:x="8.997cm" svg:y="19.291cm" svg:viewBox="0 0 425 424" draw:points="0,424 0,0 425,0 425,424">
          <text:p/>
        </draw:polygon>
        <draw:polygon draw:style-name="gr7" draw:layer="layout" svg:width="0.424cm" svg:height="0.423cm" svg:x="8.997cm" svg:y="19.291cm" svg:viewBox="0 0 425 424" draw:points="0,424 0,0 425,0 425,424">
          <text:p/>
        </draw:polygon>
        <draw:polygon draw:style-name="gr6" draw:layer="layout" svg:width="0.424cm" svg:height="0.424cm" svg:x="8.997cm" svg:y="18.867cm" svg:viewBox="0 0 425 425" draw:points="0,425 0,0 425,0 425,425">
          <text:p/>
        </draw:polygon>
        <draw:polygon draw:style-name="gr7" draw:layer="layout" svg:width="0.424cm" svg:height="0.424cm" svg:x="8.997cm" svg:y="18.867cm" svg:viewBox="0 0 425 425" draw:points="0,425 0,0 425,0 425,425">
          <text:p/>
        </draw:polygon>
        <draw:polygon draw:style-name="gr6" draw:layer="layout" svg:width="0.424cm" svg:height="0.424cm" svg:x="8.997cm" svg:y="18.867cm" svg:viewBox="0 0 425 425" draw:points="0,425 0,0 425,0 425,425">
          <text:p/>
        </draw:polygon>
        <draw:polygon draw:style-name="gr7" draw:layer="layout" svg:width="0.424cm" svg:height="0.424cm" svg:x="8.997cm" svg:y="18.867cm" svg:viewBox="0 0 425 425" draw:points="0,425 0,0 425,0 425,425">
          <text:p/>
        </draw:polygon>
        <draw:polygon draw:style-name="gr6" draw:layer="layout" svg:width="0.424cm" svg:height="0.423cm" svg:x="8.997cm" svg:y="18.444cm" svg:viewBox="0 0 425 424" draw:points="0,424 0,0 425,0 425,424">
          <text:p/>
        </draw:polygon>
        <draw:polygon draw:style-name="gr7" draw:layer="layout" svg:width="0.424cm" svg:height="0.423cm" svg:x="8.997cm" svg:y="18.444cm" svg:viewBox="0 0 425 424" draw:points="0,424 0,0 425,0 425,424">
          <text:p/>
        </draw:polygon>
        <draw:polygon draw:style-name="gr6" draw:layer="layout" svg:width="0.424cm" svg:height="0.423cm" svg:x="8.997cm" svg:y="18.021cm" svg:viewBox="0 0 425 424" draw:points="0,424 0,0 425,0 425,424">
          <text:p/>
        </draw:polygon>
        <draw:polygon draw:style-name="gr7" draw:layer="layout" svg:width="0.424cm" svg:height="0.423cm" svg:x="8.997cm" svg:y="18.021cm" svg:viewBox="0 0 425 424" draw:points="0,424 0,0 425,0 425,424">
          <text:p/>
        </draw:polygon>
        <draw:polygon draw:style-name="gr6" draw:layer="layout" svg:width="0.424cm" svg:height="0.424cm" svg:x="8.997cm" svg:y="17.597cm" svg:viewBox="0 0 425 425" draw:points="0,425 0,0 425,0 425,425">
          <text:p/>
        </draw:polygon>
        <draw:polygon draw:style-name="gr7" draw:layer="layout" svg:width="0.424cm" svg:height="0.424cm" svg:x="8.997cm" svg:y="17.597cm" svg:viewBox="0 0 425 425" draw:points="0,425 0,0 425,0 425,425">
          <text:p/>
        </draw:polygon>
        <draw:polygon draw:style-name="gr6" draw:layer="layout" svg:width="0.424cm" svg:height="0.423cm" svg:x="8.997cm" svg:y="17.174cm" svg:viewBox="0 0 425 424" draw:points="0,424 0,0 425,0 425,424">
          <text:p/>
        </draw:polygon>
        <draw:polygon draw:style-name="gr7" draw:layer="layout" svg:width="0.424cm" svg:height="0.423cm" svg:x="8.997cm" svg:y="17.174cm" svg:viewBox="0 0 425 424" draw:points="0,424 0,0 425,0 425,424">
          <text:p/>
        </draw:polygon>
        <draw:polygon draw:style-name="gr6" draw:layer="layout" svg:width="0.424cm" svg:height="0.423cm" svg:x="8.997cm" svg:y="16.751cm" svg:viewBox="0 0 425 424" draw:points="0,424 0,0 425,0 425,424">
          <text:p/>
        </draw:polygon>
        <draw:polygon draw:style-name="gr7" draw:layer="layout" svg:width="0.424cm" svg:height="0.423cm" svg:x="8.997cm" svg:y="16.751cm" svg:viewBox="0 0 425 424" draw:points="0,424 0,0 425,0 425,424">
          <text:p/>
        </draw:polygon>
        <draw:polygon draw:style-name="gr6" draw:layer="layout" svg:width="0.424cm" svg:height="0.424cm" svg:x="8.997cm" svg:y="16.327cm" svg:viewBox="0 0 425 425" draw:points="0,425 0,0 425,0 425,425">
          <text:p/>
        </draw:polygon>
        <draw:polygon draw:style-name="gr7" draw:layer="layout" svg:width="0.424cm" svg:height="0.424cm" svg:x="8.997cm" svg:y="16.327cm" svg:viewBox="0 0 425 425" draw:points="0,425 0,0 425,0 425,425">
          <text:p/>
        </draw:polygon>
        <draw:polygon draw:style-name="gr6" draw:layer="layout" svg:width="0.424cm" svg:height="0.423cm" svg:x="8.997cm" svg:y="15.904cm" svg:viewBox="0 0 425 424" draw:points="0,424 0,0 425,0 425,424">
          <text:p/>
        </draw:polygon>
        <draw:polygon draw:style-name="gr7" draw:layer="layout" svg:width="0.424cm" svg:height="0.423cm" svg:x="8.997cm" svg:y="15.904cm" svg:viewBox="0 0 425 424" draw:points="0,424 0,0 425,0 425,424">
          <text:p/>
        </draw:polygon>
        <draw:polygon draw:style-name="gr6" draw:layer="layout" svg:width="0.424cm" svg:height="0.423cm" svg:x="8.997cm" svg:y="15.481cm" svg:viewBox="0 0 425 424" draw:points="0,424 0,0 425,0 425,424">
          <text:p/>
        </draw:polygon>
        <draw:polygon draw:style-name="gr7" draw:layer="layout" svg:width="0.424cm" svg:height="0.423cm" svg:x="8.997cm" svg:y="15.481cm" svg:viewBox="0 0 425 424" draw:points="0,424 0,0 425,0 425,424">
          <text:p/>
        </draw:polygon>
        <draw:polygon draw:style-name="gr6" draw:layer="layout" svg:width="0.424cm" svg:height="0.424cm" svg:x="8.997cm" svg:y="15.057cm" svg:viewBox="0 0 425 425" draw:points="0,425 0,0 425,0 425,425">
          <text:p/>
        </draw:polygon>
        <draw:polygon draw:style-name="gr7" draw:layer="layout" svg:width="0.424cm" svg:height="0.424cm" svg:x="8.997cm" svg:y="15.057cm" svg:viewBox="0 0 425 425" draw:points="0,425 0,0 425,0 425,425">
          <text:p/>
        </draw:polygon>
        <draw:polygon draw:style-name="gr6" draw:layer="layout" svg:width="0.424cm" svg:height="0.423cm" svg:x="8.997cm" svg:y="14.634cm" svg:viewBox="0 0 425 424" draw:points="0,424 0,0 425,0 425,424">
          <text:p/>
        </draw:polygon>
        <draw:polygon draw:style-name="gr7" draw:layer="layout" svg:width="0.424cm" svg:height="0.423cm" svg:x="8.997cm" svg:y="14.634cm" svg:viewBox="0 0 425 424" draw:points="0,424 0,0 425,0 425,424">
          <text:p/>
        </draw:polygon>
        <draw:polygon draw:style-name="gr6" draw:layer="layout" svg:width="0.424cm" svg:height="0.423cm" svg:x="8.997cm" svg:y="14.211cm" svg:viewBox="0 0 425 424" draw:points="0,424 0,0 425,0 425,424">
          <text:p/>
        </draw:polygon>
        <draw:polygon draw:style-name="gr7" draw:layer="layout" svg:width="0.424cm" svg:height="0.423cm" svg:x="8.997cm" svg:y="14.211cm" svg:viewBox="0 0 425 424" draw:points="0,424 0,0 425,0 425,424">
          <text:p/>
        </draw:polygon>
        <draw:polygon draw:style-name="gr6" draw:layer="layout" svg:width="0.424cm" svg:height="0.424cm" svg:x="8.997cm" svg:y="13.787cm" svg:viewBox="0 0 425 425" draw:points="0,425 0,0 425,0 425,425">
          <text:p/>
        </draw:polygon>
        <draw:polygon draw:style-name="gr7" draw:layer="layout" svg:width="0.424cm" svg:height="0.424cm" svg:x="8.997cm" svg:y="13.787cm" svg:viewBox="0 0 425 425" draw:points="0,425 0,0 425,0 425,425">
          <text:p/>
        </draw:polygon>
        <draw:polygon draw:style-name="gr6" draw:layer="layout" svg:width="0.424cm" svg:height="0.423cm" svg:x="8.997cm" svg:y="13.364cm" svg:viewBox="0 0 425 424" draw:points="0,424 0,0 425,0 425,424">
          <text:p/>
        </draw:polygon>
        <draw:polygon draw:style-name="gr7" draw:layer="layout" svg:width="0.424cm" svg:height="0.423cm" svg:x="8.997cm" svg:y="13.364cm" svg:viewBox="0 0 425 424" draw:points="0,424 0,0 425,0 425,424">
          <text:p/>
        </draw:polygon>
        <draw:polygon draw:style-name="gr6" draw:layer="layout" svg:width="0.424cm" svg:height="0.423cm" svg:x="8.997cm" svg:y="12.941cm" svg:viewBox="0 0 425 424" draw:points="0,424 0,0 425,0 425,424">
          <text:p/>
        </draw:polygon>
        <draw:polygon draw:style-name="gr7" draw:layer="layout" svg:width="0.424cm" svg:height="0.423cm" svg:x="8.997cm" svg:y="12.941cm" svg:viewBox="0 0 425 424" draw:points="0,424 0,0 425,0 425,424">
          <text:p/>
        </draw:polygon>
        <draw:polygon draw:style-name="gr6" draw:layer="layout" svg:width="0.424cm" svg:height="0.424cm" svg:x="8.997cm" svg:y="12.517cm" svg:viewBox="0 0 425 425" draw:points="0,425 0,0 425,0 425,425">
          <text:p/>
        </draw:polygon>
        <draw:polygon draw:style-name="gr7" draw:layer="layout" svg:width="0.424cm" svg:height="0.424cm" svg:x="8.997cm" svg:y="12.517cm" svg:viewBox="0 0 425 425" draw:points="0,425 0,0 425,0 425,425">
          <text:p/>
        </draw:polygon>
        <draw:polygon draw:style-name="gr6" draw:layer="layout" svg:width="0.424cm" svg:height="0.423cm" svg:x="8.997cm" svg:y="12.094cm" svg:viewBox="0 0 425 424" draw:points="0,424 0,0 425,0 425,424">
          <text:p/>
        </draw:polygon>
        <draw:polygon draw:style-name="gr7" draw:layer="layout" svg:width="0.424cm" svg:height="0.423cm" svg:x="8.997cm" svg:y="12.094cm" svg:viewBox="0 0 425 424" draw:points="0,424 0,0 425,0 425,424">
          <text:p/>
        </draw:polygon>
        <draw:polygon draw:style-name="gr6" draw:layer="layout" svg:width="0.424cm" svg:height="0.423cm" svg:x="8.997cm" svg:y="11.671cm" svg:viewBox="0 0 425 424" draw:points="0,424 0,0 425,0 425,424">
          <text:p/>
        </draw:polygon>
        <draw:polygon draw:style-name="gr7" draw:layer="layout" svg:width="0.424cm" svg:height="0.423cm" svg:x="8.997cm" svg:y="11.671cm" svg:viewBox="0 0 425 424" draw:points="0,424 0,0 425,0 425,424">
          <text:p/>
        </draw:polygon>
        <draw:polygon draw:style-name="gr6" draw:layer="layout" svg:width="0.424cm" svg:height="0.424cm" svg:x="8.997cm" svg:y="11.247cm" svg:viewBox="0 0 425 425" draw:points="0,425 0,0 425,0 425,425">
          <text:p/>
        </draw:polygon>
        <draw:polygon draw:style-name="gr7" draw:layer="layout" svg:width="0.424cm" svg:height="0.424cm" svg:x="8.997cm" svg:y="11.247cm" svg:viewBox="0 0 425 425" draw:points="0,425 0,0 425,0 425,425">
          <text:p/>
        </draw:polygon>
        <draw:polygon draw:style-name="gr6" draw:layer="layout" svg:width="0.424cm" svg:height="0.424cm" svg:x="8.997cm" svg:y="11.247cm" svg:viewBox="0 0 425 425" draw:points="0,425 0,0 425,0 425,425">
          <text:p/>
        </draw:polygon>
        <draw:polygon draw:style-name="gr7" draw:layer="layout" svg:width="0.424cm" svg:height="0.424cm" svg:x="8.997cm" svg:y="11.247cm" svg:viewBox="0 0 425 425" draw:points="0,425 0,0 425,0 425,425">
          <text:p/>
        </draw:polygon>
        <draw:polygon draw:style-name="gr6" draw:layer="layout" svg:width="0.424cm" svg:height="0.423cm" svg:x="8.997cm" svg:y="10.824cm" svg:viewBox="0 0 425 424" draw:points="0,424 0,0 425,0 425,424">
          <text:p/>
        </draw:polygon>
        <draw:polygon draw:style-name="gr7" draw:layer="layout" svg:width="0.424cm" svg:height="0.423cm" svg:x="8.997cm" svg:y="10.824cm" svg:viewBox="0 0 425 424" draw:points="0,424 0,0 425,0 425,424">
          <text:p/>
        </draw:polygon>
        <draw:polygon draw:style-name="gr6" draw:layer="layout" svg:width="0.424cm" svg:height="0.423cm" svg:x="8.997cm" svg:y="10.824cm" svg:viewBox="0 0 425 424" draw:points="0,424 0,0 425,0 425,424">
          <text:p/>
        </draw:polygon>
        <draw:polygon draw:style-name="gr7" draw:layer="layout" svg:width="0.424cm" svg:height="0.423cm" svg:x="8.997cm" svg:y="10.824cm" svg:viewBox="0 0 425 424" draw:points="0,424 0,0 425,0 425,424">
          <text:p/>
        </draw:polygon>
        <draw:polygon draw:style-name="gr6" draw:layer="layout" svg:width="0.424cm" svg:height="0.423cm" svg:x="8.997cm" svg:y="10.401cm" svg:viewBox="0 0 425 424" draw:points="0,424 0,0 425,0 425,424">
          <text:p/>
        </draw:polygon>
        <draw:polygon draw:style-name="gr7" draw:layer="layout" svg:width="0.424cm" svg:height="0.423cm" svg:x="8.997cm" svg:y="10.401cm" svg:viewBox="0 0 425 424" draw:points="0,424 0,0 425,0 425,424">
          <text:p/>
        </draw:polygon>
        <draw:polygon draw:style-name="gr6" draw:layer="layout" svg:width="0.424cm" svg:height="0.423cm" svg:x="8.997cm" svg:y="10.401cm" svg:viewBox="0 0 425 424" draw:points="0,424 0,0 425,0 425,424">
          <text:p/>
        </draw:polygon>
        <draw:polygon draw:style-name="gr7" draw:layer="layout" svg:width="0.424cm" svg:height="0.423cm" svg:x="8.997cm" svg:y="10.401cm" svg:viewBox="0 0 425 424" draw:points="0,424 0,0 425,0 425,424">
          <text:p/>
        </draw:polygon>
        <draw:polygon draw:style-name="gr6" draw:layer="layout" svg:width="0.423cm" svg:height="0.424cm" svg:x="9.421cm" svg:y="20.137cm" svg:viewBox="0 0 424 425" draw:points="0,425 0,0 424,0 424,425">
          <text:p/>
        </draw:polygon>
        <draw:polygon draw:style-name="gr7" draw:layer="layout" svg:width="0.423cm" svg:height="0.424cm" svg:x="9.421cm" svg:y="20.137cm" svg:viewBox="0 0 424 425" draw:points="0,425 0,0 424,0 424,425">
          <text:p/>
        </draw:polygon>
        <draw:polygon draw:style-name="gr6" draw:layer="layout" svg:width="0.423cm" svg:height="0.424cm" svg:x="9.421cm" svg:y="20.137cm" svg:viewBox="0 0 424 425" draw:points="0,425 0,0 424,0 424,425">
          <text:p/>
        </draw:polygon>
        <draw:polygon draw:style-name="gr7" draw:layer="layout" svg:width="0.423cm" svg:height="0.424cm" svg:x="9.421cm" svg:y="20.137cm" svg:viewBox="0 0 424 425" draw:points="0,425 0,0 424,0 424,425">
          <text:p/>
        </draw:polygon>
        <draw:polygon draw:style-name="gr6" draw:layer="layout" svg:width="0.423cm" svg:height="0.423cm" svg:x="9.421cm" svg:y="19.714cm" svg:viewBox="0 0 424 424" draw:points="0,424 0,0 424,0 424,424">
          <text:p/>
        </draw:polygon>
        <draw:polygon draw:style-name="gr7" draw:layer="layout" svg:width="0.423cm" svg:height="0.423cm" svg:x="9.421cm" svg:y="19.714cm" svg:viewBox="0 0 424 424" draw:points="0,424 0,0 424,0 424,424">
          <text:p/>
        </draw:polygon>
        <draw:polygon draw:style-name="gr6" draw:layer="layout" svg:width="0.423cm" svg:height="0.423cm" svg:x="9.421cm" svg:y="19.714cm" svg:viewBox="0 0 424 424" draw:points="0,424 0,0 424,0 424,424">
          <text:p/>
        </draw:polygon>
        <draw:polygon draw:style-name="gr7" draw:layer="layout" svg:width="0.423cm" svg:height="0.423cm" svg:x="9.421cm" svg:y="19.714cm" svg:viewBox="0 0 424 424" draw:points="0,424 0,0 424,0 424,424">
          <text:p/>
        </draw:polygon>
        <draw:polygon draw:style-name="gr6" draw:layer="layout" svg:width="0.423cm" svg:height="0.423cm" svg:x="9.421cm" svg:y="19.291cm" svg:viewBox="0 0 424 424" draw:points="0,424 0,0 424,0 424,424">
          <text:p/>
        </draw:polygon>
        <draw:polygon draw:style-name="gr7" draw:layer="layout" svg:width="0.423cm" svg:height="0.423cm" svg:x="9.421cm" svg:y="19.291cm" svg:viewBox="0 0 424 424" draw:points="0,424 0,0 424,0 424,424">
          <text:p/>
        </draw:polygon>
        <draw:polygon draw:style-name="gr6" draw:layer="layout" svg:width="0.423cm" svg:height="0.423cm" svg:x="9.421cm" svg:y="19.291cm" svg:viewBox="0 0 424 424" draw:points="0,424 0,0 424,0 424,424">
          <text:p/>
        </draw:polygon>
        <draw:polygon draw:style-name="gr7" draw:layer="layout" svg:width="0.423cm" svg:height="0.423cm" svg:x="9.421cm" svg:y="19.291cm" svg:viewBox="0 0 424 424" draw:points="0,424 0,0 424,0 424,424">
          <text:p/>
        </draw:polygon>
        <draw:polygon draw:style-name="gr6" draw:layer="layout" svg:width="0.423cm" svg:height="0.424cm" svg:x="9.421cm" svg:y="18.867cm" svg:viewBox="0 0 424 425" draw:points="0,425 0,0 424,0 424,425">
          <text:p/>
        </draw:polygon>
        <draw:polygon draw:style-name="gr7" draw:layer="layout" svg:width="0.423cm" svg:height="0.424cm" svg:x="9.421cm" svg:y="18.867cm" svg:viewBox="0 0 424 425" draw:points="0,425 0,0 424,0 424,425">
          <text:p/>
        </draw:polygon>
        <draw:polygon draw:style-name="gr6" draw:layer="layout" svg:width="0.423cm" svg:height="0.424cm" svg:x="9.421cm" svg:y="18.867cm" svg:viewBox="0 0 424 425" draw:points="0,425 0,0 424,0 424,425">
          <text:p/>
        </draw:polygon>
        <draw:polygon draw:style-name="gr7" draw:layer="layout" svg:width="0.423cm" svg:height="0.424cm" svg:x="9.421cm" svg:y="18.867cm" svg:viewBox="0 0 424 425" draw:points="0,425 0,0 424,0 424,425">
          <text:p/>
        </draw:polygon>
        <draw:polygon draw:style-name="gr6" draw:layer="layout" svg:width="0.423cm" svg:height="0.423cm" svg:x="9.421cm" svg:y="18.444cm" svg:viewBox="0 0 424 424" draw:points="0,424 0,0 424,0 424,424">
          <text:p/>
        </draw:polygon>
        <draw:polygon draw:style-name="gr7" draw:layer="layout" svg:width="0.423cm" svg:height="0.423cm" svg:x="9.421cm" svg:y="18.444cm" svg:viewBox="0 0 424 424" draw:points="0,424 0,0 424,0 424,424">
          <text:p/>
        </draw:polygon>
        <draw:polygon draw:style-name="gr6" draw:layer="layout" svg:width="0.423cm" svg:height="0.423cm" svg:x="9.421cm" svg:y="18.021cm" svg:viewBox="0 0 424 424" draw:points="0,424 0,0 424,0 424,424">
          <text:p/>
        </draw:polygon>
        <draw:polygon draw:style-name="gr7" draw:layer="layout" svg:width="0.423cm" svg:height="0.423cm" svg:x="9.421cm" svg:y="18.021cm" svg:viewBox="0 0 424 424" draw:points="0,424 0,0 424,0 424,424">
          <text:p/>
        </draw:polygon>
        <draw:polygon draw:style-name="gr6" draw:layer="layout" svg:width="0.423cm" svg:height="0.424cm" svg:x="9.421cm" svg:y="17.597cm" svg:viewBox="0 0 424 425" draw:points="0,425 0,0 424,0 424,425">
          <text:p/>
        </draw:polygon>
        <draw:polygon draw:style-name="gr7" draw:layer="layout" svg:width="0.423cm" svg:height="0.424cm" svg:x="9.421cm" svg:y="17.597cm" svg:viewBox="0 0 424 425" draw:points="0,425 0,0 424,0 424,425">
          <text:p/>
        </draw:polygon>
        <draw:polygon draw:style-name="gr6" draw:layer="layout" svg:width="0.423cm" svg:height="0.423cm" svg:x="9.421cm" svg:y="17.174cm" svg:viewBox="0 0 424 424" draw:points="0,424 0,0 424,0 424,424">
          <text:p/>
        </draw:polygon>
        <draw:polygon draw:style-name="gr7" draw:layer="layout" svg:width="0.423cm" svg:height="0.423cm" svg:x="9.421cm" svg:y="17.174cm" svg:viewBox="0 0 424 424" draw:points="0,424 0,0 424,0 424,424">
          <text:p/>
        </draw:polygon>
        <draw:polygon draw:style-name="gr6" draw:layer="layout" svg:width="0.423cm" svg:height="0.423cm" svg:x="9.421cm" svg:y="16.751cm" svg:viewBox="0 0 424 424" draw:points="0,424 0,0 424,0 424,424">
          <text:p/>
        </draw:polygon>
        <draw:polygon draw:style-name="gr7" draw:layer="layout" svg:width="0.423cm" svg:height="0.423cm" svg:x="9.421cm" svg:y="16.751cm" svg:viewBox="0 0 424 424" draw:points="0,424 0,0 424,0 424,424">
          <text:p/>
        </draw:polygon>
        <draw:polygon draw:style-name="gr6" draw:layer="layout" svg:width="0.423cm" svg:height="0.424cm" svg:x="9.421cm" svg:y="16.327cm" svg:viewBox="0 0 424 425" draw:points="0,425 0,0 424,0 424,425">
          <text:p/>
        </draw:polygon>
        <draw:polygon draw:style-name="gr7" draw:layer="layout" svg:width="0.423cm" svg:height="0.424cm" svg:x="9.421cm" svg:y="16.327cm" svg:viewBox="0 0 424 425" draw:points="0,425 0,0 424,0 424,425">
          <text:p/>
        </draw:polygon>
        <draw:polygon draw:style-name="gr6" draw:layer="layout" svg:width="0.423cm" svg:height="0.423cm" svg:x="9.421cm" svg:y="15.904cm" svg:viewBox="0 0 424 424" draw:points="0,424 0,0 424,0 424,424">
          <text:p/>
        </draw:polygon>
        <draw:polygon draw:style-name="gr7" draw:layer="layout" svg:width="0.423cm" svg:height="0.423cm" svg:x="9.421cm" svg:y="15.904cm" svg:viewBox="0 0 424 424" draw:points="0,424 0,0 424,0 424,424">
          <text:p/>
        </draw:polygon>
        <draw:polygon draw:style-name="gr6" draw:layer="layout" svg:width="0.423cm" svg:height="0.423cm" svg:x="9.421cm" svg:y="15.481cm" svg:viewBox="0 0 424 424" draw:points="0,424 0,0 424,0 424,424">
          <text:p/>
        </draw:polygon>
        <draw:polygon draw:style-name="gr7" draw:layer="layout" svg:width="0.423cm" svg:height="0.423cm" svg:x="9.421cm" svg:y="15.481cm" svg:viewBox="0 0 424 424" draw:points="0,424 0,0 424,0 424,424">
          <text:p/>
        </draw:polygon>
        <draw:polygon draw:style-name="gr6" draw:layer="layout" svg:width="0.423cm" svg:height="0.424cm" svg:x="9.421cm" svg:y="15.057cm" svg:viewBox="0 0 424 425" draw:points="0,425 0,0 424,0 424,425">
          <text:p/>
        </draw:polygon>
        <draw:polygon draw:style-name="gr7" draw:layer="layout" svg:width="0.423cm" svg:height="0.424cm" svg:x="9.421cm" svg:y="15.057cm" svg:viewBox="0 0 424 425" draw:points="0,425 0,0 424,0 424,425">
          <text:p/>
        </draw:polygon>
        <draw:polygon draw:style-name="gr6" draw:layer="layout" svg:width="0.423cm" svg:height="0.423cm" svg:x="9.421cm" svg:y="14.634cm" svg:viewBox="0 0 424 424" draw:points="0,424 0,0 424,0 424,424">
          <text:p/>
        </draw:polygon>
        <draw:polygon draw:style-name="gr7" draw:layer="layout" svg:width="0.423cm" svg:height="0.423cm" svg:x="9.421cm" svg:y="14.634cm" svg:viewBox="0 0 424 424" draw:points="0,424 0,0 424,0 424,424">
          <text:p/>
        </draw:polygon>
        <draw:polygon draw:style-name="gr6" draw:layer="layout" svg:width="0.423cm" svg:height="0.423cm" svg:x="9.421cm" svg:y="14.211cm" svg:viewBox="0 0 424 424" draw:points="0,424 0,0 424,0 424,424">
          <text:p/>
        </draw:polygon>
        <draw:polygon draw:style-name="gr7" draw:layer="layout" svg:width="0.423cm" svg:height="0.423cm" svg:x="9.421cm" svg:y="14.211cm" svg:viewBox="0 0 424 424" draw:points="0,424 0,0 424,0 424,424">
          <text:p/>
        </draw:polygon>
        <draw:polygon draw:style-name="gr6" draw:layer="layout" svg:width="0.423cm" svg:height="0.424cm" svg:x="9.421cm" svg:y="13.787cm" svg:viewBox="0 0 424 425" draw:points="0,425 0,0 424,0 424,425">
          <text:p/>
        </draw:polygon>
        <draw:polygon draw:style-name="gr7" draw:layer="layout" svg:width="0.423cm" svg:height="0.424cm" svg:x="9.421cm" svg:y="13.787cm" svg:viewBox="0 0 424 425" draw:points="0,425 0,0 424,0 424,425">
          <text:p/>
        </draw:polygon>
        <draw:polygon draw:style-name="gr6" draw:layer="layout" svg:width="0.423cm" svg:height="0.423cm" svg:x="9.421cm" svg:y="13.364cm" svg:viewBox="0 0 424 424" draw:points="0,424 0,0 424,0 424,424">
          <text:p/>
        </draw:polygon>
        <draw:polygon draw:style-name="gr7" draw:layer="layout" svg:width="0.423cm" svg:height="0.423cm" svg:x="9.421cm" svg:y="13.364cm" svg:viewBox="0 0 424 424" draw:points="0,424 0,0 424,0 424,424">
          <text:p/>
        </draw:polygon>
        <draw:polygon draw:style-name="gr6" draw:layer="layout" svg:width="0.423cm" svg:height="0.423cm" svg:x="9.421cm" svg:y="12.941cm" svg:viewBox="0 0 424 424" draw:points="0,424 0,0 424,0 424,424">
          <text:p/>
        </draw:polygon>
        <draw:polygon draw:style-name="gr7" draw:layer="layout" svg:width="0.423cm" svg:height="0.423cm" svg:x="9.421cm" svg:y="12.941cm" svg:viewBox="0 0 424 424" draw:points="0,424 0,0 424,0 424,424">
          <text:p/>
        </draw:polygon>
        <draw:polygon draw:style-name="gr6" draw:layer="layout" svg:width="0.423cm" svg:height="0.424cm" svg:x="9.421cm" svg:y="12.517cm" svg:viewBox="0 0 424 425" draw:points="0,425 0,0 424,0 424,425">
          <text:p/>
        </draw:polygon>
        <draw:polygon draw:style-name="gr7" draw:layer="layout" svg:width="0.423cm" svg:height="0.424cm" svg:x="9.421cm" svg:y="12.517cm" svg:viewBox="0 0 424 425" draw:points="0,425 0,0 424,0 424,425">
          <text:p/>
        </draw:polygon>
        <draw:polygon draw:style-name="gr6" draw:layer="layout" svg:width="0.423cm" svg:height="0.423cm" svg:x="9.421cm" svg:y="12.094cm" svg:viewBox="0 0 424 424" draw:points="0,424 0,0 424,0 424,424">
          <text:p/>
        </draw:polygon>
        <draw:polygon draw:style-name="gr7" draw:layer="layout" svg:width="0.423cm" svg:height="0.423cm" svg:x="9.421cm" svg:y="12.094cm" svg:viewBox="0 0 424 424" draw:points="0,424 0,0 424,0 424,424">
          <text:p/>
        </draw:polygon>
        <draw:polygon draw:style-name="gr6" draw:layer="layout" svg:width="0.423cm" svg:height="0.423cm" svg:x="9.421cm" svg:y="11.671cm" svg:viewBox="0 0 424 424" draw:points="0,424 0,0 424,0 424,424">
          <text:p/>
        </draw:polygon>
        <draw:polygon draw:style-name="gr7" draw:layer="layout" svg:width="0.423cm" svg:height="0.423cm" svg:x="9.421cm" svg:y="11.671cm" svg:viewBox="0 0 424 424" draw:points="0,424 0,0 424,0 424,424">
          <text:p/>
        </draw:polygon>
        <draw:polygon draw:style-name="gr6" draw:layer="layout" svg:width="0.423cm" svg:height="0.424cm" svg:x="9.421cm" svg:y="11.247cm" svg:viewBox="0 0 424 425" draw:points="0,425 0,0 424,0 424,425">
          <text:p/>
        </draw:polygon>
        <draw:polygon draw:style-name="gr7" draw:layer="layout" svg:width="0.423cm" svg:height="0.424cm" svg:x="9.421cm" svg:y="11.247cm" svg:viewBox="0 0 424 425" draw:points="0,425 0,0 424,0 424,425">
          <text:p/>
        </draw:polygon>
        <draw:polygon draw:style-name="gr6" draw:layer="layout" svg:width="0.423cm" svg:height="0.424cm" svg:x="9.421cm" svg:y="11.247cm" svg:viewBox="0 0 424 425" draw:points="0,425 0,0 424,0 424,425">
          <text:p/>
        </draw:polygon>
        <draw:polygon draw:style-name="gr7" draw:layer="layout" svg:width="0.423cm" svg:height="0.424cm" svg:x="9.421cm" svg:y="11.247cm" svg:viewBox="0 0 424 425" draw:points="0,425 0,0 424,0 424,425">
          <text:p/>
        </draw:polygon>
        <draw:polygon draw:style-name="gr6" draw:layer="layout" svg:width="0.423cm" svg:height="0.423cm" svg:x="9.421cm" svg:y="10.824cm" svg:viewBox="0 0 424 424" draw:points="0,424 0,0 424,0 424,424">
          <text:p/>
        </draw:polygon>
        <draw:polygon draw:style-name="gr7" draw:layer="layout" svg:width="0.423cm" svg:height="0.423cm" svg:x="9.421cm" svg:y="10.824cm" svg:viewBox="0 0 424 424" draw:points="0,424 0,0 424,0 424,424">
          <text:p/>
        </draw:polygon>
        <draw:polygon draw:style-name="gr6" draw:layer="layout" svg:width="0.423cm" svg:height="0.423cm" svg:x="9.421cm" svg:y="10.824cm" svg:viewBox="0 0 424 424" draw:points="0,424 0,0 424,0 424,424">
          <text:p/>
        </draw:polygon>
        <draw:polygon draw:style-name="gr7" draw:layer="layout" svg:width="0.423cm" svg:height="0.423cm" svg:x="9.421cm" svg:y="10.824cm" svg:viewBox="0 0 424 424" draw:points="0,424 0,0 424,0 424,424">
          <text:p/>
        </draw:polygon>
        <draw:polygon draw:style-name="gr6" draw:layer="layout" svg:width="0.423cm" svg:height="0.423cm" svg:x="9.421cm" svg:y="10.401cm" svg:viewBox="0 0 424 424" draw:points="0,424 0,0 424,0 424,424">
          <text:p/>
        </draw:polygon>
        <draw:polygon draw:style-name="gr7" draw:layer="layout" svg:width="0.423cm" svg:height="0.423cm" svg:x="9.421cm" svg:y="10.401cm" svg:viewBox="0 0 424 424" draw:points="0,424 0,0 424,0 424,424">
          <text:p/>
        </draw:polygon>
        <draw:polygon draw:style-name="gr6" draw:layer="layout" svg:width="0.423cm" svg:height="0.423cm" svg:x="9.421cm" svg:y="10.401cm" svg:viewBox="0 0 424 424" draw:points="0,424 0,0 424,0 424,424">
          <text:p/>
        </draw:polygon>
        <draw:polygon draw:style-name="gr7" draw:layer="layout" svg:width="0.423cm" svg:height="0.423cm" svg:x="9.421cm" svg:y="10.401cm" svg:viewBox="0 0 424 424" draw:points="0,424 0,0 424,0 424,424">
          <text:p/>
        </draw:polygon>
        <draw:polygon draw:style-name="gr6" draw:layer="layout" svg:width="0.423cm" svg:height="0.424cm" svg:x="9.844cm" svg:y="20.137cm" svg:viewBox="0 0 424 425" draw:points="0,425 0,0 424,0 424,425">
          <text:p/>
        </draw:polygon>
        <draw:polygon draw:style-name="gr7" draw:layer="layout" svg:width="0.423cm" svg:height="0.424cm" svg:x="9.844cm" svg:y="20.137cm" svg:viewBox="0 0 424 425" draw:points="0,425 0,0 424,0 424,425">
          <text:p/>
        </draw:polygon>
        <draw:polygon draw:style-name="gr6" draw:layer="layout" svg:width="0.423cm" svg:height="0.424cm" svg:x="9.844cm" svg:y="20.137cm" svg:viewBox="0 0 424 425" draw:points="0,425 0,0 424,0 424,425">
          <text:p/>
        </draw:polygon>
        <draw:polygon draw:style-name="gr7" draw:layer="layout" svg:width="0.423cm" svg:height="0.424cm" svg:x="9.844cm" svg:y="20.137cm" svg:viewBox="0 0 424 425" draw:points="0,425 0,0 424,0 424,425">
          <text:p/>
        </draw:polygon>
        <draw:polygon draw:style-name="gr6" draw:layer="layout" svg:width="0.423cm" svg:height="0.423cm" svg:x="9.844cm" svg:y="19.714cm" svg:viewBox="0 0 424 424" draw:points="0,424 0,0 424,0 424,424">
          <text:p/>
        </draw:polygon>
        <draw:polygon draw:style-name="gr7" draw:layer="layout" svg:width="0.423cm" svg:height="0.423cm" svg:x="9.844cm" svg:y="19.714cm" svg:viewBox="0 0 424 424" draw:points="0,424 0,0 424,0 424,424">
          <text:p/>
        </draw:polygon>
        <draw:polygon draw:style-name="gr6" draw:layer="layout" svg:width="0.423cm" svg:height="0.423cm" svg:x="9.844cm" svg:y="19.714cm" svg:viewBox="0 0 424 424" draw:points="0,424 0,0 424,0 424,424">
          <text:p/>
        </draw:polygon>
        <draw:polygon draw:style-name="gr7" draw:layer="layout" svg:width="0.423cm" svg:height="0.423cm" svg:x="9.844cm" svg:y="19.714cm" svg:viewBox="0 0 424 424" draw:points="0,424 0,0 424,0 424,424">
          <text:p/>
        </draw:polygon>
        <draw:polygon draw:style-name="gr6" draw:layer="layout" svg:width="0.423cm" svg:height="0.423cm" svg:x="9.844cm" svg:y="19.291cm" svg:viewBox="0 0 424 424" draw:points="0,424 0,0 424,0 424,424">
          <text:p/>
        </draw:polygon>
        <draw:polygon draw:style-name="gr7" draw:layer="layout" svg:width="0.423cm" svg:height="0.423cm" svg:x="9.844cm" svg:y="19.291cm" svg:viewBox="0 0 424 424" draw:points="0,424 0,0 424,0 424,424">
          <text:p/>
        </draw:polygon>
        <draw:polygon draw:style-name="gr6" draw:layer="layout" svg:width="0.423cm" svg:height="0.423cm" svg:x="9.844cm" svg:y="19.291cm" svg:viewBox="0 0 424 424" draw:points="0,424 0,0 424,0 424,424">
          <text:p/>
        </draw:polygon>
        <draw:polygon draw:style-name="gr7" draw:layer="layout" svg:width="0.423cm" svg:height="0.423cm" svg:x="9.844cm" svg:y="19.291cm" svg:viewBox="0 0 424 424" draw:points="0,424 0,0 424,0 424,424">
          <text:p/>
        </draw:polygon>
        <draw:polygon draw:style-name="gr6" draw:layer="layout" svg:width="0.423cm" svg:height="0.424cm" svg:x="9.844cm" svg:y="18.867cm" svg:viewBox="0 0 424 425" draw:points="0,425 0,0 424,0 424,425">
          <text:p/>
        </draw:polygon>
        <draw:polygon draw:style-name="gr7" draw:layer="layout" svg:width="0.423cm" svg:height="0.424cm" svg:x="9.844cm" svg:y="18.867cm" svg:viewBox="0 0 424 425" draw:points="0,425 0,0 424,0 424,425">
          <text:p/>
        </draw:polygon>
        <draw:polygon draw:style-name="gr6" draw:layer="layout" svg:width="0.423cm" svg:height="0.424cm" svg:x="9.844cm" svg:y="18.867cm" svg:viewBox="0 0 424 425" draw:points="0,425 0,0 424,0 424,425">
          <text:p/>
        </draw:polygon>
        <draw:polygon draw:style-name="gr7" draw:layer="layout" svg:width="0.423cm" svg:height="0.424cm" svg:x="9.844cm" svg:y="18.867cm" svg:viewBox="0 0 424 425" draw:points="0,425 0,0 424,0 424,425">
          <text:p/>
        </draw:polygon>
        <draw:polygon draw:style-name="gr6" draw:layer="layout" svg:width="0.423cm" svg:height="0.423cm" svg:x="9.844cm" svg:y="18.444cm" svg:viewBox="0 0 424 424" draw:points="0,424 0,0 424,0 424,424">
          <text:p/>
        </draw:polygon>
        <draw:polygon draw:style-name="gr7" draw:layer="layout" svg:width="0.423cm" svg:height="0.423cm" svg:x="9.844cm" svg:y="18.444cm" svg:viewBox="0 0 424 424" draw:points="0,424 0,0 424,0 424,424">
          <text:p/>
        </draw:polygon>
        <draw:polygon draw:style-name="gr6" draw:layer="layout" svg:width="0.423cm" svg:height="0.423cm" svg:x="9.844cm" svg:y="18.444cm" svg:viewBox="0 0 424 424" draw:points="0,424 0,0 424,0 424,424">
          <text:p/>
        </draw:polygon>
        <draw:polygon draw:style-name="gr7" draw:layer="layout" svg:width="0.423cm" svg:height="0.423cm" svg:x="9.844cm" svg:y="18.444cm" svg:viewBox="0 0 424 424" draw:points="0,424 0,0 424,0 424,424">
          <text:p/>
        </draw:polygon>
        <draw:polygon draw:style-name="gr6" draw:layer="layout" svg:width="0.423cm" svg:height="0.423cm" svg:x="9.844cm" svg:y="18.021cm" svg:viewBox="0 0 424 424" draw:points="0,424 0,0 424,0 424,424">
          <text:p/>
        </draw:polygon>
        <draw:polygon draw:style-name="gr7" draw:layer="layout" svg:width="0.423cm" svg:height="0.423cm" svg:x="9.844cm" svg:y="18.021cm" svg:viewBox="0 0 424 424" draw:points="0,424 0,0 424,0 424,424">
          <text:p/>
        </draw:polygon>
        <draw:polygon draw:style-name="gr6" draw:layer="layout" svg:width="0.423cm" svg:height="0.424cm" svg:x="9.844cm" svg:y="17.597cm" svg:viewBox="0 0 424 425" draw:points="0,425 0,0 424,0 424,425">
          <text:p/>
        </draw:polygon>
        <draw:polygon draw:style-name="gr7" draw:layer="layout" svg:width="0.423cm" svg:height="0.424cm" svg:x="9.844cm" svg:y="17.597cm" svg:viewBox="0 0 424 425" draw:points="0,425 0,0 424,0 424,425">
          <text:p/>
        </draw:polygon>
        <draw:polygon draw:style-name="gr6" draw:layer="layout" svg:width="0.423cm" svg:height="0.423cm" svg:x="9.844cm" svg:y="17.174cm" svg:viewBox="0 0 424 424" draw:points="0,424 0,0 424,0 424,424">
          <text:p/>
        </draw:polygon>
        <draw:polygon draw:style-name="gr7" draw:layer="layout" svg:width="0.423cm" svg:height="0.423cm" svg:x="9.844cm" svg:y="17.174cm" svg:viewBox="0 0 424 424" draw:points="0,424 0,0 424,0 424,424">
          <text:p/>
        </draw:polygon>
        <draw:polygon draw:style-name="gr6" draw:layer="layout" svg:width="0.423cm" svg:height="0.423cm" svg:x="9.844cm" svg:y="16.751cm" svg:viewBox="0 0 424 424" draw:points="0,424 0,0 424,0 424,424">
          <text:p/>
        </draw:polygon>
        <draw:polygon draw:style-name="gr7" draw:layer="layout" svg:width="0.423cm" svg:height="0.423cm" svg:x="9.844cm" svg:y="16.751cm" svg:viewBox="0 0 424 424" draw:points="0,424 0,0 424,0 424,424">
          <text:p/>
        </draw:polygon>
        <draw:polygon draw:style-name="gr6" draw:layer="layout" svg:width="0.423cm" svg:height="0.424cm" svg:x="9.844cm" svg:y="16.327cm" svg:viewBox="0 0 424 425" draw:points="0,425 0,0 424,0 424,425">
          <text:p/>
        </draw:polygon>
        <draw:polygon draw:style-name="gr7" draw:layer="layout" svg:width="0.423cm" svg:height="0.424cm" svg:x="9.844cm" svg:y="16.327cm" svg:viewBox="0 0 424 425" draw:points="0,425 0,0 424,0 424,425">
          <text:p/>
        </draw:polygon>
        <draw:polygon draw:style-name="gr6" draw:layer="layout" svg:width="0.423cm" svg:height="0.423cm" svg:x="9.844cm" svg:y="15.904cm" svg:viewBox="0 0 424 424" draw:points="0,424 0,0 424,0 424,424">
          <text:p/>
        </draw:polygon>
        <draw:polygon draw:style-name="gr7" draw:layer="layout" svg:width="0.423cm" svg:height="0.423cm" svg:x="9.844cm" svg:y="15.904cm" svg:viewBox="0 0 424 424" draw:points="0,424 0,0 424,0 424,424">
          <text:p/>
        </draw:polygon>
        <draw:polygon draw:style-name="gr6" draw:layer="layout" svg:width="0.423cm" svg:height="0.423cm" svg:x="9.844cm" svg:y="15.481cm" svg:viewBox="0 0 424 424" draw:points="0,424 0,0 424,0 424,424">
          <text:p/>
        </draw:polygon>
        <draw:polygon draw:style-name="gr7" draw:layer="layout" svg:width="0.423cm" svg:height="0.423cm" svg:x="9.844cm" svg:y="15.481cm" svg:viewBox="0 0 424 424" draw:points="0,424 0,0 424,0 424,424">
          <text:p/>
        </draw:polygon>
        <draw:polygon draw:style-name="gr6" draw:layer="layout" svg:width="0.423cm" svg:height="0.424cm" svg:x="9.844cm" svg:y="15.057cm" svg:viewBox="0 0 424 425" draw:points="0,425 0,0 424,0 424,425">
          <text:p/>
        </draw:polygon>
        <draw:polygon draw:style-name="gr7" draw:layer="layout" svg:width="0.423cm" svg:height="0.424cm" svg:x="9.844cm" svg:y="15.057cm" svg:viewBox="0 0 424 425" draw:points="0,425 0,0 424,0 424,425">
          <text:p/>
        </draw:polygon>
        <draw:polygon draw:style-name="gr6" draw:layer="layout" svg:width="0.423cm" svg:height="0.423cm" svg:x="9.844cm" svg:y="14.634cm" svg:viewBox="0 0 424 424" draw:points="0,424 0,0 424,0 424,424">
          <text:p/>
        </draw:polygon>
        <draw:polygon draw:style-name="gr7" draw:layer="layout" svg:width="0.423cm" svg:height="0.423cm" svg:x="9.844cm" svg:y="14.634cm" svg:viewBox="0 0 424 424" draw:points="0,424 0,0 424,0 424,424">
          <text:p/>
        </draw:polygon>
        <draw:polygon draw:style-name="gr6" draw:layer="layout" svg:width="0.423cm" svg:height="0.423cm" svg:x="9.844cm" svg:y="14.211cm" svg:viewBox="0 0 424 424" draw:points="0,424 0,0 424,0 424,424">
          <text:p/>
        </draw:polygon>
        <draw:polygon draw:style-name="gr7" draw:layer="layout" svg:width="0.423cm" svg:height="0.423cm" svg:x="9.844cm" svg:y="14.211cm" svg:viewBox="0 0 424 424" draw:points="0,424 0,0 424,0 424,424">
          <text:p/>
        </draw:polygon>
        <draw:polygon draw:style-name="gr6" draw:layer="layout" svg:width="0.423cm" svg:height="0.424cm" svg:x="9.844cm" svg:y="13.787cm" svg:viewBox="0 0 424 425" draw:points="0,425 0,0 424,0 424,425">
          <text:p/>
        </draw:polygon>
        <draw:polygon draw:style-name="gr7" draw:layer="layout" svg:width="0.423cm" svg:height="0.424cm" svg:x="9.844cm" svg:y="13.787cm" svg:viewBox="0 0 424 425" draw:points="0,425 0,0 424,0 424,425">
          <text:p/>
        </draw:polygon>
        <draw:polygon draw:style-name="gr6" draw:layer="layout" svg:width="0.423cm" svg:height="0.423cm" svg:x="9.844cm" svg:y="13.364cm" svg:viewBox="0 0 424 424" draw:points="0,424 0,0 424,0 424,424">
          <text:p/>
        </draw:polygon>
        <draw:polygon draw:style-name="gr7" draw:layer="layout" svg:width="0.423cm" svg:height="0.423cm" svg:x="9.844cm" svg:y="13.364cm" svg:viewBox="0 0 424 424" draw:points="0,424 0,0 424,0 424,424">
          <text:p/>
        </draw:polygon>
        <draw:polygon draw:style-name="gr6" draw:layer="layout" svg:width="0.423cm" svg:height="0.423cm" svg:x="9.844cm" svg:y="12.941cm" svg:viewBox="0 0 424 424" draw:points="0,424 0,0 424,0 424,424">
          <text:p/>
        </draw:polygon>
        <draw:polygon draw:style-name="gr7" draw:layer="layout" svg:width="0.423cm" svg:height="0.423cm" svg:x="9.844cm" svg:y="12.941cm" svg:viewBox="0 0 424 424" draw:points="0,424 0,0 424,0 424,424">
          <text:p/>
        </draw:polygon>
        <draw:polygon draw:style-name="gr6" draw:layer="layout" svg:width="0.423cm" svg:height="0.424cm" svg:x="9.844cm" svg:y="12.517cm" svg:viewBox="0 0 424 425" draw:points="0,425 0,0 424,0 424,425">
          <text:p/>
        </draw:polygon>
        <draw:polygon draw:style-name="gr7" draw:layer="layout" svg:width="0.423cm" svg:height="0.424cm" svg:x="9.844cm" svg:y="12.517cm" svg:viewBox="0 0 424 425" draw:points="0,425 0,0 424,0 424,425">
          <text:p/>
        </draw:polygon>
        <draw:polygon draw:style-name="gr6" draw:layer="layout" svg:width="0.423cm" svg:height="0.423cm" svg:x="9.844cm" svg:y="12.094cm" svg:viewBox="0 0 424 424" draw:points="0,424 0,0 424,0 424,424">
          <text:p/>
        </draw:polygon>
        <draw:polygon draw:style-name="gr7" draw:layer="layout" svg:width="0.423cm" svg:height="0.423cm" svg:x="9.844cm" svg:y="12.094cm" svg:viewBox="0 0 424 424" draw:points="0,424 0,0 424,0 424,424">
          <text:p/>
        </draw:polygon>
        <draw:polygon draw:style-name="gr6" draw:layer="layout" svg:width="0.423cm" svg:height="0.423cm" svg:x="9.844cm" svg:y="11.671cm" svg:viewBox="0 0 424 424" draw:points="0,424 0,0 424,0 424,424">
          <text:p/>
        </draw:polygon>
        <draw:polygon draw:style-name="gr7" draw:layer="layout" svg:width="0.423cm" svg:height="0.423cm" svg:x="9.844cm" svg:y="11.671cm" svg:viewBox="0 0 424 424" draw:points="0,424 0,0 424,0 424,424">
          <text:p/>
        </draw:polygon>
        <draw:polygon draw:style-name="gr6" draw:layer="layout" svg:width="0.423cm" svg:height="0.423cm" svg:x="9.844cm" svg:y="11.671cm" svg:viewBox="0 0 424 424" draw:points="0,424 0,0 424,0 424,424">
          <text:p/>
        </draw:polygon>
        <draw:polygon draw:style-name="gr7" draw:layer="layout" svg:width="0.423cm" svg:height="0.423cm" svg:x="9.844cm" svg:y="11.671cm" svg:viewBox="0 0 424 424" draw:points="0,424 0,0 424,0 424,424">
          <text:p/>
        </draw:polygon>
        <draw:polygon draw:style-name="gr6" draw:layer="layout" svg:width="0.423cm" svg:height="0.424cm" svg:x="9.844cm" svg:y="11.247cm" svg:viewBox="0 0 424 425" draw:points="0,425 0,0 424,0 424,425">
          <text:p/>
        </draw:polygon>
        <draw:polygon draw:style-name="gr7" draw:layer="layout" svg:width="0.423cm" svg:height="0.424cm" svg:x="9.844cm" svg:y="11.247cm" svg:viewBox="0 0 424 425" draw:points="0,425 0,0 424,0 424,425">
          <text:p/>
        </draw:polygon>
        <draw:polygon draw:style-name="gr6" draw:layer="layout" svg:width="0.423cm" svg:height="0.424cm" svg:x="9.844cm" svg:y="11.247cm" svg:viewBox="0 0 424 425" draw:points="0,425 0,0 424,0 424,425">
          <text:p/>
        </draw:polygon>
        <draw:polygon draw:style-name="gr7" draw:layer="layout" svg:width="0.423cm" svg:height="0.424cm" svg:x="9.844cm" svg:y="11.247cm" svg:viewBox="0 0 424 425" draw:points="0,425 0,0 424,0 424,425">
          <text:p/>
        </draw:polygon>
        <draw:polygon draw:style-name="gr6" draw:layer="layout" svg:width="0.423cm" svg:height="0.423cm" svg:x="9.844cm" svg:y="10.824cm" svg:viewBox="0 0 424 424" draw:points="0,424 0,0 424,0 424,424">
          <text:p/>
        </draw:polygon>
        <draw:polygon draw:style-name="gr7" draw:layer="layout" svg:width="0.423cm" svg:height="0.423cm" svg:x="9.844cm" svg:y="10.824cm" svg:viewBox="0 0 424 424" draw:points="0,424 0,0 424,0 424,424">
          <text:p/>
        </draw:polygon>
        <draw:polygon draw:style-name="gr6" draw:layer="layout" svg:width="0.423cm" svg:height="0.423cm" svg:x="9.844cm" svg:y="10.824cm" svg:viewBox="0 0 424 424" draw:points="0,424 0,0 424,0 424,424">
          <text:p/>
        </draw:polygon>
        <draw:polygon draw:style-name="gr7" draw:layer="layout" svg:width="0.423cm" svg:height="0.423cm" svg:x="9.844cm" svg:y="10.824cm" svg:viewBox="0 0 424 424" draw:points="0,424 0,0 424,0 424,424">
          <text:p/>
        </draw:polygon>
        <draw:polygon draw:style-name="gr6" draw:layer="layout" svg:width="0.423cm" svg:height="0.423cm" svg:x="9.844cm" svg:y="10.401cm" svg:viewBox="0 0 424 424" draw:points="0,424 0,0 424,0 424,424">
          <text:p/>
        </draw:polygon>
        <draw:polygon draw:style-name="gr7" draw:layer="layout" svg:width="0.423cm" svg:height="0.423cm" svg:x="9.844cm" svg:y="10.401cm" svg:viewBox="0 0 424 424" draw:points="0,424 0,0 424,0 424,424">
          <text:p/>
        </draw:polygon>
        <draw:polygon draw:style-name="gr6" draw:layer="layout" svg:width="0.423cm" svg:height="0.423cm" svg:x="9.844cm" svg:y="10.401cm" svg:viewBox="0 0 424 424" draw:points="0,424 0,0 424,0 424,424">
          <text:p/>
        </draw:polygon>
        <draw:polygon draw:style-name="gr7" draw:layer="layout" svg:width="0.423cm" svg:height="0.423cm" svg:x="9.844cm" svg:y="10.401cm" svg:viewBox="0 0 424 424" draw:points="0,424 0,0 424,0 424,424">
          <text:p/>
        </draw:polygon>
        <draw:polygon draw:style-name="gr6" draw:layer="layout" svg:width="0.424cm" svg:height="0.424cm" svg:x="10.267cm" svg:y="20.137cm" svg:viewBox="0 0 425 425" draw:points="0,425 0,0 425,0 425,425">
          <text:p/>
        </draw:polygon>
        <draw:polygon draw:style-name="gr7" draw:layer="layout" svg:width="0.424cm" svg:height="0.424cm" svg:x="10.267cm" svg:y="20.137cm" svg:viewBox="0 0 425 425" draw:points="0,425 0,0 425,0 425,425">
          <text:p/>
        </draw:polygon>
        <draw:polygon draw:style-name="gr6" draw:layer="layout" svg:width="0.424cm" svg:height="0.424cm" svg:x="10.267cm" svg:y="20.137cm" svg:viewBox="0 0 425 425" draw:points="0,425 0,0 425,0 425,425">
          <text:p/>
        </draw:polygon>
        <draw:polygon draw:style-name="gr7" draw:layer="layout" svg:width="0.424cm" svg:height="0.424cm" svg:x="10.267cm" svg:y="20.137cm" svg:viewBox="0 0 425 425" draw:points="0,425 0,0 425,0 425,425">
          <text:p/>
        </draw:polygon>
        <draw:polygon draw:style-name="gr6" draw:layer="layout" svg:width="0.424cm" svg:height="0.423cm" svg:x="10.267cm" svg:y="19.714cm" svg:viewBox="0 0 425 424" draw:points="0,424 0,0 425,0 425,424">
          <text:p/>
        </draw:polygon>
        <draw:polygon draw:style-name="gr7" draw:layer="layout" svg:width="0.424cm" svg:height="0.423cm" svg:x="10.267cm" svg:y="19.714cm" svg:viewBox="0 0 425 424" draw:points="0,424 0,0 425,0 425,424">
          <text:p/>
        </draw:polygon>
        <draw:polygon draw:style-name="gr6" draw:layer="layout" svg:width="0.424cm" svg:height="0.423cm" svg:x="10.267cm" svg:y="19.714cm" svg:viewBox="0 0 425 424" draw:points="0,424 0,0 425,0 425,424">
          <text:p/>
        </draw:polygon>
        <draw:polygon draw:style-name="gr7" draw:layer="layout" svg:width="0.424cm" svg:height="0.423cm" svg:x="10.267cm" svg:y="19.714cm" svg:viewBox="0 0 425 424" draw:points="0,424 0,0 425,0 425,424">
          <text:p/>
        </draw:polygon>
        <draw:polygon draw:style-name="gr6" draw:layer="layout" svg:width="0.424cm" svg:height="0.423cm" svg:x="10.267cm" svg:y="19.291cm" svg:viewBox="0 0 425 424" draw:points="0,424 0,0 425,0 425,424">
          <text:p/>
        </draw:polygon>
        <draw:polygon draw:style-name="gr7" draw:layer="layout" svg:width="0.424cm" svg:height="0.423cm" svg:x="10.267cm" svg:y="19.291cm" svg:viewBox="0 0 425 424" draw:points="0,424 0,0 425,0 425,424">
          <text:p/>
        </draw:polygon>
        <draw:polygon draw:style-name="gr6" draw:layer="layout" svg:width="0.424cm" svg:height="0.423cm" svg:x="10.267cm" svg:y="19.291cm" svg:viewBox="0 0 425 424" draw:points="0,424 0,0 425,0 425,424">
          <text:p/>
        </draw:polygon>
        <draw:polygon draw:style-name="gr7" draw:layer="layout" svg:width="0.424cm" svg:height="0.423cm" svg:x="10.267cm" svg:y="19.291cm" svg:viewBox="0 0 425 424" draw:points="0,424 0,0 425,0 425,424">
          <text:p/>
        </draw:polygon>
        <draw:polygon draw:style-name="gr6" draw:layer="layout" svg:width="0.424cm" svg:height="0.424cm" svg:x="10.267cm" svg:y="18.867cm" svg:viewBox="0 0 425 425" draw:points="0,425 0,0 425,0 425,425">
          <text:p/>
        </draw:polygon>
        <draw:polygon draw:style-name="gr7" draw:layer="layout" svg:width="0.424cm" svg:height="0.424cm" svg:x="10.267cm" svg:y="18.867cm" svg:viewBox="0 0 425 425" draw:points="0,425 0,0 425,0 425,425">
          <text:p/>
        </draw:polygon>
        <draw:polygon draw:style-name="gr6" draw:layer="layout" svg:width="0.424cm" svg:height="0.424cm" svg:x="10.267cm" svg:y="18.867cm" svg:viewBox="0 0 425 425" draw:points="0,425 0,0 425,0 425,425">
          <text:p/>
        </draw:polygon>
        <draw:polygon draw:style-name="gr7" draw:layer="layout" svg:width="0.424cm" svg:height="0.424cm" svg:x="10.267cm" svg:y="18.867cm" svg:viewBox="0 0 425 425" draw:points="0,425 0,0 425,0 425,425">
          <text:p/>
        </draw:polygon>
        <draw:polygon draw:style-name="gr6" draw:layer="layout" svg:width="0.424cm" svg:height="0.423cm" svg:x="10.267cm" svg:y="18.444cm" svg:viewBox="0 0 425 424" draw:points="0,424 0,0 425,0 425,424">
          <text:p/>
        </draw:polygon>
        <draw:polygon draw:style-name="gr7" draw:layer="layout" svg:width="0.424cm" svg:height="0.423cm" svg:x="10.267cm" svg:y="18.444cm" svg:viewBox="0 0 425 424" draw:points="0,424 0,0 425,0 425,424">
          <text:p/>
        </draw:polygon>
        <draw:polygon draw:style-name="gr6" draw:layer="layout" svg:width="0.424cm" svg:height="0.423cm" svg:x="10.267cm" svg:y="18.444cm" svg:viewBox="0 0 425 424" draw:points="0,424 0,0 425,0 425,424">
          <text:p/>
        </draw:polygon>
        <draw:polygon draw:style-name="gr7" draw:layer="layout" svg:width="0.424cm" svg:height="0.423cm" svg:x="10.267cm" svg:y="18.444cm" svg:viewBox="0 0 425 424" draw:points="0,424 0,0 425,0 425,424">
          <text:p/>
        </draw:polygon>
        <draw:polygon draw:style-name="gr6" draw:layer="layout" svg:width="0.424cm" svg:height="0.423cm" svg:x="10.267cm" svg:y="18.021cm" svg:viewBox="0 0 425 424" draw:points="0,424 0,0 425,0 425,424">
          <text:p/>
        </draw:polygon>
        <draw:polygon draw:style-name="gr7" draw:layer="layout" svg:width="0.424cm" svg:height="0.423cm" svg:x="10.267cm" svg:y="18.021cm" svg:viewBox="0 0 425 424" draw:points="0,424 0,0 425,0 425,424">
          <text:p/>
        </draw:polygon>
        <draw:polygon draw:style-name="gr6" draw:layer="layout" svg:width="0.424cm" svg:height="0.423cm" svg:x="10.267cm" svg:y="18.021cm" svg:viewBox="0 0 425 424" draw:points="0,424 0,0 425,0 425,424">
          <text:p/>
        </draw:polygon>
        <draw:polygon draw:style-name="gr7" draw:layer="layout" svg:width="0.424cm" svg:height="0.423cm" svg:x="10.267cm" svg:y="18.021cm" svg:viewBox="0 0 425 424" draw:points="0,424 0,0 425,0 425,424">
          <text:p/>
        </draw:polygon>
        <draw:polygon draw:style-name="gr6" draw:layer="layout" svg:width="0.424cm" svg:height="0.424cm" svg:x="10.267cm" svg:y="17.597cm" svg:viewBox="0 0 425 425" draw:points="0,425 0,0 425,0 425,425">
          <text:p/>
        </draw:polygon>
        <draw:polygon draw:style-name="gr7" draw:layer="layout" svg:width="0.424cm" svg:height="0.424cm" svg:x="10.267cm" svg:y="17.597cm" svg:viewBox="0 0 425 425" draw:points="0,425 0,0 425,0 425,425">
          <text:p/>
        </draw:polygon>
        <draw:polygon draw:style-name="gr6" draw:layer="layout" svg:width="0.424cm" svg:height="0.423cm" svg:x="10.267cm" svg:y="17.174cm" svg:viewBox="0 0 425 424" draw:points="0,424 0,0 425,0 425,424">
          <text:p/>
        </draw:polygon>
        <draw:polygon draw:style-name="gr7" draw:layer="layout" svg:width="0.424cm" svg:height="0.423cm" svg:x="10.267cm" svg:y="17.174cm" svg:viewBox="0 0 425 424" draw:points="0,424 0,0 425,0 425,424">
          <text:p/>
        </draw:polygon>
        <draw:polygon draw:style-name="gr6" draw:layer="layout" svg:width="0.424cm" svg:height="0.423cm" svg:x="10.267cm" svg:y="16.751cm" svg:viewBox="0 0 425 424" draw:points="0,424 0,0 425,0 425,424">
          <text:p/>
        </draw:polygon>
        <draw:polygon draw:style-name="gr7" draw:layer="layout" svg:width="0.424cm" svg:height="0.423cm" svg:x="10.267cm" svg:y="16.751cm" svg:viewBox="0 0 425 424" draw:points="0,424 0,0 425,0 425,424">
          <text:p/>
        </draw:polygon>
        <draw:polygon draw:style-name="gr6" draw:layer="layout" svg:width="0.424cm" svg:height="0.424cm" svg:x="10.267cm" svg:y="16.327cm" svg:viewBox="0 0 425 425" draw:points="0,425 0,0 425,0 425,425">
          <text:p/>
        </draw:polygon>
        <draw:polygon draw:style-name="gr7" draw:layer="layout" svg:width="0.424cm" svg:height="0.424cm" svg:x="10.267cm" svg:y="16.327cm" svg:viewBox="0 0 425 425" draw:points="0,425 0,0 425,0 425,425">
          <text:p/>
        </draw:polygon>
        <draw:polygon draw:style-name="gr6" draw:layer="layout" svg:width="0.424cm" svg:height="0.423cm" svg:x="10.267cm" svg:y="15.904cm" svg:viewBox="0 0 425 424" draw:points="0,424 0,0 425,0 425,424">
          <text:p/>
        </draw:polygon>
        <draw:polygon draw:style-name="gr7" draw:layer="layout" svg:width="0.424cm" svg:height="0.423cm" svg:x="10.267cm" svg:y="15.904cm" svg:viewBox="0 0 425 424" draw:points="0,424 0,0 425,0 425,424">
          <text:p/>
        </draw:polygon>
        <draw:polygon draw:style-name="gr6" draw:layer="layout" svg:width="0.424cm" svg:height="0.423cm" svg:x="10.267cm" svg:y="15.481cm" svg:viewBox="0 0 425 424" draw:points="0,424 0,0 425,0 425,424">
          <text:p/>
        </draw:polygon>
        <draw:polygon draw:style-name="gr7" draw:layer="layout" svg:width="0.424cm" svg:height="0.423cm" svg:x="10.267cm" svg:y="15.481cm" svg:viewBox="0 0 425 424" draw:points="0,424 0,0 425,0 425,424">
          <text:p/>
        </draw:polygon>
        <draw:polygon draw:style-name="gr6" draw:layer="layout" svg:width="0.424cm" svg:height="0.424cm" svg:x="10.267cm" svg:y="15.057cm" svg:viewBox="0 0 425 425" draw:points="0,425 0,0 425,0 425,425">
          <text:p/>
        </draw:polygon>
        <draw:polygon draw:style-name="gr7" draw:layer="layout" svg:width="0.424cm" svg:height="0.424cm" svg:x="10.267cm" svg:y="15.057cm" svg:viewBox="0 0 425 425" draw:points="0,425 0,0 425,0 425,425">
          <text:p/>
        </draw:polygon>
        <draw:polygon draw:style-name="gr6" draw:layer="layout" svg:width="0.424cm" svg:height="0.423cm" svg:x="10.267cm" svg:y="14.634cm" svg:viewBox="0 0 425 424" draw:points="0,424 0,0 425,0 425,424">
          <text:p/>
        </draw:polygon>
        <draw:polygon draw:style-name="gr7" draw:layer="layout" svg:width="0.424cm" svg:height="0.423cm" svg:x="10.267cm" svg:y="14.634cm" svg:viewBox="0 0 425 424" draw:points="0,424 0,0 425,0 425,424">
          <text:p/>
        </draw:polygon>
        <draw:polygon draw:style-name="gr6" draw:layer="layout" svg:width="0.424cm" svg:height="0.423cm" svg:x="10.267cm" svg:y="14.211cm" svg:viewBox="0 0 425 424" draw:points="0,424 0,0 425,0 425,424">
          <text:p/>
        </draw:polygon>
        <draw:polygon draw:style-name="gr7" draw:layer="layout" svg:width="0.424cm" svg:height="0.423cm" svg:x="10.267cm" svg:y="14.211cm" svg:viewBox="0 0 425 424" draw:points="0,424 0,0 425,0 425,424">
          <text:p/>
        </draw:polygon>
        <draw:polygon draw:style-name="gr6" draw:layer="layout" svg:width="0.424cm" svg:height="0.424cm" svg:x="10.267cm" svg:y="13.787cm" svg:viewBox="0 0 425 425" draw:points="0,425 0,0 425,0 425,425">
          <text:p/>
        </draw:polygon>
        <draw:polygon draw:style-name="gr7" draw:layer="layout" svg:width="0.424cm" svg:height="0.424cm" svg:x="10.267cm" svg:y="13.787cm" svg:viewBox="0 0 425 425" draw:points="0,425 0,0 425,0 425,425">
          <text:p/>
        </draw:polygon>
        <draw:polygon draw:style-name="gr6" draw:layer="layout" svg:width="0.424cm" svg:height="0.423cm" svg:x="10.267cm" svg:y="13.364cm" svg:viewBox="0 0 425 424" draw:points="0,424 0,0 425,0 425,424">
          <text:p/>
        </draw:polygon>
        <draw:polygon draw:style-name="gr7" draw:layer="layout" svg:width="0.424cm" svg:height="0.423cm" svg:x="10.267cm" svg:y="13.364cm" svg:viewBox="0 0 425 424" draw:points="0,424 0,0 425,0 425,424">
          <text:p/>
        </draw:polygon>
        <draw:polygon draw:style-name="gr6" draw:layer="layout" svg:width="0.424cm" svg:height="0.423cm" svg:x="10.267cm" svg:y="12.941cm" svg:viewBox="0 0 425 424" draw:points="0,424 0,0 425,0 425,424">
          <text:p/>
        </draw:polygon>
        <draw:polygon draw:style-name="gr7" draw:layer="layout" svg:width="0.424cm" svg:height="0.423cm" svg:x="10.267cm" svg:y="12.941cm" svg:viewBox="0 0 425 424" draw:points="0,424 0,0 425,0 425,424">
          <text:p/>
        </draw:polygon>
        <draw:polygon draw:style-name="gr6" draw:layer="layout" svg:width="0.424cm" svg:height="0.424cm" svg:x="10.267cm" svg:y="12.517cm" svg:viewBox="0 0 425 425" draw:points="0,425 0,0 425,0 425,425">
          <text:p/>
        </draw:polygon>
        <draw:polygon draw:style-name="gr7" draw:layer="layout" svg:width="0.424cm" svg:height="0.424cm" svg:x="10.267cm" svg:y="12.517cm" svg:viewBox="0 0 425 425" draw:points="0,425 0,0 425,0 425,425">
          <text:p/>
        </draw:polygon>
        <draw:polygon draw:style-name="gr6" draw:layer="layout" svg:width="0.424cm" svg:height="0.423cm" svg:x="10.267cm" svg:y="12.094cm" svg:viewBox="0 0 425 424" draw:points="0,424 0,0 425,0 425,424">
          <text:p/>
        </draw:polygon>
        <draw:polygon draw:style-name="gr7" draw:layer="layout" svg:width="0.424cm" svg:height="0.423cm" svg:x="10.267cm" svg:y="12.094cm" svg:viewBox="0 0 425 424" draw:points="0,424 0,0 425,0 425,424">
          <text:p/>
        </draw:polygon>
        <draw:polygon draw:style-name="gr6" draw:layer="layout" svg:width="0.424cm" svg:height="0.423cm" svg:x="10.267cm" svg:y="12.094cm" svg:viewBox="0 0 425 424" draw:points="0,424 0,0 425,0 425,424">
          <text:p/>
        </draw:polygon>
        <draw:polygon draw:style-name="gr7" draw:layer="layout" svg:width="0.424cm" svg:height="0.423cm" svg:x="10.267cm" svg:y="12.094cm" svg:viewBox="0 0 425 424" draw:points="0,424 0,0 425,0 425,424">
          <text:p/>
        </draw:polygon>
        <draw:polygon draw:style-name="gr6" draw:layer="layout" svg:width="0.424cm" svg:height="0.423cm" svg:x="10.267cm" svg:y="11.671cm" svg:viewBox="0 0 425 424" draw:points="0,424 0,0 425,0 425,424">
          <text:p/>
        </draw:polygon>
        <draw:polygon draw:style-name="gr7" draw:layer="layout" svg:width="0.424cm" svg:height="0.423cm" svg:x="10.267cm" svg:y="11.671cm" svg:viewBox="0 0 425 424" draw:points="0,424 0,0 425,0 425,424">
          <text:p/>
        </draw:polygon>
        <draw:polygon draw:style-name="gr6" draw:layer="layout" svg:width="0.424cm" svg:height="0.423cm" svg:x="10.267cm" svg:y="11.671cm" svg:viewBox="0 0 425 424" draw:points="0,424 0,0 425,0 425,424">
          <text:p/>
        </draw:polygon>
        <draw:polygon draw:style-name="gr7" draw:layer="layout" svg:width="0.424cm" svg:height="0.423cm" svg:x="10.267cm" svg:y="11.671cm" svg:viewBox="0 0 425 424" draw:points="0,424 0,0 425,0 425,424">
          <text:p/>
        </draw:polygon>
        <draw:polygon draw:style-name="gr6" draw:layer="layout" svg:width="0.424cm" svg:height="0.424cm" svg:x="10.267cm" svg:y="11.247cm" svg:viewBox="0 0 425 425" draw:points="0,425 0,0 425,0 425,425">
          <text:p/>
        </draw:polygon>
        <draw:polygon draw:style-name="gr7" draw:layer="layout" svg:width="0.424cm" svg:height="0.424cm" svg:x="10.267cm" svg:y="11.247cm" svg:viewBox="0 0 425 425" draw:points="0,425 0,0 425,0 425,425">
          <text:p/>
        </draw:polygon>
        <draw:polygon draw:style-name="gr6" draw:layer="layout" svg:width="0.424cm" svg:height="0.424cm" svg:x="10.267cm" svg:y="11.247cm" svg:viewBox="0 0 425 425" draw:points="0,425 0,0 425,0 425,425">
          <text:p/>
        </draw:polygon>
        <draw:polygon draw:style-name="gr7" draw:layer="layout" svg:width="0.424cm" svg:height="0.424cm" svg:x="10.267cm" svg:y="11.247cm" svg:viewBox="0 0 425 425" draw:points="0,425 0,0 425,0 425,425">
          <text:p/>
        </draw:polygon>
        <draw:polygon draw:style-name="gr6" draw:layer="layout" svg:width="0.424cm" svg:height="0.423cm" svg:x="10.267cm" svg:y="10.824cm" svg:viewBox="0 0 425 424" draw:points="0,424 0,0 425,0 425,424">
          <text:p/>
        </draw:polygon>
        <draw:polygon draw:style-name="gr7" draw:layer="layout" svg:width="0.424cm" svg:height="0.423cm" svg:x="10.267cm" svg:y="10.824cm" svg:viewBox="0 0 425 424" draw:points="0,424 0,0 425,0 425,424">
          <text:p/>
        </draw:polygon>
        <draw:polygon draw:style-name="gr6" draw:layer="layout" svg:width="0.424cm" svg:height="0.423cm" svg:x="10.267cm" svg:y="10.824cm" svg:viewBox="0 0 425 424" draw:points="0,424 0,0 425,0 425,424">
          <text:p/>
        </draw:polygon>
        <draw:polygon draw:style-name="gr7" draw:layer="layout" svg:width="0.424cm" svg:height="0.423cm" svg:x="10.267cm" svg:y="10.824cm" svg:viewBox="0 0 425 424" draw:points="0,424 0,0 425,0 425,424">
          <text:p/>
        </draw:polygon>
        <draw:polygon draw:style-name="gr6" draw:layer="layout" svg:width="0.424cm" svg:height="0.423cm" svg:x="10.267cm" svg:y="10.401cm" svg:viewBox="0 0 425 424" draw:points="0,424 0,0 425,0 425,424">
          <text:p/>
        </draw:polygon>
        <draw:polygon draw:style-name="gr7" draw:layer="layout" svg:width="0.424cm" svg:height="0.423cm" svg:x="10.267cm" svg:y="10.401cm" svg:viewBox="0 0 425 424" draw:points="0,424 0,0 425,0 425,424">
          <text:p/>
        </draw:polygon>
        <draw:polygon draw:style-name="gr6" draw:layer="layout" svg:width="0.424cm" svg:height="0.423cm" svg:x="10.267cm" svg:y="10.401cm" svg:viewBox="0 0 425 424" draw:points="0,424 0,0 425,0 425,424">
          <text:p/>
        </draw:polygon>
        <draw:polygon draw:style-name="gr7" draw:layer="layout" svg:width="0.424cm" svg:height="0.423cm" svg:x="10.267cm" svg:y="10.401cm" svg:viewBox="0 0 425 424" draw:points="0,424 0,0 425,0 425,424">
          <text:p/>
        </draw:polygon>
        <draw:polygon draw:style-name="gr6" draw:layer="layout" svg:width="0.423cm" svg:height="0.424cm" svg:x="10.691cm" svg:y="20.137cm" svg:viewBox="0 0 424 425" draw:points="0,425 0,0 424,0 424,425">
          <text:p/>
        </draw:polygon>
        <draw:polygon draw:style-name="gr7" draw:layer="layout" svg:width="0.423cm" svg:height="0.424cm" svg:x="10.691cm" svg:y="20.137cm" svg:viewBox="0 0 424 425" draw:points="0,425 0,0 424,0 424,425">
          <text:p/>
        </draw:polygon>
        <draw:polygon draw:style-name="gr6" draw:layer="layout" svg:width="0.423cm" svg:height="0.424cm" svg:x="10.691cm" svg:y="20.137cm" svg:viewBox="0 0 424 425" draw:points="0,425 0,0 424,0 424,425">
          <text:p/>
        </draw:polygon>
        <draw:polygon draw:style-name="gr7" draw:layer="layout" svg:width="0.423cm" svg:height="0.424cm" svg:x="10.691cm" svg:y="20.137cm" svg:viewBox="0 0 424 425" draw:points="0,425 0,0 424,0 424,425">
          <text:p/>
        </draw:polygon>
        <draw:polygon draw:style-name="gr6" draw:layer="layout" svg:width="0.423cm" svg:height="0.423cm" svg:x="10.691cm" svg:y="19.714cm" svg:viewBox="0 0 424 424" draw:points="0,424 0,0 424,0 424,424">
          <text:p/>
        </draw:polygon>
        <draw:polygon draw:style-name="gr7" draw:layer="layout" svg:width="0.423cm" svg:height="0.423cm" svg:x="10.691cm" svg:y="19.714cm" svg:viewBox="0 0 424 424" draw:points="0,424 0,0 424,0 424,424">
          <text:p/>
        </draw:polygon>
        <draw:polygon draw:style-name="gr6" draw:layer="layout" svg:width="0.423cm" svg:height="0.423cm" svg:x="10.691cm" svg:y="19.714cm" svg:viewBox="0 0 424 424" draw:points="0,424 0,0 424,0 424,424">
          <text:p/>
        </draw:polygon>
        <draw:polygon draw:style-name="gr7" draw:layer="layout" svg:width="0.423cm" svg:height="0.423cm" svg:x="10.691cm" svg:y="19.714cm" svg:viewBox="0 0 424 424" draw:points="0,424 0,0 424,0 424,424">
          <text:p/>
        </draw:polygon>
        <draw:polygon draw:style-name="gr6" draw:layer="layout" svg:width="0.423cm" svg:height="0.423cm" svg:x="10.691cm" svg:y="19.291cm" svg:viewBox="0 0 424 424" draw:points="0,424 0,0 424,0 424,424">
          <text:p/>
        </draw:polygon>
        <draw:polygon draw:style-name="gr7" draw:layer="layout" svg:width="0.423cm" svg:height="0.423cm" svg:x="10.691cm" svg:y="19.291cm" svg:viewBox="0 0 424 424" draw:points="0,424 0,0 424,0 424,424">
          <text:p/>
        </draw:polygon>
        <draw:polygon draw:style-name="gr6" draw:layer="layout" svg:width="0.423cm" svg:height="0.423cm" svg:x="10.691cm" svg:y="19.291cm" svg:viewBox="0 0 424 424" draw:points="0,424 0,0 424,0 424,424">
          <text:p/>
        </draw:polygon>
        <draw:polygon draw:style-name="gr7" draw:layer="layout" svg:width="0.423cm" svg:height="0.423cm" svg:x="10.691cm" svg:y="19.291cm" svg:viewBox="0 0 424 424" draw:points="0,424 0,0 424,0 424,424">
          <text:p/>
        </draw:polygon>
        <draw:polygon draw:style-name="gr6" draw:layer="layout" svg:width="0.423cm" svg:height="0.424cm" svg:x="10.691cm" svg:y="18.867cm" svg:viewBox="0 0 424 425" draw:points="0,425 0,0 424,0 424,425">
          <text:p/>
        </draw:polygon>
        <draw:polygon draw:style-name="gr7" draw:layer="layout" svg:width="0.423cm" svg:height="0.424cm" svg:x="10.691cm" svg:y="18.867cm" svg:viewBox="0 0 424 425" draw:points="0,425 0,0 424,0 424,425">
          <text:p/>
        </draw:polygon>
        <draw:polygon draw:style-name="gr6" draw:layer="layout" svg:width="0.423cm" svg:height="0.424cm" svg:x="10.691cm" svg:y="18.867cm" svg:viewBox="0 0 424 425" draw:points="0,425 0,0 424,0 424,425">
          <text:p/>
        </draw:polygon>
        <draw:polygon draw:style-name="gr7" draw:layer="layout" svg:width="0.423cm" svg:height="0.424cm" svg:x="10.691cm" svg:y="18.867cm" svg:viewBox="0 0 424 425" draw:points="0,425 0,0 424,0 424,425">
          <text:p/>
        </draw:polygon>
        <draw:polygon draw:style-name="gr6" draw:layer="layout" svg:width="0.423cm" svg:height="0.423cm" svg:x="10.691cm" svg:y="18.444cm" svg:viewBox="0 0 424 424" draw:points="0,424 0,0 424,0 424,424">
          <text:p/>
        </draw:polygon>
        <draw:polygon draw:style-name="gr7" draw:layer="layout" svg:width="0.423cm" svg:height="0.423cm" svg:x="10.691cm" svg:y="18.444cm" svg:viewBox="0 0 424 424" draw:points="0,424 0,0 424,0 424,424">
          <text:p/>
        </draw:polygon>
        <draw:polygon draw:style-name="gr6" draw:layer="layout" svg:width="0.423cm" svg:height="0.423cm" svg:x="10.691cm" svg:y="18.444cm" svg:viewBox="0 0 424 424" draw:points="0,424 0,0 424,0 424,424">
          <text:p/>
        </draw:polygon>
        <draw:polygon draw:style-name="gr7" draw:layer="layout" svg:width="0.423cm" svg:height="0.423cm" svg:x="10.691cm" svg:y="18.444cm" svg:viewBox="0 0 424 424" draw:points="0,424 0,0 424,0 424,424">
          <text:p/>
        </draw:polygon>
        <draw:polygon draw:style-name="gr6" draw:layer="layout" svg:width="0.423cm" svg:height="0.423cm" svg:x="10.691cm" svg:y="18.021cm" svg:viewBox="0 0 424 424" draw:points="0,424 0,0 424,0 424,424">
          <text:p/>
        </draw:polygon>
        <draw:polygon draw:style-name="gr7" draw:layer="layout" svg:width="0.423cm" svg:height="0.423cm" svg:x="10.691cm" svg:y="18.021cm" svg:viewBox="0 0 424 424" draw:points="0,424 0,0 424,0 424,424">
          <text:p/>
        </draw:polygon>
        <draw:polygon draw:style-name="gr6" draw:layer="layout" svg:width="0.423cm" svg:height="0.423cm" svg:x="10.691cm" svg:y="18.021cm" svg:viewBox="0 0 424 424" draw:points="0,424 0,0 424,0 424,424">
          <text:p/>
        </draw:polygon>
        <draw:polygon draw:style-name="gr7" draw:layer="layout" svg:width="0.423cm" svg:height="0.423cm" svg:x="10.691cm" svg:y="18.021cm" svg:viewBox="0 0 424 424" draw:points="0,424 0,0 424,0 424,424">
          <text:p/>
        </draw:polygon>
        <draw:polygon draw:style-name="gr6" draw:layer="layout" svg:width="0.423cm" svg:height="0.424cm" svg:x="10.691cm" svg:y="17.597cm" svg:viewBox="0 0 424 425" draw:points="0,425 0,0 424,0 424,425">
          <text:p/>
        </draw:polygon>
        <draw:polygon draw:style-name="gr7" draw:layer="layout" svg:width="0.423cm" svg:height="0.424cm" svg:x="10.691cm" svg:y="17.597cm" svg:viewBox="0 0 424 425" draw:points="0,425 0,0 424,0 424,425">
          <text:p/>
        </draw:polygon>
        <draw:polygon draw:style-name="gr6" draw:layer="layout" svg:width="0.423cm" svg:height="0.424cm" svg:x="10.691cm" svg:y="17.597cm" svg:viewBox="0 0 424 425" draw:points="0,425 0,0 424,0 424,425">
          <text:p/>
        </draw:polygon>
        <draw:polygon draw:style-name="gr7" draw:layer="layout" svg:width="0.423cm" svg:height="0.424cm" svg:x="10.691cm" svg:y="17.597cm" svg:viewBox="0 0 424 425" draw:points="0,425 0,0 424,0 424,425">
          <text:p/>
        </draw:polygon>
        <draw:polygon draw:style-name="gr6" draw:layer="layout" svg:width="0.423cm" svg:height="0.423cm" svg:x="10.691cm" svg:y="17.174cm" svg:viewBox="0 0 424 424" draw:points="0,424 0,0 424,0 424,424">
          <text:p/>
        </draw:polygon>
        <draw:polygon draw:style-name="gr7" draw:layer="layout" svg:width="0.423cm" svg:height="0.423cm" svg:x="10.691cm" svg:y="17.174cm" svg:viewBox="0 0 424 424" draw:points="0,424 0,0 424,0 424,424">
          <text:p/>
        </draw:polygon>
        <draw:polygon draw:style-name="gr6" draw:layer="layout" svg:width="0.423cm" svg:height="0.423cm" svg:x="10.691cm" svg:y="17.174cm" svg:viewBox="0 0 424 424" draw:points="0,424 0,0 424,0 424,424">
          <text:p/>
        </draw:polygon>
        <draw:polygon draw:style-name="gr7" draw:layer="layout" svg:width="0.423cm" svg:height="0.423cm" svg:x="10.691cm" svg:y="17.174cm" svg:viewBox="0 0 424 424" draw:points="0,424 0,0 424,0 424,424">
          <text:p/>
        </draw:polygon>
        <draw:polygon draw:style-name="gr6" draw:layer="layout" svg:width="0.423cm" svg:height="0.423cm" svg:x="10.691cm" svg:y="16.751cm" svg:viewBox="0 0 424 424" draw:points="0,424 0,0 424,0 424,424">
          <text:p/>
        </draw:polygon>
        <draw:polygon draw:style-name="gr7" draw:layer="layout" svg:width="0.423cm" svg:height="0.423cm" svg:x="10.691cm" svg:y="16.751cm" svg:viewBox="0 0 424 424" draw:points="0,424 0,0 424,0 424,424">
          <text:p/>
        </draw:polygon>
        <draw:polygon draw:style-name="gr6" draw:layer="layout" svg:width="0.423cm" svg:height="0.423cm" svg:x="10.691cm" svg:y="16.751cm" svg:viewBox="0 0 424 424" draw:points="0,424 0,0 424,0 424,424">
          <text:p/>
        </draw:polygon>
        <draw:polygon draw:style-name="gr7" draw:layer="layout" svg:width="0.423cm" svg:height="0.423cm" svg:x="10.691cm" svg:y="16.751cm" svg:viewBox="0 0 424 424" draw:points="0,424 0,0 424,0 424,424">
          <text:p/>
        </draw:polygon>
        <draw:polygon draw:style-name="gr6" draw:layer="layout" svg:width="0.423cm" svg:height="0.424cm" svg:x="10.691cm" svg:y="16.327cm" svg:viewBox="0 0 424 425" draw:points="0,425 0,0 424,0 424,425">
          <text:p/>
        </draw:polygon>
        <draw:polygon draw:style-name="gr7" draw:layer="layout" svg:width="0.423cm" svg:height="0.424cm" svg:x="10.691cm" svg:y="16.327cm" svg:viewBox="0 0 424 425" draw:points="0,425 0,0 424,0 424,425">
          <text:p/>
        </draw:polygon>
        <draw:polygon draw:style-name="gr6" draw:layer="layout" svg:width="0.423cm" svg:height="0.423cm" svg:x="10.691cm" svg:y="15.904cm" svg:viewBox="0 0 424 424" draw:points="0,424 0,0 424,0 424,424">
          <text:p/>
        </draw:polygon>
        <draw:polygon draw:style-name="gr7" draw:layer="layout" svg:width="0.423cm" svg:height="0.423cm" svg:x="10.691cm" svg:y="15.904cm" svg:viewBox="0 0 424 424" draw:points="0,424 0,0 424,0 424,424">
          <text:p/>
        </draw:polygon>
        <draw:polygon draw:style-name="gr6" draw:layer="layout" svg:width="0.423cm" svg:height="0.423cm" svg:x="10.691cm" svg:y="15.481cm" svg:viewBox="0 0 424 424" draw:points="0,424 0,0 424,0 424,424">
          <text:p/>
        </draw:polygon>
        <draw:polygon draw:style-name="gr7" draw:layer="layout" svg:width="0.423cm" svg:height="0.423cm" svg:x="10.691cm" svg:y="15.481cm" svg:viewBox="0 0 424 424" draw:points="0,424 0,0 424,0 424,424">
          <text:p/>
        </draw:polygon>
        <draw:polygon draw:style-name="gr6" draw:layer="layout" svg:width="0.423cm" svg:height="0.423cm" svg:x="10.691cm" svg:y="15.481cm" svg:viewBox="0 0 424 424" draw:points="0,424 0,0 424,0 424,424">
          <text:p/>
        </draw:polygon>
        <draw:polygon draw:style-name="gr7" draw:layer="layout" svg:width="0.423cm" svg:height="0.423cm" svg:x="10.691cm" svg:y="15.481cm" svg:viewBox="0 0 424 424" draw:points="0,424 0,0 424,0 424,424">
          <text:p/>
        </draw:polygon>
        <draw:polygon draw:style-name="gr6" draw:layer="layout" svg:width="0.423cm" svg:height="0.424cm" svg:x="10.691cm" svg:y="15.057cm" svg:viewBox="0 0 424 425" draw:points="0,425 0,0 424,0 424,425">
          <text:p/>
        </draw:polygon>
        <draw:polygon draw:style-name="gr7" draw:layer="layout" svg:width="0.423cm" svg:height="0.424cm" svg:x="10.691cm" svg:y="15.057cm" svg:viewBox="0 0 424 425" draw:points="0,425 0,0 424,0 424,425">
          <text:p/>
        </draw:polygon>
        <draw:polygon draw:style-name="gr6" draw:layer="layout" svg:width="0.423cm" svg:height="0.424cm" svg:x="10.691cm" svg:y="15.057cm" svg:viewBox="0 0 424 425" draw:points="0,425 0,0 424,0 424,425">
          <text:p/>
        </draw:polygon>
        <draw:polygon draw:style-name="gr7" draw:layer="layout" svg:width="0.423cm" svg:height="0.424cm" svg:x="10.691cm" svg:y="15.057cm" svg:viewBox="0 0 424 425" draw:points="0,425 0,0 424,0 424,425">
          <text:p/>
        </draw:polygon>
        <draw:polygon draw:style-name="gr6" draw:layer="layout" svg:width="0.423cm" svg:height="0.423cm" svg:x="10.691cm" svg:y="14.634cm" svg:viewBox="0 0 424 424" draw:points="0,424 0,0 424,0 424,424">
          <text:p/>
        </draw:polygon>
        <draw:polygon draw:style-name="gr7" draw:layer="layout" svg:width="0.423cm" svg:height="0.423cm" svg:x="10.691cm" svg:y="14.634cm" svg:viewBox="0 0 424 424" draw:points="0,424 0,0 424,0 424,424">
          <text:p/>
        </draw:polygon>
        <draw:polygon draw:style-name="gr6" draw:layer="layout" svg:width="0.423cm" svg:height="0.423cm" svg:x="10.691cm" svg:y="14.634cm" svg:viewBox="0 0 424 424" draw:points="0,424 0,0 424,0 424,424">
          <text:p/>
        </draw:polygon>
        <draw:polygon draw:style-name="gr7" draw:layer="layout" svg:width="0.423cm" svg:height="0.423cm" svg:x="10.691cm" svg:y="14.634cm" svg:viewBox="0 0 424 424" draw:points="0,424 0,0 424,0 424,424">
          <text:p/>
        </draw:polygon>
        <draw:polygon draw:style-name="gr6" draw:layer="layout" svg:width="0.423cm" svg:height="0.423cm" svg:x="10.691cm" svg:y="14.211cm" svg:viewBox="0 0 424 424" draw:points="0,424 0,0 424,0 424,424">
          <text:p/>
        </draw:polygon>
        <draw:polygon draw:style-name="gr7" draw:layer="layout" svg:width="0.423cm" svg:height="0.423cm" svg:x="10.691cm" svg:y="14.211cm" svg:viewBox="0 0 424 424" draw:points="0,424 0,0 424,0 424,424">
          <text:p/>
        </draw:polygon>
        <draw:polygon draw:style-name="gr6" draw:layer="layout" svg:width="0.423cm" svg:height="0.424cm" svg:x="10.691cm" svg:y="13.787cm" svg:viewBox="0 0 424 425" draw:points="0,425 0,0 424,0 424,425">
          <text:p/>
        </draw:polygon>
        <draw:polygon draw:style-name="gr7" draw:layer="layout" svg:width="0.423cm" svg:height="0.424cm" svg:x="10.691cm" svg:y="13.787cm" svg:viewBox="0 0 424 425" draw:points="0,425 0,0 424,0 424,425">
          <text:p/>
        </draw:polygon>
        <draw:polygon draw:style-name="gr6" draw:layer="layout" svg:width="0.424cm" svg:height="0.423cm" svg:x="8.997cm" svg:y="18.444cm" svg:viewBox="0 0 425 424" draw:points="0,424 0,0 425,0 425,424">
          <text:p/>
        </draw:polygon>
        <draw:polygon draw:style-name="gr7" draw:layer="layout" svg:width="0.424cm" svg:height="0.423cm" svg:x="8.997cm" svg:y="18.444cm" svg:viewBox="0 0 425 424" draw:points="0,424 0,0 425,0 425,424">
          <text:p/>
        </draw:polygon>
        <draw:polygon draw:style-name="gr6" draw:layer="layout" svg:width="0.424cm" svg:height="0.423cm" svg:x="8.997cm" svg:y="18.021cm" svg:viewBox="0 0 425 424" draw:points="0,424 0,0 425,0 425,424">
          <text:p/>
        </draw:polygon>
        <draw:polygon draw:style-name="gr7" draw:layer="layout" svg:width="0.424cm" svg:height="0.423cm" svg:x="8.997cm" svg:y="18.021cm" svg:viewBox="0 0 425 424" draw:points="0,424 0,0 425,0 425,424">
          <text:p/>
        </draw:polygon>
        <draw:polygon draw:style-name="gr6" draw:layer="layout" svg:width="0.424cm" svg:height="0.424cm" svg:x="8.997cm" svg:y="17.597cm" svg:viewBox="0 0 425 425" draw:points="0,425 0,0 425,0 425,425">
          <text:p/>
        </draw:polygon>
        <draw:polygon draw:style-name="gr7" draw:layer="layout" svg:width="0.424cm" svg:height="0.424cm" svg:x="8.997cm" svg:y="17.597cm" svg:viewBox="0 0 425 425" draw:points="0,425 0,0 425,0 425,425">
          <text:p/>
        </draw:polygon>
        <draw:polygon draw:style-name="gr6" draw:layer="layout" svg:width="0.424cm" svg:height="0.423cm" svg:x="8.997cm" svg:y="17.174cm" svg:viewBox="0 0 425 424" draw:points="0,424 0,0 425,0 425,424">
          <text:p/>
        </draw:polygon>
        <draw:polygon draw:style-name="gr7" draw:layer="layout" svg:width="0.424cm" svg:height="0.423cm" svg:x="8.997cm" svg:y="17.174cm" svg:viewBox="0 0 425 424" draw:points="0,424 0,0 425,0 425,424">
          <text:p/>
        </draw:polygon>
        <draw:polygon draw:style-name="gr6" draw:layer="layout" svg:width="0.424cm" svg:height="0.423cm" svg:x="8.997cm" svg:y="16.751cm" svg:viewBox="0 0 425 424" draw:points="0,424 0,0 425,0 425,424">
          <text:p/>
        </draw:polygon>
        <draw:polygon draw:style-name="gr7" draw:layer="layout" svg:width="0.424cm" svg:height="0.423cm" svg:x="8.997cm" svg:y="16.751cm" svg:viewBox="0 0 425 424" draw:points="0,424 0,0 425,0 425,424">
          <text:p/>
        </draw:polygon>
        <draw:polygon draw:style-name="gr6" draw:layer="layout" svg:width="0.424cm" svg:height="0.424cm" svg:x="8.997cm" svg:y="16.327cm" svg:viewBox="0 0 425 425" draw:points="0,425 0,0 425,0 425,425">
          <text:p/>
        </draw:polygon>
        <draw:polygon draw:style-name="gr7" draw:layer="layout" svg:width="0.424cm" svg:height="0.424cm" svg:x="8.997cm" svg:y="16.327cm" svg:viewBox="0 0 425 425" draw:points="0,425 0,0 425,0 425,425">
          <text:p/>
        </draw:polygon>
        <draw:polygon draw:style-name="gr6" draw:layer="layout" svg:width="0.424cm" svg:height="0.423cm" svg:x="8.997cm" svg:y="15.904cm" svg:viewBox="0 0 425 424" draw:points="0,424 0,0 425,0 425,424">
          <text:p/>
        </draw:polygon>
        <draw:polygon draw:style-name="gr7" draw:layer="layout" svg:width="0.424cm" svg:height="0.423cm" svg:x="8.997cm" svg:y="15.904cm" svg:viewBox="0 0 425 424" draw:points="0,424 0,0 425,0 425,424">
          <text:p/>
        </draw:polygon>
        <draw:polygon draw:style-name="gr6" draw:layer="layout" svg:width="0.424cm" svg:height="0.423cm" svg:x="8.997cm" svg:y="15.481cm" svg:viewBox="0 0 425 424" draw:points="0,424 0,0 425,0 425,424">
          <text:p/>
        </draw:polygon>
        <draw:polygon draw:style-name="gr7" draw:layer="layout" svg:width="0.424cm" svg:height="0.423cm" svg:x="8.997cm" svg:y="15.481cm" svg:viewBox="0 0 425 424" draw:points="0,424 0,0 425,0 425,424">
          <text:p/>
        </draw:polygon>
        <draw:polygon draw:style-name="gr6" draw:layer="layout" svg:width="0.424cm" svg:height="0.424cm" svg:x="8.997cm" svg:y="15.057cm" svg:viewBox="0 0 425 425" draw:points="0,425 0,0 425,0 425,425">
          <text:p/>
        </draw:polygon>
        <draw:polygon draw:style-name="gr7" draw:layer="layout" svg:width="0.424cm" svg:height="0.424cm" svg:x="8.997cm" svg:y="15.057cm" svg:viewBox="0 0 425 425" draw:points="0,425 0,0 425,0 425,425">
          <text:p/>
        </draw:polygon>
        <draw:polygon draw:style-name="gr6" draw:layer="layout" svg:width="0.424cm" svg:height="0.423cm" svg:x="8.997cm" svg:y="14.634cm" svg:viewBox="0 0 425 424" draw:points="0,424 0,0 425,0 425,424">
          <text:p/>
        </draw:polygon>
        <draw:polygon draw:style-name="gr7" draw:layer="layout" svg:width="0.424cm" svg:height="0.423cm" svg:x="8.997cm" svg:y="14.634cm" svg:viewBox="0 0 425 424" draw:points="0,424 0,0 425,0 425,424">
          <text:p/>
        </draw:polygon>
        <draw:polygon draw:style-name="gr6" draw:layer="layout" svg:width="0.424cm" svg:height="0.423cm" svg:x="8.997cm" svg:y="14.211cm" svg:viewBox="0 0 425 424" draw:points="0,424 0,0 425,0 425,424">
          <text:p/>
        </draw:polygon>
        <draw:polygon draw:style-name="gr7" draw:layer="layout" svg:width="0.424cm" svg:height="0.423cm" svg:x="8.997cm" svg:y="14.211cm" svg:viewBox="0 0 425 424" draw:points="0,424 0,0 425,0 425,424">
          <text:p/>
        </draw:polygon>
        <draw:polygon draw:style-name="gr6" draw:layer="layout" svg:width="0.424cm" svg:height="0.424cm" svg:x="8.997cm" svg:y="13.787cm" svg:viewBox="0 0 425 425" draw:points="0,425 0,0 425,0 425,425">
          <text:p/>
        </draw:polygon>
        <draw:polygon draw:style-name="gr7" draw:layer="layout" svg:width="0.424cm" svg:height="0.424cm" svg:x="8.997cm" svg:y="13.787cm" svg:viewBox="0 0 425 425" draw:points="0,425 0,0 425,0 425,425">
          <text:p/>
        </draw:polygon>
        <draw:polygon draw:style-name="gr6" draw:layer="layout" svg:width="0.424cm" svg:height="0.423cm" svg:x="8.997cm" svg:y="13.364cm" svg:viewBox="0 0 425 424" draw:points="0,424 0,0 425,0 425,424">
          <text:p/>
        </draw:polygon>
        <draw:polygon draw:style-name="gr7" draw:layer="layout" svg:width="0.424cm" svg:height="0.423cm" svg:x="8.997cm" svg:y="13.364cm" svg:viewBox="0 0 425 424" draw:points="0,424 0,0 425,0 425,424">
          <text:p/>
        </draw:polygon>
        <draw:polygon draw:style-name="gr6" draw:layer="layout" svg:width="0.424cm" svg:height="0.423cm" svg:x="8.997cm" svg:y="12.941cm" svg:viewBox="0 0 425 424" draw:points="0,424 0,0 425,0 425,424">
          <text:p/>
        </draw:polygon>
        <draw:polygon draw:style-name="gr7" draw:layer="layout" svg:width="0.424cm" svg:height="0.423cm" svg:x="8.997cm" svg:y="12.941cm" svg:viewBox="0 0 425 424" draw:points="0,424 0,0 425,0 425,424">
          <text:p/>
        </draw:polygon>
        <draw:polygon draw:style-name="gr6" draw:layer="layout" svg:width="0.424cm" svg:height="0.424cm" svg:x="8.997cm" svg:y="12.517cm" svg:viewBox="0 0 425 425" draw:points="0,425 0,0 425,0 425,425">
          <text:p/>
        </draw:polygon>
        <draw:polygon draw:style-name="gr7" draw:layer="layout" svg:width="0.424cm" svg:height="0.424cm" svg:x="8.997cm" svg:y="12.517cm" svg:viewBox="0 0 425 425" draw:points="0,425 0,0 425,0 425,425">
          <text:p/>
        </draw:polygon>
        <draw:polygon draw:style-name="gr6" draw:layer="layout" svg:width="0.424cm" svg:height="0.423cm" svg:x="8.997cm" svg:y="12.094cm" svg:viewBox="0 0 425 424" draw:points="0,424 0,0 425,0 425,424">
          <text:p/>
        </draw:polygon>
        <draw:polygon draw:style-name="gr7" draw:layer="layout" svg:width="0.424cm" svg:height="0.423cm" svg:x="8.997cm" svg:y="12.094cm" svg:viewBox="0 0 425 424" draw:points="0,424 0,0 425,0 425,424">
          <text:p/>
        </draw:polygon>
        <draw:polygon draw:style-name="gr6" draw:layer="layout" svg:width="0.424cm" svg:height="0.423cm" svg:x="8.997cm" svg:y="11.671cm" svg:viewBox="0 0 425 424" draw:points="0,424 0,0 425,0 425,424">
          <text:p/>
        </draw:polygon>
        <draw:polygon draw:style-name="gr7" draw:layer="layout" svg:width="0.424cm" svg:height="0.423cm" svg:x="8.997cm" svg:y="11.671cm" svg:viewBox="0 0 425 424" draw:points="0,424 0,0 425,0 425,424">
          <text:p/>
        </draw:polygon>
        <draw:polygon draw:style-name="gr6" draw:layer="layout" svg:width="0.423cm" svg:height="0.423cm" svg:x="9.421cm" svg:y="18.444cm" svg:viewBox="0 0 424 424" draw:points="0,424 0,0 424,0 424,424">
          <text:p/>
        </draw:polygon>
        <draw:polygon draw:style-name="gr7" draw:layer="layout" svg:width="0.423cm" svg:height="0.423cm" svg:x="9.421cm" svg:y="18.444cm" svg:viewBox="0 0 424 424" draw:points="0,424 0,0 424,0 424,424">
          <text:p/>
        </draw:polygon>
        <draw:polygon draw:style-name="gr6" draw:layer="layout" svg:width="0.423cm" svg:height="0.423cm" svg:x="9.421cm" svg:y="18.021cm" svg:viewBox="0 0 424 424" draw:points="0,424 0,0 424,0 424,424">
          <text:p/>
        </draw:polygon>
        <draw:polygon draw:style-name="gr7" draw:layer="layout" svg:width="0.423cm" svg:height="0.423cm" svg:x="9.421cm" svg:y="18.021cm" svg:viewBox="0 0 424 424" draw:points="0,424 0,0 424,0 424,424">
          <text:p/>
        </draw:polygon>
        <draw:polygon draw:style-name="gr6" draw:layer="layout" svg:width="0.423cm" svg:height="0.424cm" svg:x="9.421cm" svg:y="17.597cm" svg:viewBox="0 0 424 425" draw:points="0,425 0,0 424,0 424,425">
          <text:p/>
        </draw:polygon>
        <draw:polygon draw:style-name="gr7" draw:layer="layout" svg:width="0.423cm" svg:height="0.424cm" svg:x="9.421cm" svg:y="17.597cm" svg:viewBox="0 0 424 425" draw:points="0,425 0,0 424,0 424,425">
          <text:p/>
        </draw:polygon>
        <draw:polygon draw:style-name="gr6" draw:layer="layout" svg:width="0.423cm" svg:height="0.423cm" svg:x="9.421cm" svg:y="17.174cm" svg:viewBox="0 0 424 424" draw:points="0,424 0,0 424,0 424,424">
          <text:p/>
        </draw:polygon>
        <draw:polygon draw:style-name="gr7" draw:layer="layout" svg:width="0.423cm" svg:height="0.423cm" svg:x="9.421cm" svg:y="17.174cm" svg:viewBox="0 0 424 424" draw:points="0,424 0,0 424,0 424,424">
          <text:p/>
        </draw:polygon>
        <draw:polygon draw:style-name="gr6" draw:layer="layout" svg:width="0.423cm" svg:height="0.423cm" svg:x="9.421cm" svg:y="16.751cm" svg:viewBox="0 0 424 424" draw:points="0,424 0,0 424,0 424,424">
          <text:p/>
        </draw:polygon>
        <draw:polygon draw:style-name="gr7" draw:layer="layout" svg:width="0.423cm" svg:height="0.423cm" svg:x="9.421cm" svg:y="16.751cm" svg:viewBox="0 0 424 424" draw:points="0,424 0,0 424,0 424,424">
          <text:p/>
        </draw:polygon>
        <draw:polygon draw:style-name="gr6" draw:layer="layout" svg:width="0.423cm" svg:height="0.424cm" svg:x="9.421cm" svg:y="16.327cm" svg:viewBox="0 0 424 425" draw:points="0,425 0,0 424,0 424,425">
          <text:p/>
        </draw:polygon>
        <draw:polygon draw:style-name="gr7" draw:layer="layout" svg:width="0.423cm" svg:height="0.424cm" svg:x="9.421cm" svg:y="16.327cm" svg:viewBox="0 0 424 425" draw:points="0,425 0,0 424,0 424,425">
          <text:p/>
        </draw:polygon>
        <draw:polygon draw:style-name="gr6" draw:layer="layout" svg:width="0.423cm" svg:height="0.423cm" svg:x="9.421cm" svg:y="15.904cm" svg:viewBox="0 0 424 424" draw:points="0,424 0,0 424,0 424,424">
          <text:p/>
        </draw:polygon>
        <draw:polygon draw:style-name="gr7" draw:layer="layout" svg:width="0.423cm" svg:height="0.423cm" svg:x="9.421cm" svg:y="15.904cm" svg:viewBox="0 0 424 424" draw:points="0,424 0,0 424,0 424,424">
          <text:p/>
        </draw:polygon>
        <draw:polygon draw:style-name="gr6" draw:layer="layout" svg:width="0.423cm" svg:height="0.423cm" svg:x="9.421cm" svg:y="15.481cm" svg:viewBox="0 0 424 424" draw:points="0,424 0,0 424,0 424,424">
          <text:p/>
        </draw:polygon>
        <draw:polygon draw:style-name="gr7" draw:layer="layout" svg:width="0.423cm" svg:height="0.423cm" svg:x="9.421cm" svg:y="15.481cm" svg:viewBox="0 0 424 424" draw:points="0,424 0,0 424,0 424,424">
          <text:p/>
        </draw:polygon>
        <draw:polygon draw:style-name="gr6" draw:layer="layout" svg:width="0.423cm" svg:height="0.424cm" svg:x="9.421cm" svg:y="15.057cm" svg:viewBox="0 0 424 425" draw:points="0,425 0,0 424,0 424,425">
          <text:p/>
        </draw:polygon>
        <draw:polygon draw:style-name="gr7" draw:layer="layout" svg:width="0.423cm" svg:height="0.424cm" svg:x="9.421cm" svg:y="15.057cm" svg:viewBox="0 0 424 425" draw:points="0,425 0,0 424,0 424,425">
          <text:p/>
        </draw:polygon>
        <draw:polygon draw:style-name="gr6" draw:layer="layout" svg:width="0.423cm" svg:height="0.423cm" svg:x="9.421cm" svg:y="14.634cm" svg:viewBox="0 0 424 424" draw:points="0,424 0,0 424,0 424,424">
          <text:p/>
        </draw:polygon>
        <draw:polygon draw:style-name="gr7" draw:layer="layout" svg:width="0.423cm" svg:height="0.423cm" svg:x="9.421cm" svg:y="14.634cm" svg:viewBox="0 0 424 424" draw:points="0,424 0,0 424,0 424,424">
          <text:p/>
        </draw:polygon>
        <draw:polygon draw:style-name="gr6" draw:layer="layout" svg:width="0.423cm" svg:height="0.423cm" svg:x="9.421cm" svg:y="14.211cm" svg:viewBox="0 0 424 424" draw:points="0,424 0,0 424,0 424,424">
          <text:p/>
        </draw:polygon>
        <draw:polygon draw:style-name="gr7" draw:layer="layout" svg:width="0.423cm" svg:height="0.423cm" svg:x="9.421cm" svg:y="14.211cm" svg:viewBox="0 0 424 424" draw:points="0,424 0,0 424,0 424,424">
          <text:p/>
        </draw:polygon>
        <draw:polygon draw:style-name="gr6" draw:layer="layout" svg:width="0.423cm" svg:height="0.424cm" svg:x="9.421cm" svg:y="13.787cm" svg:viewBox="0 0 424 425" draw:points="0,425 0,0 424,0 424,425">
          <text:p/>
        </draw:polygon>
        <draw:polygon draw:style-name="gr7" draw:layer="layout" svg:width="0.423cm" svg:height="0.424cm" svg:x="9.421cm" svg:y="13.787cm" svg:viewBox="0 0 424 425" draw:points="0,425 0,0 424,0 424,425">
          <text:p/>
        </draw:polygon>
        <draw:polygon draw:style-name="gr6" draw:layer="layout" svg:width="0.423cm" svg:height="0.423cm" svg:x="9.421cm" svg:y="13.364cm" svg:viewBox="0 0 424 424" draw:points="0,424 0,0 424,0 424,424">
          <text:p/>
        </draw:polygon>
        <draw:polygon draw:style-name="gr7" draw:layer="layout" svg:width="0.423cm" svg:height="0.423cm" svg:x="9.421cm" svg:y="13.364cm" svg:viewBox="0 0 424 424" draw:points="0,424 0,0 424,0 424,424">
          <text:p/>
        </draw:polygon>
        <draw:polygon draw:style-name="gr6" draw:layer="layout" svg:width="0.423cm" svg:height="0.423cm" svg:x="9.421cm" svg:y="12.941cm" svg:viewBox="0 0 424 424" draw:points="0,424 0,0 424,0 424,424">
          <text:p/>
        </draw:polygon>
        <draw:polygon draw:style-name="gr7" draw:layer="layout" svg:width="0.423cm" svg:height="0.423cm" svg:x="9.421cm" svg:y="12.941cm" svg:viewBox="0 0 424 424" draw:points="0,424 0,0 424,0 424,424">
          <text:p/>
        </draw:polygon>
        <draw:polygon draw:style-name="gr6" draw:layer="layout" svg:width="0.423cm" svg:height="0.424cm" svg:x="9.421cm" svg:y="12.517cm" svg:viewBox="0 0 424 425" draw:points="0,425 0,0 424,0 424,425">
          <text:p/>
        </draw:polygon>
        <draw:polygon draw:style-name="gr7" draw:layer="layout" svg:width="0.423cm" svg:height="0.424cm" svg:x="9.421cm" svg:y="12.517cm" svg:viewBox="0 0 424 425" draw:points="0,425 0,0 424,0 424,425">
          <text:p/>
        </draw:polygon>
        <draw:polygon draw:style-name="gr6" draw:layer="layout" svg:width="0.423cm" svg:height="0.423cm" svg:x="9.421cm" svg:y="12.094cm" svg:viewBox="0 0 424 424" draw:points="0,424 0,0 424,0 424,424">
          <text:p/>
        </draw:polygon>
        <draw:polygon draw:style-name="gr7" draw:layer="layout" svg:width="0.423cm" svg:height="0.423cm" svg:x="9.421cm" svg:y="12.094cm" svg:viewBox="0 0 424 424" draw:points="0,424 0,0 424,0 424,424">
          <text:p/>
        </draw:polygon>
        <draw:polygon draw:style-name="gr6" draw:layer="layout" svg:width="0.423cm" svg:height="0.423cm" svg:x="9.421cm" svg:y="11.671cm" svg:viewBox="0 0 424 424" draw:points="0,424 0,0 424,0 424,424">
          <text:p/>
        </draw:polygon>
        <draw:polygon draw:style-name="gr7" draw:layer="layout" svg:width="0.423cm" svg:height="0.423cm" svg:x="9.421cm" svg:y="11.671cm" svg:viewBox="0 0 424 424" draw:points="0,424 0,0 424,0 424,424">
          <text:p/>
        </draw:polygon>
        <draw:polygon draw:style-name="gr6" draw:layer="layout" svg:width="0.423cm" svg:height="0.423cm" svg:x="9.844cm" svg:y="18.021cm" svg:viewBox="0 0 424 424" draw:points="0,424 0,0 424,0 424,424">
          <text:p/>
        </draw:polygon>
        <draw:polygon draw:style-name="gr7" draw:layer="layout" svg:width="0.423cm" svg:height="0.423cm" svg:x="9.844cm" svg:y="18.021cm" svg:viewBox="0 0 424 424" draw:points="0,424 0,0 424,0 424,424">
          <text:p/>
        </draw:polygon>
        <draw:polygon draw:style-name="gr6" draw:layer="layout" svg:width="0.423cm" svg:height="0.424cm" svg:x="9.844cm" svg:y="17.597cm" svg:viewBox="0 0 424 425" draw:points="0,425 0,0 424,0 424,425">
          <text:p/>
        </draw:polygon>
        <draw:polygon draw:style-name="gr7" draw:layer="layout" svg:width="0.423cm" svg:height="0.424cm" svg:x="9.844cm" svg:y="17.597cm" svg:viewBox="0 0 424 425" draw:points="0,425 0,0 424,0 424,425">
          <text:p/>
        </draw:polygon>
        <draw:polygon draw:style-name="gr6" draw:layer="layout" svg:width="0.423cm" svg:height="0.423cm" svg:x="9.844cm" svg:y="17.174cm" svg:viewBox="0 0 424 424" draw:points="0,424 0,0 424,0 424,424">
          <text:p/>
        </draw:polygon>
        <draw:polygon draw:style-name="gr7" draw:layer="layout" svg:width="0.423cm" svg:height="0.423cm" svg:x="9.844cm" svg:y="17.174cm" svg:viewBox="0 0 424 424" draw:points="0,424 0,0 424,0 424,424">
          <text:p/>
        </draw:polygon>
        <draw:polygon draw:style-name="gr6" draw:layer="layout" svg:width="0.423cm" svg:height="0.423cm" svg:x="9.844cm" svg:y="16.751cm" svg:viewBox="0 0 424 424" draw:points="0,424 0,0 424,0 424,424">
          <text:p/>
        </draw:polygon>
        <draw:polygon draw:style-name="gr7" draw:layer="layout" svg:width="0.423cm" svg:height="0.423cm" svg:x="9.844cm" svg:y="16.751cm" svg:viewBox="0 0 424 424" draw:points="0,424 0,0 424,0 424,424">
          <text:p/>
        </draw:polygon>
        <draw:polygon draw:style-name="gr6" draw:layer="layout" svg:width="0.423cm" svg:height="0.424cm" svg:x="9.844cm" svg:y="16.327cm" svg:viewBox="0 0 424 425" draw:points="0,425 0,0 424,0 424,425">
          <text:p/>
        </draw:polygon>
        <draw:polygon draw:style-name="gr7" draw:layer="layout" svg:width="0.423cm" svg:height="0.424cm" svg:x="9.844cm" svg:y="16.327cm" svg:viewBox="0 0 424 425" draw:points="0,425 0,0 424,0 424,425">
          <text:p/>
        </draw:polygon>
        <draw:polygon draw:style-name="gr6" draw:layer="layout" svg:width="0.423cm" svg:height="0.423cm" svg:x="9.844cm" svg:y="15.904cm" svg:viewBox="0 0 424 424" draw:points="0,424 0,0 424,0 424,424">
          <text:p/>
        </draw:polygon>
        <draw:polygon draw:style-name="gr7" draw:layer="layout" svg:width="0.423cm" svg:height="0.423cm" svg:x="9.844cm" svg:y="15.904cm" svg:viewBox="0 0 424 424" draw:points="0,424 0,0 424,0 424,424">
          <text:p/>
        </draw:polygon>
        <draw:polygon draw:style-name="gr6" draw:layer="layout" svg:width="0.423cm" svg:height="0.423cm" svg:x="9.844cm" svg:y="15.481cm" svg:viewBox="0 0 424 424" draw:points="0,424 0,0 424,0 424,424">
          <text:p/>
        </draw:polygon>
        <draw:polygon draw:style-name="gr7" draw:layer="layout" svg:width="0.423cm" svg:height="0.423cm" svg:x="9.844cm" svg:y="15.481cm" svg:viewBox="0 0 424 424" draw:points="0,424 0,0 424,0 424,424">
          <text:p/>
        </draw:polygon>
        <draw:polygon draw:style-name="gr6" draw:layer="layout" svg:width="0.423cm" svg:height="0.424cm" svg:x="9.844cm" svg:y="15.057cm" svg:viewBox="0 0 424 425" draw:points="0,425 0,0 424,0 424,425">
          <text:p/>
        </draw:polygon>
        <draw:polygon draw:style-name="gr7" draw:layer="layout" svg:width="0.423cm" svg:height="0.424cm" svg:x="9.844cm" svg:y="15.057cm" svg:viewBox="0 0 424 425" draw:points="0,425 0,0 424,0 424,425">
          <text:p/>
        </draw:polygon>
        <draw:polygon draw:style-name="gr6" draw:layer="layout" svg:width="0.423cm" svg:height="0.423cm" svg:x="9.844cm" svg:y="14.634cm" svg:viewBox="0 0 424 424" draw:points="0,424 0,0 424,0 424,424">
          <text:p/>
        </draw:polygon>
        <draw:polygon draw:style-name="gr7" draw:layer="layout" svg:width="0.423cm" svg:height="0.423cm" svg:x="9.844cm" svg:y="14.634cm" svg:viewBox="0 0 424 424" draw:points="0,424 0,0 424,0 424,424">
          <text:p/>
        </draw:polygon>
        <draw:polygon draw:style-name="gr6" draw:layer="layout" svg:width="0.423cm" svg:height="0.423cm" svg:x="9.844cm" svg:y="14.211cm" svg:viewBox="0 0 424 424" draw:points="0,424 0,0 424,0 424,424">
          <text:p/>
        </draw:polygon>
        <draw:polygon draw:style-name="gr7" draw:layer="layout" svg:width="0.423cm" svg:height="0.423cm" svg:x="9.844cm" svg:y="14.211cm" svg:viewBox="0 0 424 424" draw:points="0,424 0,0 424,0 424,424">
          <text:p/>
        </draw:polygon>
        <draw:polygon draw:style-name="gr6" draw:layer="layout" svg:width="0.423cm" svg:height="0.424cm" svg:x="9.844cm" svg:y="13.787cm" svg:viewBox="0 0 424 425" draw:points="0,425 0,0 424,0 424,425">
          <text:p/>
        </draw:polygon>
        <draw:polygon draw:style-name="gr7" draw:layer="layout" svg:width="0.423cm" svg:height="0.424cm" svg:x="9.844cm" svg:y="13.787cm" svg:viewBox="0 0 424 425" draw:points="0,425 0,0 424,0 424,425">
          <text:p/>
        </draw:polygon>
        <draw:polygon draw:style-name="gr6" draw:layer="layout" svg:width="0.423cm" svg:height="0.423cm" svg:x="9.844cm" svg:y="13.364cm" svg:viewBox="0 0 424 424" draw:points="0,424 0,0 424,0 424,424">
          <text:p/>
        </draw:polygon>
        <draw:polygon draw:style-name="gr7" draw:layer="layout" svg:width="0.423cm" svg:height="0.423cm" svg:x="9.844cm" svg:y="13.364cm" svg:viewBox="0 0 424 424" draw:points="0,424 0,0 424,0 424,424">
          <text:p/>
        </draw:polygon>
        <draw:polygon draw:style-name="gr6" draw:layer="layout" svg:width="0.423cm" svg:height="0.423cm" svg:x="9.844cm" svg:y="12.941cm" svg:viewBox="0 0 424 424" draw:points="0,424 0,0 424,0 424,424">
          <text:p/>
        </draw:polygon>
        <draw:polygon draw:style-name="gr7" draw:layer="layout" svg:width="0.423cm" svg:height="0.423cm" svg:x="9.844cm" svg:y="12.941cm" svg:viewBox="0 0 424 424" draw:points="0,424 0,0 424,0 424,424">
          <text:p/>
        </draw:polygon>
        <draw:polygon draw:style-name="gr6" draw:layer="layout" svg:width="0.423cm" svg:height="0.424cm" svg:x="9.844cm" svg:y="12.517cm" svg:viewBox="0 0 424 425" draw:points="0,425 0,0 424,0 424,425">
          <text:p/>
        </draw:polygon>
        <draw:polygon draw:style-name="gr7" draw:layer="layout" svg:width="0.423cm" svg:height="0.424cm" svg:x="9.844cm" svg:y="12.517cm" svg:viewBox="0 0 424 425" draw:points="0,425 0,0 424,0 424,425">
          <text:p/>
        </draw:polygon>
        <draw:polygon draw:style-name="gr6" draw:layer="layout" svg:width="0.423cm" svg:height="0.423cm" svg:x="9.844cm" svg:y="12.094cm" svg:viewBox="0 0 424 424" draw:points="0,424 0,0 424,0 424,424">
          <text:p/>
        </draw:polygon>
        <draw:polygon draw:style-name="gr7" draw:layer="layout" svg:width="0.423cm" svg:height="0.423cm" svg:x="9.844cm" svg:y="12.094cm" svg:viewBox="0 0 424 424" draw:points="0,424 0,0 424,0 424,424">
          <text:p/>
        </draw:polygon>
        <draw:polygon draw:style-name="gr6" draw:layer="layout" svg:width="0.424cm" svg:height="0.424cm" svg:x="10.267cm" svg:y="17.597cm" svg:viewBox="0 0 425 425" draw:points="0,425 0,0 425,0 425,425">
          <text:p/>
        </draw:polygon>
        <draw:polygon draw:style-name="gr7" draw:layer="layout" svg:width="0.424cm" svg:height="0.424cm" svg:x="10.267cm" svg:y="17.597cm" svg:viewBox="0 0 425 425" draw:points="0,425 0,0 425,0 425,425">
          <text:p/>
        </draw:polygon>
        <draw:polygon draw:style-name="gr6" draw:layer="layout" svg:width="0.424cm" svg:height="0.423cm" svg:x="10.267cm" svg:y="17.174cm" svg:viewBox="0 0 425 424" draw:points="0,424 0,0 425,0 425,424">
          <text:p/>
        </draw:polygon>
        <draw:polygon draw:style-name="gr7" draw:layer="layout" svg:width="0.424cm" svg:height="0.423cm" svg:x="10.267cm" svg:y="17.174cm" svg:viewBox="0 0 425 424" draw:points="0,424 0,0 425,0 425,424">
          <text:p/>
        </draw:polygon>
        <draw:polygon draw:style-name="gr6" draw:layer="layout" svg:width="0.424cm" svg:height="0.423cm" svg:x="10.267cm" svg:y="16.751cm" svg:viewBox="0 0 425 424" draw:points="0,424 0,0 425,0 425,424">
          <text:p/>
        </draw:polygon>
        <draw:polygon draw:style-name="gr7" draw:layer="layout" svg:width="0.424cm" svg:height="0.423cm" svg:x="10.267cm" svg:y="16.751cm" svg:viewBox="0 0 425 424" draw:points="0,424 0,0 425,0 425,424">
          <text:p/>
        </draw:polygon>
        <draw:polygon draw:style-name="gr6" draw:layer="layout" svg:width="0.424cm" svg:height="0.424cm" svg:x="10.267cm" svg:y="16.327cm" svg:viewBox="0 0 425 425" draw:points="0,425 0,0 425,0 425,425">
          <text:p/>
        </draw:polygon>
        <draw:polygon draw:style-name="gr7" draw:layer="layout" svg:width="0.424cm" svg:height="0.424cm" svg:x="10.267cm" svg:y="16.327cm" svg:viewBox="0 0 425 425" draw:points="0,425 0,0 425,0 425,425">
          <text:p/>
        </draw:polygon>
        <draw:polygon draw:style-name="gr6" draw:layer="layout" svg:width="0.424cm" svg:height="0.423cm" svg:x="10.267cm" svg:y="15.904cm" svg:viewBox="0 0 425 424" draw:points="0,424 0,0 425,0 425,424">
          <text:p/>
        </draw:polygon>
        <draw:polygon draw:style-name="gr7" draw:layer="layout" svg:width="0.424cm" svg:height="0.423cm" svg:x="10.267cm" svg:y="15.904cm" svg:viewBox="0 0 425 424" draw:points="0,424 0,0 425,0 425,424">
          <text:p/>
        </draw:polygon>
        <draw:polygon draw:style-name="gr6" draw:layer="layout" svg:width="0.424cm" svg:height="0.423cm" svg:x="10.267cm" svg:y="15.481cm" svg:viewBox="0 0 425 424" draw:points="0,424 0,0 425,0 425,424">
          <text:p/>
        </draw:polygon>
        <draw:polygon draw:style-name="gr7" draw:layer="layout" svg:width="0.424cm" svg:height="0.423cm" svg:x="10.267cm" svg:y="15.481cm" svg:viewBox="0 0 425 424" draw:points="0,424 0,0 425,0 425,424">
          <text:p/>
        </draw:polygon>
        <draw:polygon draw:style-name="gr6" draw:layer="layout" svg:width="0.424cm" svg:height="0.424cm" svg:x="10.267cm" svg:y="15.057cm" svg:viewBox="0 0 425 425" draw:points="0,425 0,0 425,0 425,425">
          <text:p/>
        </draw:polygon>
        <draw:polygon draw:style-name="gr7" draw:layer="layout" svg:width="0.424cm" svg:height="0.424cm" svg:x="10.267cm" svg:y="15.057cm" svg:viewBox="0 0 425 425" draw:points="0,425 0,0 425,0 425,425">
          <text:p/>
        </draw:polygon>
        <draw:polygon draw:style-name="gr6" draw:layer="layout" svg:width="0.424cm" svg:height="0.423cm" svg:x="10.267cm" svg:y="14.634cm" svg:viewBox="0 0 425 424" draw:points="0,424 0,0 425,0 425,424">
          <text:p/>
        </draw:polygon>
        <draw:polygon draw:style-name="gr7" draw:layer="layout" svg:width="0.424cm" svg:height="0.423cm" svg:x="10.267cm" svg:y="14.634cm" svg:viewBox="0 0 425 424" draw:points="0,424 0,0 425,0 425,424">
          <text:p/>
        </draw:polygon>
        <draw:polygon draw:style-name="gr6" draw:layer="layout" svg:width="0.424cm" svg:height="0.423cm" svg:x="10.267cm" svg:y="14.211cm" svg:viewBox="0 0 425 424" draw:points="0,424 0,0 425,0 425,424">
          <text:p/>
        </draw:polygon>
        <draw:polygon draw:style-name="gr7" draw:layer="layout" svg:width="0.424cm" svg:height="0.423cm" svg:x="10.267cm" svg:y="14.211cm" svg:viewBox="0 0 425 424" draw:points="0,424 0,0 425,0 425,424">
          <text:p/>
        </draw:polygon>
        <draw:polygon draw:style-name="gr6" draw:layer="layout" svg:width="0.424cm" svg:height="0.424cm" svg:x="10.267cm" svg:y="13.787cm" svg:viewBox="0 0 425 425" draw:points="0,425 0,0 425,0 425,425">
          <text:p/>
        </draw:polygon>
        <draw:polygon draw:style-name="gr7" draw:layer="layout" svg:width="0.424cm" svg:height="0.424cm" svg:x="10.267cm" svg:y="13.787cm" svg:viewBox="0 0 425 425" draw:points="0,425 0,0 425,0 425,425">
          <text:p/>
        </draw:polygon>
        <draw:polygon draw:style-name="gr6" draw:layer="layout" svg:width="0.424cm" svg:height="0.423cm" svg:x="10.267cm" svg:y="13.364cm" svg:viewBox="0 0 425 424" draw:points="0,424 0,0 425,0 425,424">
          <text:p/>
        </draw:polygon>
        <draw:polygon draw:style-name="gr7" draw:layer="layout" svg:width="0.424cm" svg:height="0.423cm" svg:x="10.267cm" svg:y="13.364cm" svg:viewBox="0 0 425 424" draw:points="0,424 0,0 425,0 425,424">
          <text:p/>
        </draw:polygon>
        <draw:polygon draw:style-name="gr6" draw:layer="layout" svg:width="0.424cm" svg:height="0.423cm" svg:x="10.267cm" svg:y="12.941cm" svg:viewBox="0 0 425 424" draw:points="0,424 0,0 425,0 425,424">
          <text:p/>
        </draw:polygon>
        <draw:polygon draw:style-name="gr7" draw:layer="layout" svg:width="0.424cm" svg:height="0.423cm" svg:x="10.267cm" svg:y="12.941cm" svg:viewBox="0 0 425 424" draw:points="0,424 0,0 425,0 425,424">
          <text:p/>
        </draw:polygon>
        <draw:polygon draw:style-name="gr6" draw:layer="layout" svg:width="0.424cm" svg:height="0.424cm" svg:x="10.267cm" svg:y="12.517cm" svg:viewBox="0 0 425 425" draw:points="0,425 0,0 425,0 425,425">
          <text:p/>
        </draw:polygon>
        <draw:polygon draw:style-name="gr7" draw:layer="layout" svg:width="0.424cm" svg:height="0.424cm" svg:x="10.267cm" svg:y="12.517cm" svg:viewBox="0 0 425 425" draw:points="0,425 0,0 425,0 425,425">
          <text:p/>
        </draw:polygon>
        <draw:polygon draw:style-name="gr6" draw:layer="layout" svg:width="0.423cm" svg:height="0.423cm" svg:x="10.691cm" svg:y="16.751cm" svg:viewBox="0 0 424 424" draw:points="0,424 0,0 424,0 424,424">
          <text:p/>
        </draw:polygon>
        <draw:polygon draw:style-name="gr6" draw:layer="layout" svg:width="0.423cm" svg:height="0.424cm" svg:x="10.691cm" svg:y="16.327cm" svg:viewBox="0 0 424 425" draw:points="0,425 0,0 424,0 424,425">
          <text:p/>
        </draw:polygon>
        <draw:polygon draw:style-name="gr7" draw:layer="layout" svg:width="0.423cm" svg:height="0.424cm" svg:x="10.691cm" svg:y="16.327cm" svg:viewBox="0 0 424 425" draw:points="0,425 0,0 424,0 424,425">
          <text:p/>
        </draw:polygon>
        <draw:polygon draw:style-name="gr6" draw:layer="layout" svg:width="0.423cm" svg:height="0.423cm" svg:x="10.691cm" svg:y="15.904cm" svg:viewBox="0 0 424 424" draw:points="0,424 0,0 424,0 424,424">
          <text:p/>
        </draw:polygon>
        <draw:polygon draw:style-name="gr7" draw:layer="layout" svg:width="0.423cm" svg:height="0.423cm" svg:x="10.691cm" svg:y="15.904cm" svg:viewBox="0 0 424 424" draw:points="0,424 0,0 424,0 424,424">
          <text:p/>
        </draw:polygon>
        <draw:polygon draw:style-name="gr6" draw:layer="layout" svg:width="0.423cm" svg:height="0.423cm" svg:x="10.691cm" svg:y="14.211cm" svg:viewBox="0 0 424 424" draw:points="0,424 0,0 424,0 424,424">
          <text:p/>
        </draw:polygon>
        <draw:polygon draw:style-name="gr7" draw:layer="layout" svg:width="0.423cm" svg:height="0.423cm" svg:x="10.691cm" svg:y="14.211cm" svg:viewBox="0 0 424 424" draw:points="0,424 0,0 424,0 424,424">
          <text:p/>
        </draw:polygon>
        <draw:polygon draw:style-name="gr6" draw:layer="layout" svg:width="0.423cm" svg:height="0.424cm" svg:x="10.691cm" svg:y="13.787cm" svg:viewBox="0 0 424 425" draw:points="0,425 0,0 424,0 424,425">
          <text:p/>
        </draw:polygon>
        <draw:polygon draw:style-name="gr7" draw:layer="layout" svg:width="0.423cm" svg:height="0.424cm" svg:x="10.691cm" svg:y="13.787cm" svg:viewBox="0 0 424 425" draw:points="0,425 0,0 424,0 424,425">
          <text:p/>
        </draw:polygon>
        <draw:polygon draw:style-name="gr6" draw:layer="layout" svg:width="0.423cm" svg:height="0.423cm" svg:x="10.691cm" svg:y="13.364cm" svg:viewBox="0 0 424 424" draw:points="0,424 0,0 424,0 424,424">
          <text:p/>
        </draw:polygon>
        <draw:polygon draw:style-name="gr7" draw:layer="layout" svg:width="0.423cm" svg:height="0.423cm" svg:x="10.691cm" svg:y="13.364cm" svg:viewBox="0 0 424 424" draw:points="0,424 0,0 424,0 424,424">
          <text:p/>
        </draw:polygon>
        <draw:polygon draw:style-name="gr6" draw:layer="layout" svg:width="0.423cm" svg:height="0.423cm" svg:x="10.691cm" svg:y="13.364cm" svg:viewBox="0 0 424 424" draw:points="0,424 0,0 424,0 424,424">
          <text:p/>
        </draw:polygon>
        <draw:polygon draw:style-name="gr7" draw:layer="layout" svg:width="0.423cm" svg:height="0.423cm" svg:x="10.691cm" svg:y="13.364cm" svg:viewBox="0 0 424 424" draw:points="0,424 0,0 424,0 424,424">
          <text:p/>
        </draw:polygon>
        <draw:polygon draw:style-name="gr6" draw:layer="layout" svg:width="0.423cm" svg:height="0.423cm" svg:x="10.691cm" svg:y="12.941cm" svg:viewBox="0 0 424 424" draw:points="0,424 0,0 424,0 424,424">
          <text:p/>
        </draw:polygon>
        <draw:polygon draw:style-name="gr7" draw:layer="layout" svg:width="0.423cm" svg:height="0.423cm" svg:x="10.691cm" svg:y="12.941cm" svg:viewBox="0 0 424 424" draw:points="0,424 0,0 424,0 424,424">
          <text:p/>
        </draw:polygon>
        <draw:polygon draw:style-name="gr6" draw:layer="layout" svg:width="0.423cm" svg:height="0.423cm" svg:x="10.691cm" svg:y="12.941cm" svg:viewBox="0 0 424 424" draw:points="0,424 0,0 424,0 424,424">
          <text:p/>
        </draw:polygon>
        <draw:polygon draw:style-name="gr7" draw:layer="layout" svg:width="0.423cm" svg:height="0.423cm" svg:x="10.691cm" svg:y="12.941cm" svg:viewBox="0 0 424 424" draw:points="0,424 0,0 424,0 424,424">
          <text:p/>
        </draw:polygon>
        <draw:polygon draw:style-name="gr6" draw:layer="layout" svg:width="0.423cm" svg:height="0.424cm" svg:x="10.691cm" svg:y="12.517cm" svg:viewBox="0 0 424 425" draw:points="0,425 0,0 424,0 424,425">
          <text:p/>
        </draw:polygon>
        <draw:polygon draw:style-name="gr7" draw:layer="layout" svg:width="0.423cm" svg:height="0.424cm" svg:x="10.691cm" svg:y="12.517cm" svg:viewBox="0 0 424 425" draw:points="0,425 0,0 424,0 424,425">
          <text:p/>
        </draw:polygon>
        <draw:polygon draw:style-name="gr6" draw:layer="layout" svg:width="0.423cm" svg:height="0.424cm" svg:x="10.691cm" svg:y="12.517cm" svg:viewBox="0 0 424 425" draw:points="0,425 0,0 424,0 424,425">
          <text:p/>
        </draw:polygon>
        <draw:polygon draw:style-name="gr7" draw:layer="layout" svg:width="0.423cm" svg:height="0.424cm" svg:x="10.691cm" svg:y="12.517cm" svg:viewBox="0 0 424 425" draw:points="0,425 0,0 424,0 424,425">
          <text:p/>
        </draw:polygon>
        <draw:polygon draw:style-name="gr6" draw:layer="layout" svg:width="0.423cm" svg:height="0.423cm" svg:x="10.691cm" svg:y="12.094cm" svg:viewBox="0 0 424 424" draw:points="0,424 0,0 424,0 424,424">
          <text:p/>
        </draw:polygon>
        <draw:polygon draw:style-name="gr7" draw:layer="layout" svg:width="0.423cm" svg:height="0.423cm" svg:x="10.691cm" svg:y="12.094cm" svg:viewBox="0 0 424 424" draw:points="0,424 0,0 424,0 424,424">
          <text:p/>
        </draw:polygon>
        <draw:polygon draw:style-name="gr6" draw:layer="layout" svg:width="0.423cm" svg:height="0.423cm" svg:x="10.691cm" svg:y="12.094cm" svg:viewBox="0 0 424 424" draw:points="0,424 0,0 424,0 424,424">
          <text:p/>
        </draw:polygon>
        <draw:polygon draw:style-name="gr7" draw:layer="layout" svg:width="0.423cm" svg:height="0.423cm" svg:x="10.691cm" svg:y="12.094cm" svg:viewBox="0 0 424 424" draw:points="0,424 0,0 424,0 424,424">
          <text:p/>
        </draw:polygon>
        <draw:polygon draw:style-name="gr6" draw:layer="layout" svg:width="0.423cm" svg:height="0.423cm" svg:x="10.691cm" svg:y="11.671cm" svg:viewBox="0 0 424 424" draw:points="0,424 0,0 424,0 424,424">
          <text:p/>
        </draw:polygon>
        <draw:polygon draw:style-name="gr7" draw:layer="layout" svg:width="0.423cm" svg:height="0.423cm" svg:x="10.691cm" svg:y="11.671cm" svg:viewBox="0 0 424 424" draw:points="0,424 0,0 424,0 424,424">
          <text:p/>
        </draw:polygon>
        <draw:polygon draw:style-name="gr6" draw:layer="layout" svg:width="0.423cm" svg:height="0.423cm" svg:x="10.691cm" svg:y="11.671cm" svg:viewBox="0 0 424 424" draw:points="0,424 0,0 424,0 424,424">
          <text:p/>
        </draw:polygon>
        <draw:polygon draw:style-name="gr7" draw:layer="layout" svg:width="0.423cm" svg:height="0.423cm" svg:x="10.691cm" svg:y="11.671cm" svg:viewBox="0 0 424 424" draw:points="0,424 0,0 424,0 424,424">
          <text:p/>
        </draw:polygon>
        <draw:polygon draw:style-name="gr6" draw:layer="layout" svg:width="0.423cm" svg:height="0.424cm" svg:x="10.691cm" svg:y="11.247cm" svg:viewBox="0 0 424 425" draw:points="0,425 0,0 424,0 424,425">
          <text:p/>
        </draw:polygon>
        <draw:polygon draw:style-name="gr7" draw:layer="layout" svg:width="0.423cm" svg:height="0.424cm" svg:x="10.691cm" svg:y="11.247cm" svg:viewBox="0 0 424 425" draw:points="0,425 0,0 424,0 424,425">
          <text:p/>
        </draw:polygon>
        <draw:polygon draw:style-name="gr6" draw:layer="layout" svg:width="0.423cm" svg:height="0.424cm" svg:x="10.691cm" svg:y="11.247cm" svg:viewBox="0 0 424 425" draw:points="0,425 0,0 424,0 424,425">
          <text:p/>
        </draw:polygon>
        <draw:polygon draw:style-name="gr7" draw:layer="layout" svg:width="0.423cm" svg:height="0.424cm" svg:x="10.691cm" svg:y="11.247cm" svg:viewBox="0 0 424 425" draw:points="0,425 0,0 424,0 424,425">
          <text:p/>
        </draw:polygon>
        <draw:polygon draw:style-name="gr6" draw:layer="layout" svg:width="0.423cm" svg:height="0.423cm" svg:x="10.691cm" svg:y="10.824cm" svg:viewBox="0 0 424 424" draw:points="0,424 0,0 424,0 424,424">
          <text:p/>
        </draw:polygon>
        <draw:polygon draw:style-name="gr7" draw:layer="layout" svg:width="0.423cm" svg:height="0.423cm" svg:x="10.691cm" svg:y="10.824cm" svg:viewBox="0 0 424 424" draw:points="0,424 0,0 424,0 424,424">
          <text:p/>
        </draw:polygon>
        <draw:polygon draw:style-name="gr6" draw:layer="layout" svg:width="0.423cm" svg:height="0.423cm" svg:x="10.691cm" svg:y="10.824cm" svg:viewBox="0 0 424 424" draw:points="0,424 0,0 424,0 424,424">
          <text:p/>
        </draw:polygon>
        <draw:polygon draw:style-name="gr7" draw:layer="layout" svg:width="0.423cm" svg:height="0.423cm" svg:x="10.691cm" svg:y="10.824cm" svg:viewBox="0 0 424 424" draw:points="0,424 0,0 424,0 424,424">
          <text:p/>
        </draw:polygon>
        <draw:polygon draw:style-name="gr6" draw:layer="layout" svg:width="0.423cm" svg:height="0.423cm" svg:x="10.691cm" svg:y="10.401cm" svg:viewBox="0 0 424 424" draw:points="0,424 0,0 424,0 424,424">
          <text:p/>
        </draw:polygon>
        <draw:polygon draw:style-name="gr7" draw:layer="layout" svg:width="0.423cm" svg:height="0.423cm" svg:x="10.691cm" svg:y="10.401cm" svg:viewBox="0 0 424 424" draw:points="0,424 0,0 424,0 424,424">
          <text:p/>
        </draw:polygon>
        <draw:polygon draw:style-name="gr6" draw:layer="layout" svg:width="0.423cm" svg:height="0.423cm" svg:x="10.691cm" svg:y="10.401cm" svg:viewBox="0 0 424 424" draw:points="0,424 0,0 424,0 424,424">
          <text:p/>
        </draw:polygon>
        <draw:polygon draw:style-name="gr7" draw:layer="layout" svg:width="0.423cm" svg:height="0.423cm" svg:x="10.691cm" svg:y="10.401cm" svg:viewBox="0 0 424 424" draw:points="0,424 0,0 424,0 424,424">
          <text:p/>
        </draw:polygon>
        <draw:polygon draw:style-name="gr6" draw:layer="layout" svg:width="0.423cm" svg:height="0.424cm" svg:x="11.114cm" svg:y="20.137cm" svg:viewBox="0 0 424 425" draw:points="0,425 0,0 424,0 424,425">
          <text:p/>
        </draw:polygon>
        <draw:polygon draw:style-name="gr7" draw:layer="layout" svg:width="0.423cm" svg:height="0.424cm" svg:x="11.114cm" svg:y="20.137cm" svg:viewBox="0 0 424 425" draw:points="0,425 0,0 424,0 424,425">
          <text:p/>
        </draw:polygon>
        <draw:polygon draw:style-name="gr6" draw:layer="layout" svg:width="0.423cm" svg:height="0.424cm" svg:x="11.114cm" svg:y="20.137cm" svg:viewBox="0 0 424 425" draw:points="0,425 0,0 424,0 424,425">
          <text:p/>
        </draw:polygon>
        <draw:polygon draw:style-name="gr7" draw:layer="layout" svg:width="0.423cm" svg:height="0.424cm" svg:x="11.114cm" svg:y="20.137cm" svg:viewBox="0 0 424 425" draw:points="0,425 0,0 424,0 424,425">
          <text:p/>
        </draw:polygon>
        <draw:polygon draw:style-name="gr6" draw:layer="layout" svg:width="0.423cm" svg:height="0.423cm" svg:x="11.114cm" svg:y="19.714cm" svg:viewBox="0 0 424 424" draw:points="0,424 0,0 424,0 424,424">
          <text:p/>
        </draw:polygon>
        <draw:polygon draw:style-name="gr7" draw:layer="layout" svg:width="0.423cm" svg:height="0.423cm" svg:x="11.114cm" svg:y="19.714cm" svg:viewBox="0 0 424 424" draw:points="0,424 0,0 424,0 424,424">
          <text:p/>
        </draw:polygon>
        <draw:polygon draw:style-name="gr6" draw:layer="layout" svg:width="0.423cm" svg:height="0.423cm" svg:x="11.114cm" svg:y="19.714cm" svg:viewBox="0 0 424 424" draw:points="0,424 0,0 424,0 424,424">
          <text:p/>
        </draw:polygon>
        <draw:polygon draw:style-name="gr7" draw:layer="layout" svg:width="0.423cm" svg:height="0.423cm" svg:x="11.114cm" svg:y="19.714cm" svg:viewBox="0 0 424 424" draw:points="0,424 0,0 424,0 424,424">
          <text:p/>
        </draw:polygon>
        <draw:polygon draw:style-name="gr6" draw:layer="layout" svg:width="0.423cm" svg:height="0.423cm" svg:x="11.114cm" svg:y="19.291cm" svg:viewBox="0 0 424 424" draw:points="0,424 0,0 424,0 424,424">
          <text:p/>
        </draw:polygon>
        <draw:polygon draw:style-name="gr7" draw:layer="layout" svg:width="0.423cm" svg:height="0.423cm" svg:x="11.114cm" svg:y="19.291cm" svg:viewBox="0 0 424 424" draw:points="0,424 0,0 424,0 424,424">
          <text:p/>
        </draw:polygon>
        <draw:polygon draw:style-name="gr6" draw:layer="layout" svg:width="0.423cm" svg:height="0.423cm" svg:x="11.114cm" svg:y="19.291cm" svg:viewBox="0 0 424 424" draw:points="0,424 0,0 424,0 424,424">
          <text:p/>
        </draw:polygon>
        <draw:polygon draw:style-name="gr7" draw:layer="layout" svg:width="0.423cm" svg:height="0.423cm" svg:x="11.114cm" svg:y="19.291cm" svg:viewBox="0 0 424 424" draw:points="0,424 0,0 424,0 424,424">
          <text:p/>
        </draw:polygon>
        <draw:polygon draw:style-name="gr6" draw:layer="layout" svg:width="0.423cm" svg:height="0.424cm" svg:x="11.114cm" svg:y="18.867cm" svg:viewBox="0 0 424 425" draw:points="0,425 0,0 424,0 424,425">
          <text:p/>
        </draw:polygon>
        <draw:polygon draw:style-name="gr7" draw:layer="layout" svg:width="0.423cm" svg:height="0.424cm" svg:x="11.114cm" svg:y="18.867cm" svg:viewBox="0 0 424 425" draw:points="0,425 0,0 424,0 424,425">
          <text:p/>
        </draw:polygon>
        <draw:polygon draw:style-name="gr6" draw:layer="layout" svg:width="0.423cm" svg:height="0.424cm" svg:x="11.114cm" svg:y="18.867cm" svg:viewBox="0 0 424 425" draw:points="0,425 0,0 424,0 424,425">
          <text:p/>
        </draw:polygon>
        <draw:polygon draw:style-name="gr7" draw:layer="layout" svg:width="0.423cm" svg:height="0.424cm" svg:x="11.114cm" svg:y="18.867cm" svg:viewBox="0 0 424 425" draw:points="0,425 0,0 424,0 424,425">
          <text:p/>
        </draw:polygon>
        <draw:polygon draw:style-name="gr6" draw:layer="layout" svg:width="0.423cm" svg:height="0.423cm" svg:x="11.114cm" svg:y="18.444cm" svg:viewBox="0 0 424 424" draw:points="0,424 0,0 424,0 424,424">
          <text:p/>
        </draw:polygon>
        <draw:polygon draw:style-name="gr7" draw:layer="layout" svg:width="0.423cm" svg:height="0.423cm" svg:x="11.114cm" svg:y="18.444cm" svg:viewBox="0 0 424 424" draw:points="0,424 0,0 424,0 424,424">
          <text:p/>
        </draw:polygon>
        <draw:polygon draw:style-name="gr6" draw:layer="layout" svg:width="0.423cm" svg:height="0.423cm" svg:x="11.114cm" svg:y="18.444cm" svg:viewBox="0 0 424 424" draw:points="0,424 0,0 424,0 424,424">
          <text:p/>
        </draw:polygon>
        <draw:polygon draw:style-name="gr7" draw:layer="layout" svg:width="0.423cm" svg:height="0.423cm" svg:x="11.114cm" svg:y="18.444cm" svg:viewBox="0 0 424 424" draw:points="0,424 0,0 424,0 424,424">
          <text:p/>
        </draw:polygon>
        <draw:polygon draw:style-name="gr6" draw:layer="layout" svg:width="0.423cm" svg:height="0.423cm" svg:x="11.114cm" svg:y="18.021cm" svg:viewBox="0 0 424 424" draw:points="0,424 0,0 424,0 424,424">
          <text:p/>
        </draw:polygon>
        <draw:polygon draw:style-name="gr7" draw:layer="layout" svg:width="0.423cm" svg:height="0.423cm" svg:x="11.114cm" svg:y="18.021cm" svg:viewBox="0 0 424 424" draw:points="0,424 0,0 424,0 424,424">
          <text:p/>
        </draw:polygon>
        <draw:polygon draw:style-name="gr6" draw:layer="layout" svg:width="0.423cm" svg:height="0.423cm" svg:x="11.114cm" svg:y="18.021cm" svg:viewBox="0 0 424 424" draw:points="0,424 0,0 424,0 424,424">
          <text:p/>
        </draw:polygon>
        <draw:polygon draw:style-name="gr7" draw:layer="layout" svg:width="0.423cm" svg:height="0.423cm" svg:x="11.114cm" svg:y="18.021cm" svg:viewBox="0 0 424 424" draw:points="0,424 0,0 424,0 424,424">
          <text:p/>
        </draw:polygon>
        <draw:polygon draw:style-name="gr6" draw:layer="layout" svg:width="0.423cm" svg:height="0.424cm" svg:x="11.114cm" svg:y="17.597cm" svg:viewBox="0 0 424 425" draw:points="0,425 0,0 424,0 424,425">
          <text:p/>
        </draw:polygon>
        <draw:polygon draw:style-name="gr7" draw:layer="layout" svg:width="0.423cm" svg:height="0.424cm" svg:x="11.114cm" svg:y="17.597cm" svg:viewBox="0 0 424 425" draw:points="0,425 0,0 424,0 424,425">
          <text:p/>
        </draw:polygon>
        <draw:polygon draw:style-name="gr6" draw:layer="layout" svg:width="0.423cm" svg:height="0.424cm" svg:x="11.114cm" svg:y="17.597cm" svg:viewBox="0 0 424 425" draw:points="0,425 0,0 424,0 424,425">
          <text:p/>
        </draw:polygon>
        <draw:polygon draw:style-name="gr7" draw:layer="layout" svg:width="0.423cm" svg:height="0.424cm" svg:x="11.114cm" svg:y="17.597cm" svg:viewBox="0 0 424 425" draw:points="0,425 0,0 424,0 424,425">
          <text:p/>
        </draw:polygon>
        <draw:polygon draw:style-name="gr6" draw:layer="layout" svg:width="0.423cm" svg:height="0.423cm" svg:x="11.114cm" svg:y="17.174cm" svg:viewBox="0 0 424 424" draw:points="0,424 0,0 424,0 424,424">
          <text:p/>
        </draw:polygon>
        <draw:polygon draw:style-name="gr7" draw:layer="layout" svg:width="0.423cm" svg:height="0.423cm" svg:x="11.114cm" svg:y="17.174cm" svg:viewBox="0 0 424 424" draw:points="0,424 0,0 424,0 424,424">
          <text:p/>
        </draw:polygon>
        <draw:polygon draw:style-name="gr6" draw:layer="layout" svg:width="0.423cm" svg:height="0.423cm" svg:x="11.114cm" svg:y="17.174cm" svg:viewBox="0 0 424 424" draw:points="0,424 0,0 424,0 424,424">
          <text:p/>
        </draw:polygon>
        <draw:polygon draw:style-name="gr7" draw:layer="layout" svg:width="0.423cm" svg:height="0.423cm" svg:x="11.114cm" svg:y="17.174cm" svg:viewBox="0 0 424 424" draw:points="0,424 0,0 424,0 424,424">
          <text:p/>
        </draw:polygon>
        <draw:polygon draw:style-name="gr6" draw:layer="layout" svg:width="0.423cm" svg:height="0.423cm" svg:x="11.114cm" svg:y="16.751cm" svg:viewBox="0 0 424 424" draw:points="0,424 0,0 424,0 424,424">
          <text:p/>
        </draw:polygon>
        <draw:polygon draw:style-name="gr7" draw:layer="layout" svg:width="0.423cm" svg:height="0.423cm" svg:x="11.114cm" svg:y="16.751cm" svg:viewBox="0 0 424 424" draw:points="0,424 0,0 424,0 424,424">
          <text:p/>
        </draw:polygon>
        <draw:polygon draw:style-name="gr6" draw:layer="layout" svg:width="0.423cm" svg:height="0.423cm" svg:x="11.114cm" svg:y="16.751cm" svg:viewBox="0 0 424 424" draw:points="0,424 0,0 424,0 424,424">
          <text:p/>
        </draw:polygon>
        <draw:polygon draw:style-name="gr7" draw:layer="layout" svg:width="0.423cm" svg:height="0.423cm" svg:x="11.114cm" svg:y="16.751cm" svg:viewBox="0 0 424 424" draw:points="0,424 0,0 424,0 424,424">
          <text:p/>
        </draw:polygon>
        <draw:polygon draw:style-name="gr6" draw:layer="layout" svg:width="0.423cm" svg:height="0.424cm" svg:x="11.114cm" svg:y="16.327cm" svg:viewBox="0 0 424 425" draw:points="0,425 0,0 424,0 424,425">
          <text:p/>
        </draw:polygon>
        <draw:polygon draw:style-name="gr7" draw:layer="layout" svg:width="0.423cm" svg:height="0.424cm" svg:x="11.114cm" svg:y="16.327cm" svg:viewBox="0 0 424 425" draw:points="0,425 0,0 424,0 424,425">
          <text:p/>
        </draw:polygon>
        <draw:polygon draw:style-name="gr6" draw:layer="layout" svg:width="0.423cm" svg:height="0.424cm" svg:x="11.114cm" svg:y="16.327cm" svg:viewBox="0 0 424 425" draw:points="0,425 0,0 424,0 424,425">
          <text:p/>
        </draw:polygon>
        <draw:polygon draw:style-name="gr7" draw:layer="layout" svg:width="0.423cm" svg:height="0.424cm" svg:x="11.114cm" svg:y="16.327cm" svg:viewBox="0 0 424 425" draw:points="0,425 0,0 424,0 424,425">
          <text:p/>
        </draw:polygon>
        <draw:polygon draw:style-name="gr6" draw:layer="layout" svg:width="0.423cm" svg:height="0.423cm" svg:x="11.114cm" svg:y="15.904cm" svg:viewBox="0 0 424 424" draw:points="0,424 0,0 424,0 424,424">
          <text:p/>
        </draw:polygon>
        <draw:polygon draw:style-name="gr7" draw:layer="layout" svg:width="0.423cm" svg:height="0.423cm" svg:x="11.114cm" svg:y="15.904cm" svg:viewBox="0 0 424 424" draw:points="0,424 0,0 424,0 424,424">
          <text:p/>
        </draw:polygon>
        <draw:polygon draw:style-name="gr6" draw:layer="layout" svg:width="0.423cm" svg:height="0.423cm" svg:x="11.114cm" svg:y="15.904cm" svg:viewBox="0 0 424 424" draw:points="0,424 0,0 424,0 424,424">
          <text:p/>
        </draw:polygon>
        <draw:polygon draw:style-name="gr7" draw:layer="layout" svg:width="0.423cm" svg:height="0.423cm" svg:x="11.114cm" svg:y="15.904cm" svg:viewBox="0 0 424 424" draw:points="0,424 0,0 424,0 424,424">
          <text:p/>
        </draw:polygon>
        <draw:polygon draw:style-name="gr6" draw:layer="layout" svg:width="0.423cm" svg:height="0.423cm" svg:x="11.114cm" svg:y="15.481cm" svg:viewBox="0 0 424 424" draw:points="0,424 0,0 424,0 424,424">
          <text:p/>
        </draw:polygon>
        <draw:polygon draw:style-name="gr7" draw:layer="layout" svg:width="0.423cm" svg:height="0.423cm" svg:x="11.114cm" svg:y="15.481cm" svg:viewBox="0 0 424 424" draw:points="0,424 0,0 424,0 424,424">
          <text:p/>
        </draw:polygon>
        <draw:polygon draw:style-name="gr13" draw:layer="layout" svg:width="0.423cm" svg:height="0.423cm" svg:x="11.114cm" svg:y="15.481cm" svg:viewBox="0 0 424 424" draw:points="0,424 0,0 424,0 424,424">
          <text:p/>
        </draw:polygon>
        <draw:polygon draw:style-name="gr7" draw:layer="layout" svg:width="0.423cm" svg:height="0.423cm" svg:x="11.114cm" svg:y="15.481cm" svg:viewBox="0 0 424 424" draw:points="0,424 0,0 424,0 424,424">
          <text:p/>
        </draw:polygon>
        <draw:polygon draw:style-name="gr6" draw:layer="layout" svg:width="0.423cm" svg:height="0.424cm" svg:x="11.114cm" svg:y="15.057cm" svg:viewBox="0 0 424 425" draw:points="0,425 0,0 424,0 424,425">
          <text:p/>
        </draw:polygon>
        <draw:polygon draw:style-name="gr7" draw:layer="layout" svg:width="0.423cm" svg:height="0.424cm" svg:x="11.114cm" svg:y="15.057cm" svg:viewBox="0 0 424 425" draw:points="0,425 0,0 424,0 424,425">
          <text:p/>
        </draw:polygon>
        <draw:polygon draw:style-name="gr13" draw:layer="layout" svg:width="0.423cm" svg:height="0.424cm" svg:x="11.114cm" svg:y="15.057cm" svg:viewBox="0 0 424 425" draw:points="0,425 0,0 424,0 424,425">
          <text:p/>
        </draw:polygon>
        <draw:polygon draw:style-name="gr7" draw:layer="layout" svg:width="0.423cm" svg:height="0.424cm" svg:x="11.114cm" svg:y="15.057cm" svg:viewBox="0 0 424 425" draw:points="0,425 0,0 424,0 424,425">
          <text:p/>
        </draw:polygon>
        <draw:polygon draw:style-name="gr6" draw:layer="layout" svg:width="0.423cm" svg:height="0.423cm" svg:x="11.114cm" svg:y="14.634cm" svg:viewBox="0 0 424 424" draw:points="0,424 0,0 424,0 424,424">
          <text:p/>
        </draw:polygon>
        <draw:polygon draw:style-name="gr7" draw:layer="layout" svg:width="0.423cm" svg:height="0.423cm" svg:x="11.114cm" svg:y="14.634cm" svg:viewBox="0 0 424 424" draw:points="0,424 0,0 424,0 424,424">
          <text:p/>
        </draw:polygon>
        <draw:polygon draw:style-name="gr13" draw:layer="layout" svg:width="0.423cm" svg:height="0.423cm" svg:x="11.114cm" svg:y="14.634cm" svg:viewBox="0 0 424 424" draw:points="0,424 0,0 424,0 424,424">
          <text:p/>
        </draw:polygon>
        <draw:polygon draw:style-name="gr7" draw:layer="layout" svg:width="0.423cm" svg:height="0.423cm" svg:x="11.114cm" svg:y="14.634cm" svg:viewBox="0 0 424 424" draw:points="0,424 0,0 424,0 424,424">
          <text:p/>
        </draw:polygon>
        <draw:polygon draw:style-name="gr6" draw:layer="layout" svg:width="0.423cm" svg:height="0.423cm" svg:x="11.114cm" svg:y="14.211cm" svg:viewBox="0 0 424 424" draw:points="0,424 0,0 424,0 424,424">
          <text:p/>
        </draw:polygon>
        <draw:polygon draw:style-name="gr7" draw:layer="layout" svg:width="0.423cm" svg:height="0.423cm" svg:x="11.114cm" svg:y="14.211cm" svg:viewBox="0 0 424 424" draw:points="0,424 0,0 424,0 424,424">
          <text:p/>
        </draw:polygon>
        <draw:polygon draw:style-name="gr6" draw:layer="layout" svg:width="0.423cm" svg:height="0.423cm" svg:x="11.114cm" svg:y="14.211cm" svg:viewBox="0 0 424 424" draw:points="0,424 0,0 424,0 424,424">
          <text:p/>
        </draw:polygon>
        <draw:polygon draw:style-name="gr7" draw:layer="layout" svg:width="0.423cm" svg:height="0.423cm" svg:x="11.114cm" svg:y="14.211cm" svg:viewBox="0 0 424 424" draw:points="0,424 0,0 424,0 424,424">
          <text:p/>
        </draw:polygon>
        <draw:polygon draw:style-name="gr6" draw:layer="layout" svg:width="0.423cm" svg:height="0.424cm" svg:x="11.114cm" svg:y="13.787cm" svg:viewBox="0 0 424 425" draw:points="0,425 0,0 424,0 424,425">
          <text:p/>
        </draw:polygon>
        <draw:polygon draw:style-name="gr7" draw:layer="layout" svg:width="0.423cm" svg:height="0.424cm" svg:x="11.114cm" svg:y="13.787cm" svg:viewBox="0 0 424 425" draw:points="0,425 0,0 424,0 424,425">
          <text:p/>
        </draw:polygon>
        <draw:polygon draw:style-name="gr6" draw:layer="layout" svg:width="0.423cm" svg:height="0.424cm" svg:x="11.114cm" svg:y="13.787cm" svg:viewBox="0 0 424 425" draw:points="0,425 0,0 424,0 424,425">
          <text:p/>
        </draw:polygon>
        <draw:polygon draw:style-name="gr7" draw:layer="layout" svg:width="0.423cm" svg:height="0.424cm" svg:x="11.114cm" svg:y="13.787cm" svg:viewBox="0 0 424 425" draw:points="0,425 0,0 424,0 424,425">
          <text:p/>
        </draw:polygon>
        <draw:polygon draw:style-name="gr6" draw:layer="layout" svg:width="0.423cm" svg:height="0.423cm" svg:x="11.114cm" svg:y="13.364cm" svg:viewBox="0 0 424 424" draw:points="0,424 0,0 424,0 424,424">
          <text:p/>
        </draw:polygon>
        <draw:polygon draw:style-name="gr7" draw:layer="layout" svg:width="0.423cm" svg:height="0.423cm" svg:x="11.114cm" svg:y="13.364cm" svg:viewBox="0 0 424 424" draw:points="0,424 0,0 424,0 424,424">
          <text:p/>
        </draw:polygon>
        <draw:polygon draw:style-name="gr6" draw:layer="layout" svg:width="0.423cm" svg:height="0.423cm" svg:x="11.114cm" svg:y="13.364cm" svg:viewBox="0 0 424 424" draw:points="0,424 0,0 424,0 424,424">
          <text:p/>
        </draw:polygon>
        <draw:polygon draw:style-name="gr7" draw:layer="layout" svg:width="0.423cm" svg:height="0.423cm" svg:x="11.114cm" svg:y="13.364cm" svg:viewBox="0 0 424 424" draw:points="0,424 0,0 424,0 424,424">
          <text:p/>
        </draw:polygon>
        <draw:polygon draw:style-name="gr6" draw:layer="layout" svg:width="0.423cm" svg:height="0.423cm" svg:x="11.114cm" svg:y="12.941cm" svg:viewBox="0 0 424 424" draw:points="0,424 0,0 424,0 424,424">
          <text:p/>
        </draw:polygon>
        <draw:polygon draw:style-name="gr7" draw:layer="layout" svg:width="0.423cm" svg:height="0.423cm" svg:x="11.114cm" svg:y="12.941cm" svg:viewBox="0 0 424 424" draw:points="0,424 0,0 424,0 424,424">
          <text:p/>
        </draw:polygon>
        <draw:polygon draw:style-name="gr6" draw:layer="layout" svg:width="0.423cm" svg:height="0.423cm" svg:x="11.114cm" svg:y="12.941cm" svg:viewBox="0 0 424 424" draw:points="0,424 0,0 424,0 424,424">
          <text:p/>
        </draw:polygon>
        <draw:polygon draw:style-name="gr7" draw:layer="layout" svg:width="0.423cm" svg:height="0.423cm" svg:x="11.114cm" svg:y="12.941cm" svg:viewBox="0 0 424 424" draw:points="0,424 0,0 424,0 424,424">
          <text:p/>
        </draw:polygon>
        <draw:polygon draw:style-name="gr6" draw:layer="layout" svg:width="0.423cm" svg:height="0.424cm" svg:x="11.114cm" svg:y="12.517cm" svg:viewBox="0 0 424 425" draw:points="0,425 0,0 424,0 424,425">
          <text:p/>
        </draw:polygon>
        <draw:polygon draw:style-name="gr7" draw:layer="layout" svg:width="0.423cm" svg:height="0.424cm" svg:x="11.114cm" svg:y="12.517cm" svg:viewBox="0 0 424 425" draw:points="0,425 0,0 424,0 424,425">
          <text:p/>
        </draw:polygon>
        <draw:polygon draw:style-name="gr6" draw:layer="layout" svg:width="0.423cm" svg:height="0.424cm" svg:x="11.114cm" svg:y="12.517cm" svg:viewBox="0 0 424 425" draw:points="0,425 0,0 424,0 424,425">
          <text:p/>
        </draw:polygon>
        <draw:polygon draw:style-name="gr7" draw:layer="layout" svg:width="0.423cm" svg:height="0.424cm" svg:x="11.114cm" svg:y="12.517cm" svg:viewBox="0 0 424 425" draw:points="0,425 0,0 424,0 424,425">
          <text:p/>
        </draw:polygon>
        <draw:polygon draw:style-name="gr6" draw:layer="layout" svg:width="0.423cm" svg:height="0.423cm" svg:x="11.114cm" svg:y="12.094cm" svg:viewBox="0 0 424 424" draw:points="0,424 0,0 424,0 424,424">
          <text:p/>
        </draw:polygon>
        <draw:polygon draw:style-name="gr7" draw:layer="layout" svg:width="0.423cm" svg:height="0.423cm" svg:x="11.114cm" svg:y="12.094cm" svg:viewBox="0 0 424 424" draw:points="0,424 0,0 424,0 424,424">
          <text:p/>
        </draw:polygon>
        <draw:polygon draw:style-name="gr6" draw:layer="layout" svg:width="0.423cm" svg:height="0.423cm" svg:x="11.114cm" svg:y="12.094cm" svg:viewBox="0 0 424 424" draw:points="0,424 0,0 424,0 424,424">
          <text:p/>
        </draw:polygon>
        <draw:polygon draw:style-name="gr7" draw:layer="layout" svg:width="0.423cm" svg:height="0.423cm" svg:x="11.114cm" svg:y="12.094cm" svg:viewBox="0 0 424 424" draw:points="0,424 0,0 424,0 424,424">
          <text:p/>
        </draw:polygon>
        <draw:polygon draw:style-name="gr6" draw:layer="layout" svg:width="0.423cm" svg:height="0.423cm" svg:x="11.114cm" svg:y="11.671cm" svg:viewBox="0 0 424 424" draw:points="0,424 0,0 424,0 424,424">
          <text:p/>
        </draw:polygon>
        <draw:polygon draw:style-name="gr7" draw:layer="layout" svg:width="0.423cm" svg:height="0.423cm" svg:x="11.114cm" svg:y="11.671cm" svg:viewBox="0 0 424 424" draw:points="0,424 0,0 424,0 424,424">
          <text:p/>
        </draw:polygon>
        <draw:polygon draw:style-name="gr6" draw:layer="layout" svg:width="0.423cm" svg:height="0.423cm" svg:x="11.114cm" svg:y="11.671cm" svg:viewBox="0 0 424 424" draw:points="0,424 0,0 424,0 424,424">
          <text:p/>
        </draw:polygon>
        <draw:polygon draw:style-name="gr7" draw:layer="layout" svg:width="0.423cm" svg:height="0.423cm" svg:x="11.114cm" svg:y="11.671cm" svg:viewBox="0 0 424 424" draw:points="0,424 0,0 424,0 424,424">
          <text:p/>
        </draw:polygon>
        <draw:polygon draw:style-name="gr6" draw:layer="layout" svg:width="0.423cm" svg:height="0.424cm" svg:x="11.114cm" svg:y="11.247cm" svg:viewBox="0 0 424 425" draw:points="0,425 0,0 424,0 424,425">
          <text:p/>
        </draw:polygon>
        <draw:polygon draw:style-name="gr7" draw:layer="layout" svg:width="0.423cm" svg:height="0.424cm" svg:x="11.114cm" svg:y="11.247cm" svg:viewBox="0 0 424 425" draw:points="0,425 0,0 424,0 424,425">
          <text:p/>
        </draw:polygon>
        <draw:polygon draw:style-name="gr6" draw:layer="layout" svg:width="0.423cm" svg:height="0.424cm" svg:x="11.114cm" svg:y="11.247cm" svg:viewBox="0 0 424 425" draw:points="0,425 0,0 424,0 424,425">
          <text:p/>
        </draw:polygon>
        <draw:polygon draw:style-name="gr7" draw:layer="layout" svg:width="0.423cm" svg:height="0.424cm" svg:x="11.114cm" svg:y="11.247cm" svg:viewBox="0 0 424 425" draw:points="0,425 0,0 424,0 424,425">
          <text:p/>
        </draw:polygon>
        <draw:polygon draw:style-name="gr6" draw:layer="layout" svg:width="0.423cm" svg:height="0.423cm" svg:x="11.114cm" svg:y="10.824cm" svg:viewBox="0 0 424 424" draw:points="0,424 0,0 424,0 424,424">
          <text:p/>
        </draw:polygon>
        <draw:polygon draw:style-name="gr7" draw:layer="layout" svg:width="0.423cm" svg:height="0.423cm" svg:x="11.114cm" svg:y="10.824cm" svg:viewBox="0 0 424 424" draw:points="0,424 0,0 424,0 424,424">
          <text:p/>
        </draw:polygon>
        <draw:polygon draw:style-name="gr6" draw:layer="layout" svg:width="0.423cm" svg:height="0.423cm" svg:x="11.114cm" svg:y="10.824cm" svg:viewBox="0 0 424 424" draw:points="0,424 0,0 424,0 424,424">
          <text:p/>
        </draw:polygon>
        <draw:polygon draw:style-name="gr7" draw:layer="layout" svg:width="0.423cm" svg:height="0.423cm" svg:x="11.114cm" svg:y="10.824cm" svg:viewBox="0 0 424 424" draw:points="0,424 0,0 424,0 424,424">
          <text:p/>
        </draw:polygon>
        <draw:polygon draw:style-name="gr6" draw:layer="layout" svg:width="0.423cm" svg:height="0.423cm" svg:x="11.114cm" svg:y="10.401cm" svg:viewBox="0 0 424 424" draw:points="0,424 0,0 424,0 424,424">
          <text:p/>
        </draw:polygon>
        <draw:polygon draw:style-name="gr7" draw:layer="layout" svg:width="0.423cm" svg:height="0.423cm" svg:x="11.114cm" svg:y="10.401cm" svg:viewBox="0 0 424 424" draw:points="0,424 0,0 424,0 424,424">
          <text:p/>
        </draw:polygon>
        <draw:polygon draw:style-name="gr6" draw:layer="layout" svg:width="0.423cm" svg:height="0.423cm" svg:x="11.114cm" svg:y="10.401cm" svg:viewBox="0 0 424 424" draw:points="0,424 0,0 424,0 424,424">
          <text:p/>
        </draw:polygon>
        <draw:polygon draw:style-name="gr7" draw:layer="layout" svg:width="0.423cm" svg:height="0.423cm" svg:x="11.114cm" svg:y="10.401cm" svg:viewBox="0 0 424 424" draw:points="0,424 0,0 424,0 424,424">
          <text:p/>
        </draw:polygon>
        <draw:polygon draw:style-name="gr6" draw:layer="layout" svg:width="0.424cm" svg:height="0.424cm" svg:x="11.537cm" svg:y="20.137cm" svg:viewBox="0 0 425 425" draw:points="0,425 0,0 425,0 425,425">
          <text:p/>
        </draw:polygon>
        <draw:polygon draw:style-name="gr7" draw:layer="layout" svg:width="0.424cm" svg:height="0.424cm" svg:x="11.537cm" svg:y="20.137cm" svg:viewBox="0 0 425 425" draw:points="0,425 0,0 425,0 425,425">
          <text:p/>
        </draw:polygon>
        <draw:polygon draw:style-name="gr6" draw:layer="layout" svg:width="0.424cm" svg:height="0.424cm" svg:x="11.537cm" svg:y="20.137cm" svg:viewBox="0 0 425 425" draw:points="0,425 0,0 425,0 425,425">
          <text:p/>
        </draw:polygon>
        <draw:polygon draw:style-name="gr7" draw:layer="layout" svg:width="0.424cm" svg:height="0.424cm" svg:x="11.537cm" svg:y="20.137cm" svg:viewBox="0 0 425 425" draw:points="0,425 0,0 425,0 425,425">
          <text:p/>
        </draw:polygon>
        <draw:polygon draw:style-name="gr6" draw:layer="layout" svg:width="0.424cm" svg:height="0.423cm" svg:x="11.537cm" svg:y="19.714cm" svg:viewBox="0 0 425 424" draw:points="0,424 0,0 425,0 425,424">
          <text:p/>
        </draw:polygon>
        <draw:polygon draw:style-name="gr7" draw:layer="layout" svg:width="0.424cm" svg:height="0.423cm" svg:x="11.537cm" svg:y="19.714cm" svg:viewBox="0 0 425 424" draw:points="0,424 0,0 425,0 425,424">
          <text:p/>
        </draw:polygon>
        <draw:polygon draw:style-name="gr6" draw:layer="layout" svg:width="0.424cm" svg:height="0.423cm" svg:x="11.537cm" svg:y="19.714cm" svg:viewBox="0 0 425 424" draw:points="0,424 0,0 425,0 425,424">
          <text:p/>
        </draw:polygon>
        <draw:polygon draw:style-name="gr7" draw:layer="layout" svg:width="0.424cm" svg:height="0.423cm" svg:x="11.537cm" svg:y="19.714cm" svg:viewBox="0 0 425 424" draw:points="0,424 0,0 425,0 425,424">
          <text:p/>
        </draw:polygon>
        <draw:polygon draw:style-name="gr6" draw:layer="layout" svg:width="0.424cm" svg:height="0.423cm" svg:x="11.537cm" svg:y="19.291cm" svg:viewBox="0 0 425 424" draw:points="0,424 0,0 425,0 425,424">
          <text:p/>
        </draw:polygon>
        <draw:polygon draw:style-name="gr7" draw:layer="layout" svg:width="0.424cm" svg:height="0.423cm" svg:x="11.537cm" svg:y="19.291cm" svg:viewBox="0 0 425 424" draw:points="0,424 0,0 425,0 425,424">
          <text:p/>
        </draw:polygon>
        <draw:polygon draw:style-name="gr6" draw:layer="layout" svg:width="0.424cm" svg:height="0.423cm" svg:x="11.537cm" svg:y="19.291cm" svg:viewBox="0 0 425 424" draw:points="0,424 0,0 425,0 425,424">
          <text:p/>
        </draw:polygon>
        <draw:polygon draw:style-name="gr7" draw:layer="layout" svg:width="0.424cm" svg:height="0.423cm" svg:x="11.537cm" svg:y="19.291cm" svg:viewBox="0 0 425 424" draw:points="0,424 0,0 425,0 425,424">
          <text:p/>
        </draw:polygon>
        <draw:polygon draw:style-name="gr6" draw:layer="layout" svg:width="0.424cm" svg:height="0.424cm" svg:x="11.537cm" svg:y="18.867cm" svg:viewBox="0 0 425 425" draw:points="0,425 0,0 425,0 425,425">
          <text:p/>
        </draw:polygon>
        <draw:polygon draw:style-name="gr7" draw:layer="layout" svg:width="0.424cm" svg:height="0.424cm" svg:x="11.537cm" svg:y="18.867cm" svg:viewBox="0 0 425 425" draw:points="0,425 0,0 425,0 425,425">
          <text:p/>
        </draw:polygon>
        <draw:polygon draw:style-name="gr6" draw:layer="layout" svg:width="0.424cm" svg:height="0.424cm" svg:x="11.537cm" svg:y="18.867cm" svg:viewBox="0 0 425 425" draw:points="0,425 0,0 425,0 425,425">
          <text:p/>
        </draw:polygon>
        <draw:polygon draw:style-name="gr7" draw:layer="layout" svg:width="0.424cm" svg:height="0.424cm" svg:x="11.537cm" svg:y="18.867cm" svg:viewBox="0 0 425 425" draw:points="0,425 0,0 425,0 425,425">
          <text:p/>
        </draw:polygon>
        <draw:polygon draw:style-name="gr6" draw:layer="layout" svg:width="0.424cm" svg:height="0.423cm" svg:x="11.537cm" svg:y="18.444cm" svg:viewBox="0 0 425 424" draw:points="0,424 0,0 425,0 425,424">
          <text:p/>
        </draw:polygon>
        <draw:polygon draw:style-name="gr7" draw:layer="layout" svg:width="0.424cm" svg:height="0.423cm" svg:x="11.537cm" svg:y="18.444cm" svg:viewBox="0 0 425 424" draw:points="0,424 0,0 425,0 425,424">
          <text:p/>
        </draw:polygon>
        <draw:polygon draw:style-name="gr6" draw:layer="layout" svg:width="0.424cm" svg:height="0.423cm" svg:x="11.537cm" svg:y="18.444cm" svg:viewBox="0 0 425 424" draw:points="0,424 0,0 425,0 425,424">
          <text:p/>
        </draw:polygon>
        <draw:polygon draw:style-name="gr7" draw:layer="layout" svg:width="0.424cm" svg:height="0.423cm" svg:x="11.537cm" svg:y="18.444cm" svg:viewBox="0 0 425 424" draw:points="0,424 0,0 425,0 425,424">
          <text:p/>
        </draw:polygon>
        <draw:polygon draw:style-name="gr6" draw:layer="layout" svg:width="0.424cm" svg:height="0.423cm" svg:x="11.537cm" svg:y="18.021cm" svg:viewBox="0 0 425 424" draw:points="0,424 0,0 425,0 425,424">
          <text:p/>
        </draw:polygon>
        <draw:polygon draw:style-name="gr7" draw:layer="layout" svg:width="0.424cm" svg:height="0.423cm" svg:x="11.537cm" svg:y="18.021cm" svg:viewBox="0 0 425 424" draw:points="0,424 0,0 425,0 425,424">
          <text:p/>
        </draw:polygon>
        <draw:polygon draw:style-name="gr6" draw:layer="layout" svg:width="0.424cm" svg:height="0.423cm" svg:x="11.537cm" svg:y="18.021cm" svg:viewBox="0 0 425 424" draw:points="0,424 0,0 425,0 425,424">
          <text:p/>
        </draw:polygon>
        <draw:polygon draw:style-name="gr7" draw:layer="layout" svg:width="0.424cm" svg:height="0.423cm" svg:x="11.537cm" svg:y="18.021cm" svg:viewBox="0 0 425 424" draw:points="0,424 0,0 425,0 425,424">
          <text:p/>
        </draw:polygon>
        <draw:polygon draw:style-name="gr6" draw:layer="layout" svg:width="0.424cm" svg:height="0.424cm" svg:x="11.537cm" svg:y="17.597cm" svg:viewBox="0 0 425 425" draw:points="0,425 0,0 425,0 425,425">
          <text:p/>
        </draw:polygon>
        <draw:polygon draw:style-name="gr7" draw:layer="layout" svg:width="0.424cm" svg:height="0.424cm" svg:x="11.537cm" svg:y="17.597cm" svg:viewBox="0 0 425 425" draw:points="0,425 0,0 425,0 425,425">
          <text:p/>
        </draw:polygon>
        <draw:polygon draw:style-name="gr6" draw:layer="layout" svg:width="0.424cm" svg:height="0.424cm" svg:x="11.537cm" svg:y="17.597cm" svg:viewBox="0 0 425 425" draw:points="0,425 0,0 425,0 425,425">
          <text:p/>
        </draw:polygon>
        <draw:polygon draw:style-name="gr7" draw:layer="layout" svg:width="0.424cm" svg:height="0.424cm" svg:x="11.537cm" svg:y="17.597cm" svg:viewBox="0 0 425 425" draw:points="0,425 0,0 425,0 425,425">
          <text:p/>
        </draw:polygon>
        <draw:polygon draw:style-name="gr6" draw:layer="layout" svg:width="0.424cm" svg:height="0.423cm" svg:x="11.537cm" svg:y="17.174cm" svg:viewBox="0 0 425 424" draw:points="0,424 0,0 425,0 425,424">
          <text:p/>
        </draw:polygon>
        <draw:polygon draw:style-name="gr7" draw:layer="layout" svg:width="0.424cm" svg:height="0.423cm" svg:x="11.537cm" svg:y="17.174cm" svg:viewBox="0 0 425 424" draw:points="0,424 0,0 425,0 425,424">
          <text:p/>
        </draw:polygon>
        <draw:polygon draw:style-name="gr6" draw:layer="layout" svg:width="0.424cm" svg:height="0.423cm" svg:x="11.537cm" svg:y="17.174cm" svg:viewBox="0 0 425 424" draw:points="0,424 0,0 425,0 425,424">
          <text:p/>
        </draw:polygon>
        <draw:polygon draw:style-name="gr7" draw:layer="layout" svg:width="0.424cm" svg:height="0.423cm" svg:x="11.537cm" svg:y="17.174cm" svg:viewBox="0 0 425 424" draw:points="0,424 0,0 425,0 425,424">
          <text:p/>
        </draw:polygon>
        <draw:polygon draw:style-name="gr6" draw:layer="layout" svg:width="0.424cm" svg:height="0.423cm" svg:x="11.537cm" svg:y="16.751cm" svg:viewBox="0 0 425 424" draw:points="0,424 0,0 425,0 425,424">
          <text:p/>
        </draw:polygon>
        <draw:polygon draw:style-name="gr7" draw:layer="layout" svg:width="0.424cm" svg:height="0.423cm" svg:x="11.537cm" svg:y="16.751cm" svg:viewBox="0 0 425 424" draw:points="0,424 0,0 425,0 425,424">
          <text:p/>
        </draw:polygon>
        <draw:polygon draw:style-name="gr6" draw:layer="layout" svg:width="0.424cm" svg:height="0.423cm" svg:x="11.537cm" svg:y="16.751cm" svg:viewBox="0 0 425 424" draw:points="0,424 0,0 425,0 425,424">
          <text:p/>
        </draw:polygon>
        <draw:polygon draw:style-name="gr7" draw:layer="layout" svg:width="0.424cm" svg:height="0.423cm" svg:x="11.537cm" svg:y="16.751cm" svg:viewBox="0 0 425 424" draw:points="0,424 0,0 425,0 425,424">
          <text:p/>
        </draw:polygon>
        <draw:polygon draw:style-name="gr6" draw:layer="layout" svg:width="0.424cm" svg:height="0.424cm" svg:x="11.537cm" svg:y="16.327cm" svg:viewBox="0 0 425 425" draw:points="0,425 0,0 425,0 425,425">
          <text:p/>
        </draw:polygon>
        <draw:polygon draw:style-name="gr7" draw:layer="layout" svg:width="0.424cm" svg:height="0.424cm" svg:x="11.537cm" svg:y="16.327cm" svg:viewBox="0 0 425 425" draw:points="0,425 0,0 425,0 425,425">
          <text:p/>
        </draw:polygon>
        <draw:polygon draw:style-name="gr6" draw:layer="layout" svg:width="0.424cm" svg:height="0.424cm" svg:x="11.537cm" svg:y="16.327cm" svg:viewBox="0 0 425 425" draw:points="0,425 0,0 425,0 425,425">
          <text:p/>
        </draw:polygon>
        <draw:polygon draw:style-name="gr7" draw:layer="layout" svg:width="0.424cm" svg:height="0.424cm" svg:x="11.537cm" svg:y="16.327cm" svg:viewBox="0 0 425 425" draw:points="0,425 0,0 425,0 425,425">
          <text:p/>
        </draw:polygon>
        <draw:polygon draw:style-name="gr6" draw:layer="layout" svg:width="0.424cm" svg:height="0.423cm" svg:x="11.537cm" svg:y="15.904cm" svg:viewBox="0 0 425 424" draw:points="0,424 0,0 425,0 425,424">
          <text:p/>
        </draw:polygon>
        <draw:polygon draw:style-name="gr7" draw:layer="layout" svg:width="0.424cm" svg:height="0.423cm" svg:x="11.537cm" svg:y="15.904cm" svg:viewBox="0 0 425 424" draw:points="0,424 0,0 425,0 425,424">
          <text:p/>
        </draw:polygon>
        <draw:polygon draw:style-name="gr6" draw:layer="layout" svg:width="0.424cm" svg:height="0.423cm" svg:x="11.537cm" svg:y="15.904cm" svg:viewBox="0 0 425 424" draw:points="0,424 0,0 425,0 425,424">
          <text:p/>
        </draw:polygon>
        <draw:polygon draw:style-name="gr7" draw:layer="layout" svg:width="0.424cm" svg:height="0.423cm" svg:x="11.537cm" svg:y="15.904cm" svg:viewBox="0 0 425 424" draw:points="0,424 0,0 425,0 425,424">
          <text:p/>
        </draw:polygon>
        <draw:polygon draw:style-name="gr6" draw:layer="layout" svg:width="0.424cm" svg:height="0.423cm" svg:x="11.537cm" svg:y="15.481cm" svg:viewBox="0 0 425 424" draw:points="0,424 0,0 425,0 425,424">
          <text:p/>
        </draw:polygon>
        <draw:polygon draw:style-name="gr7" draw:layer="layout" svg:width="0.424cm" svg:height="0.423cm" svg:x="11.537cm" svg:y="15.481cm" svg:viewBox="0 0 425 424" draw:points="0,424 0,0 425,0 425,424">
          <text:p/>
        </draw:polygon>
        <draw:polygon draw:style-name="gr6" draw:layer="layout" svg:width="0.424cm" svg:height="0.423cm" svg:x="11.537cm" svg:y="15.481cm" svg:viewBox="0 0 425 424" draw:points="0,424 0,0 425,0 425,424">
          <text:p/>
        </draw:polygon>
        <draw:polygon draw:style-name="gr7" draw:layer="layout" svg:width="0.424cm" svg:height="0.423cm" svg:x="11.537cm" svg:y="15.481cm" svg:viewBox="0 0 425 424" draw:points="0,424 0,0 425,0 425,424">
          <text:p/>
        </draw:polygon>
        <draw:polygon draw:style-name="gr6" draw:layer="layout" svg:width="0.424cm" svg:height="0.424cm" svg:x="11.537cm" svg:y="15.057cm" svg:viewBox="0 0 425 425" draw:points="0,425 0,0 425,0 425,425">
          <text:p/>
        </draw:polygon>
        <draw:polygon draw:style-name="gr7" draw:layer="layout" svg:width="0.424cm" svg:height="0.424cm" svg:x="11.537cm" svg:y="15.057cm" svg:viewBox="0 0 425 425" draw:points="0,425 0,0 425,0 425,425">
          <text:p/>
        </draw:polygon>
        <draw:polygon draw:style-name="gr6" draw:layer="layout" svg:width="0.424cm" svg:height="0.424cm" svg:x="11.537cm" svg:y="15.057cm" svg:viewBox="0 0 425 425" draw:points="0,425 0,0 425,0 425,425">
          <text:p/>
        </draw:polygon>
        <draw:polygon draw:style-name="gr7" draw:layer="layout" svg:width="0.424cm" svg:height="0.424cm" svg:x="11.537cm" svg:y="15.057cm" svg:viewBox="0 0 425 425" draw:points="0,425 0,0 425,0 425,425">
          <text:p/>
        </draw:polygon>
        <draw:polygon draw:style-name="gr6" draw:layer="layout" svg:width="0.424cm" svg:height="0.423cm" svg:x="11.537cm" svg:y="14.634cm" svg:viewBox="0 0 425 424" draw:points="0,424 0,0 425,0 425,424">
          <text:p/>
        </draw:polygon>
        <draw:polygon draw:style-name="gr7" draw:layer="layout" svg:width="0.424cm" svg:height="0.423cm" svg:x="11.537cm" svg:y="14.634cm" svg:viewBox="0 0 425 424" draw:points="0,424 0,0 425,0 425,424">
          <text:p/>
        </draw:polygon>
        <draw:polygon draw:style-name="gr6" draw:layer="layout" svg:width="0.424cm" svg:height="0.423cm" svg:x="11.537cm" svg:y="14.634cm" svg:viewBox="0 0 425 424" draw:points="0,424 0,0 425,0 425,424">
          <text:p/>
        </draw:polygon>
        <draw:polygon draw:style-name="gr7" draw:layer="layout" svg:width="0.424cm" svg:height="0.423cm" svg:x="11.537cm" svg:y="14.634cm" svg:viewBox="0 0 425 424" draw:points="0,424 0,0 425,0 425,424">
          <text:p/>
        </draw:polygon>
        <draw:polygon draw:style-name="gr6" draw:layer="layout" svg:width="0.424cm" svg:height="0.423cm" svg:x="11.537cm" svg:y="14.211cm" svg:viewBox="0 0 425 424" draw:points="0,424 0,0 425,0 425,424">
          <text:p/>
        </draw:polygon>
        <draw:polygon draw:style-name="gr7" draw:layer="layout" svg:width="0.424cm" svg:height="0.423cm" svg:x="11.537cm" svg:y="14.211cm" svg:viewBox="0 0 425 424" draw:points="0,424 0,0 425,0 425,424">
          <text:p/>
        </draw:polygon>
        <draw:polygon draw:style-name="gr6" draw:layer="layout" svg:width="0.424cm" svg:height="0.423cm" svg:x="11.537cm" svg:y="14.211cm" svg:viewBox="0 0 425 424" draw:points="0,424 0,0 425,0 425,424">
          <text:p/>
        </draw:polygon>
        <draw:polygon draw:style-name="gr7" draw:layer="layout" svg:width="0.424cm" svg:height="0.423cm" svg:x="11.537cm" svg:y="14.211cm" svg:viewBox="0 0 425 424" draw:points="0,424 0,0 425,0 425,424">
          <text:p/>
        </draw:polygon>
        <draw:polygon draw:style-name="gr6" draw:layer="layout" svg:width="0.424cm" svg:height="0.424cm" svg:x="11.537cm" svg:y="13.787cm" svg:viewBox="0 0 425 425" draw:points="0,425 0,0 425,0 425,425">
          <text:p/>
        </draw:polygon>
        <draw:polygon draw:style-name="gr7" draw:layer="layout" svg:width="0.424cm" svg:height="0.424cm" svg:x="11.537cm" svg:y="13.787cm" svg:viewBox="0 0 425 425" draw:points="0,425 0,0 425,0 425,425">
          <text:p/>
        </draw:polygon>
        <draw:polygon draw:style-name="gr6" draw:layer="layout" svg:width="0.424cm" svg:height="0.424cm" svg:x="11.537cm" svg:y="13.787cm" svg:viewBox="0 0 425 425" draw:points="0,425 0,0 425,0 425,425">
          <text:p/>
        </draw:polygon>
        <draw:polygon draw:style-name="gr7" draw:layer="layout" svg:width="0.424cm" svg:height="0.424cm" svg:x="11.537cm" svg:y="13.787cm" svg:viewBox="0 0 425 425" draw:points="0,425 0,0 425,0 425,425">
          <text:p/>
        </draw:polygon>
        <draw:polygon draw:style-name="gr6" draw:layer="layout" svg:width="0.424cm" svg:height="0.423cm" svg:x="11.537cm" svg:y="13.364cm" svg:viewBox="0 0 425 424" draw:points="0,424 0,0 425,0 425,424">
          <text:p/>
        </draw:polygon>
        <draw:polygon draw:style-name="gr7" draw:layer="layout" svg:width="0.424cm" svg:height="0.423cm" svg:x="11.537cm" svg:y="13.364cm" svg:viewBox="0 0 425 424" draw:points="0,424 0,0 425,0 425,424">
          <text:p/>
        </draw:polygon>
        <draw:polygon draw:style-name="gr6" draw:layer="layout" svg:width="0.424cm" svg:height="0.423cm" svg:x="11.537cm" svg:y="13.364cm" svg:viewBox="0 0 425 424" draw:points="0,424 0,0 425,0 425,424">
          <text:p/>
        </draw:polygon>
        <draw:polygon draw:style-name="gr7" draw:layer="layout" svg:width="0.424cm" svg:height="0.423cm" svg:x="11.537cm" svg:y="13.364cm" svg:viewBox="0 0 425 424" draw:points="0,424 0,0 425,0 425,424">
          <text:p/>
        </draw:polygon>
        <draw:polygon draw:style-name="gr6" draw:layer="layout" svg:width="0.424cm" svg:height="0.423cm" svg:x="11.537cm" svg:y="12.941cm" svg:viewBox="0 0 425 424" draw:points="0,424 0,0 425,0 425,424">
          <text:p/>
        </draw:polygon>
        <draw:polygon draw:style-name="gr7" draw:layer="layout" svg:width="0.424cm" svg:height="0.423cm" svg:x="11.537cm" svg:y="12.941cm" svg:viewBox="0 0 425 424" draw:points="0,424 0,0 425,0 425,424">
          <text:p/>
        </draw:polygon>
        <draw:polygon draw:style-name="gr6" draw:layer="layout" svg:width="0.424cm" svg:height="0.423cm" svg:x="11.537cm" svg:y="12.941cm" svg:viewBox="0 0 425 424" draw:points="0,424 0,0 425,0 425,424">
          <text:p/>
        </draw:polygon>
        <draw:polygon draw:style-name="gr7" draw:layer="layout" svg:width="0.424cm" svg:height="0.423cm" svg:x="11.537cm" svg:y="12.941cm" svg:viewBox="0 0 425 424" draw:points="0,424 0,0 425,0 425,424">
          <text:p/>
        </draw:polygon>
        <draw:polygon draw:style-name="gr6" draw:layer="layout" svg:width="0.424cm" svg:height="0.424cm" svg:x="11.537cm" svg:y="12.517cm" svg:viewBox="0 0 425 425" draw:points="0,425 0,0 425,0 425,425">
          <text:p/>
        </draw:polygon>
        <draw:polygon draw:style-name="gr7" draw:layer="layout" svg:width="0.424cm" svg:height="0.424cm" svg:x="11.537cm" svg:y="12.517cm" svg:viewBox="0 0 425 425" draw:points="0,425 0,0 425,0 425,425">
          <text:p/>
        </draw:polygon>
        <draw:polygon draw:style-name="gr6" draw:layer="layout" svg:width="0.424cm" svg:height="0.424cm" svg:x="11.537cm" svg:y="12.517cm" svg:viewBox="0 0 425 425" draw:points="0,425 0,0 425,0 425,425">
          <text:p/>
        </draw:polygon>
        <draw:polygon draw:style-name="gr7" draw:layer="layout" svg:width="0.424cm" svg:height="0.424cm" svg:x="11.537cm" svg:y="12.517cm" svg:viewBox="0 0 425 425" draw:points="0,425 0,0 425,0 425,425">
          <text:p/>
        </draw:polygon>
        <draw:polygon draw:style-name="gr6" draw:layer="layout" svg:width="0.424cm" svg:height="0.423cm" svg:x="11.537cm" svg:y="12.094cm" svg:viewBox="0 0 425 424" draw:points="0,424 0,0 425,0 425,424">
          <text:p/>
        </draw:polygon>
        <draw:polygon draw:style-name="gr7" draw:layer="layout" svg:width="0.424cm" svg:height="0.423cm" svg:x="11.537cm" svg:y="12.094cm" svg:viewBox="0 0 425 424" draw:points="0,424 0,0 425,0 425,424">
          <text:p/>
        </draw:polygon>
        <draw:polygon draw:style-name="gr6" draw:layer="layout" svg:width="0.424cm" svg:height="0.423cm" svg:x="11.537cm" svg:y="12.094cm" svg:viewBox="0 0 425 424" draw:points="0,424 0,0 425,0 425,424">
          <text:p/>
        </draw:polygon>
        <draw:polygon draw:style-name="gr7" draw:layer="layout" svg:width="0.424cm" svg:height="0.423cm" svg:x="11.537cm" svg:y="12.094cm" svg:viewBox="0 0 425 424" draw:points="0,424 0,0 425,0 425,424">
          <text:p/>
        </draw:polygon>
        <draw:polygon draw:style-name="gr6" draw:layer="layout" svg:width="0.424cm" svg:height="0.423cm" svg:x="11.537cm" svg:y="11.671cm" svg:viewBox="0 0 425 424" draw:points="0,424 0,0 425,0 425,424">
          <text:p/>
        </draw:polygon>
        <draw:polygon draw:style-name="gr7" draw:layer="layout" svg:width="0.424cm" svg:height="0.423cm" svg:x="11.537cm" svg:y="11.671cm" svg:viewBox="0 0 425 424" draw:points="0,424 0,0 425,0 425,424">
          <text:p/>
        </draw:polygon>
        <draw:polygon draw:style-name="gr6" draw:layer="layout" svg:width="0.424cm" svg:height="0.423cm" svg:x="11.537cm" svg:y="11.671cm" svg:viewBox="0 0 425 424" draw:points="0,424 0,0 425,0 425,424">
          <text:p/>
        </draw:polygon>
        <draw:polygon draw:style-name="gr7" draw:layer="layout" svg:width="0.424cm" svg:height="0.423cm" svg:x="11.537cm" svg:y="11.671cm" svg:viewBox="0 0 425 424" draw:points="0,424 0,0 425,0 425,424">
          <text:p/>
        </draw:polygon>
        <draw:polygon draw:style-name="gr6" draw:layer="layout" svg:width="0.424cm" svg:height="0.424cm" svg:x="11.537cm" svg:y="11.247cm" svg:viewBox="0 0 425 425" draw:points="0,425 0,0 425,0 425,425">
          <text:p/>
        </draw:polygon>
        <draw:polygon draw:style-name="gr7" draw:layer="layout" svg:width="0.424cm" svg:height="0.424cm" svg:x="11.537cm" svg:y="11.247cm" svg:viewBox="0 0 425 425" draw:points="0,425 0,0 425,0 425,425">
          <text:p/>
        </draw:polygon>
        <draw:polygon draw:style-name="gr6" draw:layer="layout" svg:width="0.424cm" svg:height="0.424cm" svg:x="11.537cm" svg:y="11.247cm" svg:viewBox="0 0 425 425" draw:points="0,425 0,0 425,0 425,425">
          <text:p/>
        </draw:polygon>
        <draw:polygon draw:style-name="gr7" draw:layer="layout" svg:width="0.424cm" svg:height="0.424cm" svg:x="11.537cm" svg:y="11.247cm" svg:viewBox="0 0 425 425" draw:points="0,425 0,0 425,0 425,425">
          <text:p/>
        </draw:polygon>
        <draw:polygon draw:style-name="gr6" draw:layer="layout" svg:width="0.424cm" svg:height="0.423cm" svg:x="11.537cm" svg:y="10.824cm" svg:viewBox="0 0 425 424" draw:points="0,424 0,0 425,0 425,424">
          <text:p/>
        </draw:polygon>
        <draw:polygon draw:style-name="gr7" draw:layer="layout" svg:width="0.424cm" svg:height="0.423cm" svg:x="11.537cm" svg:y="10.824cm" svg:viewBox="0 0 425 424" draw:points="0,424 0,0 425,0 425,424">
          <text:p/>
        </draw:polygon>
        <draw:polygon draw:style-name="gr6" draw:layer="layout" svg:width="0.424cm" svg:height="0.423cm" svg:x="11.537cm" svg:y="10.824cm" svg:viewBox="0 0 425 424" draw:points="0,424 0,0 425,0 425,424">
          <text:p/>
        </draw:polygon>
        <draw:polygon draw:style-name="gr7" draw:layer="layout" svg:width="0.424cm" svg:height="0.423cm" svg:x="11.537cm" svg:y="10.824cm" svg:viewBox="0 0 425 424" draw:points="0,424 0,0 425,0 425,424">
          <text:p/>
        </draw:polygon>
        <draw:polygon draw:style-name="gr6" draw:layer="layout" svg:width="0.424cm" svg:height="0.423cm" svg:x="11.537cm" svg:y="10.401cm" svg:viewBox="0 0 425 424" draw:points="0,424 0,0 425,0 425,424">
          <text:p/>
        </draw:polygon>
        <draw:polygon draw:style-name="gr7" draw:layer="layout" svg:width="0.424cm" svg:height="0.423cm" svg:x="11.537cm" svg:y="10.401cm" svg:viewBox="0 0 425 424" draw:points="0,424 0,0 425,0 425,424">
          <text:p/>
        </draw:polygon>
        <draw:polygon draw:style-name="gr6" draw:layer="layout" svg:width="0.424cm" svg:height="0.423cm" svg:x="11.537cm" svg:y="10.401cm" svg:viewBox="0 0 425 424" draw:points="0,424 0,0 425,0 425,424">
          <text:p/>
        </draw:polygon>
        <draw:polygon draw:style-name="gr7" draw:layer="layout" svg:width="0.424cm" svg:height="0.423cm" svg:x="11.537cm" svg:y="10.401cm" svg:viewBox="0 0 425 424" draw:points="0,424 0,0 425,0 425,424">
          <text:p/>
        </draw:polygon>
        <draw:g>
          <draw:custom-shape draw:style-name="gr14" draw:text-style-name="P1" draw:layer="layout" svg:width="0.762cm" svg:height="0.889cm" svg:x="1.811cm" svg:y="12.557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4" draw:text-style-name="P1" draw:layer="layout" svg:width="0.762cm" svg:height="0.889cm" svg:x="6.112cm" svg:y="12.557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4" draw:text-style-name="P1" draw:layer="layout" svg:width="0.762cm" svg:height="0.889cm" svg:x="6.512cm" svg:y="14.857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4" draw:text-style-name="P1" draw:layer="layout" svg:width="0.762cm" svg:height="0.889cm" svg:x="3.512cm" svg:y="19.657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</draw:g>
        <draw:polygon draw:style-name="gr15" draw:layer="layout" svg:width="0.424cm" svg:height="0.423cm" svg:x="6.017cm" svg:y="15.481cm" svg:viewBox="0 0 425 424" draw:points="0,424 0,0 425,0 425,424">
          <text:p/>
        </draw:polygon>
        <draw:polygon draw:style-name="gr15" draw:layer="layout" svg:width="0.423cm" svg:height="0.423cm" svg:x="6.441cm" svg:y="15.481cm" svg:viewBox="0 0 424 424" draw:points="0,424 0,0 424,0 424,424">
          <text:p/>
        </draw:polygon>
        <draw:g>
          <draw:g>
            <draw:g>
              <draw:line draw:style-name="gr16" draw:text-style-name="P1" draw:layer="layout" svg:x1="6.461cm" svg:y1="10.551cm" svg:x2="6.461cm" svg:y2="15.377cm">
                <text:p/>
              </draw:line>
              <draw:g>
                <draw:line draw:style-name="gr17" draw:text-style-name="P1" draw:layer="layout" svg:x1="2.161cm" svg:y1="10.551cm" svg:x2="2.161cm" svg:y2="15.377cm">
                  <text:p/>
                </draw:line>
                <draw:line draw:style-name="gr17" draw:text-style-name="P1" draw:layer="layout" svg:x1="2.161cm" svg:y1="15.451cm" svg:x2="2.161cm" svg:y2="20.277cm">
                  <text:p/>
                </draw:line>
                <draw:line draw:style-name="gr17" draw:text-style-name="P1" draw:layer="layout" svg:x1="6.461cm" svg:y1="15.351cm" svg:x2="6.461cm" svg:y2="20.177cm">
                  <text:p/>
                </draw:line>
                <draw:line draw:style-name="gr17" draw:text-style-name="P1" draw:layer="layout" svg:x1="2.161cm" svg:y1="15.277cm" svg:x2="6.479cm" svg:y2="15.277cm">
                  <text:p/>
                </draw:line>
                <draw:line draw:style-name="gr17" draw:text-style-name="P1" draw:layer="layout" svg:x1="2.161cm" svg:y1="10.577cm" svg:x2="6.479cm" svg:y2="10.577cm">
                  <text:p/>
                </draw:line>
                <draw:line draw:style-name="gr17" draw:text-style-name="P1" draw:layer="layout" svg:x1="2.161cm" svg:y1="20.177cm" svg:x2="6.479cm" svg:y2="20.177cm">
                  <text:p/>
                </draw:line>
                <draw:line draw:style-name="gr17" draw:text-style-name="P1" draw:layer="layout" svg:x1="6.461cm" svg:y1="20.177cm" svg:x2="10.779cm" svg:y2="20.177cm">
                  <text:p/>
                </draw:line>
                <draw:line draw:style-name="gr17" draw:text-style-name="P1" draw:layer="layout" svg:x1="6.461cm" svg:y1="15.277cm" svg:x2="10.779cm" svg:y2="15.277cm">
                  <text:p/>
                </draw:line>
                <draw:line draw:style-name="gr17" draw:text-style-name="P1" draw:layer="layout" svg:x1="6.461cm" svg:y1="10.577cm" svg:x2="10.779cm" svg:y2="10.577cm">
                  <text:p/>
                </draw:line>
                <draw:line draw:style-name="gr17" draw:text-style-name="P1" draw:layer="layout" svg:x1="10.761cm" svg:y1="10.551cm" svg:x2="10.761cm" svg:y2="15.377cm">
                  <text:p/>
                </draw:line>
                <draw:line draw:style-name="gr17" draw:text-style-name="P1" draw:layer="layout" svg:x1="10.761cm" svg:y1="15.351cm" svg:x2="10.761cm" svg:y2="20.177cm">
                  <text:p/>
                </draw:line>
              </draw:g>
            </draw:g>
            <draw:line draw:style-name="gr16" draw:text-style-name="P1" draw:layer="layout" svg:x1="10.687cm" svg:y1="10.601cm" svg:x2="11.83cm" svg:y2="10.601cm">
              <text:p/>
            </draw:line>
            <draw:line draw:style-name="gr16" draw:text-style-name="P1" draw:layer="layout" svg:x1="10.788cm" svg:y1="15.301cm" svg:x2="11.931cm" svg:y2="15.301cm">
              <text:p/>
            </draw:line>
            <draw:line draw:style-name="gr16" draw:text-style-name="P1" draw:layer="layout" svg:x1="10.688cm" svg:y1="20.201cm" svg:x2="11.831cm" svg:y2="20.201cm">
              <text:p/>
            </draw:line>
            <draw:line draw:style-name="gr16" draw:text-style-name="P1" draw:layer="layout" svg:x1="10.754cm" svg:y1="20.041cm" svg:x2="10.754cm" svg:y2="20.576cm">
              <text:p/>
            </draw:line>
            <draw:line draw:style-name="gr16" draw:text-style-name="P1" draw:layer="layout" svg:x1="6.454cm" svg:y1="20.042cm" svg:x2="6.454cm" svg:y2="20.577cm">
              <text:p/>
            </draw:line>
            <draw:line draw:style-name="gr16" draw:text-style-name="P1" draw:layer="layout" svg:x1="2.154cm" svg:y1="20.042cm" svg:x2="2.154cm" svg:y2="20.577cm">
              <text:p/>
            </draw:line>
            <draw:line draw:style-name="gr16" draw:text-style-name="P1" draw:layer="layout" svg:x1="1.789cm" svg:y1="15.301cm" svg:x2="2.932cm" svg:y2="15.301cm">
              <text:p/>
            </draw:line>
          </draw:g>
          <draw:line draw:style-name="gr16" draw:text-style-name="P1" draw:layer="layout" svg:x1="1.789cm" svg:y1="10.601cm" svg:x2="2.932cm" svg:y2="10.601cm">
            <text:p/>
          </draw:line>
          <draw:line draw:style-name="gr16" draw:text-style-name="P1" draw:layer="layout" svg:x1="1.789cm" svg:y1="20.201cm" svg:x2="2.932cm" svg:y2="20.201cm">
            <text:p/>
          </draw:line>
        </draw:g>
        <draw:polygon draw:style-name="gr5" draw:layer="layout" svg:width="0.424cm" svg:height="0.424cm" svg:x="6.457cm" svg:y="13.787cm" svg:viewBox="0 0 425 425" draw:points="0,425 0,0 425,0 425,425">
          <text:p/>
        </draw:polygon>
        <draw:g>
          <draw:line draw:style-name="gr18" draw:text-style-name="P1" draw:layer="layout" svg:x1="6.461cm" svg:y1="12.938cm" svg:x2="6.842cm" svg:y2="15.351cm">
            <text:p/>
          </draw:line>
          <draw:line draw:style-name="gr18" draw:text-style-name="P1" draw:layer="layout" svg:x1="3.794cm" svg:y1="20.05cm" svg:x2="6.842cm" svg:y2="15.351cm">
            <text:p/>
          </draw:line>
          <draw:line draw:style-name="gr18" draw:text-style-name="P1" draw:layer="layout" svg:x1="2.27cm" svg:y1="12.938cm" svg:x2="6.588cm" svg:y2="12.93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3-01T23:28:16.358303036</dc:date>
    <meta:generator>LibreOffice/4.2.8.2$Linux_X86_64 LibreOffice_project/420m0$Build-2</meta:generator>
    <meta:editing-duration>P0D</meta:editing-duration>
    <meta:editing-cycles>1</meta:editing-cycles>
    <meta:document-statistic meta:object-count="2345"/>
  </office:meta>
</office:document-meta>
</file>